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6.272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5.075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1.561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452cm"/>
    </style:style>
    <style:style style:name="co13" style:family="table-column">
      <style:table-column-properties fo:break-before="auto" style:column-width="1.533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2.787cm"/>
    </style:style>
    <style:style style:name="co18" style:family="table-column">
      <style:table-column-properties fo:break-before="auto" style:column-width="3.903cm"/>
    </style:style>
    <style:style style:name="co19" style:family="table-column">
      <style:table-column-properties fo:break-before="auto" style:column-width="4.094cm"/>
    </style:style>
    <style:style style:name="co20" style:family="table-column">
      <style:table-column-properties fo:break-before="auto" style:column-width="4.23cm"/>
    </style:style>
    <style:style style:name="co21" style:family="table-column">
      <style:table-column-properties fo:break-before="auto" style:column-width="2.378cm"/>
    </style:style>
    <style:style style:name="co22" style:family="table-column">
      <style:table-column-properties fo:break-before="auto" style:column-width="2.459cm"/>
    </style:style>
    <style:style style:name="co23" style:family="table-column">
      <style:table-column-properties fo:break-before="auto" style:column-width="4.2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/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/>
    <style:style style:name="ce2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none" fo:background-color="#81d41a" fo:border-left="2.01pt solid #000000" fo:border-right="0.99pt solid #000000" fo:border-top="none"/>
    </style:style>
    <style:style style:name="ce36" style:family="table-cell" style:parent-style-name="Pivot_20_Table_20_Category" style:data-style-name="N0">
      <style:table-cell-properties fo:border-bottom="none" fo:background-color="#ff4000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0" style:family="table-cell" style:parent-style-name="Pivot_20_Table_20_Value" style:data-style-name="N11">
      <style:table-cell-properties fo:border-bottom="none" fo:border-left="0.99pt solid #000000" fo:border-right="none" fo:border-top="0.99pt solid #000000"/>
    </style:style>
    <style:style style:name="ce41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42" style:family="table-cell" style:parent-style-name="Pivot_20_Table_20_Value" style:data-style-name="N11">
      <style:table-cell-properties fo:border-bottom="none" fo:background-color="#81d41a" fo:border-left="0.99pt solid #000000" fo:border-right="none" fo:border-top="none"/>
    </style:style>
    <style:style style:name="ce43" style:family="table-cell" style:parent-style-name="Pivot_20_Table_20_Value" style:data-style-name="N11">
      <style:table-cell-properties fo:border-bottom="none" fo:background-color="#ff4000" fo:border-left="0.99pt solid #000000" fo:border-right="none" fo:border-top="none"/>
    </style:style>
    <style:style style:name="ce44" style:family="table-cell" style:parent-style-name="Pivot_20_Table_20_Value" style:data-style-name="N11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Result" style:data-style-name="N11">
      <style:table-cell-properties fo:border-bottom="2.01pt solid #000000" fo:border-left="0.99pt solid #000000" fo:border-right="none" fo:border-top="0.99pt solid #000000"/>
    </style:style>
    <style:style style:name="ce4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8" style:family="table-cell" style:parent-style-name="Pivot_20_Table_20_Value" style:data-style-name="N11">
      <style:table-cell-properties fo:border-bottom="none" fo:border-left="none" fo:border-right="none" fo:border-top="0.99pt solid #000000"/>
    </style:style>
    <style:style style:name="ce49" style:family="table-cell" style:parent-style-name="Pivot_20_Table_20_Value" style:data-style-name="N11"/>
    <style:style style:name="ce50" style:family="table-cell" style:parent-style-name="Pivot_20_Table_20_Value" style:data-style-name="N11">
      <style:table-cell-properties fo:background-color="#81d41a"/>
    </style:style>
    <style:style style:name="ce51" style:family="table-cell" style:parent-style-name="Pivot_20_Table_20_Value" style:data-style-name="N11">
      <style:table-cell-properties fo:background-color="#ff4000"/>
    </style:style>
    <style:style style:name="ce53" style:family="table-cell" style:parent-style-name="Pivot_20_Table_20_Value" style:data-style-name="N11">
      <style:table-cell-properties fo:border-bottom="0.99pt solid #000000" fo:border-left="none" fo:border-right="none" fo:border-top="none"/>
    </style:style>
    <style:style style:name="ce54" style:family="table-cell" style:parent-style-name="Pivot_20_Table_20_Result" style:data-style-name="N11">
      <style:table-cell-properties fo:border-bottom="2.01pt solid #000000" fo:border-left="none" fo:border-right="none" fo:border-top="0.99pt solid 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62" style:family="table-cell" style:parent-style-name="Default" style:data-style-name="N0"/>
    <style:style style:name="ce52" style:family="table-cell" style:parent-style-name="Default" style:data-style-name="N2"/>
    <style:style style:name="ce64" style:family="table-cell" style:parent-style-name="Pivot_20_Table_20_Value" style:data-style-name="N2">
      <style:table-cell-properties fo:border-bottom="none" fo:border-left="none" fo:border-right="none" fo:border-top="0.99pt solid #000000"/>
    </style:style>
    <style:style style:name="ce65" style:family="table-cell" style:parent-style-name="Pivot_20_Table_20_Value" style:data-style-name="N2"/>
    <style:style style:name="ce66" style:family="table-cell" style:parent-style-name="Pivot_20_Table_20_Value" style:data-style-name="N2">
      <style:table-cell-properties fo:background-color="#81d41a"/>
    </style:style>
    <style:style style:name="ce67" style:family="table-cell" style:parent-style-name="Pivot_20_Table_20_Value" style:data-style-name="N2">
      <style:table-cell-properties fo:background-color="#ff4000"/>
    </style:style>
    <style:style style:name="ce68" style:family="table-cell" style:parent-style-name="Pivot_20_Table_20_Value" style:data-style-name="N2">
      <style:table-cell-properties fo:border-bottom="0.99pt solid #000000" fo:border-left="none" fo:border-right="none" fo:border-top="none"/>
    </style:style>
    <style:style style:name="ce69" style:family="table-cell" style:parent-style-name="Pivot_20_Table_20_Result" style:data-style-name="N2">
      <style:table-cell-properties fo:border-bottom="2.01pt solid #000000" fo:border-left="none" fo:border-right="none" fo:border-top="0.99pt solid #000000"/>
    </style:style>
    <style:style style:name="ce70" style:family="table-cell" style:parent-style-name="Pivot_20_Table_20_Value" style:data-style-name="N11">
      <style:table-cell-properties fo:border-bottom="none" fo:border-left="none" fo:border-right="0.99pt solid #000000" fo:border-top="0.99pt solid #000000"/>
    </style:style>
    <style:style style:name="ce71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72" style:family="table-cell" style:parent-style-name="Pivot_20_Table_20_Value" style:data-style-name="N11">
      <style:table-cell-properties fo:border-bottom="none" fo:background-color="#81d41a" fo:border-left="none" fo:border-right="0.99pt solid #000000" fo:border-top="none"/>
    </style:style>
    <style:style style:name="ce88" style:family="table-cell" style:parent-style-name="Pivot_20_Table_20_Value" style:data-style-name="N11">
      <style:table-cell-properties fo:border-bottom="none" fo:background-color="#ff4000" fo:border-left="none" fo:border-right="0.99pt solid #000000" fo:border-top="none"/>
    </style:style>
    <style:style style:name="ce89" style:family="table-cell" style:parent-style-name="Pivot_20_Table_20_Value" style:data-style-name="N11">
      <style:table-cell-properties fo:border-bottom="0.99pt solid #000000" fo:border-left="none" fo:border-right="0.99pt solid #000000" fo:border-top="none"/>
    </style:style>
    <style:style style:name="ce90" style:family="table-cell" style:parent-style-name="Pivot_20_Table_20_Result" style:data-style-name="N11">
      <style:table-cell-properties fo:border-bottom="2.01pt solid #000000" fo:border-left="none" fo:border-right="0.99pt solid #000000" fo:border-top="0.99pt solid #000000"/>
    </style:style>
    <style:style style:name="ce9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9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93" style:family="table-cell" style:parent-style-name="Pivot_20_Table_20_Result" style:data-style-name="N11">
      <style:table-cell-properties fo:border-bottom="none" fo:border-left="0.99pt solid #000000" fo:border-right="2.01pt solid #000000" fo:border-top="0.99pt solid #000000"/>
    </style:style>
    <style:style style:name="ce94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95" style:family="table-cell" style:parent-style-name="Pivot_20_Table_20_Result" style:data-style-name="N11">
      <style:table-cell-properties fo:border-bottom="none" fo:background-color="#81d41a" fo:border-left="0.99pt solid #000000" fo:border-right="2.01pt solid #000000" fo:border-top="none"/>
    </style:style>
    <style:style style:name="ce96" style:family="table-cell" style:parent-style-name="Pivot_20_Table_20_Result" style:data-style-name="N11">
      <style:table-cell-properties fo:border-bottom="none" fo:background-color="#ff4000" fo:border-left="0.99pt solid #000000" fo:border-right="2.01pt solid #000000" fo:border-top="none"/>
    </style:style>
    <style:style style:name="ce97" style:family="table-cell" style:parent-style-name="Pivot_20_Table_20_Result" style:data-style-name="N11">
      <style:table-cell-properties fo:border-bottom="0.99pt solid #000000" fo:border-left="0.99pt solid #000000" fo:border-right="2.01pt solid #000000" fo:border-top="none"/>
    </style:style>
    <style:style style:name="ce100" style:family="table-cell" style:parent-style-name="Pivot_20_Table_20_Result" style:data-style-name="N11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1" table:default-cell-style-name="Default"/>
        <table:table-column table:style-name="co1" table:default-cell-style-name="ce23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oluna</text:p>
          </table:table-cell>
          <table:table-cell table:style-name="Default" office:value-type="string" calcext:value-type="string">
            <text:p>Dad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652313" calcext:value-type="float">
            <text:p>652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593876" calcext:value-type="float">
            <text:p>5938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385245" calcext:value-type="float">
            <text:p>3852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458071" calcext:value-type="float">
            <text:p>4580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471799" calcext:value-type="float">
            <text:p>471799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Quantidade</text:p>
          </table:table-cell>
          <table:table-cell table:style-name="Default" office:value-type="float" office:value="2561304" calcext:value-type="float">
            <text:p>2561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01.8352" calcext:value-type="float">
            <text:p>501,8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48.0797" calcext:value-type="float">
            <text:p>548,0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606.6788" calcext:value-type="float">
            <text:p>606,67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24.9917" calcext:value-type="float">
            <text:p>524,9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469.9706" calcext:value-type="float">
            <text:p>469,97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</text:p>
          </table:table-cell>
          <table:table-cell office:value-type="percentage" office:value="0.013781" calcext:value-type="percentage">
            <text:p>1,3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</text:p>
          </table:table-cell>
          <table:table-cell office:value-type="percentage" office:value="0.027982" calcext:value-type="percentage">
            <text:p>2,8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</text:p>
          </table:table-cell>
          <table:table-cell office:value-type="percentage" office:value="0.030634" calcext:value-type="percentage">
            <text:p>3,0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</text:p>
          </table:table-cell>
          <table:table-cell office:value-type="percentage" office:value="0.002639" calcext:value-type="percentage">
            <text:p>0,2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</text:p>
          </table:table-cell>
          <table:table-cell office:value-type="percentage" office:value="0.01065" calcext:value-type="percentage">
            <text:p>1,0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2</text:p>
          </table:table-cell>
          <table:table-cell office:value-type="percentage" office:value="0.010935" calcext:value-type="percentage">
            <text:p>1,0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2</text:p>
          </table:table-cell>
          <table:table-cell office:value-type="percentage" office:value="0.017828" calcext:value-type="percentage">
            <text:p>1,7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2</text:p>
          </table:table-cell>
          <table:table-cell office:value-type="percentage" office:value="0.050713" calcext:value-type="percentage">
            <text:p>5,0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2</text:p>
          </table:table-cell>
          <table:table-cell office:value-type="percentage" office:value="0.086931" calcext:value-type="percentage">
            <text:p>8,6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2</text:p>
          </table:table-cell>
          <table:table-cell office:value-type="percentage" office:value="0.034185" calcext:value-type="percentage">
            <text:p>3,4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3</text:p>
          </table:table-cell>
          <table:table-cell office:value-type="percentage" office:value="0.022262" calcext:value-type="percentage">
            <text:p>2,2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3</text:p>
          </table:table-cell>
          <table:table-cell office:value-type="percentage" office:value="0.029848" calcext:value-type="percentage">
            <text:p>2,9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3</text:p>
          </table:table-cell>
          <table:table-cell office:value-type="percentage" office:value="0.03317" calcext:value-type="percentage">
            <text:p>3,3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3</text:p>
          </table:table-cell>
          <table:table-cell office:value-type="percentage" office:value="0.071045" calcext:value-type="percentage">
            <text:p>7,1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3</text:p>
          </table:table-cell>
          <table:table-cell office:value-type="percentage" office:value="0.040854" calcext:value-type="percentage">
            <text:p>4,0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4</text:p>
          </table:table-cell>
          <table:table-cell office:value-type="percentage" office:value="0.032872" calcext:value-type="percentage">
            <text:p>3,2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4</text:p>
          </table:table-cell>
          <table:table-cell office:value-type="percentage" office:value="0.03426" calcext:value-type="percentage">
            <text:p>3,4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4</text:p>
          </table:table-cell>
          <table:table-cell office:value-type="percentage" office:value="0.01328" calcext:value-type="percentage">
            <text:p>1,3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4</text:p>
          </table:table-cell>
          <table:table-cell office:value-type="percentage" office:value="0.012445" calcext:value-type="percentage">
            <text:p>1,2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4</text:p>
          </table:table-cell>
          <table:table-cell office:value-type="percentage" office:value="0.022068" calcext:value-type="percentage">
            <text:p>2,2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5</text:p>
          </table:table-cell>
          <table:table-cell office:value-type="percentage" office:value="0.02783" calcext:value-type="percentage">
            <text:p>2,7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5</text:p>
          </table:table-cell>
          <table:table-cell office:value-type="percentage" office:value="0.02442" calcext:value-type="percentage">
            <text:p>2,44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5</text:p>
          </table:table-cell>
          <table:table-cell office:value-type="percentage" office:value="0.006817" calcext:value-type="percentage">
            <text:p>0,6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5</text:p>
          </table:table-cell>
          <table:table-cell office:value-type="percentage" office:value="0.003035" calcext:value-type="percentage">
            <text:p>0,3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5</text:p>
          </table:table-cell>
          <table:table-cell office:value-type="percentage" office:value="0.01404" calcext:value-type="percentage">
            <text:p>1,4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6</text:p>
          </table:table-cell>
          <table:table-cell office:value-type="percentage" office:value="0.021489" calcext:value-type="percentage">
            <text:p>2,1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6</text:p>
          </table:table-cell>
          <table:table-cell office:value-type="percentage" office:value="0.016639" calcext:value-type="percentage">
            <text:p>1,6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6</text:p>
          </table:table-cell>
          <table:table-cell office:value-type="percentage" office:value="0.003814" calcext:value-type="percentage">
            <text:p>0,3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6</text:p>
          </table:table-cell>
          <table:table-cell office:value-type="percentage" office:value="0.000843" calcext:value-type="percentage">
            <text:p>0,0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6</text:p>
          </table:table-cell>
          <table:table-cell office:value-type="percentage" office:value="0.009918" calcext:value-type="percentage">
            <text:p>0,9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7</text:p>
          </table:table-cell>
          <table:table-cell office:value-type="percentage" office:value="0.016156" calcext:value-type="percentage">
            <text:p>1,6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7</text:p>
          </table:table-cell>
          <table:table-cell office:value-type="percentage" office:value="0.011456" calcext:value-type="percentage">
            <text:p>1,1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7</text:p>
          </table:table-cell>
          <table:table-cell office:value-type="percentage" office:value="0.002394" calcext:value-type="percentage">
            <text:p>0,2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7</text:p>
          </table:table-cell>
          <table:table-cell office:value-type="percentage" office:value="0.000337" calcext:value-type="percentage">
            <text:p>0,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7</text:p>
          </table:table-cell>
          <table:table-cell office:value-type="percentage" office:value="0.00726" calcext:value-type="percentage">
            <text:p>0,7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8</text:p>
          </table:table-cell>
          <table:table-cell office:value-type="percentage" office:value="0.013568" calcext:value-type="percentage">
            <text:p>1,3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8</text:p>
          </table:table-cell>
          <table:table-cell office:value-type="percentage" office:value="0.009114" calcext:value-type="percentage">
            <text:p>0,9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8</text:p>
          </table:table-cell>
          <table:table-cell office:value-type="percentage" office:value="0.00163" calcext:value-type="percentage">
            <text:p>0,1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8</text:p>
          </table:table-cell>
          <table:table-cell office:value-type="percentage" office:value="0.000201" calcext:value-type="percentage">
            <text:p>0,0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8</text:p>
          </table:table-cell>
          <table:table-cell office:value-type="percentage" office:value="0.006025" calcext:value-type="percentage">
            <text:p>0,6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9</text:p>
          </table:table-cell>
          <table:table-cell office:value-type="percentage" office:value="0.011239" calcext:value-type="percentage">
            <text:p>1,1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9</text:p>
          </table:table-cell>
          <table:table-cell office:value-type="percentage" office:value="0.006965" calcext:value-type="percentage">
            <text:p>0,7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9</text:p>
          </table:table-cell>
          <table:table-cell office:value-type="percentage" office:value="0.001141" calcext:value-type="percentage">
            <text:p>0,1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9</text:p>
          </table:table-cell>
          <table:table-cell office:value-type="percentage" office:value="0.000151" calcext:value-type="percentage">
            <text:p>0,0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9</text:p>
          </table:table-cell>
          <table:table-cell office:value-type="percentage" office:value="0.005023" calcext:value-type="percentage">
            <text:p>0,5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0</text:p>
          </table:table-cell>
          <table:table-cell office:value-type="percentage" office:value="0.009413" calcext:value-type="percentage">
            <text:p>0,9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0</text:p>
          </table:table-cell>
          <table:table-cell office:value-type="percentage" office:value="0.005641" calcext:value-type="percentage">
            <text:p>0,5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859" calcext:value-type="percentage">
            <text:p>0,0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0</text:p>
          </table:table-cell>
          <table:table-cell office:value-type="percentage" office:value="0.000113" calcext:value-type="percentage">
            <text:p>0,0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0</text:p>
          </table:table-cell>
          <table:table-cell office:value-type="percentage" office:value="0.004096" calcext:value-type="percentage">
            <text:p>0,4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1</text:p>
          </table:table-cell>
          <table:table-cell office:value-type="percentage" office:value="0.0298" calcext:value-type="percentage">
            <text:p>2,9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1</text:p>
          </table:table-cell>
          <table:table-cell office:value-type="percentage" office:value="0.016932" calcext:value-type="percentage">
            <text:p>1,6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1</text:p>
          </table:table-cell>
          <table:table-cell office:value-type="percentage" office:value="0.002299" calcext:value-type="percentage">
            <text:p>0,2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1</text:p>
          </table:table-cell>
          <table:table-cell office:value-type="percentage" office:value="0.000307" calcext:value-type="percentage">
            <text:p>0,03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1</text:p>
          </table:table-cell>
          <table:table-cell office:value-type="percentage" office:value="0.012065" calcext:value-type="percentage">
            <text:p>1,2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2</text:p>
          </table:table-cell>
          <table:table-cell office:value-type="percentage" office:value="0.017042" calcext:value-type="percentage">
            <text:p>1,7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2</text:p>
          </table:table-cell>
          <table:table-cell office:value-type="percentage" office:value="0.010255" calcext:value-type="percentage">
            <text:p>1,0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2</text:p>
          </table:table-cell>
          <table:table-cell office:value-type="percentage" office:value="0.001124" calcext:value-type="percentage">
            <text:p>0,1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2</text:p>
          </table:table-cell>
          <table:table-cell office:value-type="percentage" office:value="0.000191" calcext:value-type="percentage">
            <text:p>0,0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2</text:p>
          </table:table-cell>
          <table:table-cell office:value-type="percentage" office:value="0.007284" calcext:value-type="percentage">
            <text:p>0,7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FAIXA_ETARIA_13</text:p>
          </table:table-cell>
          <table:table-cell office:value-type="percentage" office:value="0.028294" calcext:value-type="percentage">
            <text:p>2,8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FAIXA_ETARIA_13</text:p>
          </table:table-cell>
          <table:table-cell office:value-type="percentage" office:value="0.020526" calcext:value-type="percentage">
            <text:p>2,0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FAIXA_ETARIA_13</text:p>
          </table:table-cell>
          <table:table-cell office:value-type="percentage" office:value="0.002533" calcext:value-type="percentage">
            <text:p>0,2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FAIXA_ETARIA_13</text:p>
          </table:table-cell>
          <table:table-cell office:value-type="percentage" office:value="0.000604" calcext:value-type="percentage">
            <text:p>0,0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FAIXA_ETARIA_13</text:p>
          </table:table-cell>
          <table:table-cell office:value-type="percentage" office:value="0.010734" calcext:value-type="percentage">
            <text:p>1,07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F</text:p>
          </table:table-cell>
          <table:table-cell office:value-type="percentage" office:value="0.154243" calcext:value-type="percentage">
            <text:p>15,4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F</text:p>
          </table:table-cell>
          <table:table-cell office:value-type="percentage" office:value="0.134844" calcext:value-type="percentage">
            <text:p>13,4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F</text:p>
          </table:table-cell>
          <table:table-cell office:value-type="percentage" office:value="0.082753" calcext:value-type="percentage">
            <text:p>8,2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F</text:p>
          </table:table-cell>
          <table:table-cell office:value-type="percentage" office:value="0.10499" calcext:value-type="percentage">
            <text:p>10,5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F</text:p>
          </table:table-cell>
          <table:table-cell office:value-type="percentage" office:value="0.128194" calcext:value-type="percentage">
            <text:p>12,8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EXO_M</text:p>
          </table:table-cell>
          <table:table-cell office:value-type="percentage" office:value="0.100437" calcext:value-type="percentage">
            <text:p>10,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EXO_M</text:p>
          </table:table-cell>
          <table:table-cell office:value-type="percentage" office:value="0.097021" calcext:value-type="percentage">
            <text:p>9,7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EXO_M</text:p>
          </table:table-cell>
          <table:table-cell office:value-type="percentage" office:value="0.067657" calcext:value-type="percentage">
            <text:p>6,7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EXO_M</text:p>
          </table:table-cell>
          <table:table-cell office:value-type="percentage" office:value="0.073853" calcext:value-type="percentage">
            <text:p>7,3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EXO_M</text:p>
          </table:table-cell>
          <table:table-cell office:value-type="percentage" office:value="0.056008" calcext:value-type="percentage">
            <text:p>5,60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0</text:p>
          </table:table-cell>
          <table:table-cell office:value-type="percentage" office:value="0.011057" calcext:value-type="percentage">
            <text:p>1,1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0</text:p>
          </table:table-cell>
          <table:table-cell office:value-type="percentage" office:value="0.007975" calcext:value-type="percentage">
            <text:p>0,8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0</text:p>
          </table:table-cell>
          <table:table-cell office:value-type="percentage" office:value="0.004568" calcext:value-type="percentage">
            <text:p>0,4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0</text:p>
          </table:table-cell>
          <table:table-cell office:value-type="percentage" office:value="0.004568" calcext:value-type="percentage">
            <text:p>0,4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0</text:p>
          </table:table-cell>
          <table:table-cell office:value-type="percentage" office:value="0.006167" calcext:value-type="percentage">
            <text:p>0,6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1</text:p>
          </table:table-cell>
          <table:table-cell office:value-type="percentage" office:value="0.209686" calcext:value-type="percentage">
            <text:p>20,97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1</text:p>
          </table:table-cell>
          <table:table-cell office:value-type="percentage" office:value="0.200032" calcext:value-type="percentage">
            <text:p>2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1</text:p>
          </table:table-cell>
          <table:table-cell office:value-type="percentage" office:value="0.142552" calcext:value-type="percentage">
            <text:p>14,2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1</text:p>
          </table:table-cell>
          <table:table-cell office:value-type="percentage" office:value="0.172074" calcext:value-type="percentage">
            <text:p>17,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1</text:p>
          </table:table-cell>
          <table:table-cell office:value-type="percentage" office:value="0.167285" calcext:value-type="percentage">
            <text:p>16,7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2</text:p>
          </table:table-cell>
          <table:table-cell office:value-type="percentage" office:value="0.026964" calcext:value-type="percentage">
            <text:p>2,7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2</text:p>
          </table:table-cell>
          <table:table-cell office:value-type="percentage" office:value="0.019687" calcext:value-type="percentage">
            <text:p>1,9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2</text:p>
          </table:table-cell>
          <table:table-cell office:value-type="percentage" office:value="0.002314" calcext:value-type="percentage">
            <text:p>0,2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2</text:p>
          </table:table-cell>
          <table:table-cell office:value-type="percentage" office:value="0.001147" calcext:value-type="percentage">
            <text:p>0,1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2</text:p>
          </table:table-cell>
          <table:table-cell office:value-type="percentage" office:value="0.007947" calcext:value-type="percentage">
            <text:p>0,79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3</text:p>
          </table:table-cell>
          <table:table-cell office:value-type="percentage" office:value="0.006564" calcext:value-type="percentage">
            <text:p>0,6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3</text:p>
          </table:table-cell>
          <table:table-cell office:value-type="percentage" office:value="0.003862" calcext:value-type="percentage">
            <text:p>0,3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3</text:p>
          </table:table-cell>
          <table:table-cell office:value-type="percentage" office:value="0.000939" calcext:value-type="percentage">
            <text:p>0,09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3</text:p>
          </table:table-cell>
          <table:table-cell office:value-type="percentage" office:value="0.001015" calcext:value-type="percentage">
            <text:p>0,1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3</text:p>
          </table:table-cell>
          <table:table-cell office:value-type="percentage" office:value="0.002607" calcext:value-type="percentage">
            <text:p>0,2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TADO_CIVIL_4</text:p>
          </table:table-cell>
          <table:table-cell office:value-type="percentage" office:value="0.00041" calcext:value-type="percentage">
            <text:p>0,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TADO_CIVIL_4</text:p>
          </table:table-cell>
          <table:table-cell office:value-type="percentage" office:value="0.000308" calcext:value-type="percentage">
            <text:p>0,0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37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TADO_CIVIL_4</text:p>
          </table:table-cell>
          <table:table-cell office:value-type="percentage" office:value="0.000039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TADO_CIVIL_4</text:p>
          </table:table-cell>
          <table:table-cell office:value-type="percentage" office:value="0.000197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0</text:p>
          </table:table-cell>
          <table:table-cell office:value-type="percentage" office:value="0.004514" calcext:value-type="percentage">
            <text:p>0,4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0</text:p>
          </table:table-cell>
          <table:table-cell office:value-type="percentage" office:value="0.004693" calcext:value-type="percentage">
            <text:p>0,4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0</text:p>
          </table:table-cell>
          <table:table-cell office:value-type="percentage" office:value="0.002807" calcext:value-type="percentage">
            <text:p>0,2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0</text:p>
          </table:table-cell>
          <table:table-cell office:value-type="percentage" office:value="0.003624" calcext:value-type="percentage">
            <text:p>0,3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0</text:p>
          </table:table-cell>
          <table:table-cell office:value-type="percentage" office:value="0.003647" calcext:value-type="percentage">
            <text:p>0,3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1</text:p>
          </table:table-cell>
          <table:table-cell office:value-type="percentage" office:value="0.057517" calcext:value-type="percentage">
            <text:p>5,7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1</text:p>
          </table:table-cell>
          <table:table-cell office:value-type="percentage" office:value="0.10883" calcext:value-type="percentage">
            <text:p>10,88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1</text:p>
          </table:table-cell>
          <table:table-cell office:value-type="percentage" office:value="0.11117" calcext:value-type="percentage">
            <text:p>11,1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1</text:p>
          </table:table-cell>
          <table:table-cell office:value-type="percentage" office:value="0.074608" calcext:value-type="percentage">
            <text:p>7,4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1</text:p>
          </table:table-cell>
          <table:table-cell office:value-type="percentage" office:value="0.028176" calcext:value-type="percentage">
            <text:p>2,8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2</text:p>
          </table:table-cell>
          <table:table-cell office:value-type="percentage" office:value="0.043344" calcext:value-type="percentage">
            <text:p>4,3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2</text:p>
          </table:table-cell>
          <table:table-cell office:value-type="percentage" office:value="0.024568" calcext:value-type="percentage">
            <text:p>2,4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2</text:p>
          </table:table-cell>
          <table:table-cell office:value-type="percentage" office:value="0.005425" calcext:value-type="percentage">
            <text:p>0,5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2</text:p>
          </table:table-cell>
          <table:table-cell office:value-type="percentage" office:value="0.020003" calcext:value-type="percentage">
            <text:p>2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2</text:p>
          </table:table-cell>
          <table:table-cell office:value-type="percentage" office:value="0.027625" calcext:value-type="percentage">
            <text:p>2,7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3</text:p>
          </table:table-cell>
          <table:table-cell office:value-type="percentage" office:value="0.141814" calcext:value-type="percentage">
            <text:p>14,18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3</text:p>
          </table:table-cell>
          <table:table-cell office:value-type="percentage" office:value="0.088489" calcext:value-type="percentage">
            <text:p>8,8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3</text:p>
          </table:table-cell>
          <table:table-cell office:value-type="percentage" office:value="0.027406" calcext:value-type="percentage">
            <text:p>2,7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3</text:p>
          </table:table-cell>
          <table:table-cell office:value-type="percentage" office:value="0.075861" calcext:value-type="percentage">
            <text:p>7,5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3</text:p>
          </table:table-cell>
          <table:table-cell office:value-type="percentage" office:value="0.118312" calcext:value-type="percentage">
            <text:p>11,8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4</text:p>
          </table:table-cell>
          <table:table-cell office:value-type="percentage" office:value="0.005939" calcext:value-type="percentage">
            <text:p>0,5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4</text:p>
          </table:table-cell>
          <table:table-cell office:value-type="percentage" office:value="0.004593" calcext:value-type="percentage">
            <text:p>0,4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4</text:p>
          </table:table-cell>
          <table:table-cell office:value-type="percentage" office:value="0.00344" calcext:value-type="percentage">
            <text:p>0,3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4</text:p>
          </table:table-cell>
          <table:table-cell office:value-type="percentage" office:value="0.003877" calcext:value-type="percentage">
            <text:p>0,3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4</text:p>
          </table:table-cell>
          <table:table-cell office:value-type="percentage" office:value="0.004322" calcext:value-type="percentage">
            <text:p>0,4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COR_RACA_5</text:p>
          </table:table-cell>
          <table:table-cell office:value-type="percentage" office:value="0.001552" calcext:value-type="percentage">
            <text:p>0,1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COR_RACA_5</text:p>
          </table:table-cell>
          <table:table-cell office:value-type="percentage" office:value="0.000692" calcext:value-type="percentage">
            <text:p>0,0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COR_RACA_5</text:p>
          </table:table-cell>
          <table:table-cell office:value-type="percentage" office:value="0.000162" calcext:value-type="percentage">
            <text:p>0,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COR_RACA_5</text:p>
          </table:table-cell>
          <table:table-cell office:value-type="percentage" office:value="0.000869" calcext:value-type="percentage">
            <text:p>0,09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COR_RACA_5</text:p>
          </table:table-cell>
          <table:table-cell office:value-type="percentage" office:value="0.00212" calcext:value-type="percentage">
            <text:p>0,2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45" calcext:value-type="percentage">
            <text:p>0,0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41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35" calcext:value-type="percentage">
            <text:p>0,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61" calcext:value-type="percentage">
            <text:p>0,0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071" calcext:value-type="percentage">
            <text:p>0,0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1</text:p>
          </table:table-cell>
          <table:table-cell office:value-type="percentage" office:value="0.247502" calcext:value-type="percentage">
            <text:p>24,7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1</text:p>
          </table:table-cell>
          <table:table-cell office:value-type="percentage" office:value="0.226924" calcext:value-type="percentage">
            <text:p>22,6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1</text:p>
          </table:table-cell>
          <table:table-cell office:value-type="percentage" office:value="0.148227" calcext:value-type="percentage">
            <text:p>14,8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1</text:p>
          </table:table-cell>
          <table:table-cell office:value-type="percentage" office:value="0.173438" calcext:value-type="percentage">
            <text:p>17,3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1</text:p>
          </table:table-cell>
          <table:table-cell office:value-type="percentage" office:value="0.177347" calcext:value-type="percentage">
            <text:p>17,7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2</text:p>
          </table:table-cell>
          <table:table-cell office:value-type="percentage" office:value="0.006519" calcext:value-type="percentage">
            <text:p>0,65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2</text:p>
          </table:table-cell>
          <table:table-cell office:value-type="percentage" office:value="0.004118" calcext:value-type="percentage">
            <text:p>0,41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2</text:p>
          </table:table-cell>
          <table:table-cell office:value-type="percentage" office:value="0.001398" calcext:value-type="percentage">
            <text:p>0,1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2</text:p>
          </table:table-cell>
          <table:table-cell office:value-type="percentage" office:value="0.004682" calcext:value-type="percentage">
            <text:p>0,47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2</text:p>
          </table:table-cell>
          <table:table-cell office:value-type="percentage" office:value="0.006448" calcext:value-type="percentage">
            <text:p>0,64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91" calcext:value-type="percentage">
            <text:p>0,04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309" calcext:value-type="percentage">
            <text:p>0,0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166" calcext:value-type="percentage">
            <text:p>0,02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236" calcext:value-type="percentage">
            <text:p>0,02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3</text:p>
          </table:table-cell>
          <table:table-cell office:value-type="percentage" office:value="0.000143" calcext:value-type="percentage">
            <text:p>0,0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223" calcext:value-type="percentage">
            <text:p>0,0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473" calcext:value-type="percentage">
            <text:p>0,0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584" calcext:value-type="percentage">
            <text:p>0,0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427" calcext:value-type="percentage">
            <text:p>0,04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NACIONALIDADE_4</text:p>
          </table:table-cell>
          <table:table-cell office:value-type="percentage" office:value="0.000193" calcext:value-type="percentage">
            <text:p>0,0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1</text:p>
          </table:table-cell>
          <table:table-cell office:value-type="percentage" office:value="0.227987" calcext:value-type="percentage">
            <text:p>22,80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1</text:p>
          </table:table-cell>
          <table:table-cell office:value-type="percentage" office:value="0.184593" calcext:value-type="percentage">
            <text:p>18,46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1</text:p>
          </table:table-cell>
          <table:table-cell office:value-type="percentage" office:value="0.04482" calcext:value-type="percentage">
            <text:p>4,4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1</text:p>
          </table:table-cell>
          <table:table-cell office:value-type="percentage" office:value="0.090258" calcext:value-type="percentage">
            <text:p>9,03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2</text:p>
          </table:table-cell>
          <table:table-cell office:value-type="percentage" office:value="0.000556" calcext:value-type="percentage">
            <text:p>0,06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2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2</text:p>
          </table:table-cell>
          <table:table-cell office:value-type="percentage" office:value="0.060824" calcext:value-type="percentage">
            <text:p>6,08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2</text:p>
          </table:table-cell>
          <table:table-cell office:value-type="percentage" office:value="0.178843" calcext:value-type="percentage">
            <text:p>17,88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2</text:p>
          </table:table-cell>
          <table:table-cell office:value-type="percentage" office:value="0.074099" calcext:value-type="percentage">
            <text:p>7,4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3</text:p>
          </table:table-cell>
          <table:table-cell office:value-type="percentage" office:value="0.025246" calcext:value-type="percentage">
            <text:p>2,5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3</text:p>
          </table:table-cell>
          <table:table-cell office:value-type="percentage" office:value="0.046528" calcext:value-type="percentage">
            <text:p>4,65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3</text:p>
          </table:table-cell>
          <table:table-cell office:value-type="percentage" office:value="0.044298" calcext:value-type="percentage">
            <text:p>4,43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3</text:p>
          </table:table-cell>
          <table:table-cell office:value-type="percentage" office:value="0.019213" calcext:value-type="percentage">
            <text:p>1,92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ST_CONCLUSAO_4</text:p>
          </table:table-cell>
          <table:table-cell office:value-type="percentage" office:value="0.000891" calcext:value-type="percentage">
            <text:p>0,09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ST_CONCLUSAO_4</text:p>
          </table:table-cell>
          <table:table-cell office:value-type="percentage" office:value="0.000743" calcext:value-type="percentage">
            <text:p>0,0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ST_CONCLUSAO_4</text:p>
          </table:table-cell>
          <table:table-cell office:value-type="percentage" office:value="0.000468" calcext:value-type="percentage">
            <text:p>0,05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ST_CONCLUSAO_4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ST_CONCLUSAO_4</text:p>
          </table:table-cell>
          <table:table-cell office:value-type="percentage" office:value="0.000632" calcext:value-type="percentage">
            <text:p>0,0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1</text:p>
          </table:table-cell>
          <table:table-cell office:value-type="percentage" office:value="0.254124" calcext:value-type="percentage">
            <text:p>25,4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1</text:p>
          </table:table-cell>
          <table:table-cell office:value-type="percentage" office:value="0.231865" calcext:value-type="percentage">
            <text:p>23,1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1</text:p>
          </table:table-cell>
          <table:table-cell office:value-type="percentage" office:value="0.089586" calcext:value-type="percentage">
            <text:p>8,96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1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COLA_1</text:p>
          </table:table-cell>
          <table:table-cell office:value-type="percentage" office:value="0.110103" calcext:value-type="percentage">
            <text:p>11,01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2</text:p>
          </table:table-cell>
          <table:table-cell office:value-type="percentage" office:value="0.000221" calcext:value-type="percentage">
            <text:p>0,02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2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2</text:p>
          </table:table-cell>
          <table:table-cell office:value-type="percentage" office:value="0.020693" calcext:value-type="percentage">
            <text:p>2,0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2</text:p>
          </table:table-cell>
          <table:table-cell office:value-type="percentage" office:value="0.15757" calcext:value-type="percentage">
            <text:p>15,7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P_ESCOLA_2</text:p>
          </table:table-cell>
          <table:table-cell office:value-type="percentage" office:value="0.072631" calcext:value-type="percentage">
            <text:p>7,26%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P_ESCOLA_3</text:p>
          </table:table-cell>
          <table:table-cell office:value-type="percentage" office:value="0.000335" calcext:value-type="percentage">
            <text:p>0,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_ESCOLA_3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P_ESCOLA_3</text:p>
          </table:table-cell>
          <table:table-cell office:value-type="percentage" office:value="0.04013" calcext:value-type="percentage">
            <text:p>4,01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P_ESCOLA_3</text:p>
          </table:table-cell>
          <table:table-cell office:value-type="percentage" office:value="0.021273" calcext:value-type="percentage">
            <text:p>2,13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P_ESCOLA_3</text:p>
          </table:table-cell>
          <table:table-cell office:value-type="percentage" office:value="0.001468" calcext:value-type="percentage">
            <text:p>0,1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A</text:p>
          </table:table-cell>
          <table:table-cell office:value-type="percentage" office:value="0.015015" calcext:value-type="percentage">
            <text:p>1,5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A</text:p>
          </table:table-cell>
          <table:table-cell office:value-type="percentage" office:value="0.004655" calcext:value-type="percentage">
            <text:p>0,4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A</text:p>
          </table:table-cell>
          <table:table-cell office:value-type="percentage" office:value="0.000239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A</text:p>
          </table:table-cell>
          <table:table-cell office:value-type="percentage" office:value="0.002241" calcext:value-type="percentage">
            <text:p>0,2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A</text:p>
          </table:table-cell>
          <table:table-cell office:value-type="percentage" office:value="0.022275" calcext:value-type="percentage">
            <text:p>2,2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B</text:p>
          </table:table-cell>
          <table:table-cell office:value-type="percentage" office:value="0.067883" calcext:value-type="percentage">
            <text:p>6,7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B</text:p>
          </table:table-cell>
          <table:table-cell office:value-type="percentage" office:value="0.031256" calcext:value-type="percentage">
            <text:p>3,1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B</text:p>
          </table:table-cell>
          <table:table-cell office:value-type="percentage" office:value="0.002723" calcext:value-type="percentage">
            <text:p>0,2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B</text:p>
          </table:table-cell>
          <table:table-cell office:value-type="percentage" office:value="0.01977" calcext:value-type="percentage">
            <text:p>1,9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B</text:p>
          </table:table-cell>
          <table:table-cell office:value-type="percentage" office:value="0.06707" calcext:value-type="percentage">
            <text:p>6,7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C</text:p>
          </table:table-cell>
          <table:table-cell office:value-type="percentage" office:value="0.043063" calcext:value-type="percentage">
            <text:p>4,3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C</text:p>
          </table:table-cell>
          <table:table-cell office:value-type="percentage" office:value="0.033207" calcext:value-type="percentage">
            <text:p>3,3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C</text:p>
          </table:table-cell>
          <table:table-cell office:value-type="percentage" office:value="0.00573" calcext:value-type="percentage">
            <text:p>0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C</text:p>
          </table:table-cell>
          <table:table-cell office:value-type="percentage" office:value="0.026438" calcext:value-type="percentage">
            <text:p>2,6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C</text:p>
          </table:table-cell>
          <table:table-cell office:value-type="percentage" office:value="0.029373" calcext:value-type="percentage">
            <text:p>2,9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D</text:p>
          </table:table-cell>
          <table:table-cell office:value-type="percentage" office:value="0.029086" calcext:value-type="percentage">
            <text:p>2,9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D</text:p>
          </table:table-cell>
          <table:table-cell office:value-type="percentage" office:value="0.028997" calcext:value-type="percentage">
            <text:p>2,9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D</text:p>
          </table:table-cell>
          <table:table-cell office:value-type="percentage" office:value="0.009062" calcext:value-type="percentage">
            <text:p>0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D</text:p>
          </table:table-cell>
          <table:table-cell office:value-type="percentage" office:value="0.025826" calcext:value-type="percentage">
            <text:p>2,5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D</text:p>
          </table:table-cell>
          <table:table-cell office:value-type="percentage" office:value="0.017978" calcext:value-type="percentage">
            <text:p>1,8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E</text:p>
          </table:table-cell>
          <table:table-cell office:value-type="percentage" office:value="0.062194" calcext:value-type="percentage">
            <text:p>6,2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E</text:p>
          </table:table-cell>
          <table:table-cell office:value-type="percentage" office:value="0.08701" calcext:value-type="percentage">
            <text:p>8,7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E</text:p>
          </table:table-cell>
          <table:table-cell office:value-type="percentage" office:value="0.043175" calcext:value-type="percentage">
            <text:p>4,3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E</text:p>
          </table:table-cell>
          <table:table-cell office:value-type="percentage" office:value="0.069724" calcext:value-type="percentage">
            <text:p>6,9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E</text:p>
          </table:table-cell>
          <table:table-cell office:value-type="percentage" office:value="0.025406" calcext:value-type="percentage">
            <text:p>2,5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F</text:p>
          </table:table-cell>
          <table:table-cell office:value-type="percentage" office:value="0.008347" calcext:value-type="percentage">
            <text:p>0,8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F</text:p>
          </table:table-cell>
          <table:table-cell office:value-type="percentage" office:value="0.022546" calcext:value-type="percentage">
            <text:p>2,2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F</text:p>
          </table:table-cell>
          <table:table-cell office:value-type="percentage" office:value="0.043923" calcext:value-type="percentage">
            <text:p>4,3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F</text:p>
          </table:table-cell>
          <table:table-cell office:value-type="percentage" office:value="0.014262" calcext:value-type="percentage">
            <text:p>1,4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F</text:p>
          </table:table-cell>
          <table:table-cell office:value-type="percentage" office:value="0.002236" calcext:value-type="percentage">
            <text:p>0,2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G</text:p>
          </table:table-cell>
          <table:table-cell office:value-type="percentage" office:value="0.003148" calcext:value-type="percentage">
            <text:p>0,3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G</text:p>
          </table:table-cell>
          <table:table-cell office:value-type="percentage" office:value="0.009687" calcext:value-type="percentage">
            <text:p>0,9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G</text:p>
          </table:table-cell>
          <table:table-cell office:value-type="percentage" office:value="0.041705" calcext:value-type="percentage">
            <text:p>4,1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G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G</text:p>
          </table:table-cell>
          <table:table-cell office:value-type="percentage" office:value="0.000772" calcext:value-type="percentage">
            <text:p>0,0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1_H</text:p>
          </table:table-cell>
          <table:table-cell office:value-type="percentage" office:value="0.025943" calcext:value-type="percentage">
            <text:p>2,5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1_H</text:p>
          </table:table-cell>
          <table:table-cell office:value-type="percentage" office:value="0.014507" calcext:value-type="percentage">
            <text:p>1,4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1_H</text:p>
          </table:table-cell>
          <table:table-cell office:value-type="percentage" office:value="0.003854" calcext:value-type="percentage">
            <text:p>0,3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1_H</text:p>
          </table:table-cell>
          <table:table-cell office:value-type="percentage" office:value="0.014582" calcext:value-type="percentage">
            <text:p>1,4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1_H</text:p>
          </table:table-cell>
          <table:table-cell office:value-type="percentage" office:value="0.019093" calcext:value-type="percentage">
            <text:p>1,9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A</text:p>
          </table:table-cell>
          <table:table-cell office:value-type="percentage" office:value="0.010691" calcext:value-type="percentage">
            <text:p>1,0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A</text:p>
          </table:table-cell>
          <table:table-cell office:value-type="percentage" office:value="0.003677" calcext:value-type="percentage">
            <text:p>0,3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A</text:p>
          </table:table-cell>
          <table:table-cell office:value-type="percentage" office:value="0.000159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A</text:p>
          </table:table-cell>
          <table:table-cell office:value-type="percentage" office:value="0.001158" calcext:value-type="percentage">
            <text:p>0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A</text:p>
          </table:table-cell>
          <table:table-cell office:value-type="percentage" office:value="0.014119" calcext:value-type="percentage">
            <text:p>1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B</text:p>
          </table:table-cell>
          <table:table-cell office:value-type="percentage" office:value="0.051261" calcext:value-type="percentage">
            <text:p>5,1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B</text:p>
          </table:table-cell>
          <table:table-cell office:value-type="percentage" office:value="0.022317" calcext:value-type="percentage">
            <text:p>2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B</text:p>
          </table:table-cell>
          <table:table-cell office:value-type="percentage" office:value="0.00153" calcext:value-type="percentage">
            <text:p>0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B</text:p>
          </table:table-cell>
          <table:table-cell office:value-type="percentage" office:value="0.011396" calcext:value-type="percentage">
            <text:p>1,1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B</text:p>
          </table:table-cell>
          <table:table-cell office:value-type="percentage" office:value="0.053376" calcext:value-type="percentage">
            <text:p>5,3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C</text:p>
          </table:table-cell>
          <table:table-cell office:value-type="percentage" office:value="0.039725" calcext:value-type="percentage">
            <text:p>3,9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C</text:p>
          </table:table-cell>
          <table:table-cell office:value-type="percentage" office:value="0.025573" calcext:value-type="percentage">
            <text:p>2,5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C</text:p>
          </table:table-cell>
          <table:table-cell office:value-type="percentage" office:value="0.003324" calcext:value-type="percentage">
            <text:p>0,3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C</text:p>
          </table:table-cell>
          <table:table-cell office:value-type="percentage" office:value="0.018813" calcext:value-type="percentage">
            <text:p>1,8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C</text:p>
          </table:table-cell>
          <table:table-cell office:value-type="percentage" office:value="0.032204" calcext:value-type="percentage">
            <text:p>3,2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D</text:p>
          </table:table-cell>
          <table:table-cell office:value-type="percentage" office:value="0.034006" calcext:value-type="percentage">
            <text:p>3,4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D</text:p>
          </table:table-cell>
          <table:table-cell office:value-type="percentage" office:value="0.026686" calcext:value-type="percentage">
            <text:p>2,6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D</text:p>
          </table:table-cell>
          <table:table-cell office:value-type="percentage" office:value="0.006123" calcext:value-type="percentage">
            <text:p>0,6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D</text:p>
          </table:table-cell>
          <table:table-cell office:value-type="percentage" office:value="0.024068" calcext:value-type="percentage">
            <text:p>2,4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D</text:p>
          </table:table-cell>
          <table:table-cell office:value-type="percentage" office:value="0.024272" calcext:value-type="percentage">
            <text:p>2,4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E</text:p>
          </table:table-cell>
          <table:table-cell office:value-type="percentage" office:value="0.086808" calcext:value-type="percentage">
            <text:p>8,6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E</text:p>
          </table:table-cell>
          <table:table-cell office:value-type="percentage" office:value="0.094283" calcext:value-type="percentage">
            <text:p>9,4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E</text:p>
          </table:table-cell>
          <table:table-cell office:value-type="percentage" office:value="0.037457" calcext:value-type="percentage">
            <text:p>3,7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E</text:p>
          </table:table-cell>
          <table:table-cell office:value-type="percentage" office:value="0.081328" calcext:value-type="percentage">
            <text:p>8,1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E</text:p>
          </table:table-cell>
          <table:table-cell office:value-type="percentage" office:value="0.044283" calcext:value-type="percentage">
            <text:p>4,4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F</text:p>
          </table:table-cell>
          <table:table-cell office:value-type="percentage" office:value="0.016253" calcext:value-type="percentage">
            <text:p>1,6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F</text:p>
          </table:table-cell>
          <table:table-cell office:value-type="percentage" office:value="0.031088" calcext:value-type="percentage">
            <text:p>3,1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F</text:p>
          </table:table-cell>
          <table:table-cell office:value-type="percentage" office:value="0.046483" calcext:value-type="percentage">
            <text:p>4,6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F</text:p>
          </table:table-cell>
          <table:table-cell office:value-type="percentage" office:value="0.02205" calcext:value-type="percentage">
            <text:p>2,2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F</text:p>
          </table:table-cell>
          <table:table-cell office:value-type="percentage" office:value="0.006108" calcext:value-type="percentage">
            <text:p>0,6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G</text:p>
          </table:table-cell>
          <table:table-cell office:value-type="percentage" office:value="0.009883" calcext:value-type="percentage">
            <text:p>0,9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G</text:p>
          </table:table-cell>
          <table:table-cell office:value-type="percentage" office:value="0.024598" calcext:value-type="percentage">
            <text:p>2,4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G</text:p>
          </table:table-cell>
          <table:table-cell office:value-type="percentage" office:value="0.053981" calcext:value-type="percentage">
            <text:p>5,4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G</text:p>
          </table:table-cell>
          <table:table-cell office:value-type="percentage" office:value="0.016041" calcext:value-type="percentage">
            <text:p>1,6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G</text:p>
          </table:table-cell>
          <table:table-cell office:value-type="percentage" office:value="0.002907" calcext:value-type="percentage">
            <text:p>0,2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2_H</text:p>
          </table:table-cell>
          <table:table-cell office:value-type="percentage" office:value="0.006052" calcext:value-type="percentage">
            <text:p>0,6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2_H</text:p>
          </table:table-cell>
          <table:table-cell office:value-type="percentage" office:value="0.003642" calcext:value-type="percentage">
            <text:p>0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2_H</text:p>
          </table:table-cell>
          <table:table-cell office:value-type="percentage" office:value="0.001353" calcext:value-type="percentage">
            <text:p>0,1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2_H</text:p>
          </table:table-cell>
          <table:table-cell office:value-type="percentage" office:value="0.003989" calcext:value-type="percentage">
            <text:p>0,4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2_H</text:p>
          </table:table-cell>
          <table:table-cell office:value-type="percentage" office:value="0.006933" calcext:value-type="percentage">
            <text:p>0,6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A</text:p>
          </table:table-cell>
          <table:table-cell office:value-type="percentage" office:value="0.049519" calcext:value-type="percentage">
            <text:p>4,9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A</text:p>
          </table:table-cell>
          <table:table-cell office:value-type="percentage" office:value="0.020241" calcext:value-type="percentage">
            <text:p>2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A</text:p>
          </table:table-cell>
          <table:table-cell office:value-type="percentage" office:value="0.003009" calcext:value-type="percentage">
            <text:p>0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A</text:p>
          </table:table-cell>
          <table:table-cell office:value-type="percentage" office:value="0.01524" calcext:value-type="percentage">
            <text:p>1,5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A</text:p>
          </table:table-cell>
          <table:table-cell office:value-type="percentage" office:value="0.098923" calcext:value-type="percentage">
            <text:p>9,8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B</text:p>
          </table:table-cell>
          <table:table-cell office:value-type="percentage" office:value="0.077496" calcext:value-type="percentage">
            <text:p>7,7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B</text:p>
          </table:table-cell>
          <table:table-cell office:value-type="percentage" office:value="0.048111" calcext:value-type="percentage">
            <text:p>4,8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B</text:p>
          </table:table-cell>
          <table:table-cell office:value-type="percentage" office:value="0.007829" calcext:value-type="percentage">
            <text:p>0,7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B</text:p>
          </table:table-cell>
          <table:table-cell office:value-type="percentage" office:value="0.040788" calcext:value-type="percentage">
            <text:p>4,0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B</text:p>
          </table:table-cell>
          <table:table-cell office:value-type="percentage" office:value="0.034436" calcext:value-type="percentage">
            <text:p>3,4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C</text:p>
          </table:table-cell>
          <table:table-cell office:value-type="percentage" office:value="0.066618" calcext:value-type="percentage">
            <text:p>6,6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C</text:p>
          </table:table-cell>
          <table:table-cell office:value-type="percentage" office:value="0.070128" calcext:value-type="percentage">
            <text:p>7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C</text:p>
          </table:table-cell>
          <table:table-cell office:value-type="percentage" office:value="0.013634" calcext:value-type="percentage">
            <text:p>1,3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C</text:p>
          </table:table-cell>
          <table:table-cell office:value-type="percentage" office:value="0.056693" calcext:value-type="percentage">
            <text:p>5,6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C</text:p>
          </table:table-cell>
          <table:table-cell office:value-type="percentage" office:value="0.022882" calcext:value-type="percentage">
            <text:p>2,2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D</text:p>
          </table:table-cell>
          <table:table-cell office:value-type="percentage" office:value="0.024473" calcext:value-type="percentage">
            <text:p>2,4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D</text:p>
          </table:table-cell>
          <table:table-cell office:value-type="percentage" office:value="0.061578" calcext:value-type="percentage">
            <text:p>6,1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D</text:p>
          </table:table-cell>
          <table:table-cell office:value-type="percentage" office:value="0.069746" calcext:value-type="percentage">
            <text:p>6,9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D</text:p>
          </table:table-cell>
          <table:table-cell office:value-type="percentage" office:value="0.040073" calcext:value-type="percentage">
            <text:p>4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D</text:p>
          </table:table-cell>
          <table:table-cell office:value-type="percentage" office:value="0.006175" calcext:value-type="percentage">
            <text:p>0,6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E</text:p>
          </table:table-cell>
          <table:table-cell office:value-type="percentage" office:value="0.002209" calcext:value-type="percentage">
            <text:p>0,2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E</text:p>
          </table:table-cell>
          <table:table-cell office:value-type="percentage" office:value="0.008983" calcext:value-type="percentage">
            <text:p>0,9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E</text:p>
          </table:table-cell>
          <table:table-cell office:value-type="percentage" office:value="0.049087" calcext:value-type="percentage">
            <text:p>4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E</text:p>
          </table:table-cell>
          <table:table-cell office:value-type="percentage" office:value="0.0048" calcext:value-type="percentage">
            <text:p>0,4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E</text:p>
          </table:table-cell>
          <table:table-cell office:value-type="percentage" office:value="0.000354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3_F</text:p>
          </table:table-cell>
          <table:table-cell office:value-type="percentage" office:value="0.034364" calcext:value-type="percentage">
            <text:p>3,4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3_F</text:p>
          </table:table-cell>
          <table:table-cell office:value-type="percentage" office:value="0.022824" calcext:value-type="percentage">
            <text:p>2,2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3_F</text:p>
          </table:table-cell>
          <table:table-cell office:value-type="percentage" office:value="0.007105" calcext:value-type="percentage">
            <text:p>0,7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3_F</text:p>
          </table:table-cell>
          <table:table-cell office:value-type="percentage" office:value="0.021249" calcext:value-type="percentage">
            <text:p>2,1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3_F</text:p>
          </table:table-cell>
          <table:table-cell office:value-type="percentage" office:value="0.021432" calcext:value-type="percentage">
            <text:p>2,1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A</text:p>
          </table:table-cell>
          <table:table-cell office:value-type="percentage" office:value="0.03723" calcext:value-type="percentage">
            <text:p>3,7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A</text:p>
          </table:table-cell>
          <table:table-cell office:value-type="percentage" office:value="0.013513" calcext:value-type="percentage">
            <text:p>1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A</text:p>
          </table:table-cell>
          <table:table-cell office:value-type="percentage" office:value="0.001368" calcext:value-type="percentage">
            <text:p>0,1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A</text:p>
          </table:table-cell>
          <table:table-cell office:value-type="percentage" office:value="0.008994" calcext:value-type="percentage">
            <text:p>0,9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A</text:p>
          </table:table-cell>
          <table:table-cell office:value-type="percentage" office:value="0.090434" calcext:value-type="percentage">
            <text:p>9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B</text:p>
          </table:table-cell>
          <table:table-cell office:value-type="percentage" office:value="0.146477" calcext:value-type="percentage">
            <text:p>14,6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B</text:p>
          </table:table-cell>
          <table:table-cell office:value-type="percentage" office:value="0.102036" calcext:value-type="percentage">
            <text:p>10,2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B</text:p>
          </table:table-cell>
          <table:table-cell office:value-type="percentage" office:value="0.018347" calcext:value-type="percentage">
            <text:p>1,8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B</text:p>
          </table:table-cell>
          <table:table-cell office:value-type="percentage" office:value="0.086317" calcext:value-type="percentage">
            <text:p>8,6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B</text:p>
          </table:table-cell>
          <table:table-cell office:value-type="percentage" office:value="0.064421" calcext:value-type="percentage">
            <text:p>6,4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C</text:p>
          </table:table-cell>
          <table:table-cell office:value-type="percentage" office:value="0.016712" calcext:value-type="percentage">
            <text:p>1,6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C</text:p>
          </table:table-cell>
          <table:table-cell office:value-type="percentage" office:value="0.019421" calcext:value-type="percentage">
            <text:p>1,9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C</text:p>
          </table:table-cell>
          <table:table-cell office:value-type="percentage" office:value="0.004634" calcext:value-type="percentage">
            <text:p>0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C</text:p>
          </table:table-cell>
          <table:table-cell office:value-type="percentage" office:value="0.015321" calcext:value-type="percentage">
            <text:p>1,5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C</text:p>
          </table:table-cell>
          <table:table-cell office:value-type="percentage" office:value="0.006389" calcext:value-type="percentage">
            <text:p>0,6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D</text:p>
          </table:table-cell>
          <table:table-cell office:value-type="percentage" office:value="0.03359" calcext:value-type="percentage">
            <text:p>3,3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D</text:p>
          </table:table-cell>
          <table:table-cell office:value-type="percentage" office:value="0.070748" calcext:value-type="percentage">
            <text:p>7,0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D</text:p>
          </table:table-cell>
          <table:table-cell office:value-type="percentage" office:value="0.080085" calcext:value-type="percentage">
            <text:p>8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D</text:p>
          </table:table-cell>
          <table:table-cell office:value-type="percentage" office:value="0.04809" calcext:value-type="percentage">
            <text:p>4,8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D</text:p>
          </table:table-cell>
          <table:table-cell office:value-type="percentage" office:value="0.010088" calcext:value-type="percentage">
            <text:p>1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E</text:p>
          </table:table-cell>
          <table:table-cell office:value-type="percentage" office:value="0.00127" calcext:value-type="percentage">
            <text:p>0,1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E</text:p>
          </table:table-cell>
          <table:table-cell office:value-type="percentage" office:value="0.006132" calcext:value-type="percentage">
            <text:p>0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E</text:p>
          </table:table-cell>
          <table:table-cell office:value-type="percentage" office:value="0.035161" calcext:value-type="percentage">
            <text:p>3,5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E</text:p>
          </table:table-cell>
          <table:table-cell office:value-type="percentage" office:value="0.003487" calcext:value-type="percentage">
            <text:p>0,3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E</text:p>
          </table:table-cell>
          <table:table-cell office:value-type="percentage" office:value="0.000241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4_F</text:p>
          </table:table-cell>
          <table:table-cell office:value-type="percentage" office:value="0.019401" calcext:value-type="percentage">
            <text:p>1,9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4_F</text:p>
          </table:table-cell>
          <table:table-cell office:value-type="percentage" office:value="0.020014" calcext:value-type="percentage">
            <text:p>2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4_F</text:p>
          </table:table-cell>
          <table:table-cell office:value-type="percentage" office:value="0.010814" calcext:value-type="percentage">
            <text:p>1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4_F</text:p>
          </table:table-cell>
          <table:table-cell office:value-type="percentage" office:value="0.016633" calcext:value-type="percentage">
            <text:p>1,6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4_F</text:p>
          </table:table-cell>
          <table:table-cell office:value-type="percentage" office:value="0.01263" calcext:value-type="percentage">
            <text:p>1,2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1,0</text:p>
          </table:table-cell>
          <table:table-cell office:value-type="percentage" office:value="0.015265" calcext:value-type="percentage">
            <text:p>1,5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1,0</text:p>
          </table:table-cell>
          <table:table-cell office:value-type="percentage" office:value="0.005436" calcext:value-type="percentage">
            <text:p>0,5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1,0</text:p>
          </table:table-cell>
          <table:table-cell office:value-type="percentage" office:value="0.000358" calcext:value-type="percentage">
            <text:p>0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1,0</text:p>
          </table:table-cell>
          <table:table-cell office:value-type="percentage" office:value="0.000411" calcext:value-type="percentage">
            <text:p>0,0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1,0</text:p>
          </table:table-cell>
          <table:table-cell office:value-type="percentage" office:value="0.007452" calcext:value-type="percentage">
            <text:p>0,7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2,0</text:p>
          </table:table-cell>
          <table:table-cell office:value-type="percentage" office:value="0.048175" calcext:value-type="percentage">
            <text:p>4,8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2,0</text:p>
          </table:table-cell>
          <table:table-cell office:value-type="percentage" office:value="0.030024" calcext:value-type="percentage">
            <text:p>3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2,0</text:p>
          </table:table-cell>
          <table:table-cell office:value-type="percentage" office:value="0.007896" calcext:value-type="percentage">
            <text:p>0,7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2,0</text:p>
          </table:table-cell>
          <table:table-cell office:value-type="percentage" office:value="0.017764" calcext:value-type="percentage">
            <text:p>1,7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2,0</text:p>
          </table:table-cell>
          <table:table-cell office:value-type="percentage" office:value="0.021862" calcext:value-type="percentage">
            <text:p>2,1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3,0</text:p>
          </table:table-cell>
          <table:table-cell office:value-type="percentage" office:value="0.065789" calcext:value-type="percentage">
            <text:p>6,5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3,0</text:p>
          </table:table-cell>
          <table:table-cell office:value-type="percentage" office:value="0.068776" calcext:value-type="percentage">
            <text:p>6,8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3,0</text:p>
          </table:table-cell>
          <table:table-cell office:value-type="percentage" office:value="0.03725" calcext:value-type="percentage">
            <text:p>3,7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3,0</text:p>
          </table:table-cell>
          <table:table-cell office:value-type="percentage" office:value="0.050955" calcext:value-type="percentage">
            <text:p>5,1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3,0</text:p>
          </table:table-cell>
          <table:table-cell office:value-type="percentage" office:value="0.041393" calcext:value-type="percentage">
            <text:p>4,1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4,0</text:p>
          </table:table-cell>
          <table:table-cell office:value-type="percentage" office:value="0.066989" calcext:value-type="percentage">
            <text:p>6,7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4,0</text:p>
          </table:table-cell>
          <table:table-cell office:value-type="percentage" office:value="0.079173" calcext:value-type="percentage">
            <text:p>7,9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4,0</text:p>
          </table:table-cell>
          <table:table-cell office:value-type="percentage" office:value="0.072949" calcext:value-type="percentage">
            <text:p>7,2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4,0</text:p>
          </table:table-cell>
          <table:table-cell office:value-type="percentage" office:value="0.065946" calcext:value-type="percentage">
            <text:p>6,5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4,0</text:p>
          </table:table-cell>
          <table:table-cell office:value-type="percentage" office:value="0.053654" calcext:value-type="percentage">
            <text:p>5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5_5,0</text:p>
          </table:table-cell>
          <table:table-cell office:value-type="percentage" office:value="0.058462" calcext:value-type="percentage">
            <text:p>5,8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5_5,0</text:p>
          </table:table-cell>
          <table:table-cell office:value-type="percentage" office:value="0.048457" calcext:value-type="percentage">
            <text:p>4,8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5_5,0</text:p>
          </table:table-cell>
          <table:table-cell office:value-type="percentage" office:value="0.031956" calcext:value-type="percentage">
            <text:p>3,2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5_5,0</text:p>
          </table:table-cell>
          <table:table-cell office:value-type="percentage" office:value="0.043766" calcext:value-type="percentage">
            <text:p>4,3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5_5,0</text:p>
          </table:table-cell>
          <table:table-cell office:value-type="percentage" office:value="0.059842" calcext:value-type="percentage">
            <text:p>5,9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A</text:p>
          </table:table-cell>
          <table:table-cell office:value-type="percentage" office:value="0.017648" calcext:value-type="percentage">
            <text:p>1,7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A</text:p>
          </table:table-cell>
          <table:table-cell office:value-type="percentage" office:value="0.003534" calcext:value-type="percentage">
            <text:p>0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A</text:p>
          </table:table-cell>
          <table:table-cell office:value-type="percentage" office:value="0.000518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A</text:p>
          </table:table-cell>
          <table:table-cell office:value-type="percentage" office:value="0.004934" calcext:value-type="percentage">
            <text:p>0,4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A</text:p>
          </table:table-cell>
          <table:table-cell office:value-type="percentage" office:value="0.040043" calcext:value-type="percentage">
            <text:p>4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B</text:p>
          </table:table-cell>
          <table:table-cell office:value-type="percentage" office:value="0.113007" calcext:value-type="percentage">
            <text:p>11,3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B</text:p>
          </table:table-cell>
          <table:table-cell office:value-type="percentage" office:value="0.025111" calcext:value-type="percentage">
            <text:p>2,5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B</text:p>
          </table:table-cell>
          <table:table-cell office:value-type="percentage" office:value="0.001268" calcext:value-type="percentage">
            <text:p>0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B</text:p>
          </table:table-cell>
          <table:table-cell office:value-type="percentage" office:value="0.037102" calcext:value-type="percentage">
            <text:p>3,7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B</text:p>
          </table:table-cell>
          <table:table-cell office:value-type="percentage" office:value="0.119662" calcext:value-type="percentage">
            <text:p>11,9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C</text:p>
          </table:table-cell>
          <table:table-cell office:value-type="percentage" office:value="0.066043" calcext:value-type="percentage">
            <text:p>6,6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C</text:p>
          </table:table-cell>
          <table:table-cell office:value-type="percentage" office:value="0.042016" calcext:value-type="percentage">
            <text:p>4,2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C</text:p>
          </table:table-cell>
          <table:table-cell office:value-type="percentage" office:value="0.002672" calcext:value-type="percentage">
            <text:p>0,2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C</text:p>
          </table:table-cell>
          <table:table-cell office:value-type="percentage" office:value="0.037849" calcext:value-type="percentage">
            <text:p>3,7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C</text:p>
          </table:table-cell>
          <table:table-cell office:value-type="percentage" office:value="0.016161" calcext:value-type="percentage">
            <text:p>1,6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D</text:p>
          </table:table-cell>
          <table:table-cell office:value-type="percentage" office:value="0.032278" calcext:value-type="percentage">
            <text:p>3,2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D</text:p>
          </table:table-cell>
          <table:table-cell office:value-type="percentage" office:value="0.046765" calcext:value-type="percentage">
            <text:p>4,6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D</text:p>
          </table:table-cell>
          <table:table-cell office:value-type="percentage" office:value="0.005602" calcext:value-type="percentage">
            <text:p>0,5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D</text:p>
          </table:table-cell>
          <table:table-cell office:value-type="percentage" office:value="0.032556" calcext:value-type="percentage">
            <text:p>3,2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D</text:p>
          </table:table-cell>
          <table:table-cell office:value-type="percentage" office:value="0.005529" calcext:value-type="percentage">
            <text:p>0,5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E</text:p>
          </table:table-cell>
          <table:table-cell office:value-type="percentage" office:value="0.010762" calcext:value-type="percentage">
            <text:p>1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E</text:p>
          </table:table-cell>
          <table:table-cell office:value-type="percentage" office:value="0.027098" calcext:value-type="percentage">
            <text:p>2,7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E</text:p>
          </table:table-cell>
          <table:table-cell office:value-type="percentage" office:value="0.006007" calcext:value-type="percentage">
            <text:p>0,6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E</text:p>
          </table:table-cell>
          <table:table-cell office:value-type="percentage" office:value="0.018106" calcext:value-type="percentage">
            <text:p>1,8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E</text:p>
          </table:table-cell>
          <table:table-cell office:value-type="percentage" office:value="0.001397" calcext:value-type="percentage">
            <text:p>0,1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F</text:p>
          </table:table-cell>
          <table:table-cell office:value-type="percentage" office:value="0.00808" calcext:value-type="percentage">
            <text:p>0,8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F</text:p>
          </table:table-cell>
          <table:table-cell office:value-type="percentage" office:value="0.031776" calcext:value-type="percentage">
            <text:p>3,1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F</text:p>
          </table:table-cell>
          <table:table-cell office:value-type="percentage" office:value="0.01152" calcext:value-type="percentage">
            <text:p>1,1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F</text:p>
          </table:table-cell>
          <table:table-cell office:value-type="percentage" office:value="0.018981" calcext:value-type="percentage">
            <text:p>1,9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F</text:p>
          </table:table-cell>
          <table:table-cell office:value-type="percentage" office:value="0.000856" calcext:value-type="percentage">
            <text:p>0,0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G</text:p>
          </table:table-cell>
          <table:table-cell office:value-type="percentage" office:value="0.00391" calcext:value-type="percentage">
            <text:p>0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G</text:p>
          </table:table-cell>
          <table:table-cell office:value-type="percentage" office:value="0.023193" calcext:value-type="percentage">
            <text:p>2,3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G</text:p>
          </table:table-cell>
          <table:table-cell office:value-type="percentage" office:value="0.015407" calcext:value-type="percentage">
            <text:p>1,5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G</text:p>
          </table:table-cell>
          <table:table-cell office:value-type="percentage" office:value="0.013093" calcext:value-type="percentage">
            <text:p>1,3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G</text:p>
          </table:table-cell>
          <table:table-cell office:value-type="percentage" office:value="0.000358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H</text:p>
          </table:table-cell>
          <table:table-cell office:value-type="percentage" office:value="0.001627" calcext:value-type="percentage">
            <text:p>0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H</text:p>
          </table:table-cell>
          <table:table-cell office:value-type="percentage" office:value="0.013904" calcext:value-type="percentage">
            <text:p>1,3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H</text:p>
          </table:table-cell>
          <table:table-cell office:value-type="percentage" office:value="0.01753" calcext:value-type="percentage">
            <text:p>1,7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H</text:p>
          </table:table-cell>
          <table:table-cell office:value-type="percentage" office:value="0.007504" calcext:value-type="percentage">
            <text:p>0,7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H</text:p>
          </table:table-cell>
          <table:table-cell office:value-type="percentage" office:value="0.000117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I</text:p>
          </table:table-cell>
          <table:table-cell office:value-type="percentage" office:value="0.000611" calcext:value-type="percentage">
            <text:p>0,0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I</text:p>
          </table:table-cell>
          <table:table-cell office:value-type="percentage" office:value="0.007152" calcext:value-type="percentage">
            <text:p>0,7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I</text:p>
          </table:table-cell>
          <table:table-cell office:value-type="percentage" office:value="0.013334" calcext:value-type="percentage">
            <text:p>1,3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I</text:p>
          </table:table-cell>
          <table:table-cell office:value-type="percentage" office:value="0.0037" calcext:value-type="percentage">
            <text:p>0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I</text:p>
          </table:table-cell>
          <table:table-cell office:value-type="percentage" office:value="0.00004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J</text:p>
          </table:table-cell>
          <table:table-cell office:value-type="percentage" office:value="0.000244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J</text:p>
          </table:table-cell>
          <table:table-cell office:value-type="percentage" office:value="0.003722" calcext:value-type="percentage">
            <text:p>0,3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J</text:p>
          </table:table-cell>
          <table:table-cell office:value-type="percentage" office:value="0.00923" calcext:value-type="percentage">
            <text:p>0,9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J</text:p>
          </table:table-cell>
          <table:table-cell office:value-type="percentage" office:value="0.001908" calcext:value-type="percentage">
            <text:p>0,1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J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K</text:p>
          </table:table-cell>
          <table:table-cell office:value-type="percentage" office:value="0.000147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K</text:p>
          </table:table-cell>
          <table:table-cell office:value-type="percentage" office:value="0.002451" calcext:value-type="percentage">
            <text:p>0,2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K</text:p>
          </table:table-cell>
          <table:table-cell office:value-type="percentage" office:value="0.008186" calcext:value-type="percentage">
            <text:p>0,8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K</text:p>
          </table:table-cell>
          <table:table-cell office:value-type="percentage" office:value="0.001119" calcext:value-type="percentage">
            <text:p>0,1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K</text:p>
          </table:table-cell>
          <table:table-cell office:value-type="percentage" office:value="0.0000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6_L</text:p>
          </table:table-cell>
          <table:table-cell office:value-type="percentage" office:value="0.000323" calcext:value-type="percentage">
            <text:p>0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6_L</text:p>
          </table:table-cell>
          <table:table-cell office:value-type="percentage" office:value="0.005144" calcext:value-type="percentage">
            <text:p>0,5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6_L</text:p>
          </table:table-cell>
          <table:table-cell office:value-type="percentage" office:value="0.059136" calcext:value-type="percentage">
            <text:p>5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6_L</text:p>
          </table:table-cell>
          <table:table-cell office:value-type="percentage" office:value="0.001992" calcext:value-type="percentage">
            <text:p>0,2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6_L</text:p>
          </table:table-cell>
          <table:table-cell office:value-type="percentage" office:value="0.000018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A</text:p>
          </table:table-cell>
          <table:table-cell office:value-type="percentage" office:value="0.248448" calcext:value-type="percentage">
            <text:p>24,8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A</text:p>
          </table:table-cell>
          <table:table-cell office:value-type="percentage" office:value="0.224903" calcext:value-type="percentage">
            <text:p>22,4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A</text:p>
          </table:table-cell>
          <table:table-cell office:value-type="percentage" office:value="0.097701" calcext:value-type="percentage">
            <text:p>9,7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A</text:p>
          </table:table-cell>
          <table:table-cell office:value-type="percentage" office:value="0.173489" calcext:value-type="percentage">
            <text:p>17,3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A</text:p>
          </table:table-cell>
          <table:table-cell office:value-type="percentage" office:value="0.179165" calcext:value-type="percentage">
            <text:p>17,9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B</text:p>
          </table:table-cell>
          <table:table-cell office:value-type="percentage" office:value="0.003666" calcext:value-type="percentage">
            <text:p>0,3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B</text:p>
          </table:table-cell>
          <table:table-cell office:value-type="percentage" office:value="0.004036" calcext:value-type="percentage">
            <text:p>0,4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B</text:p>
          </table:table-cell>
          <table:table-cell office:value-type="percentage" office:value="0.026828" calcext:value-type="percentage">
            <text:p>2,6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B</text:p>
          </table:table-cell>
          <table:table-cell office:value-type="percentage" office:value="0.002837" calcext:value-type="percentage">
            <text:p>0,2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B</text:p>
          </table:table-cell>
          <table:table-cell office:value-type="percentage" office:value="0.003384" calcext:value-type="percentage">
            <text:p>0,3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C</text:p>
          </table:table-cell>
          <table:table-cell office:value-type="percentage" office:value="0.000857" calcext:value-type="percentage">
            <text:p>0,0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C</text:p>
          </table:table-cell>
          <table:table-cell office:value-type="percentage" office:value="0.000994" calcext:value-type="percentage">
            <text:p>0,1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C</text:p>
          </table:table-cell>
          <table:table-cell office:value-type="percentage" office:value="0.006046" calcext:value-type="percentage">
            <text:p>0,6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C</text:p>
          </table:table-cell>
          <table:table-cell office:value-type="percentage" office:value="0.000811" calcext:value-type="percentage">
            <text:p>0,0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C</text:p>
          </table:table-cell>
          <table:table-cell office:value-type="percentage" office:value="0.000579" calcext:value-type="percentage">
            <text:p>0,0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7_D</text:p>
          </table:table-cell>
          <table:table-cell office:value-type="percentage" office:value="0.001709" calcext:value-type="percentage">
            <text:p>0,1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7_D</text:p>
          </table:table-cell>
          <table:table-cell office:value-type="percentage" office:value="0.001932" calcext:value-type="percentage">
            <text:p>0,1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7_D</text:p>
          </table:table-cell>
          <table:table-cell office:value-type="percentage" office:value="0.019835" calcext:value-type="percentage">
            <text:p>1,9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7_D</text:p>
          </table:table-cell>
          <table:table-cell office:value-type="percentage" office:value="0.001706" calcext:value-type="percentage">
            <text:p>0,1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7_D</text:p>
          </table:table-cell>
          <table:table-cell office:value-type="percentage" office:value="0.001074" calcext:value-type="percentage">
            <text:p>0,1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A</text:p>
          </table:table-cell>
          <table:table-cell office:value-type="percentage" office:value="0.000825" calcext:value-type="percentage">
            <text:p>0,0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A</text:p>
          </table:table-cell>
          <table:table-cell office:value-type="percentage" office:value="0.000174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A</text:p>
          </table:table-cell>
          <table:table-cell office:value-type="percentage" office:value="0.000043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A</text:p>
          </table:table-cell>
          <table:table-cell office:value-type="percentage" office:value="0.000203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A</text:p>
          </table:table-cell>
          <table:table-cell office:value-type="percentage" office:value="0.005417" calcext:value-type="percentage">
            <text:p>0,5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B</text:p>
          </table:table-cell>
          <table:table-cell office:value-type="percentage" office:value="0.231149" calcext:value-type="percentage">
            <text:p>23,1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B</text:p>
          </table:table-cell>
          <table:table-cell office:value-type="percentage" office:value="0.131395" calcext:value-type="percentage">
            <text:p>13,1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B</text:p>
          </table:table-cell>
          <table:table-cell office:value-type="percentage" office:value="0.013305" calcext:value-type="percentage">
            <text:p>1,3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B</text:p>
          </table:table-cell>
          <table:table-cell office:value-type="percentage" office:value="0.119351" calcext:value-type="percentage">
            <text:p>11,9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B</text:p>
          </table:table-cell>
          <table:table-cell office:value-type="percentage" office:value="0.173709" calcext:value-type="percentage">
            <text:p>17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C</text:p>
          </table:table-cell>
          <table:table-cell office:value-type="percentage" office:value="0.021434" calcext:value-type="percentage">
            <text:p>2,1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C</text:p>
          </table:table-cell>
          <table:table-cell office:value-type="percentage" office:value="0.0864" calcext:value-type="percentage">
            <text:p>8,6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C</text:p>
          </table:table-cell>
          <table:table-cell office:value-type="percentage" office:value="0.059246" calcext:value-type="percentage">
            <text:p>5,9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C</text:p>
          </table:table-cell>
          <table:table-cell office:value-type="percentage" office:value="0.051524" calcext:value-type="percentage">
            <text:p>5,1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C</text:p>
          </table:table-cell>
          <table:table-cell office:value-type="percentage" office:value="0.004884" calcext:value-type="percentage">
            <text:p>0,4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D</text:p>
          </table:table-cell>
          <table:table-cell office:value-type="percentage" office:value="0.001151" calcext:value-type="percentage">
            <text:p>0,1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D</text:p>
          </table:table-cell>
          <table:table-cell office:value-type="percentage" office:value="0.011933" calcext:value-type="percentage">
            <text:p>1,1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D</text:p>
          </table:table-cell>
          <table:table-cell office:value-type="percentage" office:value="0.045808" calcext:value-type="percentage">
            <text:p>4,5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D</text:p>
          </table:table-cell>
          <table:table-cell office:value-type="percentage" office:value="0.006711" calcext:value-type="percentage">
            <text:p>0,6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D</text:p>
          </table:table-cell>
          <table:table-cell office:value-type="percentage" office:value="0.000171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8_E</text:p>
          </table:table-cell>
          <table:table-cell office:value-type="percentage" office:value="0.00012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8_E</text:p>
          </table:table-cell>
          <table:table-cell office:value-type="percentage" office:value="0.001962" calcext:value-type="percentage">
            <text:p>0,2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8_E</text:p>
          </table:table-cell>
          <table:table-cell office:value-type="percentage" office:value="0.032009" calcext:value-type="percentage">
            <text:p>3,2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8_E</text:p>
          </table:table-cell>
          <table:table-cell office:value-type="percentage" office:value="0.001054" calcext:value-type="percentage">
            <text:p>0,1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8_E</text:p>
          </table:table-cell>
          <table:table-cell office:value-type="percentage" office:value="0.00002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A</text:p>
          </table:table-cell>
          <table:table-cell office:value-type="percentage" office:value="0.002367" calcext:value-type="percentage">
            <text:p>0,2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A</text:p>
          </table:table-cell>
          <table:table-cell office:value-type="percentage" office:value="0.000429" calcext:value-type="percentage">
            <text:p>0,0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A</text:p>
          </table:table-cell>
          <table:table-cell office:value-type="percentage" office:value="0.000019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A</text:p>
          </table:table-cell>
          <table:table-cell office:value-type="percentage" office:value="0.000445" calcext:value-type="percentage">
            <text:p>0,0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A</text:p>
          </table:table-cell>
          <table:table-cell office:value-type="percentage" office:value="0.003677" calcext:value-type="percentage">
            <text:p>0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B</text:p>
          </table:table-cell>
          <table:table-cell office:value-type="percentage" office:value="0.048026" calcext:value-type="percentage">
            <text:p>4,8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B</text:p>
          </table:table-cell>
          <table:table-cell office:value-type="percentage" office:value="0.013538" calcext:value-type="percentage">
            <text:p>1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B</text:p>
          </table:table-cell>
          <table:table-cell office:value-type="percentage" office:value="0.000503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B</text:p>
          </table:table-cell>
          <table:table-cell office:value-type="percentage" office:value="0.009575" calcext:value-type="percentage">
            <text:p>0,9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B</text:p>
          </table:table-cell>
          <table:table-cell office:value-type="percentage" office:value="0.047853" calcext:value-type="percentage">
            <text:p>4,7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C</text:p>
          </table:table-cell>
          <table:table-cell office:value-type="percentage" office:value="0.156451" calcext:value-type="percentage">
            <text:p>15,6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C</text:p>
          </table:table-cell>
          <table:table-cell office:value-type="percentage" office:value="0.114724" calcext:value-type="percentage">
            <text:p>11,4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C</text:p>
          </table:table-cell>
          <table:table-cell office:value-type="percentage" office:value="0.023972" calcext:value-type="percentage">
            <text:p>2,4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C</text:p>
          </table:table-cell>
          <table:table-cell office:value-type="percentage" office:value="0.097496" calcext:value-type="percentage">
            <text:p>9,7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C</text:p>
          </table:table-cell>
          <table:table-cell office:value-type="percentage" office:value="0.105452" calcext:value-type="percentage">
            <text:p>10,5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D</text:p>
          </table:table-cell>
          <table:table-cell office:value-type="percentage" office:value="0.044426" calcext:value-type="percentage">
            <text:p>4,4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D</text:p>
          </table:table-cell>
          <table:table-cell office:value-type="percentage" office:value="0.093674" calcext:value-type="percentage">
            <text:p>9,3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D</text:p>
          </table:table-cell>
          <table:table-cell office:value-type="percentage" office:value="0.095727" calcext:value-type="percentage">
            <text:p>9,5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D</text:p>
          </table:table-cell>
          <table:table-cell office:value-type="percentage" office:value="0.064737" calcext:value-type="percentage">
            <text:p>6,4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D</text:p>
          </table:table-cell>
          <table:table-cell office:value-type="percentage" office:value="0.025199" calcext:value-type="percentage">
            <text:p>2,5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09_E</text:p>
          </table:table-cell>
          <table:table-cell office:value-type="percentage" office:value="0.00341" calcext:value-type="percentage">
            <text:p>0,3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09_E</text:p>
          </table:table-cell>
          <table:table-cell office:value-type="percentage" office:value="0.009499" calcext:value-type="percentage">
            <text:p>0,9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09_E</text:p>
          </table:table-cell>
          <table:table-cell office:value-type="percentage" office:value="0.030189" calcext:value-type="percentage">
            <text:p>3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09_E</text:p>
          </table:table-cell>
          <table:table-cell office:value-type="percentage" office:value="0.00659" calcext:value-type="percentage">
            <text:p>0,6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09_E</text:p>
          </table:table-cell>
          <table:table-cell office:value-type="percentage" office:value="0.002022" calcext:value-type="percentage">
            <text:p>0,2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A</text:p>
          </table:table-cell>
          <table:table-cell office:value-type="percentage" office:value="0.215109" calcext:value-type="percentage">
            <text:p>21,5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A</text:p>
          </table:table-cell>
          <table:table-cell office:value-type="percentage" office:value="0.065405" calcext:value-type="percentage">
            <text:p>6,5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A</text:p>
          </table:table-cell>
          <table:table-cell office:value-type="percentage" office:value="0.006376" calcext:value-type="percentage">
            <text:p>0,6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A</text:p>
          </table:table-cell>
          <table:table-cell office:value-type="percentage" office:value="0.072216" calcext:value-type="percentage">
            <text:p>7,2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A</text:p>
          </table:table-cell>
          <table:table-cell office:value-type="percentage" office:value="0.174992" calcext:value-type="percentage">
            <text:p>17,5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B</text:p>
          </table:table-cell>
          <table:table-cell office:value-type="percentage" office:value="0.038464" calcext:value-type="percentage">
            <text:p>3,8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B</text:p>
          </table:table-cell>
          <table:table-cell office:value-type="percentage" office:value="0.150606" calcext:value-type="percentage">
            <text:p>15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B</text:p>
          </table:table-cell>
          <table:table-cell office:value-type="percentage" office:value="0.072055" calcext:value-type="percentage">
            <text:p>7,2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B</text:p>
          </table:table-cell>
          <table:table-cell office:value-type="percentage" office:value="0.096459" calcext:value-type="percentage">
            <text:p>9,6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B</text:p>
          </table:table-cell>
          <table:table-cell office:value-type="percentage" office:value="0.009008" calcext:value-type="percentage">
            <text:p>0,9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C</text:p>
          </table:table-cell>
          <table:table-cell office:value-type="percentage" office:value="0.001028" calcext:value-type="percentage">
            <text:p>0,1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C</text:p>
          </table:table-cell>
          <table:table-cell office:value-type="percentage" office:value="0.01468" calcext:value-type="percentage">
            <text:p>1,4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C</text:p>
          </table:table-cell>
          <table:table-cell office:value-type="percentage" office:value="0.06097" calcext:value-type="percentage">
            <text:p>6,1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C</text:p>
          </table:table-cell>
          <table:table-cell office:value-type="percentage" office:value="0.009381" calcext:value-type="percentage">
            <text:p>0,9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C</text:p>
          </table:table-cell>
          <table:table-cell office:value-type="percentage" office:value="0.000179" calcext:value-type="percentage">
            <text:p>0,0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D</text:p>
          </table:table-cell>
          <table:table-cell office:value-type="percentage" office:value="0.000065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D</text:p>
          </table:table-cell>
          <table:table-cell office:value-type="percentage" office:value="0.001044" calcext:value-type="percentage">
            <text:p>0,1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D</text:p>
          </table:table-cell>
          <table:table-cell office:value-type="percentage" office:value="0.009107" calcext:value-type="percentage">
            <text:p>0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D</text:p>
          </table:table-cell>
          <table:table-cell office:value-type="percentage" office:value="0.000695" calcext:value-type="percentage">
            <text:p>0,0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D</text:p>
          </table:table-cell>
          <table:table-cell office:value-type="percentage" office:value="0.000018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0_E</text:p>
          </table:table-cell>
          <table:table-cell office:value-type="percentage" office:value="0.00001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0_E</text:p>
          </table:table-cell>
          <table:table-cell office:value-type="percentage" office:value="0.00013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0_E</text:p>
          </table:table-cell>
          <table:table-cell office:value-type="percentage" office:value="0.001902" calcext:value-type="percentage">
            <text:p>0,1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0_E</text:p>
          </table:table-cell>
          <table:table-cell office:value-type="percentage" office:value="0.000093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0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A</text:p>
          </table:table-cell>
          <table:table-cell office:value-type="percentage" office:value="0.193054" calcext:value-type="percentage">
            <text:p>19,3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A</text:p>
          </table:table-cell>
          <table:table-cell office:value-type="percentage" office:value="0.176639" calcext:value-type="percentage">
            <text:p>17,6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A</text:p>
          </table:table-cell>
          <table:table-cell office:value-type="percentage" office:value="0.124996" calcext:value-type="percentage">
            <text:p>12,5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A</text:p>
          </table:table-cell>
          <table:table-cell office:value-type="percentage" office:value="0.132488" calcext:value-type="percentage">
            <text:p>13,2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A</text:p>
          </table:table-cell>
          <table:table-cell office:value-type="percentage" office:value="0.14558" calcext:value-type="percentage">
            <text:p>14,5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B</text:p>
          </table:table-cell>
          <table:table-cell office:value-type="percentage" office:value="0.057545" calcext:value-type="percentage">
            <text:p>5,7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B</text:p>
          </table:table-cell>
          <table:table-cell office:value-type="percentage" office:value="0.048612" calcext:value-type="percentage">
            <text:p>4,8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B</text:p>
          </table:table-cell>
          <table:table-cell office:value-type="percentage" office:value="0.021305" calcext:value-type="percentage">
            <text:p>2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B</text:p>
          </table:table-cell>
          <table:table-cell office:value-type="percentage" office:value="0.041343" calcext:value-type="percentage">
            <text:p>4,1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B</text:p>
          </table:table-cell>
          <table:table-cell office:value-type="percentage" office:value="0.036861" calcext:value-type="percentage">
            <text:p>3,6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C</text:p>
          </table:table-cell>
          <table:table-cell office:value-type="percentage" office:value="0.003857" calcext:value-type="percentage">
            <text:p>0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C</text:p>
          </table:table-cell>
          <table:table-cell office:value-type="percentage" office:value="0.006056" calcext:value-type="percentage">
            <text:p>0,6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C</text:p>
          </table:table-cell>
          <table:table-cell office:value-type="percentage" office:value="0.00345" calcext:value-type="percentage">
            <text:p>0,3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C</text:p>
          </table:table-cell>
          <table:table-cell office:value-type="percentage" office:value="0.004636" calcext:value-type="percentage">
            <text:p>0,4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C</text:p>
          </table:table-cell>
          <table:table-cell office:value-type="percentage" office:value="0.001671" calcext:value-type="percentage">
            <text:p>0,1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D</text:p>
          </table:table-cell>
          <table:table-cell office:value-type="percentage" office:value="0.000203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D</text:p>
          </table:table-cell>
          <table:table-cell office:value-type="percentage" office:value="0.000512" calcext:value-type="percentage">
            <text:p>0,0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D</text:p>
          </table:table-cell>
          <table:table-cell office:value-type="percentage" office:value="0.000521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D</text:p>
          </table:table-cell>
          <table:table-cell office:value-type="percentage" office:value="0.00034" calcext:value-type="percentage">
            <text:p>0,0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D</text:p>
          </table:table-cell>
          <table:table-cell office:value-type="percentage" office:value="0.000084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1_E</text:p>
          </table:table-cell>
          <table:table-cell office:value-type="percentage" office:value="0.000021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1_E</text:p>
          </table:table-cell>
          <table:table-cell office:value-type="percentage" office:value="0.000046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1_E</text:p>
          </table:table-cell>
          <table:table-cell office:value-type="percentage" office:value="0.000137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1_E</text:p>
          </table:table-cell>
          <table:table-cell office:value-type="percentage" office:value="0.00003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1_E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A</text:p>
          </table:table-cell>
          <table:table-cell office:value-type="percentage" office:value="0.003177" calcext:value-type="percentage">
            <text:p>0,3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A</text:p>
          </table:table-cell>
          <table:table-cell office:value-type="percentage" office:value="0.000552" calcext:value-type="percentage">
            <text:p>0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A</text:p>
          </table:table-cell>
          <table:table-cell office:value-type="percentage" office:value="0.000079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A</text:p>
          </table:table-cell>
          <table:table-cell office:value-type="percentage" office:value="0.000637" calcext:value-type="percentage">
            <text:p>0,0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A</text:p>
          </table:table-cell>
          <table:table-cell office:value-type="percentage" office:value="0.009018" calcext:value-type="percentage">
            <text:p>0,9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B</text:p>
          </table:table-cell>
          <table:table-cell office:value-type="percentage" office:value="0.249907" calcext:value-type="percentage">
            <text:p>24,9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B</text:p>
          </table:table-cell>
          <table:table-cell office:value-type="percentage" office:value="0.224534" calcext:value-type="percentage">
            <text:p>22,4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B</text:p>
          </table:table-cell>
          <table:table-cell office:value-type="percentage" office:value="0.12008" calcext:value-type="percentage">
            <text:p>12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B</text:p>
          </table:table-cell>
          <table:table-cell office:value-type="percentage" office:value="0.172737" calcext:value-type="percentage">
            <text:p>17,2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B</text:p>
          </table:table-cell>
          <table:table-cell office:value-type="percentage" office:value="0.174727" calcext:value-type="percentage">
            <text:p>17,4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C</text:p>
          </table:table-cell>
          <table:table-cell office:value-type="percentage" office:value="0.00156" calcext:value-type="percentage">
            <text:p>0,1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C</text:p>
          </table:table-cell>
          <table:table-cell office:value-type="percentage" office:value="0.006576" calcext:value-type="percentage">
            <text:p>0,6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C</text:p>
          </table:table-cell>
          <table:table-cell office:value-type="percentage" office:value="0.027536" calcext:value-type="percentage">
            <text:p>2,7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C</text:p>
          </table:table-cell>
          <table:table-cell office:value-type="percentage" office:value="0.005251" calcext:value-type="percentage">
            <text:p>0,5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C</text:p>
          </table:table-cell>
          <table:table-cell office:value-type="percentage" office:value="0.000439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D</text:p>
          </table:table-cell>
          <table:table-cell office:value-type="percentage" office:value="0.000031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D</text:p>
          </table:table-cell>
          <table:table-cell office:value-type="percentage" office:value="0.000178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D</text:p>
          </table:table-cell>
          <table:table-cell office:value-type="percentage" office:value="0.002266" calcext:value-type="percentage">
            <text:p>0,2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D</text:p>
          </table:table-cell>
          <table:table-cell office:value-type="percentage" office:value="0.000194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D</text:p>
          </table:table-cell>
          <table:table-cell office:value-type="percentage" office:value="0.000014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2_E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2_E</text:p>
          </table:table-cell>
          <table:table-cell office:value-type="percentage" office:value="0.00002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2_E</text:p>
          </table:table-cell>
          <table:table-cell office:value-type="percentage" office:value="0.000449" calcext:value-type="percentage">
            <text:p>0,0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2_E</text:p>
          </table:table-cell>
          <table:table-cell office:value-type="percentage" office:value="0.000024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2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A</text:p>
          </table:table-cell>
          <table:table-cell office:value-type="percentage" office:value="0.20635" calcext:value-type="percentage">
            <text:p>20,6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A</text:p>
          </table:table-cell>
          <table:table-cell office:value-type="percentage" office:value="0.09881" calcext:value-type="percentage">
            <text:p>9,8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A</text:p>
          </table:table-cell>
          <table:table-cell office:value-type="percentage" office:value="0.024992" calcext:value-type="percentage">
            <text:p>2,5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A</text:p>
          </table:table-cell>
          <table:table-cell office:value-type="percentage" office:value="0.0831" calcext:value-type="percentage">
            <text:p>8,3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A</text:p>
          </table:table-cell>
          <table:table-cell office:value-type="percentage" office:value="0.168496" calcext:value-type="percentage">
            <text:p>16,8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B</text:p>
          </table:table-cell>
          <table:table-cell office:value-type="percentage" office:value="0.047846" calcext:value-type="percentage">
            <text:p>4,7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B</text:p>
          </table:table-cell>
          <table:table-cell office:value-type="percentage" office:value="0.129151" calcext:value-type="percentage">
            <text:p>12,9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B</text:p>
          </table:table-cell>
          <table:table-cell office:value-type="percentage" office:value="0.103564" calcext:value-type="percentage">
            <text:p>10,3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B</text:p>
          </table:table-cell>
          <table:table-cell office:value-type="percentage" office:value="0.09185" calcext:value-type="percentage">
            <text:p>9,1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B</text:p>
          </table:table-cell>
          <table:table-cell office:value-type="percentage" office:value="0.015553" calcext:value-type="percentage">
            <text:p>1,5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C</text:p>
          </table:table-cell>
          <table:table-cell office:value-type="percentage" office:value="0.000447" calcext:value-type="percentage">
            <text:p>0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C</text:p>
          </table:table-cell>
          <table:table-cell office:value-type="percentage" office:value="0.003558" calcext:value-type="percentage">
            <text:p>0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C</text:p>
          </table:table-cell>
          <table:table-cell office:value-type="percentage" office:value="0.018907" calcext:value-type="percentage">
            <text:p>1,8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C</text:p>
          </table:table-cell>
          <table:table-cell office:value-type="percentage" office:value="0.003506" calcext:value-type="percentage">
            <text:p>0,3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C</text:p>
          </table:table-cell>
          <table:table-cell office:value-type="percentage" office:value="0.000136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D</text:p>
          </table:table-cell>
          <table:table-cell office:value-type="percentage" office:value="0.00003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D</text:p>
          </table:table-cell>
          <table:table-cell office:value-type="percentage" office:value="0.000276" calcext:value-type="percentage">
            <text:p>0,0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D</text:p>
          </table:table-cell>
          <table:table-cell office:value-type="percentage" office:value="0.002472" calcext:value-type="percentage">
            <text:p>0,2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D</text:p>
          </table:table-cell>
          <table:table-cell office:value-type="percentage" office:value="0.000311" calcext:value-type="percentage">
            <text:p>0,0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D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3_E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3_E</text:p>
          </table:table-cell>
          <table:table-cell office:value-type="percentage" office:value="0.00007" calcext:value-type="percentage">
            <text:p>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3_E</text:p>
          </table:table-cell>
          <table:table-cell office:value-type="percentage" office:value="0.000474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3_E</text:p>
          </table:table-cell>
          <table:table-cell office:value-type="percentage" office:value="0.000075" calcext:value-type="percentage">
            <text:p>0,0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3_E</text:p>
          </table:table-cell>
          <table:table-cell office:value-type="percentage" office:value="0.000009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A</text:p>
          </table:table-cell>
          <table:table-cell office:value-type="percentage" office:value="0.164051" calcext:value-type="percentage">
            <text:p>16,4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A</text:p>
          </table:table-cell>
          <table:table-cell office:value-type="percentage" office:value="0.024812" calcext:value-type="percentage">
            <text:p>2,4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A</text:p>
          </table:table-cell>
          <table:table-cell office:value-type="percentage" office:value="0.002833" calcext:value-type="percentage">
            <text:p>0,2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A</text:p>
          </table:table-cell>
          <table:table-cell office:value-type="percentage" office:value="0.040286" calcext:value-type="percentage">
            <text:p>4,0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A</text:p>
          </table:table-cell>
          <table:table-cell office:value-type="percentage" office:value="0.169357" calcext:value-type="percentage">
            <text:p>16,9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B</text:p>
          </table:table-cell>
          <table:table-cell office:value-type="percentage" office:value="0.090425" calcext:value-type="percentage">
            <text:p>9,0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B</text:p>
          </table:table-cell>
          <table:table-cell office:value-type="percentage" office:value="0.205649" calcext:value-type="percentage">
            <text:p>20,5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B</text:p>
          </table:table-cell>
          <table:table-cell office:value-type="percentage" office:value="0.141974" calcext:value-type="percentage">
            <text:p>14,2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B</text:p>
          </table:table-cell>
          <table:table-cell office:value-type="percentage" office:value="0.137034" calcext:value-type="percentage">
            <text:p>13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B</text:p>
          </table:table-cell>
          <table:table-cell office:value-type="percentage" office:value="0.014806" calcext:value-type="percentage">
            <text:p>1,4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C</text:p>
          </table:table-cell>
          <table:table-cell office:value-type="percentage" office:value="0.000194" calcext:value-type="percentage">
            <text:p>0,0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C</text:p>
          </table:table-cell>
          <table:table-cell office:value-type="percentage" office:value="0.001361" calcext:value-type="percentage">
            <text:p>0,1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C</text:p>
          </table:table-cell>
          <table:table-cell office:value-type="percentage" office:value="0.005365" calcext:value-type="percentage">
            <text:p>0,5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C</text:p>
          </table:table-cell>
          <table:table-cell office:value-type="percentage" office:value="0.001482" calcext:value-type="percentage">
            <text:p>0,1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C</text:p>
          </table:table-cell>
          <table:table-cell office:value-type="percentage" office:value="0.000036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D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D</text:p>
          </table:table-cell>
          <table:table-cell office:value-type="percentage" office:value="0.000036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D</text:p>
          </table:table-cell>
          <table:table-cell office:value-type="percentage" office:value="0.000203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D</text:p>
          </table:table-cell>
          <table:table-cell office:value-type="percentage" office:value="0.000037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D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4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4_E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4_E</text:p>
          </table:table-cell>
          <table:table-cell office:value-type="percentage" office:value="0.000035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4_E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4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A</text:p>
          </table:table-cell>
          <table:table-cell office:value-type="percentage" office:value="0.246068" calcext:value-type="percentage">
            <text:p>24,6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A</text:p>
          </table:table-cell>
          <table:table-cell office:value-type="percentage" office:value="0.200142" calcext:value-type="percentage">
            <text:p>20,0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A</text:p>
          </table:table-cell>
          <table:table-cell office:value-type="percentage" office:value="0.101304" calcext:value-type="percentage">
            <text:p>10,1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A</text:p>
          </table:table-cell>
          <table:table-cell office:value-type="percentage" office:value="0.154684" calcext:value-type="percentage">
            <text:p>15,4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A</text:p>
          </table:table-cell>
          <table:table-cell office:value-type="percentage" office:value="0.182733" calcext:value-type="percentage">
            <text:p>18,2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B</text:p>
          </table:table-cell>
          <table:table-cell office:value-type="percentage" office:value="0.008591" calcext:value-type="percentage">
            <text:p>0,8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B</text:p>
          </table:table-cell>
          <table:table-cell office:value-type="percentage" office:value="0.031544" calcext:value-type="percentage">
            <text:p>3,1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B</text:p>
          </table:table-cell>
          <table:table-cell office:value-type="percentage" office:value="0.048259" calcext:value-type="percentage">
            <text:p>4,8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B</text:p>
          </table:table-cell>
          <table:table-cell office:value-type="percentage" office:value="0.023955" calcext:value-type="percentage">
            <text:p>2,4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B</text:p>
          </table:table-cell>
          <table:table-cell office:value-type="percentage" office:value="0.001462" calcext:value-type="percentage">
            <text:p>0,1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C</text:p>
          </table:table-cell>
          <table:table-cell office:value-type="percentage" office:value="0.00001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C</text:p>
          </table:table-cell>
          <table:table-cell office:value-type="percentage" office:value="0.000166" calcext:value-type="percentage">
            <text:p>0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C</text:p>
          </table:table-cell>
          <table:table-cell office:value-type="percentage" office:value="0.000771" calcext:value-type="percentage">
            <text:p>0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C</text:p>
          </table:table-cell>
          <table:table-cell office:value-type="percentage" office:value="0.000195" calcext:value-type="percentage">
            <text:p>0,0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C</text:p>
          </table:table-cell>
          <table:table-cell office:value-type="percentage" office:value="0.000006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D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D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D</text:p>
          </table:table-cell>
          <table:table-cell office:value-type="percentage" office:value="0.000055" calcext:value-type="percentage">
            <text:p>0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D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D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5_E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5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5_E</text:p>
          </table:table-cell>
          <table:table-cell office:value-type="percentage" office:value="0.000021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5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5_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A</text:p>
          </table:table-cell>
          <table:table-cell office:value-type="percentage" office:value="0.192091" calcext:value-type="percentage">
            <text:p>19,2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A</text:p>
          </table:table-cell>
          <table:table-cell office:value-type="percentage" office:value="0.057943" calcext:value-type="percentage">
            <text:p>5,7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A</text:p>
          </table:table-cell>
          <table:table-cell office:value-type="percentage" office:value="0.010831" calcext:value-type="percentage">
            <text:p>1,0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A</text:p>
          </table:table-cell>
          <table:table-cell office:value-type="percentage" office:value="0.068808" calcext:value-type="percentage">
            <text:p>6,8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A</text:p>
          </table:table-cell>
          <table:table-cell office:value-type="percentage" office:value="0.174914" calcext:value-type="percentage">
            <text:p>17,4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B</text:p>
          </table:table-cell>
          <table:table-cell office:value-type="percentage" office:value="0.062538" calcext:value-type="percentage">
            <text:p>6,2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B</text:p>
          </table:table-cell>
          <table:table-cell office:value-type="percentage" office:value="0.173405" calcext:value-type="percentage">
            <text:p>17,3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B</text:p>
          </table:table-cell>
          <table:table-cell office:value-type="percentage" office:value="0.135474" calcext:value-type="percentage">
            <text:p>13,5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B</text:p>
          </table:table-cell>
          <table:table-cell office:value-type="percentage" office:value="0.10952" calcext:value-type="percentage">
            <text:p>10,9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B</text:p>
          </table:table-cell>
          <table:table-cell office:value-type="percentage" office:value="0.009279" calcext:value-type="percentage">
            <text:p>0,9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C</text:p>
          </table:table-cell>
          <table:table-cell office:value-type="percentage" office:value="0.000043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C</text:p>
          </table:table-cell>
          <table:table-cell office:value-type="percentage" office:value="0.000501" calcext:value-type="percentage">
            <text:p>0,0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C</text:p>
          </table:table-cell>
          <table:table-cell office:value-type="percentage" office:value="0.003899" calcext:value-type="percentage">
            <text:p>0,3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C</text:p>
          </table:table-cell>
          <table:table-cell office:value-type="percentage" office:value="0.000497" calcext:value-type="percentage">
            <text:p>0,0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C</text:p>
          </table:table-cell>
          <table:table-cell office:value-type="percentage" office:value="0.000008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D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D</text:p>
          </table:table-cell>
          <table:table-cell office:value-type="percentage" office:value="0.000012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D</text:p>
          </table:table-cell>
          <table:table-cell office:value-type="percentage" office:value="0.000163" calcext:value-type="percentage">
            <text:p>0,0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D</text:p>
          </table:table-cell>
          <table:table-cell office:value-type="percentage" office:value="0.000016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D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6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6_E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6_E</text:p>
          </table:table-cell>
          <table:table-cell office:value-type="percentage" office:value="0.000042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6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6_E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A</text:p>
          </table:table-cell>
          <table:table-cell office:value-type="percentage" office:value="0.253655" calcext:value-type="percentage">
            <text:p>25,3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A</text:p>
          </table:table-cell>
          <table:table-cell office:value-type="percentage" office:value="0.229076" calcext:value-type="percentage">
            <text:p>22,9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A</text:p>
          </table:table-cell>
          <table:table-cell office:value-type="percentage" office:value="0.129531" calcext:value-type="percentage">
            <text:p>12,9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A</text:p>
          </table:table-cell>
          <table:table-cell office:value-type="percentage" office:value="0.17699" calcext:value-type="percentage">
            <text:p>17,7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A</text:p>
          </table:table-cell>
          <table:table-cell office:value-type="percentage" office:value="0.183773" calcext:value-type="percentage">
            <text:p>18,3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B</text:p>
          </table:table-cell>
          <table:table-cell office:value-type="percentage" office:value="0.001013" calcext:value-type="percentage">
            <text:p>0,1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B</text:p>
          </table:table-cell>
          <table:table-cell office:value-type="percentage" office:value="0.00276" calcext:value-type="percentage">
            <text:p>0,2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B</text:p>
          </table:table-cell>
          <table:table-cell office:value-type="percentage" office:value="0.020525" calcext:value-type="percentage">
            <text:p>2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B</text:p>
          </table:table-cell>
          <table:table-cell office:value-type="percentage" office:value="0.001832" calcext:value-type="percentage">
            <text:p>0,1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B</text:p>
          </table:table-cell>
          <table:table-cell office:value-type="percentage" office:value="0.000426" calcext:value-type="percentage">
            <text:p>0,04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C</text:p>
          </table:table-cell>
          <table:table-cell office:value-type="percentage" office:value="0.000007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C</text:p>
          </table:table-cell>
          <table:table-cell office:value-type="percentage" office:value="0.00002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C</text:p>
          </table:table-cell>
          <table:table-cell office:value-type="percentage" office:value="0.000304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C</text:p>
          </table:table-cell>
          <table:table-cell office:value-type="percentage" office:value="0.000018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C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D</text:p>
          </table:table-cell>
          <table:table-cell office:value-type="percentage" office:value="0.000004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D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D</text:p>
          </table:table-cell>
          <table:table-cell office:value-type="percentage" office:value="0.00003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D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D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7_E</text:p>
          </table:table-cell>
          <table:table-cell office:value-type="percentage" office:value="0.00000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7_E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7_E</text:p>
          </table:table-cell>
          <table:table-cell office:value-type="percentage" office:value="0.00002" calcext:value-type="percentage">
            <text:p>0,0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7_E</text:p>
          </table:table-cell>
          <table:table-cell office:value-type="percentage" office:value="0.000003" calcext:value-type="percentage">
            <text:p>0,0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7_E</text:p>
          </table:table-cell>
          <table:table-cell office:value-type="percentage" office:value="0.00000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A</text:p>
          </table:table-cell>
          <table:table-cell office:value-type="percentage" office:value="0.249336" calcext:value-type="percentage">
            <text:p>24,9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A</text:p>
          </table:table-cell>
          <table:table-cell office:value-type="percentage" office:value="0.173591" calcext:value-type="percentage">
            <text:p>17,3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A</text:p>
          </table:table-cell>
          <table:table-cell office:value-type="percentage" office:value="0.032971" calcext:value-type="percentage">
            <text:p>3,3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A</text:p>
          </table:table-cell>
          <table:table-cell office:value-type="percentage" office:value="0.143723" calcext:value-type="percentage">
            <text:p>14,3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A</text:p>
          </table:table-cell>
          <table:table-cell office:value-type="percentage" office:value="0.183735" calcext:value-type="percentage">
            <text:p>18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8_B</text:p>
          </table:table-cell>
          <table:table-cell office:value-type="percentage" office:value="0.005344" calcext:value-type="percentage">
            <text:p>0,5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8_B</text:p>
          </table:table-cell>
          <table:table-cell office:value-type="percentage" office:value="0.058273" calcext:value-type="percentage">
            <text:p>5,8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8_B</text:p>
          </table:table-cell>
          <table:table-cell office:value-type="percentage" office:value="0.117438" calcext:value-type="percentage">
            <text:p>11,74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8_B</text:p>
          </table:table-cell>
          <table:table-cell office:value-type="percentage" office:value="0.03512" calcext:value-type="percentage">
            <text:p>3,51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8_B</text:p>
          </table:table-cell>
          <table:table-cell office:value-type="percentage" office:value="0.000468" calcext:value-type="percentage">
            <text:p>0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A</text:p>
          </table:table-cell>
          <table:table-cell office:value-type="percentage" office:value="0.015595" calcext:value-type="percentage">
            <text:p>1,5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A</text:p>
          </table:table-cell>
          <table:table-cell office:value-type="percentage" office:value="0.005644" calcext:value-type="percentage">
            <text:p>0,5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A</text:p>
          </table:table-cell>
          <table:table-cell office:value-type="percentage" office:value="0.000471" calcext:value-type="percentage">
            <text:p>0,05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A</text:p>
          </table:table-cell>
          <table:table-cell office:value-type="percentage" office:value="0.004352" calcext:value-type="percentage">
            <text:p>0,4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A</text:p>
          </table:table-cell>
          <table:table-cell office:value-type="percentage" office:value="0.019643" calcext:value-type="percentage">
            <text:p>1,9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B</text:p>
          </table:table-cell>
          <table:table-cell office:value-type="percentage" office:value="0.221829" calcext:value-type="percentage">
            <text:p>22,1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B</text:p>
          </table:table-cell>
          <table:table-cell office:value-type="percentage" office:value="0.141898" calcext:value-type="percentage">
            <text:p>14,1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B</text:p>
          </table:table-cell>
          <table:table-cell office:value-type="percentage" office:value="0.021669" calcext:value-type="percentage">
            <text:p>2,1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B</text:p>
          </table:table-cell>
          <table:table-cell office:value-type="percentage" office:value="0.12218" calcext:value-type="percentage">
            <text:p>12,2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B</text:p>
          </table:table-cell>
          <table:table-cell office:value-type="percentage" office:value="0.161842" calcext:value-type="percentage">
            <text:p>16,18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C</text:p>
          </table:table-cell>
          <table:table-cell office:value-type="percentage" office:value="0.016152" calcext:value-type="percentage">
            <text:p>1,62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C</text:p>
          </table:table-cell>
          <table:table-cell office:value-type="percentage" office:value="0.069774" calcext:value-type="percentage">
            <text:p>6,9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C</text:p>
          </table:table-cell>
          <table:table-cell office:value-type="percentage" office:value="0.057758" calcext:value-type="percentage">
            <text:p>5,7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C</text:p>
          </table:table-cell>
          <table:table-cell office:value-type="percentage" office:value="0.042569" calcext:value-type="percentage">
            <text:p>4,2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C</text:p>
          </table:table-cell>
          <table:table-cell office:value-type="percentage" office:value="0.002598" calcext:value-type="percentage">
            <text:p>0,26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D</text:p>
          </table:table-cell>
          <table:table-cell office:value-type="percentage" office:value="0.001027" calcext:value-type="percentage">
            <text:p>0,1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D</text:p>
          </table:table-cell>
          <table:table-cell office:value-type="percentage" office:value="0.01274" calcext:value-type="percentage">
            <text:p>1,2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D</text:p>
          </table:table-cell>
          <table:table-cell office:value-type="percentage" office:value="0.042832" calcext:value-type="percentage">
            <text:p>4,2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D</text:p>
          </table:table-cell>
          <table:table-cell office:value-type="percentage" office:value="0.00845" calcext:value-type="percentage">
            <text:p>0,8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D</text:p>
          </table:table-cell>
          <table:table-cell office:value-type="percentage" office:value="0.000109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19_E</text:p>
          </table:table-cell>
          <table:table-cell office:value-type="percentage" office:value="0.000077" calcext:value-type="percentage">
            <text:p>0,0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19_E</text:p>
          </table:table-cell>
          <table:table-cell office:value-type="percentage" office:value="0.001808" calcext:value-type="percentage">
            <text:p>0,18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19_E</text:p>
          </table:table-cell>
          <table:table-cell office:value-type="percentage" office:value="0.027679" calcext:value-type="percentage">
            <text:p>2,7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19_E</text:p>
          </table:table-cell>
          <table:table-cell office:value-type="percentage" office:value="0.001292" calcext:value-type="percentage">
            <text:p>0,1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19_E</text:p>
          </table:table-cell>
          <table:table-cell office:value-type="percentage" office:value="0.00001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A</text:p>
          </table:table-cell>
          <table:table-cell office:value-type="percentage" office:value="0.212732" calcext:value-type="percentage">
            <text:p>21,27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A</text:p>
          </table:table-cell>
          <table:table-cell office:value-type="percentage" office:value="0.178749" calcext:value-type="percentage">
            <text:p>17,8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A</text:p>
          </table:table-cell>
          <table:table-cell office:value-type="percentage" office:value="0.066131" calcext:value-type="percentage">
            <text:p>6,6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A</text:p>
          </table:table-cell>
          <table:table-cell office:value-type="percentage" office:value="0.135836" calcext:value-type="percentage">
            <text:p>13,5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A</text:p>
          </table:table-cell>
          <table:table-cell office:value-type="percentage" office:value="0.157698" calcext:value-type="percentage">
            <text:p>15,7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0_B</text:p>
          </table:table-cell>
          <table:table-cell office:value-type="percentage" office:value="0.041948" calcext:value-type="percentage">
            <text:p>4,1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0_B</text:p>
          </table:table-cell>
          <table:table-cell office:value-type="percentage" office:value="0.053116" calcext:value-type="percentage">
            <text:p>5,31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0_B</text:p>
          </table:table-cell>
          <table:table-cell office:value-type="percentage" office:value="0.084279" calcext:value-type="percentage">
            <text:p>8,4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0_B</text:p>
          </table:table-cell>
          <table:table-cell office:value-type="percentage" office:value="0.043007" calcext:value-type="percentage">
            <text:p>4,3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0_B</text:p>
          </table:table-cell>
          <table:table-cell office:value-type="percentage" office:value="0.026504" calcext:value-type="percentage">
            <text:p>2,6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A</text:p>
          </table:table-cell>
          <table:table-cell office:value-type="percentage" office:value="0.239259" calcext:value-type="percentage">
            <text:p>23,9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A</text:p>
          </table:table-cell>
          <table:table-cell office:value-type="percentage" office:value="0.17839" calcext:value-type="percentage">
            <text:p>17,8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A</text:p>
          </table:table-cell>
          <table:table-cell office:value-type="percentage" office:value="0.0401" calcext:value-type="percentage">
            <text:p>4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A</text:p>
          </table:table-cell>
          <table:table-cell office:value-type="percentage" office:value="0.143409" calcext:value-type="percentage">
            <text:p>14,3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A</text:p>
          </table:table-cell>
          <table:table-cell office:value-type="percentage" office:value="0.180491" calcext:value-type="percentage">
            <text:p>18,0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1_B</text:p>
          </table:table-cell>
          <table:table-cell office:value-type="percentage" office:value="0.015421" calcext:value-type="percentage">
            <text:p>1,5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1_B</text:p>
          </table:table-cell>
          <table:table-cell office:value-type="percentage" office:value="0.053474" calcext:value-type="percentage">
            <text:p>5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1_B</text:p>
          </table:table-cell>
          <table:table-cell office:value-type="percentage" office:value="0.110309" calcext:value-type="percentage">
            <text:p>11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1_B</text:p>
          </table:table-cell>
          <table:table-cell office:value-type="percentage" office:value="0.035434" calcext:value-type="percentage">
            <text:p>3,5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1_B</text:p>
          </table:table-cell>
          <table:table-cell office:value-type="percentage" office:value="0.003711" calcext:value-type="percentage">
            <text:p>0,3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A</text:p>
          </table:table-cell>
          <table:table-cell office:value-type="percentage" office:value="0.003528" calcext:value-type="percentage">
            <text:p>0,35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A</text:p>
          </table:table-cell>
          <table:table-cell office:value-type="percentage" office:value="0.002156" calcext:value-type="percentage">
            <text:p>0,2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A</text:p>
          </table:table-cell>
          <table:table-cell office:value-type="percentage" office:value="0.000963" calcext:value-type="percentage">
            <text:p>0,10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A</text:p>
          </table:table-cell>
          <table:table-cell office:value-type="percentage" office:value="0.002669" calcext:value-type="percentage">
            <text:p>0,2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A</text:p>
          </table:table-cell>
          <table:table-cell office:value-type="percentage" office:value="0.008549" calcext:value-type="percentage">
            <text:p>0,8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B</text:p>
          </table:table-cell>
          <table:table-cell office:value-type="percentage" office:value="0.056987" calcext:value-type="percentage">
            <text:p>5,7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B</text:p>
          </table:table-cell>
          <table:table-cell office:value-type="percentage" office:value="0.017712" calcext:value-type="percentage">
            <text:p>1,77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B</text:p>
          </table:table-cell>
          <table:table-cell office:value-type="percentage" office:value="0.002708" calcext:value-type="percentage">
            <text:p>0,27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B</text:p>
          </table:table-cell>
          <table:table-cell office:value-type="percentage" office:value="0.012773" calcext:value-type="percentage">
            <text:p>1,2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B</text:p>
          </table:table-cell>
          <table:table-cell office:value-type="percentage" office:value="0.096913" calcext:value-type="percentage">
            <text:p>9,69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C</text:p>
          </table:table-cell>
          <table:table-cell office:value-type="percentage" office:value="0.117819" calcext:value-type="percentage">
            <text:p>11,7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C</text:p>
          </table:table-cell>
          <table:table-cell office:value-type="percentage" office:value="0.06018" calcext:value-type="percentage">
            <text:p>6,02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C</text:p>
          </table:table-cell>
          <table:table-cell office:value-type="percentage" office:value="0.0106" calcext:value-type="percentage">
            <text:p>1,0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C</text:p>
          </table:table-cell>
          <table:table-cell office:value-type="percentage" office:value="0.048665" calcext:value-type="percentage">
            <text:p>4,8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C</text:p>
          </table:table-cell>
          <table:table-cell office:value-type="percentage" office:value="0.057525" calcext:value-type="percentage">
            <text:p>5,7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D</text:p>
          </table:table-cell>
          <table:table-cell office:value-type="percentage" office:value="0.057352" calcext:value-type="percentage">
            <text:p>5,74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D</text:p>
          </table:table-cell>
          <table:table-cell office:value-type="percentage" office:value="0.095483" calcext:value-type="percentage">
            <text:p>9,5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D</text:p>
          </table:table-cell>
          <table:table-cell office:value-type="percentage" office:value="0.049082" calcext:value-type="percentage">
            <text:p>4,9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D</text:p>
          </table:table-cell>
          <table:table-cell office:value-type="percentage" office:value="0.074429" calcext:value-type="percentage">
            <text:p>7,44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D</text:p>
          </table:table-cell>
          <table:table-cell office:value-type="percentage" office:value="0.01714" calcext:value-type="percentage">
            <text:p>1,7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2_E</text:p>
          </table:table-cell>
          <table:table-cell office:value-type="percentage" office:value="0.018995" calcext:value-type="percentage">
            <text:p>1,9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2_E</text:p>
          </table:table-cell>
          <table:table-cell office:value-type="percentage" office:value="0.056333" calcext:value-type="percentage">
            <text:p>5,6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2_E</text:p>
          </table:table-cell>
          <table:table-cell office:value-type="percentage" office:value="0.087057" calcext:value-type="percentage">
            <text:p>8,7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2_E</text:p>
          </table:table-cell>
          <table:table-cell office:value-type="percentage" office:value="0.040306" calcext:value-type="percentage">
            <text:p>4,0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2_E</text:p>
          </table:table-cell>
          <table:table-cell office:value-type="percentage" office:value="0.004076" calcext:value-type="percentage">
            <text:p>0,4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A</text:p>
          </table:table-cell>
          <table:table-cell office:value-type="percentage" office:value="0.23606" calcext:value-type="percentage">
            <text:p>23,61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A</text:p>
          </table:table-cell>
          <table:table-cell office:value-type="percentage" office:value="0.169567" calcext:value-type="percentage">
            <text:p>16,9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A</text:p>
          </table:table-cell>
          <table:table-cell office:value-type="percentage" office:value="0.064565" calcext:value-type="percentage">
            <text:p>6,46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A</text:p>
          </table:table-cell>
          <table:table-cell office:value-type="percentage" office:value="0.143833" calcext:value-type="percentage">
            <text:p>14,38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A</text:p>
          </table:table-cell>
          <table:table-cell office:value-type="percentage" office:value="0.181245" calcext:value-type="percentage">
            <text:p>18,12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3_B</text:p>
          </table:table-cell>
          <table:table-cell office:value-type="percentage" office:value="0.01862" calcext:value-type="percentage">
            <text:p>1,8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3_B</text:p>
          </table:table-cell>
          <table:table-cell office:value-type="percentage" office:value="0.062298" calcext:value-type="percentage">
            <text:p>6,2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3_B</text:p>
          </table:table-cell>
          <table:table-cell office:value-type="percentage" office:value="0.085845" calcext:value-type="percentage">
            <text:p>8,58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3_B</text:p>
          </table:table-cell>
          <table:table-cell office:value-type="percentage" office:value="0.03501" calcext:value-type="percentage">
            <text:p>3,50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3_B</text:p>
          </table:table-cell>
          <table:table-cell office:value-type="percentage" office:value="0.002958" calcext:value-type="percentage">
            <text:p>0,3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A</text:p>
          </table:table-cell>
          <table:table-cell office:value-type="percentage" office:value="0.148623" calcext:value-type="percentage">
            <text:p>14,86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A</text:p>
          </table:table-cell>
          <table:table-cell office:value-type="percentage" office:value="0.045414" calcext:value-type="percentage">
            <text:p>4,54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A</text:p>
          </table:table-cell>
          <table:table-cell office:value-type="percentage" office:value="0.005949" calcext:value-type="percentage">
            <text:p>0,59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A</text:p>
          </table:table-cell>
          <table:table-cell office:value-type="percentage" office:value="0.065949" calcext:value-type="percentage">
            <text:p>6,59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A</text:p>
          </table:table-cell>
          <table:table-cell office:value-type="percentage" office:value="0.176307" calcext:value-type="percentage">
            <text:p>17,63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B</text:p>
          </table:table-cell>
          <table:table-cell office:value-type="percentage" office:value="0.101847" calcext:value-type="percentage">
            <text:p>10,1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B</text:p>
          </table:table-cell>
          <table:table-cell office:value-type="percentage" office:value="0.15948" calcext:value-type="percentage">
            <text:p>15,9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B</text:p>
          </table:table-cell>
          <table:table-cell office:value-type="percentage" office:value="0.054057" calcext:value-type="percentage">
            <text:p>5,4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B</text:p>
          </table:table-cell>
          <table:table-cell office:value-type="percentage" office:value="0.100523" calcext:value-type="percentage">
            <text:p>10,0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B</text:p>
          </table:table-cell>
          <table:table-cell office:value-type="percentage" office:value="0.007748" calcext:value-type="percentage">
            <text:p>0,77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C</text:p>
          </table:table-cell>
          <table:table-cell office:value-type="percentage" office:value="0.003882" calcext:value-type="percentage">
            <text:p>0,3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C</text:p>
          </table:table-cell>
          <table:table-cell office:value-type="percentage" office:value="0.022891" calcext:value-type="percentage">
            <text:p>2,29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C</text:p>
          </table:table-cell>
          <table:table-cell office:value-type="percentage" office:value="0.052159" calcext:value-type="percentage">
            <text:p>5,2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C</text:p>
          </table:table-cell>
          <table:table-cell office:value-type="percentage" office:value="0.010479" calcext:value-type="percentage">
            <text:p>1,05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C</text:p>
          </table:table-cell>
          <table:table-cell office:value-type="percentage" office:value="0.000133" calcext:value-type="percentage">
            <text:p>0,01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D</text:p>
          </table:table-cell>
          <table:table-cell office:value-type="percentage" office:value="0.000286" calcext:value-type="percentage">
            <text:p>0,03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D</text:p>
          </table:table-cell>
          <table:table-cell office:value-type="percentage" office:value="0.003487" calcext:value-type="percentage">
            <text:p>0,35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D</text:p>
          </table:table-cell>
          <table:table-cell office:value-type="percentage" office:value="0.025181" calcext:value-type="percentage">
            <text:p>2,52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D</text:p>
          </table:table-cell>
          <table:table-cell office:value-type="percentage" office:value="0.001609" calcext:value-type="percentage">
            <text:p>0,16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D</text:p>
          </table:table-cell>
          <table:table-cell office:value-type="percentage" office:value="0.00001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4_E</text:p>
          </table:table-cell>
          <table:table-cell office:value-type="percentage" office:value="0.000042" calcext:value-type="percentage">
            <text:p>0,00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4_E</text:p>
          </table:table-cell>
          <table:table-cell office:value-type="percentage" office:value="0.000593" calcext:value-type="percentage">
            <text:p>0,0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4_E</text:p>
          </table:table-cell>
          <table:table-cell office:value-type="percentage" office:value="0.013063" calcext:value-type="percentage">
            <text:p>1,3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4_E</text:p>
          </table:table-cell>
          <table:table-cell office:value-type="percentage" office:value="0.000282" calcext:value-type="percentage">
            <text:p>0,03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4_E</text:p>
          </table:table-cell>
          <table:table-cell office:value-type="percentage" office:value="0.000005" calcext:value-type="percentage">
            <text:p>0,00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A</text:p>
          </table:table-cell>
          <table:table-cell office:value-type="percentage" office:value="0.02589" calcext:value-type="percentage">
            <text:p>2,59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A</text:p>
          </table:table-cell>
          <table:table-cell office:value-type="percentage" office:value="0.00657" calcext:value-type="percentage">
            <text:p>0,66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A</text:p>
          </table:table-cell>
          <table:table-cell office:value-type="percentage" office:value="0.000288" calcext:value-type="percentage">
            <text:p>0,03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A</text:p>
          </table:table-cell>
          <table:table-cell office:value-type="percentage" office:value="0.008166" calcext:value-type="percentage">
            <text:p>0,82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A</text:p>
          </table:table-cell>
          <table:table-cell office:value-type="percentage" office:value="0.119527" calcext:value-type="percentage">
            <text:p>11,95%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Q025_B</text:p>
          </table:table-cell>
          <table:table-cell office:value-type="percentage" office:value="0.22879" calcext:value-type="percentage">
            <text:p>22,88%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025_B</text:p>
          </table:table-cell>
          <table:table-cell office:value-type="percentage" office:value="0.225294" calcext:value-type="percentage">
            <text:p>22,53%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025_B</text:p>
          </table:table-cell>
          <table:table-cell office:value-type="percentage" office:value="0.150122" calcext:value-type="percentage">
            <text:p>15,01%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025_B</text:p>
          </table:table-cell>
          <table:table-cell office:value-type="percentage" office:value="0.170677" calcext:value-type="percentage">
            <text:p>17,07%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Q025_B</text:p>
          </table:table-cell>
          <table:table-cell office:value-type="percentage" office:value="0.064676" calcext:value-type="percentage">
            <text:p>6,47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7986" calcext:value-type="percentage">
            <text:p>1,80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22115" calcext:value-type="percentage">
            <text:p>2,21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14232" calcext:value-type="percentage">
            <text:p>1,42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20541" calcext:value-type="percentage">
            <text:p>2,05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07803" calcext:value-type="percentage">
            <text:p>0,78%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125746" calcext:value-type="percentage">
            <text:p>12,57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52686" calcext:value-type="percentage">
            <text:p>5,27%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24893" calcext:value-type="percentage">
            <text:p>2,49%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045095" calcext:value-type="percentage">
            <text:p>4,51%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118952" calcext:value-type="percentage">
            <text:p>11,90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NORTE</text:p>
          </table:table-cell>
          <table:table-cell office:value-type="percentage" office:value="0.039611" calcext:value-type="percentage">
            <text:p>3,96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NORTE</text:p>
          </table:table-cell>
          <table:table-cell office:value-type="percentage" office:value="0.016332" calcext:value-type="percentage">
            <text:p>1,63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NORTE</text:p>
          </table:table-cell>
          <table:table-cell office:value-type="percentage" office:value="0.005872" calcext:value-type="percentage">
            <text:p>0,5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NORTE</text:p>
          </table:table-cell>
          <table:table-cell office:value-type="percentage" office:value="0.015612" calcext:value-type="percentage">
            <text:p>1,56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NORTE</text:p>
          </table:table-cell>
          <table:table-cell office:value-type="percentage" office:value="0.037171" calcext:value-type="percentage">
            <text:p>3,72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57548" calcext:value-type="percentage">
            <text:p>5,75%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DESTE</text:p>
          </table:table-cell>
          <table:table-cell office:value-type="percentage" office:value="0.106347" calcext:value-type="percentage">
            <text:p>10,63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78781" calcext:value-type="percentage">
            <text:p>7,88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71522" calcext:value-type="percentage">
            <text:p>7,15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DESTE</text:p>
          </table:table-cell>
          <table:table-cell office:value-type="percentage" office:value="0.016671" calcext:value-type="percentage">
            <text:p>1,67%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MACRO_REGIAO_SUL</text:p>
          </table:table-cell>
          <table:table-cell office:value-type="percentage" office:value="0.013789" calcext:value-type="percentage">
            <text:p>1,38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CRO_REGIAO_SUL</text:p>
          </table:table-cell>
          <table:table-cell office:value-type="percentage" office:value="0.034384" calcext:value-type="percentage">
            <text:p>3,44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CRO_REGIAO_SUL</text:p>
          </table:table-cell>
          <table:table-cell office:value-type="percentage" office:value="0.026632" calcext:value-type="percentage">
            <text:p>2,66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CRO_REGIAO_SUL</text:p>
          </table:table-cell>
          <table:table-cell office:value-type="percentage" office:value="0.026073" calcext:value-type="percentage">
            <text:p>2,61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CRO_REGIAO_SUL</text:p>
          </table:table-cell>
          <table:table-cell office:value-type="percentage" office:value="0.003606" calcext:value-type="percentage">
            <text:p>0,3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EDIA_NOTAS</text:p>
          </table:table-cell>
          <table:table-cell table:style-name="Default" office:value-type="float" office:value="526.599" calcext:value-type="float">
            <text:p>526,599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</text:p>
          </table:table-cell>
          <table:table-cell office:value-type="percentage" office:value="0.085686" calcext:value-type="percentage">
            <text:p>8,5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2</text:p>
          </table:table-cell>
          <table:table-cell office:value-type="percentage" office:value="0.200592" calcext:value-type="percentage">
            <text:p>20,0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3</text:p>
          </table:table-cell>
          <table:table-cell office:value-type="percentage" office:value="0.197179" calcext:value-type="percentage">
            <text:p>19,7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4</text:p>
          </table:table-cell>
          <table:table-cell office:value-type="percentage" office:value="0.114923" calcext:value-type="percentage">
            <text:p>11,4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5</text:p>
          </table:table-cell>
          <table:table-cell office:value-type="percentage" office:value="0.076142" calcext:value-type="percentage">
            <text:p>7,6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6</text:p>
          </table:table-cell>
          <table:table-cell office:value-type="percentage" office:value="0.052704" calcext:value-type="percentage">
            <text:p>5,2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7</text:p>
          </table:table-cell>
          <table:table-cell office:value-type="percentage" office:value="0.037603" calcext:value-type="percentage">
            <text:p>3,7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8</text:p>
          </table:table-cell>
          <table:table-cell office:value-type="percentage" office:value="0.030538" calcext:value-type="percentage">
            <text:p>3,0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9</text:p>
          </table:table-cell>
          <table:table-cell office:value-type="percentage" office:value="0.024519" calcext:value-type="percentage">
            <text:p>2,45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0</text:p>
          </table:table-cell>
          <table:table-cell office:value-type="percentage" office:value="0.020122" calcext:value-type="percentage">
            <text:p>2,0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1</text:p>
          </table:table-cell>
          <table:table-cell office:value-type="percentage" office:value="0.061403" calcext:value-type="percentage">
            <text:p>6,1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2</text:p>
          </table:table-cell>
          <table:table-cell office:value-type="percentage" office:value="0.035896" calcext:value-type="percentage">
            <text:p>3,5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FAIXA_ETARIA_13</text:p>
          </table:table-cell>
          <table:table-cell office:value-type="percentage" office:value="0.062692" calcext:value-type="percentage">
            <text:p>6,2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F</text:p>
          </table:table-cell>
          <table:table-cell office:value-type="percentage" office:value="0.605024" calcext:value-type="percentage">
            <text:p>60,5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EXO_M</text:p>
          </table:table-cell>
          <table:table-cell office:value-type="percentage" office:value="0.394976" calcext:value-type="percentage">
            <text:p>39,5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0</text:p>
          </table:table-cell>
          <table:table-cell office:value-type="percentage" office:value="0.034334" calcext:value-type="percentage">
            <text:p>3,4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1</text:p>
          </table:table-cell>
          <table:table-cell office:value-type="percentage" office:value="0.891629" calcext:value-type="percentage">
            <text:p>89,16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2</text:p>
          </table:table-cell>
          <table:table-cell office:value-type="percentage" office:value="0.058059" calcext:value-type="percentage">
            <text:p>5,8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3</text:p>
          </table:table-cell>
          <table:table-cell office:value-type="percentage" office:value="0.014987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TADO_CIVIL_4</text:p>
          </table:table-cell>
          <table:table-cell office:value-type="percentage" office:value="0.00099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0</text:p>
          </table:table-cell>
          <table:table-cell office:value-type="percentage" office:value="0.019285" calcext:value-type="percentage">
            <text:p>1,9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1</text:p>
          </table:table-cell>
          <table:table-cell office:value-type="percentage" office:value="0.380301" calcext:value-type="percentage">
            <text:p>38,0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2</text:p>
          </table:table-cell>
          <table:table-cell office:value-type="percentage" office:value="0.120967" calcext:value-type="percentage">
            <text:p>12,10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3</text:p>
          </table:table-cell>
          <table:table-cell office:value-type="percentage" office:value="0.45188" calcext:value-type="percentage">
            <text:p>45,1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4</text:p>
          </table:table-cell>
          <table:table-cell office:value-type="percentage" office:value="0.022171" calcext:value-type="percentage">
            <text:p>2,2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COR_RACA_5</text:p>
          </table:table-cell>
          <table:table-cell office:value-type="percentage" office:value="0.005396" calcext:value-type="percentage">
            <text:p>0,5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0</text:p>
          </table:table-cell>
          <table:table-cell office:value-type="percentage" office:value="0.000253" calcext:value-type="percentage">
            <text:p>0,03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TP_NACIONALIDADE_1</text:p>
          </table:table-cell>
          <table:table-cell office:value-type="percentage" office:value="0.973438" calcext:value-type="percentage">
            <text:p>97,34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2</text:p>
          </table:table-cell>
          <table:table-cell office:value-type="percentage" office:value="0.023165" calcext:value-type="percentage">
            <text:p>2,3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3</text:p>
          </table:table-cell>
          <table:table-cell office:value-type="percentage" office:value="0.001245" calcext:value-type="percentage">
            <text:p>0,1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NACIONALIDADE_4</text:p>
          </table:table-cell>
          <table:table-cell office:value-type="percentage" office:value="0.001899" calcext:value-type="percentage">
            <text:p>0,1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1</text:p>
          </table:table-cell>
          <table:table-cell office:value-type="percentage" office:value="0.547659" calcext:value-type="percentage">
            <text:p>54,7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2</text:p>
          </table:table-cell>
          <table:table-cell office:value-type="percentage" office:value="0.314322" calcext:value-type="percentage">
            <text:p>31,4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3</text:p>
          </table:table-cell>
          <table:table-cell office:value-type="percentage" office:value="0.135285" calcext:value-type="percentage">
            <text:p>13,53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ST_CONCLUSAO_4</text:p>
          </table:table-cell>
          <table:table-cell office:value-type="percentage" office:value="0.002735" calcext:value-type="percentage">
            <text:p>0,2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1</text:p>
          </table:table-cell>
          <table:table-cell office:value-type="percentage" office:value="0.685678" calcext:value-type="percentage">
            <text:p>68,5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2</text:p>
          </table:table-cell>
          <table:table-cell office:value-type="percentage" office:value="0.251115" calcext:value-type="percentage">
            <text:p>25,11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TP_ESCOLA_3</text:p>
          </table:table-cell>
          <table:table-cell office:value-type="percentage" office:value="0.063207" calcext:value-type="percentage">
            <text:p>6,3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A</text:p>
          </table:table-cell>
          <table:table-cell office:value-type="percentage" office:value="0.044425" calcext:value-type="percentage">
            <text:p>4,4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B</text:p>
          </table:table-cell>
          <table:table-cell office:value-type="percentage" office:value="0.188702" calcext:value-type="percentage">
            <text:p>18,8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C</text:p>
          </table:table-cell>
          <table:table-cell office:value-type="percentage" office:value="0.137811" calcext:value-type="percentage">
            <text:p>13,7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D</text:p>
          </table:table-cell>
          <table:table-cell office:value-type="percentage" office:value="0.110949" calcext:value-type="percentage">
            <text:p>11,0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E</text:p>
          </table:table-cell>
          <table:table-cell office:value-type="percentage" office:value="0.287509" calcext:value-type="percentage">
            <text:p>28,7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F</text:p>
          </table:table-cell>
          <table:table-cell office:value-type="percentage" office:value="0.091313" calcext:value-type="percentage">
            <text:p>9,1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G</text:p>
          </table:table-cell>
          <table:table-cell office:value-type="percentage" office:value="0.061312" calcext:value-type="percentage">
            <text:p>6,1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1_H</text:p>
          </table:table-cell>
          <table:table-cell office:value-type="percentage" office:value="0.077979" calcext:value-type="percentage">
            <text:p>7,8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A</text:p>
          </table:table-cell>
          <table:table-cell office:value-type="percentage" office:value="0.029804" calcext:value-type="percentage">
            <text:p>2,9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B</text:p>
          </table:table-cell>
          <table:table-cell office:value-type="percentage" office:value="0.13988" calcext:value-type="percentage">
            <text:p>13,9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C</text:p>
          </table:table-cell>
          <table:table-cell office:value-type="percentage" office:value="0.119638" calcext:value-type="percentage">
            <text:p>11,9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D</text:p>
          </table:table-cell>
          <table:table-cell office:value-type="percentage" office:value="0.115156" calcext:value-type="percentage">
            <text:p>11,5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E</text:p>
          </table:table-cell>
          <table:table-cell office:value-type="percentage" office:value="0.34416" calcext:value-type="percentage">
            <text:p>34,4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F</text:p>
          </table:table-cell>
          <table:table-cell office:value-type="percentage" office:value="0.121983" calcext:value-type="percentage">
            <text:p>12,2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G</text:p>
          </table:table-cell>
          <table:table-cell office:value-type="percentage" office:value="0.107409" calcext:value-type="percentage">
            <text:p>10,7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2_H</text:p>
          </table:table-cell>
          <table:table-cell office:value-type="percentage" office:value="0.021969" calcext:value-type="percentage">
            <text:p>2,2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A</text:p>
          </table:table-cell>
          <table:table-cell office:value-type="percentage" office:value="0.186932" calcext:value-type="percentage">
            <text:p>18,6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B</text:p>
          </table:table-cell>
          <table:table-cell office:value-type="percentage" office:value="0.208659" calcext:value-type="percentage">
            <text:p>20,8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C</text:p>
          </table:table-cell>
          <table:table-cell office:value-type="percentage" office:value="0.229956" calcext:value-type="percentage">
            <text:p>23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D</text:p>
          </table:table-cell>
          <table:table-cell office:value-type="percentage" office:value="0.202046" calcext:value-type="percentage">
            <text:p>20,2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E</text:p>
          </table:table-cell>
          <table:table-cell office:value-type="percentage" office:value="0.065433" calcext:value-type="percentage">
            <text:p>6,5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3_F</text:p>
          </table:table-cell>
          <table:table-cell office:value-type="percentage" office:value="0.106974" calcext:value-type="percentage">
            <text:p>10,7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A</text:p>
          </table:table-cell>
          <table:table-cell office:value-type="percentage" office:value="0.15154" calcext:value-type="percentage">
            <text:p>15,1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B</text:p>
          </table:table-cell>
          <table:table-cell office:value-type="percentage" office:value="0.417597" calcext:value-type="percentage">
            <text:p>41,7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C</text:p>
          </table:table-cell>
          <table:table-cell office:value-type="percentage" office:value="0.062478" calcext:value-type="percentage">
            <text:p>6,2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D</text:p>
          </table:table-cell>
          <table:table-cell office:value-type="percentage" office:value="0.242603" calcext:value-type="percentage">
            <text:p>24,2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E</text:p>
          </table:table-cell>
          <table:table-cell office:value-type="percentage" office:value="0.046291" calcext:value-type="percentage">
            <text:p>4,6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4_F</text:p>
          </table:table-cell>
          <table:table-cell office:value-type="percentage" office:value="0.079491" calcext:value-type="percentage">
            <text:p>7,9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5_1,0</text:p>
          </table:table-cell>
          <table:table-cell office:value-type="percentage" office:value="0.028923" calcext:value-type="percentage">
            <text:p>2,8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2,0</text:p>
          </table:table-cell>
          <table:table-cell office:value-type="percentage" office:value="0.125722" calcext:value-type="percentage">
            <text:p>12,5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3,0</text:p>
          </table:table-cell>
          <table:table-cell office:value-type="percentage" office:value="0.264162" calcext:value-type="percentage">
            <text:p>26,42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4,0</text:p>
          </table:table-cell>
          <table:table-cell office:value-type="percentage" office:value="0.338711" calcext:value-type="percentage">
            <text:p>33,87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Q005_5,0</text:p>
          </table:table-cell>
          <table:table-cell office:value-type="percentage" office:value="0.242483" calcext:value-type="percentage">
            <text:p>24,2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A</text:p>
          </table:table-cell>
          <table:table-cell office:value-type="percentage" office:value="0.066677" calcext:value-type="percentage">
            <text:p>6,6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B</text:p>
          </table:table-cell>
          <table:table-cell office:value-type="percentage" office:value="0.29615" calcext:value-type="percentage">
            <text:p>29,6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C</text:p>
          </table:table-cell>
          <table:table-cell office:value-type="percentage" office:value="0.164741" calcext:value-type="percentage">
            <text:p>16,4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D</text:p>
          </table:table-cell>
          <table:table-cell office:value-type="percentage" office:value="0.122731" calcext:value-type="percentage">
            <text:p>12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E</text:p>
          </table:table-cell>
          <table:table-cell office:value-type="percentage" office:value="0.06337" calcext:value-type="percentage">
            <text:p>6,3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F</text:p>
          </table:table-cell>
          <table:table-cell office:value-type="percentage" office:value="0.071212" calcext:value-type="percentage">
            <text:p>7,1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G</text:p>
          </table:table-cell>
          <table:table-cell office:value-type="percentage" office:value="0.055961" calcext:value-type="percentage">
            <text:p>5,6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H</text:p>
          </table:table-cell>
          <table:table-cell office:value-type="percentage" office:value="0.040681" calcext:value-type="percentage">
            <text:p>4,0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I</text:p>
          </table:table-cell>
          <table:table-cell office:value-type="percentage" office:value="0.024837" calcext:value-type="percentage">
            <text:p>2,4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J</text:p>
          </table:table-cell>
          <table:table-cell office:value-type="percentage" office:value="0.015115" calcext:value-type="percentage">
            <text:p>1,5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K</text:p>
          </table:table-cell>
          <table:table-cell office:value-type="percentage" office:value="0.011913" calcext:value-type="percentage">
            <text:p>1,1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6_L</text:p>
          </table:table-cell>
          <table:table-cell office:value-type="percentage" office:value="0.066613" calcext:value-type="percentage">
            <text:p>6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A</text:p>
          </table:table-cell>
          <table:table-cell office:value-type="percentage" office:value="0.923706" calcext:value-type="percentage">
            <text:p>92,3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B</text:p>
          </table:table-cell>
          <table:table-cell office:value-type="percentage" office:value="0.04075" calcext:value-type="percentage">
            <text:p>4,0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C</text:p>
          </table:table-cell>
          <table:table-cell office:value-type="percentage" office:value="0.009287" calcext:value-type="percentage">
            <text:p>0,9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7_D</text:p>
          </table:table-cell>
          <table:table-cell office:value-type="percentage" office:value="0.026257" calcext:value-type="percentage">
            <text:p>2,6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A</text:p>
          </table:table-cell>
          <table:table-cell office:value-type="percentage" office:value="0.006662" calcext:value-type="percentage">
            <text:p>0,6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B</text:p>
          </table:table-cell>
          <table:table-cell office:value-type="percentage" office:value="0.668909" calcext:value-type="percentage">
            <text:p>66,8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C</text:p>
          </table:table-cell>
          <table:table-cell office:value-type="percentage" office:value="0.223488" calcext:value-type="percentage">
            <text:p>22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D</text:p>
          </table:table-cell>
          <table:table-cell office:value-type="percentage" office:value="0.065774" calcext:value-type="percentage">
            <text:p>6,5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8_E</text:p>
          </table:table-cell>
          <table:table-cell office:value-type="percentage" office:value="0.035167" calcext:value-type="percentage">
            <text:p>3,5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A</text:p>
          </table:table-cell>
          <table:table-cell office:value-type="percentage" office:value="0.006936" calcext:value-type="percentage">
            <text:p>0,6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B</text:p>
          </table:table-cell>
          <table:table-cell office:value-type="percentage" office:value="0.119495" calcext:value-type="percentage">
            <text:p>11,9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C</text:p>
          </table:table-cell>
          <table:table-cell office:value-type="percentage" office:value="0.498096" calcext:value-type="percentage">
            <text:p>49,8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D</text:p>
          </table:table-cell>
          <table:table-cell office:value-type="percentage" office:value="0.323763" calcext:value-type="percentage">
            <text:p>32,3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09_E</text:p>
          </table:table-cell>
          <table:table-cell office:value-type="percentage" office:value="0.05171" calcext:value-type="percentage">
            <text:p>5,1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A</text:p>
          </table:table-cell>
          <table:table-cell office:value-type="percentage" office:value="0.534098" calcext:value-type="percentage">
            <text:p>53,4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B</text:p>
          </table:table-cell>
          <table:table-cell office:value-type="percentage" office:value="0.366591" calcext:value-type="percentage">
            <text:p>36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C</text:p>
          </table:table-cell>
          <table:table-cell office:value-type="percentage" office:value="0.086237" calcext:value-type="percentage">
            <text:p>8,6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D</text:p>
          </table:table-cell>
          <table:table-cell office:value-type="percentage" office:value="0.01093" calcext:value-type="percentage">
            <text:p>1,0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0_E</text:p>
          </table:table-cell>
          <table:table-cell office:value-type="percentage" office:value="0.002143" calcext:value-type="percentage">
            <text:p>0,2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A</text:p>
          </table:table-cell>
          <table:table-cell office:value-type="percentage" office:value="0.772759" calcext:value-type="percentage">
            <text:p>77,2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B</text:p>
          </table:table-cell>
          <table:table-cell office:value-type="percentage" office:value="0.205666" calcext:value-type="percentage">
            <text:p>20,5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C</text:p>
          </table:table-cell>
          <table:table-cell office:value-type="percentage" office:value="0.019669" calcext:value-type="percentage">
            <text:p>1,9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D</text:p>
          </table:table-cell>
          <table:table-cell office:value-type="percentage" office:value="0.00166" calcext:value-type="percentage">
            <text:p>0,1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1_E</text:p>
          </table:table-cell>
          <table:table-cell office:value-type="percentage" office:value="0.000247" calcext:value-type="percentage">
            <text:p>0,0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A</text:p>
          </table:table-cell>
          <table:table-cell office:value-type="percentage" office:value="0.013462" calcext:value-type="percentage">
            <text:p>1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B</text:p>
          </table:table-cell>
          <table:table-cell office:value-type="percentage" office:value="0.941985" calcext:value-type="percentage">
            <text:p>94,2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C</text:p>
          </table:table-cell>
          <table:table-cell office:value-type="percentage" office:value="0.041361" calcext:value-type="percentage">
            <text:p>4,1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D</text:p>
          </table:table-cell>
          <table:table-cell office:value-type="percentage" office:value="0.002682" calcext:value-type="percentage">
            <text:p>0,2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2_E</text:p>
          </table:table-cell>
          <table:table-cell office:value-type="percentage" office:value="0.000509" calcext:value-type="percentage">
            <text:p>0,0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A</text:p>
          </table:table-cell>
          <table:table-cell office:value-type="percentage" office:value="0.581748" calcext:value-type="percentage">
            <text:p>58,1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B</text:p>
          </table:table-cell>
          <table:table-cell office:value-type="percentage" office:value="0.387964" calcext:value-type="percentage">
            <text:p>38,8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C</text:p>
          </table:table-cell>
          <table:table-cell office:value-type="percentage" office:value="0.026554" calcext:value-type="percentage">
            <text:p>2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D</text:p>
          </table:table-cell>
          <table:table-cell office:value-type="percentage" office:value="0.003098" calcext:value-type="percentage">
            <text:p>0,3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3_E</text:p>
          </table:table-cell>
          <table:table-cell office:value-type="percentage" office:value="0.000636" calcext:value-type="percentage">
            <text:p>0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A</text:p>
          </table:table-cell>
          <table:table-cell office:value-type="percentage" office:value="0.401339" calcext:value-type="percentage">
            <text:p>40,1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B</text:p>
          </table:table-cell>
          <table:table-cell office:value-type="percentage" office:value="0.589888" calcext:value-type="percentage">
            <text:p>58,9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C</text:p>
          </table:table-cell>
          <table:table-cell office:value-type="percentage" office:value="0.008439" calcext:value-type="percentage">
            <text:p>0,8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D</text:p>
          </table:table-cell>
          <table:table-cell office:value-type="percentage" office:value="0.000284" calcext:value-type="percentage">
            <text:p>0,0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4_E</text:p>
          </table:table-cell>
          <table:table-cell office:value-type="percentage" office:value="0.00005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A</text:p>
          </table:table-cell>
          <table:table-cell office:value-type="percentage" office:value="0.884931" calcext:value-type="percentage">
            <text:p>88,4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B</text:p>
          </table:table-cell>
          <table:table-cell office:value-type="percentage" office:value="0.11381" calcext:value-type="percentage">
            <text:p>11,3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C</text:p>
          </table:table-cell>
          <table:table-cell office:value-type="percentage" office:value="0.001152" calcext:value-type="percentage">
            <text:p>0,1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D</text:p>
          </table:table-cell>
          <table:table-cell office:value-type="percentage" office:value="0.000075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5_E</text:p>
          </table:table-cell>
          <table:table-cell office:value-type="percentage" office:value="0.000031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A</text:p>
          </table:table-cell>
          <table:table-cell office:value-type="percentage" office:value="0.504586" calcext:value-type="percentage">
            <text:p>50,4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B</text:p>
          </table:table-cell>
          <table:table-cell office:value-type="percentage" office:value="0.490216" calcext:value-type="percentage">
            <text:p>49,0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C</text:p>
          </table:table-cell>
          <table:table-cell office:value-type="percentage" office:value="0.004949" calcext:value-type="percentage">
            <text:p>0,4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D</text:p>
          </table:table-cell>
          <table:table-cell office:value-type="percentage" office:value="0.000198" calcext:value-type="percentage">
            <text:p>0,0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6_E</text:p>
          </table:table-cell>
          <table:table-cell office:value-type="percentage" office:value="0.000052" calcext:value-type="percentage">
            <text:p>0,0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A</text:p>
          </table:table-cell>
          <table:table-cell office:value-type="percentage" office:value="0.973025" calcext:value-type="percentage">
            <text:p>97,3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B</text:p>
          </table:table-cell>
          <table:table-cell office:value-type="percentage" office:value="0.026555" calcext:value-type="percentage">
            <text:p>2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C</text:p>
          </table:table-cell>
          <table:table-cell office:value-type="percentage" office:value="0.000351" calcext:value-type="percentage">
            <text:p>0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D</text:p>
          </table:table-cell>
          <table:table-cell office:value-type="percentage" office:value="0.00004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7_E</text:p>
          </table:table-cell>
          <table:table-cell office:value-type="percentage" office:value="0.000029" calcext:value-type="percentage">
            <text:p>0,0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A</text:p>
          </table:table-cell>
          <table:table-cell office:value-type="percentage" office:value="0.783357" calcext:value-type="percentage">
            <text:p>78,3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8_B</text:p>
          </table:table-cell>
          <table:table-cell office:value-type="percentage" office:value="0.216643" calcext:value-type="percentage">
            <text:p>21,6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A</text:p>
          </table:table-cell>
          <table:table-cell office:value-type="percentage" office:value="0.045705" calcext:value-type="percentage">
            <text:p>4,5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B</text:p>
          </table:table-cell>
          <table:table-cell office:value-type="percentage" office:value="0.669418" calcext:value-type="percentage">
            <text:p>66,9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C</text:p>
          </table:table-cell>
          <table:table-cell office:value-type="percentage" office:value="0.188852" calcext:value-type="percentage">
            <text:p>18,8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D</text:p>
          </table:table-cell>
          <table:table-cell office:value-type="percentage" office:value="0.065159" calcext:value-type="percentage">
            <text:p>6,5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19_E</text:p>
          </table:table-cell>
          <table:table-cell office:value-type="percentage" office:value="0.030866" calcext:value-type="percentage">
            <text:p>3,0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A</text:p>
          </table:table-cell>
          <table:table-cell office:value-type="percentage" office:value="0.751146" calcext:value-type="percentage">
            <text:p>75,1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0_B</text:p>
          </table:table-cell>
          <table:table-cell office:value-type="percentage" office:value="0.248854" calcext:value-type="percentage">
            <text:p>24,8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A</text:p>
          </table:table-cell>
          <table:table-cell office:value-type="percentage" office:value="0.78165" calcext:value-type="percentage">
            <text:p>78,1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1_B</text:p>
          </table:table-cell>
          <table:table-cell office:value-type="percentage" office:value="0.21835" calcext:value-type="percentage">
            <text:p>21,8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A</text:p>
          </table:table-cell>
          <table:table-cell office:value-type="percentage" office:value="0.017865" calcext:value-type="percentage">
            <text:p>1,79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B</text:p>
          </table:table-cell>
          <table:table-cell office:value-type="percentage" office:value="0.187093" calcext:value-type="percentage">
            <text:p>18,71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C</text:p>
          </table:table-cell>
          <table:table-cell office:value-type="percentage" office:value="0.294789" calcext:value-type="percentage">
            <text:p>29,4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D</text:p>
          </table:table-cell>
          <table:table-cell office:value-type="percentage" office:value="0.293485" calcext:value-type="percentage">
            <text:p>29,3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2_E</text:p>
          </table:table-cell>
          <table:table-cell office:value-type="percentage" office:value="0.206768" calcext:value-type="percentage">
            <text:p>20,68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A</text:p>
          </table:table-cell>
          <table:table-cell office:value-type="percentage" office:value="0.795271" calcext:value-type="percentage">
            <text:p>79,53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3_B</text:p>
          </table:table-cell>
          <table:table-cell office:value-type="percentage" office:value="0.204729" calcext:value-type="percentage">
            <text:p>20,4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A</text:p>
          </table:table-cell>
          <table:table-cell office:value-type="percentage" office:value="0.442242" calcext:value-type="percentage">
            <text:p>44,22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B</text:p>
          </table:table-cell>
          <table:table-cell office:value-type="percentage" office:value="0.423655" calcext:value-type="percentage">
            <text:p>42,37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C</text:p>
          </table:table-cell>
          <table:table-cell office:value-type="percentage" office:value="0.089544" calcext:value-type="percentage">
            <text:p>8,95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D</text:p>
          </table:table-cell>
          <table:table-cell office:value-type="percentage" office:value="0.030574" calcext:value-type="percentage">
            <text:p>3,06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4_E</text:p>
          </table:table-cell>
          <table:table-cell office:value-type="percentage" office:value="0.013985" calcext:value-type="percentage">
            <text:p>1,40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A</text:p>
          </table:table-cell>
          <table:table-cell office:value-type="percentage" office:value="0.160441" calcext:value-type="percentage">
            <text:p>16,04%</text:p>
          </table:table-cell>
        </table:table-row>
        <table:table-row table:style-name="ro3">
          <table:table-cell office:value-type="string" calcext:value-type="string">
            <text:p>All</text:p>
          </table:table-cell>
          <table:table-cell office:value-type="string" calcext:value-type="string">
            <text:p>Q025_B</text:p>
          </table:table-cell>
          <table:table-cell office:value-type="percentage" office:value="0.839559" calcext:value-type="percentage">
            <text:p>83,96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CENTRO_OESTE</text:p>
          </table:table-cell>
          <table:table-cell office:value-type="percentage" office:value="0.082676" calcext:value-type="percentage">
            <text:p>8,27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DESTE</text:p>
          </table:table-cell>
          <table:table-cell office:value-type="percentage" office:value="0.367372" calcext:value-type="percentage">
            <text:p>36,74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NORTE</text:p>
          </table:table-cell>
          <table:table-cell office:value-type="percentage" office:value="0.114599" calcext:value-type="percentage">
            <text:p>11,46%</text:p>
          </table:table-cell>
        </table:table-row>
        <table:table-row table:style-name="ro4">
          <table:table-cell office:value-type="string" calcext:value-type="string">
            <text:p>All</text:p>
          </table:table-cell>
          <table:table-cell office:value-type="string" calcext:value-type="string">
            <text:p>MACRO_REGIAO_SUDESTE</text:p>
          </table:table-cell>
          <table:table-cell office:value-type="percentage" office:value="0.330868" calcext:value-type="percentage">
            <text:p>33,09%</text:p>
          </table:table-cell>
        </table:table-row>
        <table:table-row table:style-name="ro2">
          <table:table-cell office:value-type="string" calcext:value-type="string">
            <text:p>All</text:p>
          </table:table-cell>
          <table:table-cell office:value-type="string" calcext:value-type="string">
            <text:p>MACRO_REGIAO_SUL</text:p>
          </table:table-cell>
          <table:table-cell office:value-type="percentage" office:value="0.104484" calcext:value-type="percentage">
            <text:p>10,45%</text:p>
          </table:table-cell>
        </table:table-row>
      </table:table>
      <table:table table:name="Tabela dinâmica_Planilha1_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1" table:number-columns-repeated="5" table:default-cell-style-name="Default"/>
        <table:table-column table:style-name="co8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8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5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4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column table:style-name="co14" table:default-cell-style-name="Default"/>
        <table:table-column table:style-name="co8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number-columns-repeated="3" table:default-cell-style-name="Default"/>
        <table:table-column table:style-name="co18" table:number-columns-repeated="6" table:default-cell-style-name="Default"/>
        <table:table-column table:style-name="co19" table:number-columns-repeated="4" table:default-cell-style-name="Default"/>
        <table:table-column table:style-name="co18" table:number-columns-repeated="8" table:default-cell-style-name="Default"/>
        <table:table-column table:style-name="co20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4" table:default-cell-style-name="Default"/>
        <table:table-column table:style-name="co2" table:default-cell-style-name="Default"/>
        <table:table-row table:style-name="ro1">
          <table:table-cell table:style-name="ce27" office:value-type="string" calcext:value-type="string">
            <text:p>Soma - Dados2</text:p>
          </table:table-cell>
          <table:table-cell table:style-name="ce38" office:value-type="string" calcext:value-type="string">
            <text:p>Coluna</text:p>
          </table:table-cell>
          <table:table-cell table:style-name="ce46" table:number-columns-repeated="168"/>
          <table:table-cell table:style-name="ce91"/>
        </table:table-row>
        <table:table-row table:style-name="ro1">
          <table:table-cell table:style-name="ce28" office:value-type="string" calcext:value-type="string">
            <text:p>Cluster</text:p>
          </table:table-cell>
          <table:table-cell table:style-name="ce39" office:value-type="string" calcext:value-type="string">
            <text:p>MACRO_REGIAO_CENTRO_OESTE</text:p>
          </table:table-cell>
          <table:table-cell table:style-name="ce47" office:value-type="string" calcext:value-type="string">
            <text:p>MACRO_REGIAO_NORDESTE</text:p>
          </table:table-cell>
          <table:table-cell table:style-name="ce47" office:value-type="string" calcext:value-type="string">
            <text:p>MACRO_REGIAO_NORTE</text:p>
          </table:table-cell>
          <table:table-cell table:style-name="ce47" office:value-type="string" calcext:value-type="string">
            <text:p>MACRO_REGIAO_SUDESTE</text:p>
          </table:table-cell>
          <table:table-cell table:style-name="ce47" office:value-type="string" calcext:value-type="string">
            <text:p>MACRO_REGIAO_SUL</text:p>
          </table:table-cell>
          <table:table-cell table:style-name="ce47" office:value-type="string" calcext:value-type="string">
            <text:p>MEDIA_NOTAS</text:p>
          </table:table-cell>
          <table:table-cell table:style-name="ce47" office:value-type="string" calcext:value-type="string">
            <text:p>Q001_A</text:p>
          </table:table-cell>
          <table:table-cell table:style-name="ce47" office:value-type="string" calcext:value-type="string">
            <text:p>Q001_B</text:p>
          </table:table-cell>
          <table:table-cell table:style-name="ce47" office:value-type="string" calcext:value-type="string">
            <text:p>Q001_C</text:p>
          </table:table-cell>
          <table:table-cell table:style-name="ce47" office:value-type="string" calcext:value-type="string">
            <text:p>Q001_D</text:p>
          </table:table-cell>
          <table:table-cell table:style-name="ce47" office:value-type="string" calcext:value-type="string">
            <text:p>Q001_E</text:p>
          </table:table-cell>
          <table:table-cell table:style-name="ce47" office:value-type="string" calcext:value-type="string">
            <text:p>Q001_F</text:p>
          </table:table-cell>
          <table:table-cell table:style-name="ce47" office:value-type="string" calcext:value-type="string">
            <text:p>Q001_G</text:p>
          </table:table-cell>
          <table:table-cell table:style-name="ce47" office:value-type="string" calcext:value-type="string">
            <text:p>Q001_H</text:p>
          </table:table-cell>
          <table:table-cell table:style-name="ce47" office:value-type="string" calcext:value-type="string">
            <text:p>Q002_A</text:p>
          </table:table-cell>
          <table:table-cell table:style-name="ce47" office:value-type="string" calcext:value-type="string">
            <text:p>Q002_B</text:p>
          </table:table-cell>
          <table:table-cell table:style-name="ce47" office:value-type="string" calcext:value-type="string">
            <text:p>Q002_C</text:p>
          </table:table-cell>
          <table:table-cell table:style-name="ce47" office:value-type="string" calcext:value-type="string">
            <text:p>Q002_D</text:p>
          </table:table-cell>
          <table:table-cell table:style-name="ce47" office:value-type="string" calcext:value-type="string">
            <text:p>Q002_E</text:p>
          </table:table-cell>
          <table:table-cell table:style-name="ce47" office:value-type="string" calcext:value-type="string">
            <text:p>Q002_F</text:p>
          </table:table-cell>
          <table:table-cell table:style-name="ce47" office:value-type="string" calcext:value-type="string">
            <text:p>Q002_G</text:p>
          </table:table-cell>
          <table:table-cell table:style-name="ce47" office:value-type="string" calcext:value-type="string">
            <text:p>Q002_H</text:p>
          </table:table-cell>
          <table:table-cell table:style-name="ce47" office:value-type="string" calcext:value-type="string">
            <text:p>Q003_A</text:p>
          </table:table-cell>
          <table:table-cell table:style-name="ce47" office:value-type="string" calcext:value-type="string">
            <text:p>Q003_B</text:p>
          </table:table-cell>
          <table:table-cell table:style-name="ce47" office:value-type="string" calcext:value-type="string">
            <text:p>Q003_C</text:p>
          </table:table-cell>
          <table:table-cell table:style-name="ce47" office:value-type="string" calcext:value-type="string">
            <text:p>Q003_D</text:p>
          </table:table-cell>
          <table:table-cell table:style-name="ce47" office:value-type="string" calcext:value-type="string">
            <text:p>Q003_E</text:p>
          </table:table-cell>
          <table:table-cell table:style-name="ce47" office:value-type="string" calcext:value-type="string">
            <text:p>Q003_F</text:p>
          </table:table-cell>
          <table:table-cell table:style-name="ce47" office:value-type="string" calcext:value-type="string">
            <text:p>Q004_A</text:p>
          </table:table-cell>
          <table:table-cell table:style-name="ce47" office:value-type="string" calcext:value-type="string">
            <text:p>Q004_B</text:p>
          </table:table-cell>
          <table:table-cell table:style-name="ce47" office:value-type="string" calcext:value-type="string">
            <text:p>Q004_C</text:p>
          </table:table-cell>
          <table:table-cell table:style-name="ce47" office:value-type="string" calcext:value-type="string">
            <text:p>Q004_D</text:p>
          </table:table-cell>
          <table:table-cell table:style-name="ce47" office:value-type="string" calcext:value-type="string">
            <text:p>Q004_E</text:p>
          </table:table-cell>
          <table:table-cell table:style-name="ce47" office:value-type="string" calcext:value-type="string">
            <text:p>Q004_F</text:p>
          </table:table-cell>
          <table:table-cell table:style-name="ce47" office:value-type="string" calcext:value-type="string">
            <text:p>Q005_1,0</text:p>
          </table:table-cell>
          <table:table-cell table:style-name="ce47" office:value-type="string" calcext:value-type="string">
            <text:p>Q005_2,0</text:p>
          </table:table-cell>
          <table:table-cell table:style-name="ce47" office:value-type="string" calcext:value-type="string">
            <text:p>Q005_3,0</text:p>
          </table:table-cell>
          <table:table-cell table:style-name="ce47" office:value-type="string" calcext:value-type="string">
            <text:p>Q005_4,0</text:p>
          </table:table-cell>
          <table:table-cell table:style-name="ce47" office:value-type="string" calcext:value-type="string">
            <text:p>Q005_5,0</text:p>
          </table:table-cell>
          <table:table-cell table:style-name="ce47" office:value-type="string" calcext:value-type="string">
            <text:p>Q006_A</text:p>
          </table:table-cell>
          <table:table-cell table:style-name="ce47" office:value-type="string" calcext:value-type="string">
            <text:p>Q006_B</text:p>
          </table:table-cell>
          <table:table-cell table:style-name="ce47" office:value-type="string" calcext:value-type="string">
            <text:p>Q006_C</text:p>
          </table:table-cell>
          <table:table-cell table:style-name="ce47" office:value-type="string" calcext:value-type="string">
            <text:p>Q006_D</text:p>
          </table:table-cell>
          <table:table-cell table:style-name="ce47" office:value-type="string" calcext:value-type="string">
            <text:p>Q006_E</text:p>
          </table:table-cell>
          <table:table-cell table:style-name="ce47" office:value-type="string" calcext:value-type="string">
            <text:p>Q006_F</text:p>
          </table:table-cell>
          <table:table-cell table:style-name="ce47" office:value-type="string" calcext:value-type="string">
            <text:p>Q006_G</text:p>
          </table:table-cell>
          <table:table-cell table:style-name="ce47" office:value-type="string" calcext:value-type="string">
            <text:p>Q006_H</text:p>
          </table:table-cell>
          <table:table-cell table:style-name="ce47" office:value-type="string" calcext:value-type="string">
            <text:p>Q006_I</text:p>
          </table:table-cell>
          <table:table-cell table:style-name="ce47" office:value-type="string" calcext:value-type="string">
            <text:p>Q006_J</text:p>
          </table:table-cell>
          <table:table-cell table:style-name="ce47" office:value-type="string" calcext:value-type="string">
            <text:p>Q006_K</text:p>
          </table:table-cell>
          <table:table-cell table:style-name="ce47" office:value-type="string" calcext:value-type="string">
            <text:p>Q006_L</text:p>
          </table:table-cell>
          <table:table-cell table:style-name="ce47" office:value-type="string" calcext:value-type="string">
            <text:p>Q007_A</text:p>
          </table:table-cell>
          <table:table-cell table:style-name="ce47" office:value-type="string" calcext:value-type="string">
            <text:p>Q007_B</text:p>
          </table:table-cell>
          <table:table-cell table:style-name="ce47" office:value-type="string" calcext:value-type="string">
            <text:p>Q007_C</text:p>
          </table:table-cell>
          <table:table-cell table:style-name="ce47" office:value-type="string" calcext:value-type="string">
            <text:p>Q007_D</text:p>
          </table:table-cell>
          <table:table-cell table:style-name="ce47" office:value-type="string" calcext:value-type="string">
            <text:p>Q008_A</text:p>
          </table:table-cell>
          <table:table-cell table:style-name="ce47" office:value-type="string" calcext:value-type="string">
            <text:p>Q008_B</text:p>
          </table:table-cell>
          <table:table-cell table:style-name="ce47" office:value-type="string" calcext:value-type="string">
            <text:p>Q008_C</text:p>
          </table:table-cell>
          <table:table-cell table:style-name="ce47" office:value-type="string" calcext:value-type="string">
            <text:p>Q008_D</text:p>
          </table:table-cell>
          <table:table-cell table:style-name="ce47" office:value-type="string" calcext:value-type="string">
            <text:p>Q008_E</text:p>
          </table:table-cell>
          <table:table-cell table:style-name="ce47" office:value-type="string" calcext:value-type="string">
            <text:p>Q009_A</text:p>
          </table:table-cell>
          <table:table-cell table:style-name="ce47" office:value-type="string" calcext:value-type="string">
            <text:p>Q009_B</text:p>
          </table:table-cell>
          <table:table-cell table:style-name="ce47" office:value-type="string" calcext:value-type="string">
            <text:p>Q009_C</text:p>
          </table:table-cell>
          <table:table-cell table:style-name="ce47" office:value-type="string" calcext:value-type="string">
            <text:p>Q009_D</text:p>
          </table:table-cell>
          <table:table-cell table:style-name="ce47" office:value-type="string" calcext:value-type="string">
            <text:p>Q009_E</text:p>
          </table:table-cell>
          <table:table-cell table:style-name="ce47" office:value-type="string" calcext:value-type="string">
            <text:p>Q010_A</text:p>
          </table:table-cell>
          <table:table-cell table:style-name="ce47" office:value-type="string" calcext:value-type="string">
            <text:p>Q010_B</text:p>
          </table:table-cell>
          <table:table-cell table:style-name="ce47" office:value-type="string" calcext:value-type="string">
            <text:p>Q010_C</text:p>
          </table:table-cell>
          <table:table-cell table:style-name="ce47" office:value-type="string" calcext:value-type="string">
            <text:p>Q010_D</text:p>
          </table:table-cell>
          <table:table-cell table:style-name="ce47" office:value-type="string" calcext:value-type="string">
            <text:p>Q010_E</text:p>
          </table:table-cell>
          <table:table-cell table:style-name="ce47" office:value-type="string" calcext:value-type="string">
            <text:p>Q011_A</text:p>
          </table:table-cell>
          <table:table-cell table:style-name="ce47" office:value-type="string" calcext:value-type="string">
            <text:p>Q011_B</text:p>
          </table:table-cell>
          <table:table-cell table:style-name="ce47" office:value-type="string" calcext:value-type="string">
            <text:p>Q011_C</text:p>
          </table:table-cell>
          <table:table-cell table:style-name="ce47" office:value-type="string" calcext:value-type="string">
            <text:p>Q011_D</text:p>
          </table:table-cell>
          <table:table-cell table:style-name="ce47" office:value-type="string" calcext:value-type="string">
            <text:p>Q011_E</text:p>
          </table:table-cell>
          <table:table-cell table:style-name="ce47" office:value-type="string" calcext:value-type="string">
            <text:p>Q012_A</text:p>
          </table:table-cell>
          <table:table-cell table:style-name="ce47" office:value-type="string" calcext:value-type="string">
            <text:p>Q012_B</text:p>
          </table:table-cell>
          <table:table-cell table:style-name="ce47" office:value-type="string" calcext:value-type="string">
            <text:p>Q012_C</text:p>
          </table:table-cell>
          <table:table-cell table:style-name="ce47" office:value-type="string" calcext:value-type="string">
            <text:p>Q012_D</text:p>
          </table:table-cell>
          <table:table-cell table:style-name="ce47" office:value-type="string" calcext:value-type="string">
            <text:p>Q012_E</text:p>
          </table:table-cell>
          <table:table-cell table:style-name="ce47" office:value-type="string" calcext:value-type="string">
            <text:p>Q013_A</text:p>
          </table:table-cell>
          <table:table-cell table:style-name="ce47" office:value-type="string" calcext:value-type="string">
            <text:p>Q013_B</text:p>
          </table:table-cell>
          <table:table-cell table:style-name="ce47" office:value-type="string" calcext:value-type="string">
            <text:p>Q013_C</text:p>
          </table:table-cell>
          <table:table-cell table:style-name="ce47" office:value-type="string" calcext:value-type="string">
            <text:p>Q013_D</text:p>
          </table:table-cell>
          <table:table-cell table:style-name="ce47" office:value-type="string" calcext:value-type="string">
            <text:p>Q013_E</text:p>
          </table:table-cell>
          <table:table-cell table:style-name="ce47" office:value-type="string" calcext:value-type="string">
            <text:p>Q014_A</text:p>
          </table:table-cell>
          <table:table-cell table:style-name="ce47" office:value-type="string" calcext:value-type="string">
            <text:p>Q014_B</text:p>
          </table:table-cell>
          <table:table-cell table:style-name="ce47" office:value-type="string" calcext:value-type="string">
            <text:p>Q014_C</text:p>
          </table:table-cell>
          <table:table-cell table:style-name="ce47" office:value-type="string" calcext:value-type="string">
            <text:p>Q014_D</text:p>
          </table:table-cell>
          <table:table-cell table:style-name="ce47" office:value-type="string" calcext:value-type="string">
            <text:p>Q014_E</text:p>
          </table:table-cell>
          <table:table-cell table:style-name="ce47" office:value-type="string" calcext:value-type="string">
            <text:p>Q015_A</text:p>
          </table:table-cell>
          <table:table-cell table:style-name="ce47" office:value-type="string" calcext:value-type="string">
            <text:p>Q015_B</text:p>
          </table:table-cell>
          <table:table-cell table:style-name="ce47" office:value-type="string" calcext:value-type="string">
            <text:p>Q015_C</text:p>
          </table:table-cell>
          <table:table-cell table:style-name="ce47" office:value-type="string" calcext:value-type="string">
            <text:p>Q015_D</text:p>
          </table:table-cell>
          <table:table-cell table:style-name="ce47" office:value-type="string" calcext:value-type="string">
            <text:p>Q015_E</text:p>
          </table:table-cell>
          <table:table-cell table:style-name="ce47" office:value-type="string" calcext:value-type="string">
            <text:p>Q016_A</text:p>
          </table:table-cell>
          <table:table-cell table:style-name="ce47" office:value-type="string" calcext:value-type="string">
            <text:p>Q016_B</text:p>
          </table:table-cell>
          <table:table-cell table:style-name="ce47" office:value-type="string" calcext:value-type="string">
            <text:p>Q016_C</text:p>
          </table:table-cell>
          <table:table-cell table:style-name="ce47" office:value-type="string" calcext:value-type="string">
            <text:p>Q016_D</text:p>
          </table:table-cell>
          <table:table-cell table:style-name="ce47" office:value-type="string" calcext:value-type="string">
            <text:p>Q016_E</text:p>
          </table:table-cell>
          <table:table-cell table:style-name="ce47" office:value-type="string" calcext:value-type="string">
            <text:p>Q017_A</text:p>
          </table:table-cell>
          <table:table-cell table:style-name="ce47" office:value-type="string" calcext:value-type="string">
            <text:p>Q017_B</text:p>
          </table:table-cell>
          <table:table-cell table:style-name="ce47" office:value-type="string" calcext:value-type="string">
            <text:p>Q017_C</text:p>
          </table:table-cell>
          <table:table-cell table:style-name="ce47" office:value-type="string" calcext:value-type="string">
            <text:p>Q017_D</text:p>
          </table:table-cell>
          <table:table-cell table:style-name="ce47" office:value-type="string" calcext:value-type="string">
            <text:p>Q017_E</text:p>
          </table:table-cell>
          <table:table-cell table:style-name="ce47" office:value-type="string" calcext:value-type="string">
            <text:p>Q018_A</text:p>
          </table:table-cell>
          <table:table-cell table:style-name="ce47" office:value-type="string" calcext:value-type="string">
            <text:p>Q018_B</text:p>
          </table:table-cell>
          <table:table-cell table:style-name="ce47" office:value-type="string" calcext:value-type="string">
            <text:p>Q019_A</text:p>
          </table:table-cell>
          <table:table-cell table:style-name="ce47" office:value-type="string" calcext:value-type="string">
            <text:p>Q019_B</text:p>
          </table:table-cell>
          <table:table-cell table:style-name="ce47" office:value-type="string" calcext:value-type="string">
            <text:p>Q019_C</text:p>
          </table:table-cell>
          <table:table-cell table:style-name="ce47" office:value-type="string" calcext:value-type="string">
            <text:p>Q019_D</text:p>
          </table:table-cell>
          <table:table-cell table:style-name="ce47" office:value-type="string" calcext:value-type="string">
            <text:p>Q019_E</text:p>
          </table:table-cell>
          <table:table-cell table:style-name="ce47" office:value-type="string" calcext:value-type="string">
            <text:p>Q020_A</text:p>
          </table:table-cell>
          <table:table-cell table:style-name="ce47" office:value-type="string" calcext:value-type="string">
            <text:p>Q020_B</text:p>
          </table:table-cell>
          <table:table-cell table:style-name="ce47" office:value-type="string" calcext:value-type="string">
            <text:p>Q021_A</text:p>
          </table:table-cell>
          <table:table-cell table:style-name="ce47" office:value-type="string" calcext:value-type="string">
            <text:p>Q021_B</text:p>
          </table:table-cell>
          <table:table-cell table:style-name="ce47" office:value-type="string" calcext:value-type="string">
            <text:p>Q022_A</text:p>
          </table:table-cell>
          <table:table-cell table:style-name="ce47" office:value-type="string" calcext:value-type="string">
            <text:p>Q022_B</text:p>
          </table:table-cell>
          <table:table-cell table:style-name="ce47" office:value-type="string" calcext:value-type="string">
            <text:p>Q022_C</text:p>
          </table:table-cell>
          <table:table-cell table:style-name="ce47" office:value-type="string" calcext:value-type="string">
            <text:p>Q022_D</text:p>
          </table:table-cell>
          <table:table-cell table:style-name="ce47" office:value-type="string" calcext:value-type="string">
            <text:p>Q022_E</text:p>
          </table:table-cell>
          <table:table-cell table:style-name="ce47" office:value-type="string" calcext:value-type="string">
            <text:p>Q023_A</text:p>
          </table:table-cell>
          <table:table-cell table:style-name="ce47" office:value-type="string" calcext:value-type="string">
            <text:p>Q023_B</text:p>
          </table:table-cell>
          <table:table-cell table:style-name="ce47" office:value-type="string" calcext:value-type="string">
            <text:p>Q024_A</text:p>
          </table:table-cell>
          <table:table-cell table:style-name="ce47" office:value-type="string" calcext:value-type="string">
            <text:p>Q024_B</text:p>
          </table:table-cell>
          <table:table-cell table:style-name="ce47" office:value-type="string" calcext:value-type="string">
            <text:p>Q024_C</text:p>
          </table:table-cell>
          <table:table-cell table:style-name="ce47" office:value-type="string" calcext:value-type="string">
            <text:p>Q024_D</text:p>
          </table:table-cell>
          <table:table-cell table:style-name="ce47" office:value-type="string" calcext:value-type="string">
            <text:p>Q024_E</text:p>
          </table:table-cell>
          <table:table-cell table:style-name="ce47" office:value-type="string" calcext:value-type="string">
            <text:p>Q025_A</text:p>
          </table:table-cell>
          <table:table-cell table:style-name="ce47" office:value-type="string" calcext:value-type="string">
            <text:p>Q025_B</text:p>
          </table:table-cell>
          <table:table-cell table:style-name="ce47" office:value-type="string" calcext:value-type="string">
            <text:p>Quantidade</text:p>
          </table:table-cell>
          <table:table-cell table:style-name="ce47" office:value-type="string" calcext:value-type="string">
            <text:p>TP_COR_RACA_0</text:p>
          </table:table-cell>
          <table:table-cell table:style-name="ce47" office:value-type="string" calcext:value-type="string">
            <text:p>TP_COR_RACA_1</text:p>
          </table:table-cell>
          <table:table-cell table:style-name="ce47" office:value-type="string" calcext:value-type="string">
            <text:p>TP_COR_RACA_2</text:p>
          </table:table-cell>
          <table:table-cell table:style-name="ce47" office:value-type="string" calcext:value-type="string">
            <text:p>TP_COR_RACA_3</text:p>
          </table:table-cell>
          <table:table-cell table:style-name="ce47" office:value-type="string" calcext:value-type="string">
            <text:p>TP_COR_RACA_4</text:p>
          </table:table-cell>
          <table:table-cell table:style-name="ce47" office:value-type="string" calcext:value-type="string">
            <text:p>TP_COR_RACA_5</text:p>
          </table:table-cell>
          <table:table-cell table:style-name="ce47" office:value-type="string" calcext:value-type="string">
            <text:p>TP_ESCOLA_1</text:p>
          </table:table-cell>
          <table:table-cell table:style-name="ce47" office:value-type="string" calcext:value-type="string">
            <text:p>TP_ESCOLA_2</text:p>
          </table:table-cell>
          <table:table-cell table:style-name="ce47" office:value-type="string" calcext:value-type="string">
            <text:p>TP_ESCOLA_3</text:p>
          </table:table-cell>
          <table:table-cell table:style-name="ce47" office:value-type="string" calcext:value-type="string">
            <text:p>TP_ESTADO_CIVIL_0</text:p>
          </table:table-cell>
          <table:table-cell table:style-name="ce47" office:value-type="string" calcext:value-type="string">
            <text:p>TP_ESTADO_CIVIL_1</text:p>
          </table:table-cell>
          <table:table-cell table:style-name="ce47" office:value-type="string" calcext:value-type="string">
            <text:p>TP_ESTADO_CIVIL_2</text:p>
          </table:table-cell>
          <table:table-cell table:style-name="ce47" office:value-type="string" calcext:value-type="string">
            <text:p>TP_ESTADO_CIVIL_3</text:p>
          </table:table-cell>
          <table:table-cell table:style-name="ce47" office:value-type="string" calcext:value-type="string">
            <text:p>TP_ESTADO_CIVIL_4</text:p>
          </table:table-cell>
          <table:table-cell table:style-name="ce47" office:value-type="string" calcext:value-type="string">
            <text:p>TP_FAIXA_ETARIA_1</text:p>
          </table:table-cell>
          <table:table-cell table:style-name="ce47" office:value-type="string" calcext:value-type="string">
            <text:p>TP_FAIXA_ETARIA_10</text:p>
          </table:table-cell>
          <table:table-cell table:style-name="ce47" office:value-type="string" calcext:value-type="string">
            <text:p>TP_FAIXA_ETARIA_11</text:p>
          </table:table-cell>
          <table:table-cell table:style-name="ce47" office:value-type="string" calcext:value-type="string">
            <text:p>TP_FAIXA_ETARIA_12</text:p>
          </table:table-cell>
          <table:table-cell table:style-name="ce47" office:value-type="string" calcext:value-type="string">
            <text:p>TP_FAIXA_ETARIA_13</text:p>
          </table:table-cell>
          <table:table-cell table:style-name="ce47" office:value-type="string" calcext:value-type="string">
            <text:p>TP_FAIXA_ETARIA_2</text:p>
          </table:table-cell>
          <table:table-cell table:style-name="ce47" office:value-type="string" calcext:value-type="string">
            <text:p>TP_FAIXA_ETARIA_3</text:p>
          </table:table-cell>
          <table:table-cell table:style-name="ce47" office:value-type="string" calcext:value-type="string">
            <text:p>TP_FAIXA_ETARIA_4</text:p>
          </table:table-cell>
          <table:table-cell table:style-name="ce47" office:value-type="string" calcext:value-type="string">
            <text:p>TP_FAIXA_ETARIA_5</text:p>
          </table:table-cell>
          <table:table-cell table:style-name="ce47" office:value-type="string" calcext:value-type="string">
            <text:p>TP_FAIXA_ETARIA_6</text:p>
          </table:table-cell>
          <table:table-cell table:style-name="ce47" office:value-type="string" calcext:value-type="string">
            <text:p>TP_FAIXA_ETARIA_7</text:p>
          </table:table-cell>
          <table:table-cell table:style-name="ce47" office:value-type="string" calcext:value-type="string">
            <text:p>TP_FAIXA_ETARIA_8</text:p>
          </table:table-cell>
          <table:table-cell table:style-name="ce47" office:value-type="string" calcext:value-type="string">
            <text:p>TP_FAIXA_ETARIA_9</text:p>
          </table:table-cell>
          <table:table-cell table:style-name="ce47" office:value-type="string" calcext:value-type="string">
            <text:p>TP_NACIONALIDADE_0</text:p>
          </table:table-cell>
          <table:table-cell table:style-name="ce47" office:value-type="string" calcext:value-type="string">
            <text:p>TP_NACIONALIDADE_1</text:p>
          </table:table-cell>
          <table:table-cell table:style-name="ce47" office:value-type="string" calcext:value-type="string">
            <text:p>TP_NACIONALIDADE_2</text:p>
          </table:table-cell>
          <table:table-cell table:style-name="ce47" office:value-type="string" calcext:value-type="string">
            <text:p>TP_NACIONALIDADE_3</text:p>
          </table:table-cell>
          <table:table-cell table:style-name="ce47" office:value-type="string" calcext:value-type="string">
            <text:p>TP_NACIONALIDADE_4</text:p>
          </table:table-cell>
          <table:table-cell table:style-name="ce47" office:value-type="string" calcext:value-type="string">
            <text:p>TP_SEXO_F</text:p>
          </table:table-cell>
          <table:table-cell table:style-name="ce47" office:value-type="string" calcext:value-type="string">
            <text:p>TP_SEXO_M</text:p>
          </table:table-cell>
          <table:table-cell table:style-name="ce47" office:value-type="string" calcext:value-type="string">
            <text:p>TP_ST_CONCLUSAO_1</text:p>
          </table:table-cell>
          <table:table-cell table:style-name="ce47" office:value-type="string" calcext:value-type="string">
            <text:p>TP_ST_CONCLUSAO_2</text:p>
          </table:table-cell>
          <table:table-cell table:style-name="ce47" office:value-type="string" calcext:value-type="string">
            <text:p>TP_ST_CONCLUSAO_3</text:p>
          </table:table-cell>
          <table:table-cell table:style-name="ce47" office:value-type="string" calcext:value-type="string">
            <text:p>TP_ST_CONCLUSAO_4</text:p>
          </table:table-cell>
          <table:table-cell table:style-name="ce92" office:value-type="string" calcext:value-type="string">
            <text:p>Total Resultado</text:p>
          </table:table-cell>
        </table:table-row>
        <table:table-row table:style-name="ro1">
          <table:table-cell table:style-name="ce33" office:value-type="string" calcext:value-type="string">
            <text:p>0 – B</text:p>
          </table:table-cell>
          <table:table-cell table:style-name="ce40" office:value-type="percentage" office:value="0.017986" calcext:value-type="percentage">
            <text:p>1,80%</text:p>
          </table:table-cell>
          <table:table-cell table:style-name="ce48" office:value-type="percentage" office:value="0.125746" calcext:value-type="percentage">
            <text:p>12,57%</text:p>
          </table:table-cell>
          <table:table-cell table:style-name="ce48" office:value-type="percentage" office:value="0.039611" calcext:value-type="percentage">
            <text:p>3,96%</text:p>
          </table:table-cell>
          <table:table-cell table:style-name="ce48" office:value-type="percentage" office:value="0.057548" calcext:value-type="percentage">
            <text:p>5,75%</text:p>
          </table:table-cell>
          <table:table-cell table:style-name="ce48" office:value-type="percentage" office:value="0.013789" calcext:value-type="percentage">
            <text:p>1,38%</text:p>
          </table:table-cell>
          <table:table-cell table:style-name="ce64" office:value-type="float" office:value="501.8352" calcext:value-type="float">
            <text:p>501,84</text:p>
          </table:table-cell>
          <table:table-cell table:style-name="ce48" office:value-type="percentage" office:value="0.015015" calcext:value-type="percentage">
            <text:p>1,50%</text:p>
          </table:table-cell>
          <table:table-cell table:style-name="ce48" office:value-type="percentage" office:value="0.067883" calcext:value-type="percentage">
            <text:p>6,79%</text:p>
          </table:table-cell>
          <table:table-cell table:style-name="ce48" office:value-type="percentage" office:value="0.043063" calcext:value-type="percentage">
            <text:p>4,31%</text:p>
          </table:table-cell>
          <table:table-cell table:style-name="ce48" office:value-type="percentage" office:value="0.029086" calcext:value-type="percentage">
            <text:p>2,91%</text:p>
          </table:table-cell>
          <table:table-cell table:style-name="ce48" office:value-type="percentage" office:value="0.062194" calcext:value-type="percentage">
            <text:p>6,22%</text:p>
          </table:table-cell>
          <table:table-cell table:style-name="ce48" office:value-type="percentage" office:value="0.008347" calcext:value-type="percentage">
            <text:p>0,83%</text:p>
          </table:table-cell>
          <table:table-cell table:style-name="ce48" office:value-type="percentage" office:value="0.003148" calcext:value-type="percentage">
            <text:p>0,31%</text:p>
          </table:table-cell>
          <table:table-cell table:style-name="ce48" office:value-type="percentage" office:value="0.025943" calcext:value-type="percentage">
            <text:p>2,59%</text:p>
          </table:table-cell>
          <table:table-cell table:style-name="ce48" office:value-type="percentage" office:value="0.010691" calcext:value-type="percentage">
            <text:p>1,07%</text:p>
          </table:table-cell>
          <table:table-cell table:style-name="ce48" office:value-type="percentage" office:value="0.051261" calcext:value-type="percentage">
            <text:p>5,13%</text:p>
          </table:table-cell>
          <table:table-cell table:style-name="ce48" office:value-type="percentage" office:value="0.039725" calcext:value-type="percentage">
            <text:p>3,97%</text:p>
          </table:table-cell>
          <table:table-cell table:style-name="ce48" office:value-type="percentage" office:value="0.034006" calcext:value-type="percentage">
            <text:p>3,40%</text:p>
          </table:table-cell>
          <table:table-cell table:style-name="ce48" office:value-type="percentage" office:value="0.086808" calcext:value-type="percentage">
            <text:p>8,68%</text:p>
          </table:table-cell>
          <table:table-cell table:style-name="ce48" office:value-type="percentage" office:value="0.016253" calcext:value-type="percentage">
            <text:p>1,63%</text:p>
          </table:table-cell>
          <table:table-cell table:style-name="ce48" office:value-type="percentage" office:value="0.009883" calcext:value-type="percentage">
            <text:p>0,99%</text:p>
          </table:table-cell>
          <table:table-cell table:style-name="ce48" office:value-type="percentage" office:value="0.006052" calcext:value-type="percentage">
            <text:p>0,61%</text:p>
          </table:table-cell>
          <table:table-cell table:style-name="ce48" office:value-type="percentage" office:value="0.049519" calcext:value-type="percentage">
            <text:p>4,95%</text:p>
          </table:table-cell>
          <table:table-cell table:style-name="ce48" office:value-type="percentage" office:value="0.077496" calcext:value-type="percentage">
            <text:p>7,75%</text:p>
          </table:table-cell>
          <table:table-cell table:style-name="ce48" office:value-type="percentage" office:value="0.066618" calcext:value-type="percentage">
            <text:p>6,66%</text:p>
          </table:table-cell>
          <table:table-cell table:style-name="ce48" office:value-type="percentage" office:value="0.024473" calcext:value-type="percentage">
            <text:p>2,45%</text:p>
          </table:table-cell>
          <table:table-cell table:style-name="ce48" office:value-type="percentage" office:value="0.002209" calcext:value-type="percentage">
            <text:p>0,22%</text:p>
          </table:table-cell>
          <table:table-cell table:style-name="ce48" office:value-type="percentage" office:value="0.034364" calcext:value-type="percentage">
            <text:p>3,44%</text:p>
          </table:table-cell>
          <table:table-cell table:style-name="ce48" office:value-type="percentage" office:value="0.03723" calcext:value-type="percentage">
            <text:p>3,72%</text:p>
          </table:table-cell>
          <table:table-cell table:style-name="ce48" office:value-type="percentage" office:value="0.146477" calcext:value-type="percentage">
            <text:p>14,65%</text:p>
          </table:table-cell>
          <table:table-cell table:style-name="ce48" office:value-type="percentage" office:value="0.016712" calcext:value-type="percentage">
            <text:p>1,67%</text:p>
          </table:table-cell>
          <table:table-cell table:style-name="ce48" office:value-type="percentage" office:value="0.03359" calcext:value-type="percentage">
            <text:p>3,36%</text:p>
          </table:table-cell>
          <table:table-cell table:style-name="ce48" office:value-type="percentage" office:value="0.00127" calcext:value-type="percentage">
            <text:p>0,13%</text:p>
          </table:table-cell>
          <table:table-cell table:style-name="ce48" office:value-type="percentage" office:value="0.019401" calcext:value-type="percentage">
            <text:p>1,94%</text:p>
          </table:table-cell>
          <table:table-cell table:style-name="ce48" office:value-type="percentage" office:value="0.015265" calcext:value-type="percentage">
            <text:p>1,53%</text:p>
          </table:table-cell>
          <table:table-cell table:style-name="ce48" office:value-type="percentage" office:value="0.048175" calcext:value-type="percentage">
            <text:p>4,82%</text:p>
          </table:table-cell>
          <table:table-cell table:style-name="ce48" office:value-type="percentage" office:value="0.065789" calcext:value-type="percentage">
            <text:p>6,58%</text:p>
          </table:table-cell>
          <table:table-cell table:style-name="ce48" office:value-type="percentage" office:value="0.066989" calcext:value-type="percentage">
            <text:p>6,70%</text:p>
          </table:table-cell>
          <table:table-cell table:style-name="ce48" office:value-type="percentage" office:value="0.058462" calcext:value-type="percentage">
            <text:p>5,85%</text:p>
          </table:table-cell>
          <table:table-cell table:style-name="ce48" office:value-type="percentage" office:value="0.017648" calcext:value-type="percentage">
            <text:p>1,76%</text:p>
          </table:table-cell>
          <table:table-cell table:style-name="ce48" office:value-type="percentage" office:value="0.113007" calcext:value-type="percentage">
            <text:p>11,30%</text:p>
          </table:table-cell>
          <table:table-cell table:style-name="ce48" office:value-type="percentage" office:value="0.066043" calcext:value-type="percentage">
            <text:p>6,60%</text:p>
          </table:table-cell>
          <table:table-cell table:style-name="ce48" office:value-type="percentage" office:value="0.032278" calcext:value-type="percentage">
            <text:p>3,23%</text:p>
          </table:table-cell>
          <table:table-cell table:style-name="ce48" office:value-type="percentage" office:value="0.010762" calcext:value-type="percentage">
            <text:p>1,08%</text:p>
          </table:table-cell>
          <table:table-cell table:style-name="ce48" office:value-type="percentage" office:value="0.00808" calcext:value-type="percentage">
            <text:p>0,81%</text:p>
          </table:table-cell>
          <table:table-cell table:style-name="ce48" office:value-type="percentage" office:value="0.00391" calcext:value-type="percentage">
            <text:p>0,39%</text:p>
          </table:table-cell>
          <table:table-cell table:style-name="ce48" office:value-type="percentage" office:value="0.001627" calcext:value-type="percentage">
            <text:p>0,16%</text:p>
          </table:table-cell>
          <table:table-cell table:style-name="ce48" office:value-type="percentage" office:value="0.000611" calcext:value-type="percentage">
            <text:p>0,06%</text:p>
          </table:table-cell>
          <table:table-cell table:style-name="ce48" office:value-type="percentage" office:value="0.000244" calcext:value-type="percentage">
            <text:p>0,02%</text:p>
          </table:table-cell>
          <table:table-cell table:style-name="ce48" office:value-type="percentage" office:value="0.000147" calcext:value-type="percentage">
            <text:p>0,01%</text:p>
          </table:table-cell>
          <table:table-cell table:style-name="ce48" office:value-type="percentage" office:value="0.000323" calcext:value-type="percentage">
            <text:p>0,03%</text:p>
          </table:table-cell>
          <table:table-cell table:style-name="ce48" office:value-type="percentage" office:value="0.248448" calcext:value-type="percentage">
            <text:p>24,84%</text:p>
          </table:table-cell>
          <table:table-cell table:style-name="ce48" office:value-type="percentage" office:value="0.003666" calcext:value-type="percentage">
            <text:p>0,37%</text:p>
          </table:table-cell>
          <table:table-cell table:style-name="ce48" office:value-type="percentage" office:value="0.000857" calcext:value-type="percentage">
            <text:p>0,09%</text:p>
          </table:table-cell>
          <table:table-cell table:style-name="ce48" office:value-type="percentage" office:value="0.001709" calcext:value-type="percentage">
            <text:p>0,17%</text:p>
          </table:table-cell>
          <table:table-cell table:style-name="ce48" office:value-type="percentage" office:value="0.000825" calcext:value-type="percentage">
            <text:p>0,08%</text:p>
          </table:table-cell>
          <table:table-cell table:style-name="ce48" office:value-type="percentage" office:value="0.231149" calcext:value-type="percentage">
            <text:p>23,11%</text:p>
          </table:table-cell>
          <table:table-cell table:style-name="ce48" office:value-type="percentage" office:value="0.021434" calcext:value-type="percentage">
            <text:p>2,14%</text:p>
          </table:table-cell>
          <table:table-cell table:style-name="ce48" office:value-type="percentage" office:value="0.001151" calcext:value-type="percentage">
            <text:p>0,12%</text:p>
          </table:table-cell>
          <table:table-cell table:style-name="ce48" office:value-type="percentage" office:value="0.00012" calcext:value-type="percentage">
            <text:p>0,01%</text:p>
          </table:table-cell>
          <table:table-cell table:style-name="ce48" office:value-type="percentage" office:value="0.002367" calcext:value-type="percentage">
            <text:p>0,24%</text:p>
          </table:table-cell>
          <table:table-cell table:style-name="ce48" office:value-type="percentage" office:value="0.048026" calcext:value-type="percentage">
            <text:p>4,80%</text:p>
          </table:table-cell>
          <table:table-cell table:style-name="ce48" office:value-type="percentage" office:value="0.156451" calcext:value-type="percentage">
            <text:p>15,65%</text:p>
          </table:table-cell>
          <table:table-cell table:style-name="ce48" office:value-type="percentage" office:value="0.044426" calcext:value-type="percentage">
            <text:p>4,44%</text:p>
          </table:table-cell>
          <table:table-cell table:style-name="ce48" office:value-type="percentage" office:value="0.00341" calcext:value-type="percentage">
            <text:p>0,34%</text:p>
          </table:table-cell>
          <table:table-cell table:style-name="ce48" office:value-type="percentage" office:value="0.215109" calcext:value-type="percentage">
            <text:p>21,51%</text:p>
          </table:table-cell>
          <table:table-cell table:style-name="ce48" office:value-type="percentage" office:value="0.038464" calcext:value-type="percentage">
            <text:p>3,85%</text:p>
          </table:table-cell>
          <table:table-cell table:style-name="ce48" office:value-type="percentage" office:value="0.001028" calcext:value-type="percentage">
            <text:p>0,10%</text:p>
          </table:table-cell>
          <table:table-cell table:style-name="ce48" office:value-type="percentage" office:value="0.000065" calcext:value-type="percentage">
            <text:p>0,01%</text:p>
          </table:table-cell>
          <table:table-cell table:style-name="ce48" office:value-type="percentage" office:value="0.000014" calcext:value-type="percentage">
            <text:p>0,00%</text:p>
          </table:table-cell>
          <table:table-cell table:style-name="ce48" office:value-type="percentage" office:value="0.193054" calcext:value-type="percentage">
            <text:p>19,31%</text:p>
          </table:table-cell>
          <table:table-cell table:style-name="ce48" office:value-type="percentage" office:value="0.057545" calcext:value-type="percentage">
            <text:p>5,75%</text:p>
          </table:table-cell>
          <table:table-cell table:style-name="ce48" office:value-type="percentage" office:value="0.003857" calcext:value-type="percentage">
            <text:p>0,39%</text:p>
          </table:table-cell>
          <table:table-cell table:style-name="ce48" office:value-type="percentage" office:value="0.000203" calcext:value-type="percentage">
            <text:p>0,02%</text:p>
          </table:table-cell>
          <table:table-cell table:style-name="ce48" office:value-type="percentage" office:value="0.000021" calcext:value-type="percentage">
            <text:p>0,00%</text:p>
          </table:table-cell>
          <table:table-cell table:style-name="ce48" office:value-type="percentage" office:value="0.003177" calcext:value-type="percentage">
            <text:p>0,32%</text:p>
          </table:table-cell>
          <table:table-cell table:style-name="ce48" office:value-type="percentage" office:value="0.249907" calcext:value-type="percentage">
            <text:p>24,99%</text:p>
          </table:table-cell>
          <table:table-cell table:style-name="ce48" office:value-type="percentage" office:value="0.00156" calcext:value-type="percentage">
            <text:p>0,16%</text:p>
          </table:table-cell>
          <table:table-cell table:style-name="ce48" office:value-type="percentage" office:value="0.000031" calcext:value-type="percentage">
            <text:p>0,00%</text:p>
          </table:table-cell>
          <table:table-cell table:style-name="ce48" office:value-type="percentage" office:value="0.000006" calcext:value-type="percentage">
            <text:p>0,00%</text:p>
          </table:table-cell>
          <table:table-cell table:style-name="ce48" office:value-type="percentage" office:value="0.20635" calcext:value-type="percentage">
            <text:p>20,64%</text:p>
          </table:table-cell>
          <table:table-cell table:style-name="ce48" office:value-type="percentage" office:value="0.047846" calcext:value-type="percentage">
            <text:p>4,78%</text:p>
          </table:table-cell>
          <table:table-cell table:style-name="ce48" office:value-type="percentage" office:value="0.000447" calcext:value-type="percentage">
            <text:p>0,04%</text:p>
          </table:table-cell>
          <table:table-cell table:style-name="ce48" office:value-type="percentage" office:value="0.00003" calcext:value-type="percentage">
            <text:p>0,00%</text:p>
          </table:table-cell>
          <table:table-cell table:style-name="ce48" office:value-type="percentage" office:value="0.000007" calcext:value-type="percentage">
            <text:p>0,00%</text:p>
          </table:table-cell>
          <table:table-cell table:style-name="ce48" office:value-type="percentage" office:value="0.164051" calcext:value-type="percentage">
            <text:p>16,41%</text:p>
          </table:table-cell>
          <table:table-cell table:style-name="ce48" office:value-type="percentage" office:value="0.090425" calcext:value-type="percentage">
            <text:p>9,04%</text:p>
          </table:table-cell>
          <table:table-cell table:style-name="ce48" office:value-type="percentage" office:value="0.000194" calcext:value-type="percentage">
            <text:p>0,02%</text:p>
          </table:table-cell>
          <table:table-cell table:style-name="ce48" office:value-type="percentage" office:value="0.000007" calcext:value-type="percentage">
            <text:p>0,00%</text:p>
          </table:table-cell>
          <table:table-cell table:style-name="ce48" office:value-type="percentage" office:value="0.000004" calcext:value-type="percentage">
            <text:p>0,00%</text:p>
          </table:table-cell>
          <table:table-cell table:style-name="ce48" office:value-type="percentage" office:value="0.246068" calcext:value-type="percentage">
            <text:p>24,61%</text:p>
          </table:table-cell>
          <table:table-cell table:style-name="ce48" office:value-type="percentage" office:value="0.008591" calcext:value-type="percentage">
            <text:p>0,86%</text:p>
          </table:table-cell>
          <table:table-cell table:style-name="ce48" office:value-type="percentage" office:value="0.000014" calcext:value-type="percentage">
            <text:p>0,00%</text:p>
          </table:table-cell>
          <table:table-cell table:style-name="ce48" office:value-type="percentage" office:value="0.000004" calcext:value-type="percentage">
            <text:p>0,00%</text:p>
          </table:table-cell>
          <table:table-cell table:style-name="ce48" office:value-type="percentage" office:value="0.000003" calcext:value-type="percentage">
            <text:p>0,00%</text:p>
          </table:table-cell>
          <table:table-cell table:style-name="ce48" office:value-type="percentage" office:value="0.192091" calcext:value-type="percentage">
            <text:p>19,21%</text:p>
          </table:table-cell>
          <table:table-cell table:style-name="ce48" office:value-type="percentage" office:value="0.062538" calcext:value-type="percentage">
            <text:p>6,25%</text:p>
          </table:table-cell>
          <table:table-cell table:style-name="ce48" office:value-type="percentage" office:value="0.000043" calcext:value-type="percentage">
            <text:p>0,00%</text:p>
          </table:table-cell>
          <table:table-cell table:style-name="ce48" office:value-type="percentage" office:value="0.000005" calcext:value-type="percentage">
            <text:p>0,00%</text:p>
          </table:table-cell>
          <table:table-cell table:style-name="ce48" office:value-type="percentage" office:value="0.000004" calcext:value-type="percentage">
            <text:p>0,00%</text:p>
          </table:table-cell>
          <table:table-cell table:style-name="ce48" office:value-type="percentage" office:value="0.253655" calcext:value-type="percentage">
            <text:p>25,37%</text:p>
          </table:table-cell>
          <table:table-cell table:style-name="ce48" office:value-type="percentage" office:value="0.001013" calcext:value-type="percentage">
            <text:p>0,10%</text:p>
          </table:table-cell>
          <table:table-cell table:style-name="ce48" office:value-type="percentage" office:value="0.000007" calcext:value-type="percentage">
            <text:p>0,00%</text:p>
          </table:table-cell>
          <table:table-cell table:style-name="ce48" office:value-type="percentage" office:value="0.000004" calcext:value-type="percentage">
            <text:p>0,00%</text:p>
          </table:table-cell>
          <table:table-cell table:style-name="ce48" office:value-type="percentage" office:value="0.000002" calcext:value-type="percentage">
            <text:p>0,00%</text:p>
          </table:table-cell>
          <table:table-cell table:style-name="ce48" office:value-type="percentage" office:value="0.249336" calcext:value-type="percentage">
            <text:p>24,93%</text:p>
          </table:table-cell>
          <table:table-cell table:style-name="ce48" office:value-type="percentage" office:value="0.005344" calcext:value-type="percentage">
            <text:p>0,53%</text:p>
          </table:table-cell>
          <table:table-cell table:style-name="ce48" office:value-type="percentage" office:value="0.015595" calcext:value-type="percentage">
            <text:p>1,56%</text:p>
          </table:table-cell>
          <table:table-cell table:style-name="ce48" office:value-type="percentage" office:value="0.221829" calcext:value-type="percentage">
            <text:p>22,18%</text:p>
          </table:table-cell>
          <table:table-cell table:style-name="ce48" office:value-type="percentage" office:value="0.016152" calcext:value-type="percentage">
            <text:p>1,62%</text:p>
          </table:table-cell>
          <table:table-cell table:style-name="ce48" office:value-type="percentage" office:value="0.001027" calcext:value-type="percentage">
            <text:p>0,10%</text:p>
          </table:table-cell>
          <table:table-cell table:style-name="ce48" office:value-type="percentage" office:value="0.000077" calcext:value-type="percentage">
            <text:p>0,01%</text:p>
          </table:table-cell>
          <table:table-cell table:style-name="ce48" office:value-type="percentage" office:value="0.212732" calcext:value-type="percentage">
            <text:p>21,27%</text:p>
          </table:table-cell>
          <table:table-cell table:style-name="ce48" office:value-type="percentage" office:value="0.041948" calcext:value-type="percentage">
            <text:p>4,19%</text:p>
          </table:table-cell>
          <table:table-cell table:style-name="ce48" office:value-type="percentage" office:value="0.239259" calcext:value-type="percentage">
            <text:p>23,93%</text:p>
          </table:table-cell>
          <table:table-cell table:style-name="ce48" office:value-type="percentage" office:value="0.015421" calcext:value-type="percentage">
            <text:p>1,54%</text:p>
          </table:table-cell>
          <table:table-cell table:style-name="ce48" office:value-type="percentage" office:value="0.003528" calcext:value-type="percentage">
            <text:p>0,35%</text:p>
          </table:table-cell>
          <table:table-cell table:style-name="ce48" office:value-type="percentage" office:value="0.056987" calcext:value-type="percentage">
            <text:p>5,70%</text:p>
          </table:table-cell>
          <table:table-cell table:style-name="ce48" office:value-type="percentage" office:value="0.117819" calcext:value-type="percentage">
            <text:p>11,78%</text:p>
          </table:table-cell>
          <table:table-cell table:style-name="ce48" office:value-type="percentage" office:value="0.057352" calcext:value-type="percentage">
            <text:p>5,74%</text:p>
          </table:table-cell>
          <table:table-cell table:style-name="ce48" office:value-type="percentage" office:value="0.018995" calcext:value-type="percentage">
            <text:p>1,90%</text:p>
          </table:table-cell>
          <table:table-cell table:style-name="ce48" office:value-type="percentage" office:value="0.23606" calcext:value-type="percentage">
            <text:p>23,61%</text:p>
          </table:table-cell>
          <table:table-cell table:style-name="ce48" office:value-type="percentage" office:value="0.01862" calcext:value-type="percentage">
            <text:p>1,86%</text:p>
          </table:table-cell>
          <table:table-cell table:style-name="ce48" office:value-type="percentage" office:value="0.148623" calcext:value-type="percentage">
            <text:p>14,86%</text:p>
          </table:table-cell>
          <table:table-cell table:style-name="ce48" office:value-type="percentage" office:value="0.101847" calcext:value-type="percentage">
            <text:p>10,18%</text:p>
          </table:table-cell>
          <table:table-cell table:style-name="ce48" office:value-type="percentage" office:value="0.003882" calcext:value-type="percentage">
            <text:p>0,39%</text:p>
          </table:table-cell>
          <table:table-cell table:style-name="ce48" office:value-type="percentage" office:value="0.000286" calcext:value-type="percentage">
            <text:p>0,03%</text:p>
          </table:table-cell>
          <table:table-cell table:style-name="ce48" office:value-type="percentage" office:value="0.000042" calcext:value-type="percentage">
            <text:p>0,00%</text:p>
          </table:table-cell>
          <table:table-cell table:style-name="ce48" office:value-type="percentage" office:value="0.02589" calcext:value-type="percentage">
            <text:p>2,59%</text:p>
          </table:table-cell>
          <table:table-cell table:style-name="ce48" office:value-type="percentage" office:value="0.22879" calcext:value-type="percentage">
            <text:p>22,88%</text:p>
          </table:table-cell>
          <table:table-cell table:style-name="ce48" office:value-type="percentage" office:value="652313" calcext:value-type="percentage">
            <text:p>65231300,00%</text:p>
          </table:table-cell>
          <table:table-cell table:style-name="ce48" office:value-type="percentage" office:value="0.004514" calcext:value-type="percentage">
            <text:p>0,45%</text:p>
          </table:table-cell>
          <table:table-cell table:style-name="ce48" office:value-type="percentage" office:value="0.057517" calcext:value-type="percentage">
            <text:p>5,75%</text:p>
          </table:table-cell>
          <table:table-cell table:style-name="ce48" office:value-type="percentage" office:value="0.043344" calcext:value-type="percentage">
            <text:p>4,33%</text:p>
          </table:table-cell>
          <table:table-cell table:style-name="ce48" office:value-type="percentage" office:value="0.141814" calcext:value-type="percentage">
            <text:p>14,18%</text:p>
          </table:table-cell>
          <table:table-cell table:style-name="ce48" office:value-type="percentage" office:value="0.005939" calcext:value-type="percentage">
            <text:p>0,59%</text:p>
          </table:table-cell>
          <table:table-cell table:style-name="ce48" office:value-type="percentage" office:value="0.001552" calcext:value-type="percentage">
            <text:p>0,16%</text:p>
          </table:table-cell>
          <table:table-cell table:style-name="ce48" office:value-type="percentage" office:value="0.254124" calcext:value-type="percentage">
            <text:p>25,41%</text:p>
          </table:table-cell>
          <table:table-cell table:style-name="ce48" office:value-type="percentage" office:value="0.000221" calcext:value-type="percentage">
            <text:p>0,02%</text:p>
          </table:table-cell>
          <table:table-cell table:style-name="ce48" office:value-type="percentage" office:value="0.000335" calcext:value-type="percentage">
            <text:p>0,03%</text:p>
          </table:table-cell>
          <table:table-cell table:style-name="ce48" office:value-type="percentage" office:value="0.011057" calcext:value-type="percentage">
            <text:p>1,11%</text:p>
          </table:table-cell>
          <table:table-cell table:style-name="ce48" office:value-type="percentage" office:value="0.209686" calcext:value-type="percentage">
            <text:p>20,97%</text:p>
          </table:table-cell>
          <table:table-cell table:style-name="ce48" office:value-type="percentage" office:value="0.026964" calcext:value-type="percentage">
            <text:p>2,70%</text:p>
          </table:table-cell>
          <table:table-cell table:style-name="ce48" office:value-type="percentage" office:value="0.006564" calcext:value-type="percentage">
            <text:p>0,66%</text:p>
          </table:table-cell>
          <table:table-cell table:style-name="ce48" office:value-type="percentage" office:value="0.00041" calcext:value-type="percentage">
            <text:p>0,04%</text:p>
          </table:table-cell>
          <table:table-cell table:style-name="ce48" office:value-type="percentage" office:value="0.013781" calcext:value-type="percentage">
            <text:p>1,38%</text:p>
          </table:table-cell>
          <table:table-cell table:style-name="ce48" office:value-type="percentage" office:value="0.009413" calcext:value-type="percentage">
            <text:p>0,94%</text:p>
          </table:table-cell>
          <table:table-cell table:style-name="ce48" office:value-type="percentage" office:value="0.0298" calcext:value-type="percentage">
            <text:p>2,98%</text:p>
          </table:table-cell>
          <table:table-cell table:style-name="ce48" office:value-type="percentage" office:value="0.017042" calcext:value-type="percentage">
            <text:p>1,70%</text:p>
          </table:table-cell>
          <table:table-cell table:style-name="ce48" office:value-type="percentage" office:value="0.028294" calcext:value-type="percentage">
            <text:p>2,83%</text:p>
          </table:table-cell>
          <table:table-cell table:style-name="ce48" office:value-type="percentage" office:value="0.010935" calcext:value-type="percentage">
            <text:p>1,09%</text:p>
          </table:table-cell>
          <table:table-cell table:style-name="ce48" office:value-type="percentage" office:value="0.022262" calcext:value-type="percentage">
            <text:p>2,23%</text:p>
          </table:table-cell>
          <table:table-cell table:style-name="ce48" office:value-type="percentage" office:value="0.032872" calcext:value-type="percentage">
            <text:p>3,29%</text:p>
          </table:table-cell>
          <table:table-cell table:style-name="ce48" office:value-type="percentage" office:value="0.02783" calcext:value-type="percentage">
            <text:p>2,78%</text:p>
          </table:table-cell>
          <table:table-cell table:style-name="ce48" office:value-type="percentage" office:value="0.021489" calcext:value-type="percentage">
            <text:p>2,15%</text:p>
          </table:table-cell>
          <table:table-cell table:style-name="ce48" office:value-type="percentage" office:value="0.016156" calcext:value-type="percentage">
            <text:p>1,62%</text:p>
          </table:table-cell>
          <table:table-cell table:style-name="ce48" office:value-type="percentage" office:value="0.013568" calcext:value-type="percentage">
            <text:p>1,36%</text:p>
          </table:table-cell>
          <table:table-cell table:style-name="ce48" office:value-type="percentage" office:value="0.011239" calcext:value-type="percentage">
            <text:p>1,12%</text:p>
          </table:table-cell>
          <table:table-cell table:style-name="ce48" office:value-type="percentage" office:value="0.000045" calcext:value-type="percentage">
            <text:p>0,00%</text:p>
          </table:table-cell>
          <table:table-cell table:style-name="ce48" office:value-type="percentage" office:value="0.247502" calcext:value-type="percentage">
            <text:p>24,75%</text:p>
          </table:table-cell>
          <table:table-cell table:style-name="ce48" office:value-type="percentage" office:value="0.006519" calcext:value-type="percentage">
            <text:p>0,65%</text:p>
          </table:table-cell>
          <table:table-cell table:style-name="ce48" office:value-type="percentage" office:value="0.000391" calcext:value-type="percentage">
            <text:p>0,04%</text:p>
          </table:table-cell>
          <table:table-cell table:style-name="ce48" office:value-type="percentage" office:value="0.000223" calcext:value-type="percentage">
            <text:p>0,02%</text:p>
          </table:table-cell>
          <table:table-cell table:style-name="ce48" office:value-type="percentage" office:value="0.154243" calcext:value-type="percentage">
            <text:p>15,42%</text:p>
          </table:table-cell>
          <table:table-cell table:style-name="ce48" office:value-type="percentage" office:value="0.100437" calcext:value-type="percentage">
            <text:p>10,04%</text:p>
          </table:table-cell>
          <table:table-cell table:style-name="ce48" office:value-type="percentage" office:value="0.227987" calcext:value-type="percentage">
            <text:p>22,80%</text:p>
          </table:table-cell>
          <table:table-cell table:style-name="ce48" office:value-type="percentage" office:value="0.000556" calcext:value-type="percentage">
            <text:p>0,06%</text:p>
          </table:table-cell>
          <table:table-cell table:style-name="ce48" office:value-type="percentage" office:value="0.025246" calcext:value-type="percentage">
            <text:p>2,52%</text:p>
          </table:table-cell>
          <table:table-cell table:style-name="ce70" office:value-type="percentage" office:value="0.000891" calcext:value-type="percentage">
            <text:p>0,09%</text:p>
          </table:table-cell>
          <table:table-cell table:style-name="ce93" office:value-type="percentage" office:value="652823.239643001" calcext:value-type="percentage">
            <text:p>65282323,96%</text:p>
          </table:table-cell>
        </table:table-row>
        <table:table-row table:style-name="ro1">
          <table:table-cell table:style-name="ce34" office:value-type="string" calcext:value-type="string">
            <text:p>1 – D</text:p>
          </table:table-cell>
          <table:table-cell table:style-name="ce41" office:value-type="percentage" office:value="0.022115" calcext:value-type="percentage">
            <text:p>2,21%</text:p>
          </table:table-cell>
          <table:table-cell table:style-name="ce49" office:value-type="percentage" office:value="0.052686" calcext:value-type="percentage">
            <text:p>5,27%</text:p>
          </table:table-cell>
          <table:table-cell table:style-name="ce49" office:value-type="percentage" office:value="0.016332" calcext:value-type="percentage">
            <text:p>1,63%</text:p>
          </table:table-cell>
          <table:table-cell table:style-name="ce49" office:value-type="percentage" office:value="0.106347" calcext:value-type="percentage">
            <text:p>10,63%</text:p>
          </table:table-cell>
          <table:table-cell table:style-name="ce49" office:value-type="percentage" office:value="0.034384" calcext:value-type="percentage">
            <text:p>3,44%</text:p>
          </table:table-cell>
          <table:table-cell table:style-name="ce65" office:value-type="float" office:value="548.0797" calcext:value-type="float">
            <text:p>548,08</text:p>
          </table:table-cell>
          <table:table-cell table:style-name="ce49" office:value-type="percentage" office:value="0.004655" calcext:value-type="percentage">
            <text:p>0,47%</text:p>
          </table:table-cell>
          <table:table-cell table:style-name="ce49" office:value-type="percentage" office:value="0.031256" calcext:value-type="percentage">
            <text:p>3,13%</text:p>
          </table:table-cell>
          <table:table-cell table:style-name="ce49" office:value-type="percentage" office:value="0.033207" calcext:value-type="percentage">
            <text:p>3,32%</text:p>
          </table:table-cell>
          <table:table-cell table:style-name="ce49" office:value-type="percentage" office:value="0.028997" calcext:value-type="percentage">
            <text:p>2,90%</text:p>
          </table:table-cell>
          <table:table-cell table:style-name="ce49" office:value-type="percentage" office:value="0.08701" calcext:value-type="percentage">
            <text:p>8,70%</text:p>
          </table:table-cell>
          <table:table-cell table:style-name="ce49" office:value-type="percentage" office:value="0.022546" calcext:value-type="percentage">
            <text:p>2,25%</text:p>
          </table:table-cell>
          <table:table-cell table:style-name="ce49" office:value-type="percentage" office:value="0.009687" calcext:value-type="percentage">
            <text:p>0,97%</text:p>
          </table:table-cell>
          <table:table-cell table:style-name="ce49" office:value-type="percentage" office:value="0.014507" calcext:value-type="percentage">
            <text:p>1,45%</text:p>
          </table:table-cell>
          <table:table-cell table:style-name="ce49" office:value-type="percentage" office:value="0.003677" calcext:value-type="percentage">
            <text:p>0,37%</text:p>
          </table:table-cell>
          <table:table-cell table:style-name="ce49" office:value-type="percentage" office:value="0.022317" calcext:value-type="percentage">
            <text:p>2,23%</text:p>
          </table:table-cell>
          <table:table-cell table:style-name="ce49" office:value-type="percentage" office:value="0.025573" calcext:value-type="percentage">
            <text:p>2,56%</text:p>
          </table:table-cell>
          <table:table-cell table:style-name="ce49" office:value-type="percentage" office:value="0.026686" calcext:value-type="percentage">
            <text:p>2,67%</text:p>
          </table:table-cell>
          <table:table-cell table:style-name="ce49" office:value-type="percentage" office:value="0.094283" calcext:value-type="percentage">
            <text:p>9,43%</text:p>
          </table:table-cell>
          <table:table-cell table:style-name="ce49" office:value-type="percentage" office:value="0.031088" calcext:value-type="percentage">
            <text:p>3,11%</text:p>
          </table:table-cell>
          <table:table-cell table:style-name="ce49" office:value-type="percentage" office:value="0.024598" calcext:value-type="percentage">
            <text:p>2,46%</text:p>
          </table:table-cell>
          <table:table-cell table:style-name="ce49" office:value-type="percentage" office:value="0.003642" calcext:value-type="percentage">
            <text:p>0,36%</text:p>
          </table:table-cell>
          <table:table-cell table:style-name="ce49" office:value-type="percentage" office:value="0.020241" calcext:value-type="percentage">
            <text:p>2,02%</text:p>
          </table:table-cell>
          <table:table-cell table:style-name="ce49" office:value-type="percentage" office:value="0.048111" calcext:value-type="percentage">
            <text:p>4,81%</text:p>
          </table:table-cell>
          <table:table-cell table:style-name="ce49" office:value-type="percentage" office:value="0.070128" calcext:value-type="percentage">
            <text:p>7,01%</text:p>
          </table:table-cell>
          <table:table-cell table:style-name="ce49" office:value-type="percentage" office:value="0.061578" calcext:value-type="percentage">
            <text:p>6,16%</text:p>
          </table:table-cell>
          <table:table-cell table:style-name="ce49" office:value-type="percentage" office:value="0.008983" calcext:value-type="percentage">
            <text:p>0,90%</text:p>
          </table:table-cell>
          <table:table-cell table:style-name="ce49" office:value-type="percentage" office:value="0.022824" calcext:value-type="percentage">
            <text:p>2,28%</text:p>
          </table:table-cell>
          <table:table-cell table:style-name="ce49" office:value-type="percentage" office:value="0.013513" calcext:value-type="percentage">
            <text:p>1,35%</text:p>
          </table:table-cell>
          <table:table-cell table:style-name="ce49" office:value-type="percentage" office:value="0.102036" calcext:value-type="percentage">
            <text:p>10,20%</text:p>
          </table:table-cell>
          <table:table-cell table:style-name="ce49" office:value-type="percentage" office:value="0.019421" calcext:value-type="percentage">
            <text:p>1,94%</text:p>
          </table:table-cell>
          <table:table-cell table:style-name="ce49" office:value-type="percentage" office:value="0.070748" calcext:value-type="percentage">
            <text:p>7,07%</text:p>
          </table:table-cell>
          <table:table-cell table:style-name="ce49" office:value-type="percentage" office:value="0.006132" calcext:value-type="percentage">
            <text:p>0,61%</text:p>
          </table:table-cell>
          <table:table-cell table:style-name="ce49" office:value-type="percentage" office:value="0.020014" calcext:value-type="percentage">
            <text:p>2,00%</text:p>
          </table:table-cell>
          <table:table-cell table:style-name="ce49" office:value-type="percentage" office:value="0.005436" calcext:value-type="percentage">
            <text:p>0,54%</text:p>
          </table:table-cell>
          <table:table-cell table:style-name="ce49" office:value-type="percentage" office:value="0.030024" calcext:value-type="percentage">
            <text:p>3,00%</text:p>
          </table:table-cell>
          <table:table-cell table:style-name="ce49" office:value-type="percentage" office:value="0.068776" calcext:value-type="percentage">
            <text:p>6,88%</text:p>
          </table:table-cell>
          <table:table-cell table:style-name="ce49" office:value-type="percentage" office:value="0.079173" calcext:value-type="percentage">
            <text:p>7,92%</text:p>
          </table:table-cell>
          <table:table-cell table:style-name="ce49" office:value-type="percentage" office:value="0.048457" calcext:value-type="percentage">
            <text:p>4,85%</text:p>
          </table:table-cell>
          <table:table-cell table:style-name="ce49" office:value-type="percentage" office:value="0.003534" calcext:value-type="percentage">
            <text:p>0,35%</text:p>
          </table:table-cell>
          <table:table-cell table:style-name="ce49" office:value-type="percentage" office:value="0.025111" calcext:value-type="percentage">
            <text:p>2,51%</text:p>
          </table:table-cell>
          <table:table-cell table:style-name="ce49" office:value-type="percentage" office:value="0.042016" calcext:value-type="percentage">
            <text:p>4,20%</text:p>
          </table:table-cell>
          <table:table-cell table:style-name="ce49" office:value-type="percentage" office:value="0.046765" calcext:value-type="percentage">
            <text:p>4,68%</text:p>
          </table:table-cell>
          <table:table-cell table:style-name="ce49" office:value-type="percentage" office:value="0.027098" calcext:value-type="percentage">
            <text:p>2,71%</text:p>
          </table:table-cell>
          <table:table-cell table:style-name="ce49" office:value-type="percentage" office:value="0.031776" calcext:value-type="percentage">
            <text:p>3,18%</text:p>
          </table:table-cell>
          <table:table-cell table:style-name="ce49" office:value-type="percentage" office:value="0.023193" calcext:value-type="percentage">
            <text:p>2,32%</text:p>
          </table:table-cell>
          <table:table-cell table:style-name="ce49" office:value-type="percentage" office:value="0.013904" calcext:value-type="percentage">
            <text:p>1,39%</text:p>
          </table:table-cell>
          <table:table-cell table:style-name="ce49" office:value-type="percentage" office:value="0.007152" calcext:value-type="percentage">
            <text:p>0,72%</text:p>
          </table:table-cell>
          <table:table-cell table:style-name="ce49" office:value-type="percentage" office:value="0.003722" calcext:value-type="percentage">
            <text:p>0,37%</text:p>
          </table:table-cell>
          <table:table-cell table:style-name="ce49" office:value-type="percentage" office:value="0.002451" calcext:value-type="percentage">
            <text:p>0,25%</text:p>
          </table:table-cell>
          <table:table-cell table:style-name="ce49" office:value-type="percentage" office:value="0.005144" calcext:value-type="percentage">
            <text:p>0,51%</text:p>
          </table:table-cell>
          <table:table-cell table:style-name="ce49" office:value-type="percentage" office:value="0.224903" calcext:value-type="percentage">
            <text:p>22,49%</text:p>
          </table:table-cell>
          <table:table-cell table:style-name="ce49" office:value-type="percentage" office:value="0.004036" calcext:value-type="percentage">
            <text:p>0,40%</text:p>
          </table:table-cell>
          <table:table-cell table:style-name="ce49" office:value-type="percentage" office:value="0.000994" calcext:value-type="percentage">
            <text:p>0,10%</text:p>
          </table:table-cell>
          <table:table-cell table:style-name="ce49" office:value-type="percentage" office:value="0.001932" calcext:value-type="percentage">
            <text:p>0,19%</text:p>
          </table:table-cell>
          <table:table-cell table:style-name="ce49" office:value-type="percentage" office:value="0.000174" calcext:value-type="percentage">
            <text:p>0,02%</text:p>
          </table:table-cell>
          <table:table-cell table:style-name="ce49" office:value-type="percentage" office:value="0.131395" calcext:value-type="percentage">
            <text:p>13,14%</text:p>
          </table:table-cell>
          <table:table-cell table:style-name="ce49" office:value-type="percentage" office:value="0.0864" calcext:value-type="percentage">
            <text:p>8,64%</text:p>
          </table:table-cell>
          <table:table-cell table:style-name="ce49" office:value-type="percentage" office:value="0.011933" calcext:value-type="percentage">
            <text:p>1,19%</text:p>
          </table:table-cell>
          <table:table-cell table:style-name="ce49" office:value-type="percentage" office:value="0.001962" calcext:value-type="percentage">
            <text:p>0,20%</text:p>
          </table:table-cell>
          <table:table-cell table:style-name="ce49" office:value-type="percentage" office:value="0.000429" calcext:value-type="percentage">
            <text:p>0,04%</text:p>
          </table:table-cell>
          <table:table-cell table:style-name="ce49" office:value-type="percentage" office:value="0.013538" calcext:value-type="percentage">
            <text:p>1,35%</text:p>
          </table:table-cell>
          <table:table-cell table:style-name="ce49" office:value-type="percentage" office:value="0.114724" calcext:value-type="percentage">
            <text:p>11,47%</text:p>
          </table:table-cell>
          <table:table-cell table:style-name="ce49" office:value-type="percentage" office:value="0.093674" calcext:value-type="percentage">
            <text:p>9,37%</text:p>
          </table:table-cell>
          <table:table-cell table:style-name="ce49" office:value-type="percentage" office:value="0.009499" calcext:value-type="percentage">
            <text:p>0,95%</text:p>
          </table:table-cell>
          <table:table-cell table:style-name="ce49" office:value-type="percentage" office:value="0.065405" calcext:value-type="percentage">
            <text:p>6,54%</text:p>
          </table:table-cell>
          <table:table-cell table:style-name="ce49" office:value-type="percentage" office:value="0.150606" calcext:value-type="percentage">
            <text:p>15,06%</text:p>
          </table:table-cell>
          <table:table-cell table:style-name="ce49" office:value-type="percentage" office:value="0.01468" calcext:value-type="percentage">
            <text:p>1,47%</text:p>
          </table:table-cell>
          <table:table-cell table:style-name="ce49" office:value-type="percentage" office:value="0.001044" calcext:value-type="percentage">
            <text:p>0,10%</text:p>
          </table:table-cell>
          <table:table-cell table:style-name="ce49" office:value-type="percentage" office:value="0.00013" calcext:value-type="percentage">
            <text:p>0,01%</text:p>
          </table:table-cell>
          <table:table-cell table:style-name="ce49" office:value-type="percentage" office:value="0.176639" calcext:value-type="percentage">
            <text:p>17,66%</text:p>
          </table:table-cell>
          <table:table-cell table:style-name="ce49" office:value-type="percentage" office:value="0.048612" calcext:value-type="percentage">
            <text:p>4,86%</text:p>
          </table:table-cell>
          <table:table-cell table:style-name="ce49" office:value-type="percentage" office:value="0.006056" calcext:value-type="percentage">
            <text:p>0,61%</text:p>
          </table:table-cell>
          <table:table-cell table:style-name="ce49" office:value-type="percentage" office:value="0.000512" calcext:value-type="percentage">
            <text:p>0,05%</text:p>
          </table:table-cell>
          <table:table-cell table:style-name="ce49" office:value-type="percentage" office:value="0.000046" calcext:value-type="percentage">
            <text:p>0,00%</text:p>
          </table:table-cell>
          <table:table-cell table:style-name="ce49" office:value-type="percentage" office:value="0.000552" calcext:value-type="percentage">
            <text:p>0,06%</text:p>
          </table:table-cell>
          <table:table-cell table:style-name="ce49" office:value-type="percentage" office:value="0.224534" calcext:value-type="percentage">
            <text:p>22,45%</text:p>
          </table:table-cell>
          <table:table-cell table:style-name="ce49" office:value-type="percentage" office:value="0.006576" calcext:value-type="percentage">
            <text:p>0,66%</text:p>
          </table:table-cell>
          <table:table-cell table:style-name="ce49" office:value-type="percentage" office:value="0.000178" calcext:value-type="percentage">
            <text:p>0,02%</text:p>
          </table:table-cell>
          <table:table-cell table:style-name="ce49" office:value-type="percentage" office:value="0.000025" calcext:value-type="percentage">
            <text:p>0,00%</text:p>
          </table:table-cell>
          <table:table-cell table:style-name="ce49" office:value-type="percentage" office:value="0.09881" calcext:value-type="percentage">
            <text:p>9,88%</text:p>
          </table:table-cell>
          <table:table-cell table:style-name="ce49" office:value-type="percentage" office:value="0.129151" calcext:value-type="percentage">
            <text:p>12,92%</text:p>
          </table:table-cell>
          <table:table-cell table:style-name="ce49" office:value-type="percentage" office:value="0.003558" calcext:value-type="percentage">
            <text:p>0,36%</text:p>
          </table:table-cell>
          <table:table-cell table:style-name="ce49" office:value-type="percentage" office:value="0.000276" calcext:value-type="percentage">
            <text:p>0,03%</text:p>
          </table:table-cell>
          <table:table-cell table:style-name="ce49" office:value-type="percentage" office:value="0.00007" calcext:value-type="percentage">
            <text:p>0,01%</text:p>
          </table:table-cell>
          <table:table-cell table:style-name="ce49" office:value-type="percentage" office:value="0.024812" calcext:value-type="percentage">
            <text:p>2,48%</text:p>
          </table:table-cell>
          <table:table-cell table:style-name="ce49" office:value-type="percentage" office:value="0.205649" calcext:value-type="percentage">
            <text:p>20,56%</text:p>
          </table:table-cell>
          <table:table-cell table:style-name="ce49" office:value-type="percentage" office:value="0.001361" calcext:value-type="percentage">
            <text:p>0,14%</text:p>
          </table:table-cell>
          <table:table-cell table:style-name="ce49" office:value-type="percentage" office:value="0.000036" calcext:value-type="percentage">
            <text:p>0,00%</text:p>
          </table:table-cell>
          <table:table-cell table:style-name="ce49" office:value-type="percentage" office:value="0.000007" calcext:value-type="percentage">
            <text:p>0,00%</text:p>
          </table:table-cell>
          <table:table-cell table:style-name="ce49" office:value-type="percentage" office:value="0.200142" calcext:value-type="percentage">
            <text:p>20,01%</text:p>
          </table:table-cell>
          <table:table-cell table:style-name="ce49" office:value-type="percentage" office:value="0.031544" calcext:value-type="percentage">
            <text:p>3,15%</text:p>
          </table:table-cell>
          <table:table-cell table:style-name="ce49" office:value-type="percentage" office:value="0.000166" calcext:value-type="percentage">
            <text:p>0,02%</text:p>
          </table:table-cell>
          <table:table-cell table:style-name="ce49" office:value-type="percentage" office:value="0.000008" calcext:value-type="percentage">
            <text:p>0,00%</text:p>
          </table:table-cell>
          <table:table-cell table:style-name="ce49" office:value-type="percentage" office:value="0.000005" calcext:value-type="percentage">
            <text:p>0,00%</text:p>
          </table:table-cell>
          <table:table-cell table:style-name="ce49" office:value-type="percentage" office:value="0.057943" calcext:value-type="percentage">
            <text:p>5,79%</text:p>
          </table:table-cell>
          <table:table-cell table:style-name="ce49" office:value-type="percentage" office:value="0.173405" calcext:value-type="percentage">
            <text:p>17,34%</text:p>
          </table:table-cell>
          <table:table-cell table:style-name="ce49" office:value-type="percentage" office:value="0.000501" calcext:value-type="percentage">
            <text:p>0,05%</text:p>
          </table:table-cell>
          <table:table-cell table:style-name="ce49" office:value-type="percentage" office:value="0.000012" calcext:value-type="percentage">
            <text:p>0,00%</text:p>
          </table:table-cell>
          <table:table-cell table:style-name="ce49" office:value-type="percentage" office:value="0.000004" calcext:value-type="percentage">
            <text:p>0,00%</text:p>
          </table:table-cell>
          <table:table-cell table:style-name="ce49" office:value-type="percentage" office:value="0.229076" calcext:value-type="percentage">
            <text:p>22,91%</text:p>
          </table:table-cell>
          <table:table-cell table:style-name="ce49" office:value-type="percentage" office:value="0.00276" calcext:value-type="percentage">
            <text:p>0,28%</text:p>
          </table:table-cell>
          <table:table-cell table:style-name="ce49" office:value-type="percentage" office:value="0.00002" calcext:value-type="percentage">
            <text:p>0,00%</text:p>
          </table:table-cell>
          <table:table-cell table:style-name="ce49" office:value-type="percentage" office:value="0.000005" calcext:value-type="percentage">
            <text:p>0,00%</text:p>
          </table:table-cell>
          <table:table-cell table:style-name="ce49" office:value-type="percentage" office:value="0.000003" calcext:value-type="percentage">
            <text:p>0,00%</text:p>
          </table:table-cell>
          <table:table-cell table:style-name="ce49" office:value-type="percentage" office:value="0.173591" calcext:value-type="percentage">
            <text:p>17,36%</text:p>
          </table:table-cell>
          <table:table-cell table:style-name="ce49" office:value-type="percentage" office:value="0.058273" calcext:value-type="percentage">
            <text:p>5,83%</text:p>
          </table:table-cell>
          <table:table-cell table:style-name="ce49" office:value-type="percentage" office:value="0.005644" calcext:value-type="percentage">
            <text:p>0,56%</text:p>
          </table:table-cell>
          <table:table-cell table:style-name="ce49" office:value-type="percentage" office:value="0.141898" calcext:value-type="percentage">
            <text:p>14,19%</text:p>
          </table:table-cell>
          <table:table-cell table:style-name="ce49" office:value-type="percentage" office:value="0.069774" calcext:value-type="percentage">
            <text:p>6,98%</text:p>
          </table:table-cell>
          <table:table-cell table:style-name="ce49" office:value-type="percentage" office:value="0.01274" calcext:value-type="percentage">
            <text:p>1,27%</text:p>
          </table:table-cell>
          <table:table-cell table:style-name="ce49" office:value-type="percentage" office:value="0.001808" calcext:value-type="percentage">
            <text:p>0,18%</text:p>
          </table:table-cell>
          <table:table-cell table:style-name="ce49" office:value-type="percentage" office:value="0.178749" calcext:value-type="percentage">
            <text:p>17,87%</text:p>
          </table:table-cell>
          <table:table-cell table:style-name="ce49" office:value-type="percentage" office:value="0.053116" calcext:value-type="percentage">
            <text:p>5,31%</text:p>
          </table:table-cell>
          <table:table-cell table:style-name="ce49" office:value-type="percentage" office:value="0.17839" calcext:value-type="percentage">
            <text:p>17,84%</text:p>
          </table:table-cell>
          <table:table-cell table:style-name="ce49" office:value-type="percentage" office:value="0.053474" calcext:value-type="percentage">
            <text:p>5,35%</text:p>
          </table:table-cell>
          <table:table-cell table:style-name="ce49" office:value-type="percentage" office:value="0.002156" calcext:value-type="percentage">
            <text:p>0,22%</text:p>
          </table:table-cell>
          <table:table-cell table:style-name="ce49" office:value-type="percentage" office:value="0.017712" calcext:value-type="percentage">
            <text:p>1,77%</text:p>
          </table:table-cell>
          <table:table-cell table:style-name="ce49" office:value-type="percentage" office:value="0.06018" calcext:value-type="percentage">
            <text:p>6,02%</text:p>
          </table:table-cell>
          <table:table-cell table:style-name="ce49" office:value-type="percentage" office:value="0.095483" calcext:value-type="percentage">
            <text:p>9,55%</text:p>
          </table:table-cell>
          <table:table-cell table:style-name="ce49" office:value-type="percentage" office:value="0.056333" calcext:value-type="percentage">
            <text:p>5,63%</text:p>
          </table:table-cell>
          <table:table-cell table:style-name="ce49" office:value-type="percentage" office:value="0.169567" calcext:value-type="percentage">
            <text:p>16,96%</text:p>
          </table:table-cell>
          <table:table-cell table:style-name="ce49" office:value-type="percentage" office:value="0.062298" calcext:value-type="percentage">
            <text:p>6,23%</text:p>
          </table:table-cell>
          <table:table-cell table:style-name="ce49" office:value-type="percentage" office:value="0.045414" calcext:value-type="percentage">
            <text:p>4,54%</text:p>
          </table:table-cell>
          <table:table-cell table:style-name="ce49" office:value-type="percentage" office:value="0.15948" calcext:value-type="percentage">
            <text:p>15,95%</text:p>
          </table:table-cell>
          <table:table-cell table:style-name="ce49" office:value-type="percentage" office:value="0.022891" calcext:value-type="percentage">
            <text:p>2,29%</text:p>
          </table:table-cell>
          <table:table-cell table:style-name="ce49" office:value-type="percentage" office:value="0.003487" calcext:value-type="percentage">
            <text:p>0,35%</text:p>
          </table:table-cell>
          <table:table-cell table:style-name="ce49" office:value-type="percentage" office:value="0.000593" calcext:value-type="percentage">
            <text:p>0,06%</text:p>
          </table:table-cell>
          <table:table-cell table:style-name="ce49" office:value-type="percentage" office:value="0.00657" calcext:value-type="percentage">
            <text:p>0,66%</text:p>
          </table:table-cell>
          <table:table-cell table:style-name="ce49" office:value-type="percentage" office:value="0.225294" calcext:value-type="percentage">
            <text:p>22,53%</text:p>
          </table:table-cell>
          <table:table-cell table:style-name="ce49" office:value-type="percentage" office:value="593876" calcext:value-type="percentage">
            <text:p>59387600,00%</text:p>
          </table:table-cell>
          <table:table-cell table:style-name="ce49" office:value-type="percentage" office:value="0.004693" calcext:value-type="percentage">
            <text:p>0,47%</text:p>
          </table:table-cell>
          <table:table-cell table:style-name="ce49" office:value-type="percentage" office:value="0.10883" calcext:value-type="percentage">
            <text:p>10,88%</text:p>
          </table:table-cell>
          <table:table-cell table:style-name="ce49" office:value-type="percentage" office:value="0.024568" calcext:value-type="percentage">
            <text:p>2,46%</text:p>
          </table:table-cell>
          <table:table-cell table:style-name="ce49" office:value-type="percentage" office:value="0.088489" calcext:value-type="percentage">
            <text:p>8,85%</text:p>
          </table:table-cell>
          <table:table-cell table:style-name="ce49" office:value-type="percentage" office:value="0.004593" calcext:value-type="percentage">
            <text:p>0,46%</text:p>
          </table:table-cell>
          <table:table-cell table:style-name="ce49" office:value-type="percentage" office:value="0.000692" calcext:value-type="percentage">
            <text:p>0,07%</text:p>
          </table:table-cell>
          <table:table-cell table:style-name="ce49" office:value-type="percentage" office:value="0.231865" calcext:value-type="percentage">
            <text:p>23,19%</text:p>
          </table:table-cell>
          <table:table-cell table:number-columns-repeated="2" table:style-name="ce49" office:value-type="percentage" office:value="0" calcext:value-type="percentage">
            <text:p>0,00%</text:p>
          </table:table-cell>
          <table:table-cell table:style-name="ce49" office:value-type="percentage" office:value="0.007975" calcext:value-type="percentage">
            <text:p>0,80%</text:p>
          </table:table-cell>
          <table:table-cell table:style-name="ce49" office:value-type="percentage" office:value="0.200032" calcext:value-type="percentage">
            <text:p>20,00%</text:p>
          </table:table-cell>
          <table:table-cell table:style-name="ce49" office:value-type="percentage" office:value="0.019687" calcext:value-type="percentage">
            <text:p>1,97%</text:p>
          </table:table-cell>
          <table:table-cell table:style-name="ce49" office:value-type="percentage" office:value="0.003862" calcext:value-type="percentage">
            <text:p>0,39%</text:p>
          </table:table-cell>
          <table:table-cell table:style-name="ce49" office:value-type="percentage" office:value="0.000308" calcext:value-type="percentage">
            <text:p>0,03%</text:p>
          </table:table-cell>
          <table:table-cell table:style-name="ce49" office:value-type="percentage" office:value="0.027982" calcext:value-type="percentage">
            <text:p>2,80%</text:p>
          </table:table-cell>
          <table:table-cell table:style-name="ce49" office:value-type="percentage" office:value="0.005641" calcext:value-type="percentage">
            <text:p>0,56%</text:p>
          </table:table-cell>
          <table:table-cell table:style-name="ce49" office:value-type="percentage" office:value="0.016932" calcext:value-type="percentage">
            <text:p>1,69%</text:p>
          </table:table-cell>
          <table:table-cell table:style-name="ce49" office:value-type="percentage" office:value="0.010255" calcext:value-type="percentage">
            <text:p>1,03%</text:p>
          </table:table-cell>
          <table:table-cell table:style-name="ce49" office:value-type="percentage" office:value="0.020526" calcext:value-type="percentage">
            <text:p>2,05%</text:p>
          </table:table-cell>
          <table:table-cell table:style-name="ce49" office:value-type="percentage" office:value="0.017828" calcext:value-type="percentage">
            <text:p>1,78%</text:p>
          </table:table-cell>
          <table:table-cell table:style-name="ce49" office:value-type="percentage" office:value="0.029848" calcext:value-type="percentage">
            <text:p>2,98%</text:p>
          </table:table-cell>
          <table:table-cell table:style-name="ce49" office:value-type="percentage" office:value="0.03426" calcext:value-type="percentage">
            <text:p>3,43%</text:p>
          </table:table-cell>
          <table:table-cell table:style-name="ce49" office:value-type="percentage" office:value="0.02442" calcext:value-type="percentage">
            <text:p>2,44%</text:p>
          </table:table-cell>
          <table:table-cell table:style-name="ce49" office:value-type="percentage" office:value="0.016639" calcext:value-type="percentage">
            <text:p>1,66%</text:p>
          </table:table-cell>
          <table:table-cell table:style-name="ce49" office:value-type="percentage" office:value="0.011456" calcext:value-type="percentage">
            <text:p>1,15%</text:p>
          </table:table-cell>
          <table:table-cell table:style-name="ce49" office:value-type="percentage" office:value="0.009114" calcext:value-type="percentage">
            <text:p>0,91%</text:p>
          </table:table-cell>
          <table:table-cell table:style-name="ce49" office:value-type="percentage" office:value="0.006965" calcext:value-type="percentage">
            <text:p>0,70%</text:p>
          </table:table-cell>
          <table:table-cell table:style-name="ce49" office:value-type="percentage" office:value="0.000041" calcext:value-type="percentage">
            <text:p>0,00%</text:p>
          </table:table-cell>
          <table:table-cell table:style-name="ce49" office:value-type="percentage" office:value="0.226924" calcext:value-type="percentage">
            <text:p>22,69%</text:p>
          </table:table-cell>
          <table:table-cell table:style-name="ce49" office:value-type="percentage" office:value="0.004118" calcext:value-type="percentage">
            <text:p>0,41%</text:p>
          </table:table-cell>
          <table:table-cell table:style-name="ce49" office:value-type="percentage" office:value="0.000309" calcext:value-type="percentage">
            <text:p>0,03%</text:p>
          </table:table-cell>
          <table:table-cell table:style-name="ce49" office:value-type="percentage" office:value="0.000473" calcext:value-type="percentage">
            <text:p>0,05%</text:p>
          </table:table-cell>
          <table:table-cell table:style-name="ce49" office:value-type="percentage" office:value="0.134844" calcext:value-type="percentage">
            <text:p>13,48%</text:p>
          </table:table-cell>
          <table:table-cell table:style-name="ce49" office:value-type="percentage" office:value="0.097021" calcext:value-type="percentage">
            <text:p>9,70%</text:p>
          </table:table-cell>
          <table:table-cell table:style-name="ce49" office:value-type="percentage" office:value="0.184593" calcext:value-type="percentage">
            <text:p>18,46%</text:p>
          </table:table-cell>
          <table:table-cell table:style-name="ce49" office:value-type="percentage" office:value="0" calcext:value-type="percentage">
            <text:p>0,00%</text:p>
          </table:table-cell>
          <table:table-cell table:style-name="ce49" office:value-type="percentage" office:value="0.046528" calcext:value-type="percentage">
            <text:p>4,65%</text:p>
          </table:table-cell>
          <table:table-cell table:style-name="ce71" office:value-type="percentage" office:value="0.000743" calcext:value-type="percentage">
            <text:p>0,07%</text:p>
          </table:table-cell>
          <table:table-cell table:style-name="ce94" office:value-type="percentage" office:value="594431.731235" calcext:value-type="percentage">
            <text:p>59443173,12%</text:p>
          </table:table-cell>
        </table:table-row>
        <table:table-row table:style-name="ro1">
          <table:table-cell table:style-name="ce35" office:value-type="string" calcext:value-type="string">
            <text:p>2 – E</text:p>
          </table:table-cell>
          <table:table-cell table:style-name="ce42" office:value-type="percentage" office:value="0.014232" calcext:value-type="percentage">
            <text:p>1,42%</text:p>
          </table:table-cell>
          <table:table-cell table:style-name="ce50" office:value-type="percentage" office:value="0.024893" calcext:value-type="percentage">
            <text:p>2,49%</text:p>
          </table:table-cell>
          <table:table-cell table:style-name="ce50" office:value-type="percentage" office:value="0.005872" calcext:value-type="percentage">
            <text:p>0,59%</text:p>
          </table:table-cell>
          <table:table-cell table:style-name="ce50" office:value-type="percentage" office:value="0.078781" calcext:value-type="percentage">
            <text:p>7,88%</text:p>
          </table:table-cell>
          <table:table-cell table:style-name="ce50" office:value-type="percentage" office:value="0.026632" calcext:value-type="percentage">
            <text:p>2,66%</text:p>
          </table:table-cell>
          <table:table-cell table:style-name="ce66" office:value-type="float" office:value="606.6788" calcext:value-type="float">
            <text:p>606,68</text:p>
          </table:table-cell>
          <table:table-cell table:style-name="ce50" office:value-type="percentage" office:value="0.000239" calcext:value-type="percentage">
            <text:p>0,02%</text:p>
          </table:table-cell>
          <table:table-cell table:style-name="ce50" office:value-type="percentage" office:value="0.002723" calcext:value-type="percentage">
            <text:p>0,27%</text:p>
          </table:table-cell>
          <table:table-cell table:style-name="ce50" office:value-type="percentage" office:value="0.00573" calcext:value-type="percentage">
            <text:p>0,57%</text:p>
          </table:table-cell>
          <table:table-cell table:style-name="ce50" office:value-type="percentage" office:value="0.009062" calcext:value-type="percentage">
            <text:p>0,91%</text:p>
          </table:table-cell>
          <table:table-cell table:style-name="ce50" office:value-type="percentage" office:value="0.043175" calcext:value-type="percentage">
            <text:p>4,32%</text:p>
          </table:table-cell>
          <table:table-cell table:style-name="ce50" office:value-type="percentage" office:value="0.043923" calcext:value-type="percentage">
            <text:p>4,39%</text:p>
          </table:table-cell>
          <table:table-cell table:style-name="ce50" office:value-type="percentage" office:value="0.041705" calcext:value-type="percentage">
            <text:p>4,17%</text:p>
          </table:table-cell>
          <table:table-cell table:style-name="ce50" office:value-type="percentage" office:value="0.003854" calcext:value-type="percentage">
            <text:p>0,39%</text:p>
          </table:table-cell>
          <table:table-cell table:style-name="ce50" office:value-type="percentage" office:value="0.000159" calcext:value-type="percentage">
            <text:p>0,02%</text:p>
          </table:table-cell>
          <table:table-cell table:style-name="ce50" office:value-type="percentage" office:value="0.00153" calcext:value-type="percentage">
            <text:p>0,15%</text:p>
          </table:table-cell>
          <table:table-cell table:style-name="ce50" office:value-type="percentage" office:value="0.003324" calcext:value-type="percentage">
            <text:p>0,33%</text:p>
          </table:table-cell>
          <table:table-cell table:style-name="ce50" office:value-type="percentage" office:value="0.006123" calcext:value-type="percentage">
            <text:p>0,61%</text:p>
          </table:table-cell>
          <table:table-cell table:style-name="ce50" office:value-type="percentage" office:value="0.037457" calcext:value-type="percentage">
            <text:p>3,75%</text:p>
          </table:table-cell>
          <table:table-cell table:style-name="ce50" office:value-type="percentage" office:value="0.046483" calcext:value-type="percentage">
            <text:p>4,65%</text:p>
          </table:table-cell>
          <table:table-cell table:style-name="ce50" office:value-type="percentage" office:value="0.053981" calcext:value-type="percentage">
            <text:p>5,40%</text:p>
          </table:table-cell>
          <table:table-cell table:style-name="ce50" office:value-type="percentage" office:value="0.001353" calcext:value-type="percentage">
            <text:p>0,14%</text:p>
          </table:table-cell>
          <table:table-cell table:style-name="ce50" office:value-type="percentage" office:value="0.003009" calcext:value-type="percentage">
            <text:p>0,30%</text:p>
          </table:table-cell>
          <table:table-cell table:style-name="ce50" office:value-type="percentage" office:value="0.007829" calcext:value-type="percentage">
            <text:p>0,78%</text:p>
          </table:table-cell>
          <table:table-cell table:style-name="ce50" office:value-type="percentage" office:value="0.013634" calcext:value-type="percentage">
            <text:p>1,36%</text:p>
          </table:table-cell>
          <table:table-cell table:style-name="ce50" office:value-type="percentage" office:value="0.069746" calcext:value-type="percentage">
            <text:p>6,97%</text:p>
          </table:table-cell>
          <table:table-cell table:style-name="ce50" office:value-type="percentage" office:value="0.049087" calcext:value-type="percentage">
            <text:p>4,91%</text:p>
          </table:table-cell>
          <table:table-cell table:style-name="ce50" office:value-type="percentage" office:value="0.007105" calcext:value-type="percentage">
            <text:p>0,71%</text:p>
          </table:table-cell>
          <table:table-cell table:style-name="ce50" office:value-type="percentage" office:value="0.001368" calcext:value-type="percentage">
            <text:p>0,14%</text:p>
          </table:table-cell>
          <table:table-cell table:style-name="ce50" office:value-type="percentage" office:value="0.018347" calcext:value-type="percentage">
            <text:p>1,83%</text:p>
          </table:table-cell>
          <table:table-cell table:style-name="ce50" office:value-type="percentage" office:value="0.004634" calcext:value-type="percentage">
            <text:p>0,46%</text:p>
          </table:table-cell>
          <table:table-cell table:style-name="ce50" office:value-type="percentage" office:value="0.080085" calcext:value-type="percentage">
            <text:p>8,01%</text:p>
          </table:table-cell>
          <table:table-cell table:style-name="ce50" office:value-type="percentage" office:value="0.035161" calcext:value-type="percentage">
            <text:p>3,52%</text:p>
          </table:table-cell>
          <table:table-cell table:style-name="ce50" office:value-type="percentage" office:value="0.010814" calcext:value-type="percentage">
            <text:p>1,08%</text:p>
          </table:table-cell>
          <table:table-cell table:style-name="ce50" office:value-type="percentage" office:value="0.000358" calcext:value-type="percentage">
            <text:p>0,04%</text:p>
          </table:table-cell>
          <table:table-cell table:style-name="ce50" office:value-type="percentage" office:value="0.007896" calcext:value-type="percentage">
            <text:p>0,79%</text:p>
          </table:table-cell>
          <table:table-cell table:style-name="ce50" office:value-type="percentage" office:value="0.03725" calcext:value-type="percentage">
            <text:p>3,73%</text:p>
          </table:table-cell>
          <table:table-cell table:style-name="ce50" office:value-type="percentage" office:value="0.072949" calcext:value-type="percentage">
            <text:p>7,29%</text:p>
          </table:table-cell>
          <table:table-cell table:style-name="ce50" office:value-type="percentage" office:value="0.031956" calcext:value-type="percentage">
            <text:p>3,20%</text:p>
          </table:table-cell>
          <table:table-cell table:style-name="ce50" office:value-type="percentage" office:value="0.000518" calcext:value-type="percentage">
            <text:p>0,05%</text:p>
          </table:table-cell>
          <table:table-cell table:style-name="ce50" office:value-type="percentage" office:value="0.001268" calcext:value-type="percentage">
            <text:p>0,13%</text:p>
          </table:table-cell>
          <table:table-cell table:style-name="ce50" office:value-type="percentage" office:value="0.002672" calcext:value-type="percentage">
            <text:p>0,27%</text:p>
          </table:table-cell>
          <table:table-cell table:style-name="ce50" office:value-type="percentage" office:value="0.005602" calcext:value-type="percentage">
            <text:p>0,56%</text:p>
          </table:table-cell>
          <table:table-cell table:style-name="ce50" office:value-type="percentage" office:value="0.006007" calcext:value-type="percentage">
            <text:p>0,60%</text:p>
          </table:table-cell>
          <table:table-cell table:style-name="ce50" office:value-type="percentage" office:value="0.01152" calcext:value-type="percentage">
            <text:p>1,15%</text:p>
          </table:table-cell>
          <table:table-cell table:style-name="ce50" office:value-type="percentage" office:value="0.015407" calcext:value-type="percentage">
            <text:p>1,54%</text:p>
          </table:table-cell>
          <table:table-cell table:style-name="ce50" office:value-type="percentage" office:value="0.01753" calcext:value-type="percentage">
            <text:p>1,75%</text:p>
          </table:table-cell>
          <table:table-cell table:style-name="ce50" office:value-type="percentage" office:value="0.013334" calcext:value-type="percentage">
            <text:p>1,33%</text:p>
          </table:table-cell>
          <table:table-cell table:style-name="ce50" office:value-type="percentage" office:value="0.00923" calcext:value-type="percentage">
            <text:p>0,92%</text:p>
          </table:table-cell>
          <table:table-cell table:style-name="ce50" office:value-type="percentage" office:value="0.008186" calcext:value-type="percentage">
            <text:p>0,82%</text:p>
          </table:table-cell>
          <table:table-cell table:style-name="ce50" office:value-type="percentage" office:value="0.059136" calcext:value-type="percentage">
            <text:p>5,91%</text:p>
          </table:table-cell>
          <table:table-cell table:style-name="ce50" office:value-type="percentage" office:value="0.097701" calcext:value-type="percentage">
            <text:p>9,77%</text:p>
          </table:table-cell>
          <table:table-cell table:style-name="ce50" office:value-type="percentage" office:value="0.026828" calcext:value-type="percentage">
            <text:p>2,68%</text:p>
          </table:table-cell>
          <table:table-cell table:style-name="ce50" office:value-type="percentage" office:value="0.006046" calcext:value-type="percentage">
            <text:p>0,60%</text:p>
          </table:table-cell>
          <table:table-cell table:style-name="ce50" office:value-type="percentage" office:value="0.019835" calcext:value-type="percentage">
            <text:p>1,98%</text:p>
          </table:table-cell>
          <table:table-cell table:style-name="ce50" office:value-type="percentage" office:value="0.000043" calcext:value-type="percentage">
            <text:p>0,00%</text:p>
          </table:table-cell>
          <table:table-cell table:style-name="ce50" office:value-type="percentage" office:value="0.013305" calcext:value-type="percentage">
            <text:p>1,33%</text:p>
          </table:table-cell>
          <table:table-cell table:style-name="ce50" office:value-type="percentage" office:value="0.059246" calcext:value-type="percentage">
            <text:p>5,92%</text:p>
          </table:table-cell>
          <table:table-cell table:style-name="ce50" office:value-type="percentage" office:value="0.045808" calcext:value-type="percentage">
            <text:p>4,58%</text:p>
          </table:table-cell>
          <table:table-cell table:style-name="ce50" office:value-type="percentage" office:value="0.032009" calcext:value-type="percentage">
            <text:p>3,20%</text:p>
          </table:table-cell>
          <table:table-cell table:style-name="ce50" office:value-type="percentage" office:value="0.000019" calcext:value-type="percentage">
            <text:p>0,00%</text:p>
          </table:table-cell>
          <table:table-cell table:style-name="ce50" office:value-type="percentage" office:value="0.000503" calcext:value-type="percentage">
            <text:p>0,05%</text:p>
          </table:table-cell>
          <table:table-cell table:style-name="ce50" office:value-type="percentage" office:value="0.023972" calcext:value-type="percentage">
            <text:p>2,40%</text:p>
          </table:table-cell>
          <table:table-cell table:style-name="ce50" office:value-type="percentage" office:value="0.095727" calcext:value-type="percentage">
            <text:p>9,57%</text:p>
          </table:table-cell>
          <table:table-cell table:style-name="ce50" office:value-type="percentage" office:value="0.030189" calcext:value-type="percentage">
            <text:p>3,02%</text:p>
          </table:table-cell>
          <table:table-cell table:style-name="ce50" office:value-type="percentage" office:value="0.006376" calcext:value-type="percentage">
            <text:p>0,64%</text:p>
          </table:table-cell>
          <table:table-cell table:style-name="ce50" office:value-type="percentage" office:value="0.072055" calcext:value-type="percentage">
            <text:p>7,21%</text:p>
          </table:table-cell>
          <table:table-cell table:style-name="ce50" office:value-type="percentage" office:value="0.06097" calcext:value-type="percentage">
            <text:p>6,10%</text:p>
          </table:table-cell>
          <table:table-cell table:style-name="ce50" office:value-type="percentage" office:value="0.009107" calcext:value-type="percentage">
            <text:p>0,91%</text:p>
          </table:table-cell>
          <table:table-cell table:style-name="ce50" office:value-type="percentage" office:value="0.001902" calcext:value-type="percentage">
            <text:p>0,19%</text:p>
          </table:table-cell>
          <table:table-cell table:style-name="ce50" office:value-type="percentage" office:value="0.124996" calcext:value-type="percentage">
            <text:p>12,50%</text:p>
          </table:table-cell>
          <table:table-cell table:style-name="ce50" office:value-type="percentage" office:value="0.021305" calcext:value-type="percentage">
            <text:p>2,13%</text:p>
          </table:table-cell>
          <table:table-cell table:style-name="ce50" office:value-type="percentage" office:value="0.00345" calcext:value-type="percentage">
            <text:p>0,35%</text:p>
          </table:table-cell>
          <table:table-cell table:style-name="ce50" office:value-type="percentage" office:value="0.000521" calcext:value-type="percentage">
            <text:p>0,05%</text:p>
          </table:table-cell>
          <table:table-cell table:style-name="ce50" office:value-type="percentage" office:value="0.000137" calcext:value-type="percentage">
            <text:p>0,01%</text:p>
          </table:table-cell>
          <table:table-cell table:style-name="ce50" office:value-type="percentage" office:value="0.000079" calcext:value-type="percentage">
            <text:p>0,01%</text:p>
          </table:table-cell>
          <table:table-cell table:style-name="ce50" office:value-type="percentage" office:value="0.12008" calcext:value-type="percentage">
            <text:p>12,01%</text:p>
          </table:table-cell>
          <table:table-cell table:style-name="ce50" office:value-type="percentage" office:value="0.027536" calcext:value-type="percentage">
            <text:p>2,75%</text:p>
          </table:table-cell>
          <table:table-cell table:style-name="ce50" office:value-type="percentage" office:value="0.002266" calcext:value-type="percentage">
            <text:p>0,23%</text:p>
          </table:table-cell>
          <table:table-cell table:style-name="ce50" office:value-type="percentage" office:value="0.000449" calcext:value-type="percentage">
            <text:p>0,04%</text:p>
          </table:table-cell>
          <table:table-cell table:style-name="ce50" office:value-type="percentage" office:value="0.024992" calcext:value-type="percentage">
            <text:p>2,50%</text:p>
          </table:table-cell>
          <table:table-cell table:style-name="ce50" office:value-type="percentage" office:value="0.103564" calcext:value-type="percentage">
            <text:p>10,36%</text:p>
          </table:table-cell>
          <table:table-cell table:style-name="ce50" office:value-type="percentage" office:value="0.018907" calcext:value-type="percentage">
            <text:p>1,89%</text:p>
          </table:table-cell>
          <table:table-cell table:style-name="ce50" office:value-type="percentage" office:value="0.002472" calcext:value-type="percentage">
            <text:p>0,25%</text:p>
          </table:table-cell>
          <table:table-cell table:style-name="ce50" office:value-type="percentage" office:value="0.000474" calcext:value-type="percentage">
            <text:p>0,05%</text:p>
          </table:table-cell>
          <table:table-cell table:style-name="ce50" office:value-type="percentage" office:value="0.002833" calcext:value-type="percentage">
            <text:p>0,28%</text:p>
          </table:table-cell>
          <table:table-cell table:style-name="ce50" office:value-type="percentage" office:value="0.141974" calcext:value-type="percentage">
            <text:p>14,20%</text:p>
          </table:table-cell>
          <table:table-cell table:style-name="ce50" office:value-type="percentage" office:value="0.005365" calcext:value-type="percentage">
            <text:p>0,54%</text:p>
          </table:table-cell>
          <table:table-cell table:style-name="ce50" office:value-type="percentage" office:value="0.000203" calcext:value-type="percentage">
            <text:p>0,02%</text:p>
          </table:table-cell>
          <table:table-cell table:style-name="ce50" office:value-type="percentage" office:value="0.000035" calcext:value-type="percentage">
            <text:p>0,00%</text:p>
          </table:table-cell>
          <table:table-cell table:style-name="ce50" office:value-type="percentage" office:value="0.101304" calcext:value-type="percentage">
            <text:p>10,13%</text:p>
          </table:table-cell>
          <table:table-cell table:style-name="ce50" office:value-type="percentage" office:value="0.048259" calcext:value-type="percentage">
            <text:p>4,83%</text:p>
          </table:table-cell>
          <table:table-cell table:style-name="ce50" office:value-type="percentage" office:value="0.000771" calcext:value-type="percentage">
            <text:p>0,08%</text:p>
          </table:table-cell>
          <table:table-cell table:style-name="ce50" office:value-type="percentage" office:value="0.000055" calcext:value-type="percentage">
            <text:p>0,01%</text:p>
          </table:table-cell>
          <table:table-cell table:style-name="ce50" office:value-type="percentage" office:value="0.000021" calcext:value-type="percentage">
            <text:p>0,00%</text:p>
          </table:table-cell>
          <table:table-cell table:style-name="ce50" office:value-type="percentage" office:value="0.010831" calcext:value-type="percentage">
            <text:p>1,08%</text:p>
          </table:table-cell>
          <table:table-cell table:style-name="ce50" office:value-type="percentage" office:value="0.135474" calcext:value-type="percentage">
            <text:p>13,55%</text:p>
          </table:table-cell>
          <table:table-cell table:style-name="ce50" office:value-type="percentage" office:value="0.003899" calcext:value-type="percentage">
            <text:p>0,39%</text:p>
          </table:table-cell>
          <table:table-cell table:style-name="ce50" office:value-type="percentage" office:value="0.000163" calcext:value-type="percentage">
            <text:p>0,02%</text:p>
          </table:table-cell>
          <table:table-cell table:style-name="ce50" office:value-type="percentage" office:value="0.000042" calcext:value-type="percentage">
            <text:p>0,00%</text:p>
          </table:table-cell>
          <table:table-cell table:style-name="ce50" office:value-type="percentage" office:value="0.129531" calcext:value-type="percentage">
            <text:p>12,95%</text:p>
          </table:table-cell>
          <table:table-cell table:style-name="ce50" office:value-type="percentage" office:value="0.020525" calcext:value-type="percentage">
            <text:p>2,05%</text:p>
          </table:table-cell>
          <table:table-cell table:style-name="ce50" office:value-type="percentage" office:value="0.000304" calcext:value-type="percentage">
            <text:p>0,03%</text:p>
          </table:table-cell>
          <table:table-cell table:style-name="ce50" office:value-type="percentage" office:value="0.00003" calcext:value-type="percentage">
            <text:p>0,00%</text:p>
          </table:table-cell>
          <table:table-cell table:style-name="ce50" office:value-type="percentage" office:value="0.00002" calcext:value-type="percentage">
            <text:p>0,00%</text:p>
          </table:table-cell>
          <table:table-cell table:style-name="ce50" office:value-type="percentage" office:value="0.032971" calcext:value-type="percentage">
            <text:p>3,30%</text:p>
          </table:table-cell>
          <table:table-cell table:style-name="ce50" office:value-type="percentage" office:value="0.117438" calcext:value-type="percentage">
            <text:p>11,74%</text:p>
          </table:table-cell>
          <table:table-cell table:style-name="ce50" office:value-type="percentage" office:value="0.000471" calcext:value-type="percentage">
            <text:p>0,05%</text:p>
          </table:table-cell>
          <table:table-cell table:style-name="ce50" office:value-type="percentage" office:value="0.021669" calcext:value-type="percentage">
            <text:p>2,17%</text:p>
          </table:table-cell>
          <table:table-cell table:style-name="ce50" office:value-type="percentage" office:value="0.057758" calcext:value-type="percentage">
            <text:p>5,78%</text:p>
          </table:table-cell>
          <table:table-cell table:style-name="ce50" office:value-type="percentage" office:value="0.042832" calcext:value-type="percentage">
            <text:p>4,28%</text:p>
          </table:table-cell>
          <table:table-cell table:style-name="ce50" office:value-type="percentage" office:value="0.027679" calcext:value-type="percentage">
            <text:p>2,77%</text:p>
          </table:table-cell>
          <table:table-cell table:style-name="ce50" office:value-type="percentage" office:value="0.066131" calcext:value-type="percentage">
            <text:p>6,61%</text:p>
          </table:table-cell>
          <table:table-cell table:style-name="ce50" office:value-type="percentage" office:value="0.084279" calcext:value-type="percentage">
            <text:p>8,43%</text:p>
          </table:table-cell>
          <table:table-cell table:style-name="ce50" office:value-type="percentage" office:value="0.0401" calcext:value-type="percentage">
            <text:p>4,01%</text:p>
          </table:table-cell>
          <table:table-cell table:style-name="ce50" office:value-type="percentage" office:value="0.110309" calcext:value-type="percentage">
            <text:p>11,03%</text:p>
          </table:table-cell>
          <table:table-cell table:style-name="ce50" office:value-type="percentage" office:value="0.000963" calcext:value-type="percentage">
            <text:p>0,10%</text:p>
          </table:table-cell>
          <table:table-cell table:style-name="ce50" office:value-type="percentage" office:value="0.002708" calcext:value-type="percentage">
            <text:p>0,27%</text:p>
          </table:table-cell>
          <table:table-cell table:style-name="ce50" office:value-type="percentage" office:value="0.0106" calcext:value-type="percentage">
            <text:p>1,06%</text:p>
          </table:table-cell>
          <table:table-cell table:style-name="ce50" office:value-type="percentage" office:value="0.049082" calcext:value-type="percentage">
            <text:p>4,91%</text:p>
          </table:table-cell>
          <table:table-cell table:style-name="ce50" office:value-type="percentage" office:value="0.087057" calcext:value-type="percentage">
            <text:p>8,71%</text:p>
          </table:table-cell>
          <table:table-cell table:style-name="ce50" office:value-type="percentage" office:value="0.064565" calcext:value-type="percentage">
            <text:p>6,46%</text:p>
          </table:table-cell>
          <table:table-cell table:style-name="ce50" office:value-type="percentage" office:value="0.085845" calcext:value-type="percentage">
            <text:p>8,58%</text:p>
          </table:table-cell>
          <table:table-cell table:style-name="ce50" office:value-type="percentage" office:value="0.005949" calcext:value-type="percentage">
            <text:p>0,59%</text:p>
          </table:table-cell>
          <table:table-cell table:style-name="ce50" office:value-type="percentage" office:value="0.054057" calcext:value-type="percentage">
            <text:p>5,41%</text:p>
          </table:table-cell>
          <table:table-cell table:style-name="ce50" office:value-type="percentage" office:value="0.052159" calcext:value-type="percentage">
            <text:p>5,22%</text:p>
          </table:table-cell>
          <table:table-cell table:style-name="ce50" office:value-type="percentage" office:value="0.025181" calcext:value-type="percentage">
            <text:p>2,52%</text:p>
          </table:table-cell>
          <table:table-cell table:style-name="ce50" office:value-type="percentage" office:value="0.013063" calcext:value-type="percentage">
            <text:p>1,31%</text:p>
          </table:table-cell>
          <table:table-cell table:style-name="ce50" office:value-type="percentage" office:value="0.000288" calcext:value-type="percentage">
            <text:p>0,03%</text:p>
          </table:table-cell>
          <table:table-cell table:style-name="ce50" office:value-type="percentage" office:value="0.150122" calcext:value-type="percentage">
            <text:p>15,01%</text:p>
          </table:table-cell>
          <table:table-cell table:style-name="ce50" office:value-type="percentage" office:value="385245" calcext:value-type="percentage">
            <text:p>38524500,00%</text:p>
          </table:table-cell>
          <table:table-cell table:style-name="ce50" office:value-type="percentage" office:value="0.002807" calcext:value-type="percentage">
            <text:p>0,28%</text:p>
          </table:table-cell>
          <table:table-cell table:style-name="ce50" office:value-type="percentage" office:value="0.11117" calcext:value-type="percentage">
            <text:p>11,12%</text:p>
          </table:table-cell>
          <table:table-cell table:style-name="ce50" office:value-type="percentage" office:value="0.005425" calcext:value-type="percentage">
            <text:p>0,54%</text:p>
          </table:table-cell>
          <table:table-cell table:style-name="ce50" office:value-type="percentage" office:value="0.027406" calcext:value-type="percentage">
            <text:p>2,74%</text:p>
          </table:table-cell>
          <table:table-cell table:style-name="ce50" office:value-type="percentage" office:value="0.00344" calcext:value-type="percentage">
            <text:p>0,34%</text:p>
          </table:table-cell>
          <table:table-cell table:style-name="ce50" office:value-type="percentage" office:value="0.000162" calcext:value-type="percentage">
            <text:p>0,02%</text:p>
          </table:table-cell>
          <table:table-cell table:style-name="ce50" office:value-type="percentage" office:value="0.089586" calcext:value-type="percentage">
            <text:p>8,96%</text:p>
          </table:table-cell>
          <table:table-cell table:style-name="ce50" office:value-type="percentage" office:value="0.020693" calcext:value-type="percentage">
            <text:p>2,07%</text:p>
          </table:table-cell>
          <table:table-cell table:style-name="ce50" office:value-type="percentage" office:value="0.04013" calcext:value-type="percentage">
            <text:p>4,01%</text:p>
          </table:table-cell>
          <table:table-cell table:style-name="ce50" office:value-type="percentage" office:value="0.004568" calcext:value-type="percentage">
            <text:p>0,46%</text:p>
          </table:table-cell>
          <table:table-cell table:style-name="ce50" office:value-type="percentage" office:value="0.142552" calcext:value-type="percentage">
            <text:p>14,26%</text:p>
          </table:table-cell>
          <table:table-cell table:style-name="ce50" office:value-type="percentage" office:value="0.002314" calcext:value-type="percentage">
            <text:p>0,23%</text:p>
          </table:table-cell>
          <table:table-cell table:style-name="ce50" office:value-type="percentage" office:value="0.000939" calcext:value-type="percentage">
            <text:p>0,09%</text:p>
          </table:table-cell>
          <table:table-cell table:style-name="ce50" office:value-type="percentage" office:value="0.000037" calcext:value-type="percentage">
            <text:p>0,00%</text:p>
          </table:table-cell>
          <table:table-cell table:style-name="ce50" office:value-type="percentage" office:value="0.030634" calcext:value-type="percentage">
            <text:p>3,06%</text:p>
          </table:table-cell>
          <table:table-cell table:style-name="ce50" office:value-type="percentage" office:value="0.000859" calcext:value-type="percentage">
            <text:p>0,09%</text:p>
          </table:table-cell>
          <table:table-cell table:style-name="ce50" office:value-type="percentage" office:value="0.002299" calcext:value-type="percentage">
            <text:p>0,23%</text:p>
          </table:table-cell>
          <table:table-cell table:style-name="ce50" office:value-type="percentage" office:value="0.001124" calcext:value-type="percentage">
            <text:p>0,11%</text:p>
          </table:table-cell>
          <table:table-cell table:style-name="ce50" office:value-type="percentage" office:value="0.002533" calcext:value-type="percentage">
            <text:p>0,25%</text:p>
          </table:table-cell>
          <table:table-cell table:style-name="ce50" office:value-type="percentage" office:value="0.050713" calcext:value-type="percentage">
            <text:p>5,07%</text:p>
          </table:table-cell>
          <table:table-cell table:style-name="ce50" office:value-type="percentage" office:value="0.03317" calcext:value-type="percentage">
            <text:p>3,32%</text:p>
          </table:table-cell>
          <table:table-cell table:style-name="ce50" office:value-type="percentage" office:value="0.01328" calcext:value-type="percentage">
            <text:p>1,33%</text:p>
          </table:table-cell>
          <table:table-cell table:style-name="ce50" office:value-type="percentage" office:value="0.006817" calcext:value-type="percentage">
            <text:p>0,68%</text:p>
          </table:table-cell>
          <table:table-cell table:style-name="ce50" office:value-type="percentage" office:value="0.003814" calcext:value-type="percentage">
            <text:p>0,38%</text:p>
          </table:table-cell>
          <table:table-cell table:style-name="ce50" office:value-type="percentage" office:value="0.002394" calcext:value-type="percentage">
            <text:p>0,24%</text:p>
          </table:table-cell>
          <table:table-cell table:style-name="ce50" office:value-type="percentage" office:value="0.00163" calcext:value-type="percentage">
            <text:p>0,16%</text:p>
          </table:table-cell>
          <table:table-cell table:style-name="ce50" office:value-type="percentage" office:value="0.001141" calcext:value-type="percentage">
            <text:p>0,11%</text:p>
          </table:table-cell>
          <table:table-cell table:style-name="ce50" office:value-type="percentage" office:value="0.000035" calcext:value-type="percentage">
            <text:p>0,00%</text:p>
          </table:table-cell>
          <table:table-cell table:style-name="ce50" office:value-type="percentage" office:value="0.148227" calcext:value-type="percentage">
            <text:p>14,82%</text:p>
          </table:table-cell>
          <table:table-cell table:style-name="ce50" office:value-type="percentage" office:value="0.001398" calcext:value-type="percentage">
            <text:p>0,14%</text:p>
          </table:table-cell>
          <table:table-cell table:style-name="ce50" office:value-type="percentage" office:value="0.000166" calcext:value-type="percentage">
            <text:p>0,02%</text:p>
          </table:table-cell>
          <table:table-cell table:style-name="ce50" office:value-type="percentage" office:value="0.000584" calcext:value-type="percentage">
            <text:p>0,06%</text:p>
          </table:table-cell>
          <table:table-cell table:style-name="ce50" office:value-type="percentage" office:value="0.082753" calcext:value-type="percentage">
            <text:p>8,28%</text:p>
          </table:table-cell>
          <table:table-cell table:style-name="ce50" office:value-type="percentage" office:value="0.067657" calcext:value-type="percentage">
            <text:p>6,77%</text:p>
          </table:table-cell>
          <table:table-cell table:style-name="ce50" office:value-type="percentage" office:value="0.04482" calcext:value-type="percentage">
            <text:p>4,48%</text:p>
          </table:table-cell>
          <table:table-cell table:style-name="ce50" office:value-type="percentage" office:value="0.060824" calcext:value-type="percentage">
            <text:p>6,08%</text:p>
          </table:table-cell>
          <table:table-cell table:style-name="ce50" office:value-type="percentage" office:value="0.044298" calcext:value-type="percentage">
            <text:p>4,43%</text:p>
          </table:table-cell>
          <table:table-cell table:style-name="ce72" office:value-type="percentage" office:value="0.000468" calcext:value-type="percentage">
            <text:p>0,05%</text:p>
          </table:table-cell>
          <table:table-cell table:style-name="ce95" office:value-type="percentage" office:value="385856.64232" calcext:value-type="percentage">
            <text:p>38585664,23%</text:p>
          </table:table-cell>
        </table:table-row>
        <table:table-row table:style-name="ro1">
          <table:table-cell table:style-name="ce34" office:value-type="string" calcext:value-type="string">
            <text:p>3 – C</text:p>
          </table:table-cell>
          <table:table-cell table:style-name="ce41" office:value-type="percentage" office:value="0.020541" calcext:value-type="percentage">
            <text:p>2,05%</text:p>
          </table:table-cell>
          <table:table-cell table:style-name="ce49" office:value-type="percentage" office:value="0.045095" calcext:value-type="percentage">
            <text:p>4,51%</text:p>
          </table:table-cell>
          <table:table-cell table:style-name="ce49" office:value-type="percentage" office:value="0.015612" calcext:value-type="percentage">
            <text:p>1,56%</text:p>
          </table:table-cell>
          <table:table-cell table:style-name="ce49" office:value-type="percentage" office:value="0.071522" calcext:value-type="percentage">
            <text:p>7,15%</text:p>
          </table:table-cell>
          <table:table-cell table:style-name="ce49" office:value-type="percentage" office:value="0.026073" calcext:value-type="percentage">
            <text:p>2,61%</text:p>
          </table:table-cell>
          <table:table-cell table:style-name="ce65" office:value-type="float" office:value="524.9917" calcext:value-type="float">
            <text:p>524,99</text:p>
          </table:table-cell>
          <table:table-cell table:style-name="ce49" office:value-type="percentage" office:value="0.002241" calcext:value-type="percentage">
            <text:p>0,22%</text:p>
          </table:table-cell>
          <table:table-cell table:style-name="ce49" office:value-type="percentage" office:value="0.01977" calcext:value-type="percentage">
            <text:p>1,98%</text:p>
          </table:table-cell>
          <table:table-cell table:style-name="ce49" office:value-type="percentage" office:value="0.026438" calcext:value-type="percentage">
            <text:p>2,64%</text:p>
          </table:table-cell>
          <table:table-cell table:style-name="ce49" office:value-type="percentage" office:value="0.025826" calcext:value-type="percentage">
            <text:p>2,58%</text:p>
          </table:table-cell>
          <table:table-cell table:style-name="ce49" office:value-type="percentage" office:value="0.069724" calcext:value-type="percentage">
            <text:p>6,97%</text:p>
          </table:table-cell>
          <table:table-cell table:style-name="ce49" office:value-type="percentage" office:value="0.014262" calcext:value-type="percentage">
            <text:p>1,43%</text:p>
          </table:table-cell>
          <table:table-cell table:style-name="ce49" office:value-type="percentage" office:value="0.006" calcext:value-type="percentage">
            <text:p>0,60%</text:p>
          </table:table-cell>
          <table:table-cell table:style-name="ce49" office:value-type="percentage" office:value="0.014582" calcext:value-type="percentage">
            <text:p>1,46%</text:p>
          </table:table-cell>
          <table:table-cell table:style-name="ce49" office:value-type="percentage" office:value="0.001158" calcext:value-type="percentage">
            <text:p>0,12%</text:p>
          </table:table-cell>
          <table:table-cell table:style-name="ce49" office:value-type="percentage" office:value="0.011396" calcext:value-type="percentage">
            <text:p>1,14%</text:p>
          </table:table-cell>
          <table:table-cell table:style-name="ce49" office:value-type="percentage" office:value="0.018813" calcext:value-type="percentage">
            <text:p>1,88%</text:p>
          </table:table-cell>
          <table:table-cell table:style-name="ce49" office:value-type="percentage" office:value="0.024068" calcext:value-type="percentage">
            <text:p>2,41%</text:p>
          </table:table-cell>
          <table:table-cell table:style-name="ce49" office:value-type="percentage" office:value="0.081328" calcext:value-type="percentage">
            <text:p>8,13%</text:p>
          </table:table-cell>
          <table:table-cell table:style-name="ce49" office:value-type="percentage" office:value="0.02205" calcext:value-type="percentage">
            <text:p>2,21%</text:p>
          </table:table-cell>
          <table:table-cell table:style-name="ce49" office:value-type="percentage" office:value="0.016041" calcext:value-type="percentage">
            <text:p>1,60%</text:p>
          </table:table-cell>
          <table:table-cell table:style-name="ce49" office:value-type="percentage" office:value="0.003989" calcext:value-type="percentage">
            <text:p>0,40%</text:p>
          </table:table-cell>
          <table:table-cell table:style-name="ce49" office:value-type="percentage" office:value="0.01524" calcext:value-type="percentage">
            <text:p>1,52%</text:p>
          </table:table-cell>
          <table:table-cell table:style-name="ce49" office:value-type="percentage" office:value="0.040788" calcext:value-type="percentage">
            <text:p>4,08%</text:p>
          </table:table-cell>
          <table:table-cell table:style-name="ce49" office:value-type="percentage" office:value="0.056693" calcext:value-type="percentage">
            <text:p>5,67%</text:p>
          </table:table-cell>
          <table:table-cell table:style-name="ce49" office:value-type="percentage" office:value="0.040073" calcext:value-type="percentage">
            <text:p>4,01%</text:p>
          </table:table-cell>
          <table:table-cell table:style-name="ce49" office:value-type="percentage" office:value="0.0048" calcext:value-type="percentage">
            <text:p>0,48%</text:p>
          </table:table-cell>
          <table:table-cell table:style-name="ce49" office:value-type="percentage" office:value="0.021249" calcext:value-type="percentage">
            <text:p>2,12%</text:p>
          </table:table-cell>
          <table:table-cell table:style-name="ce49" office:value-type="percentage" office:value="0.008994" calcext:value-type="percentage">
            <text:p>0,90%</text:p>
          </table:table-cell>
          <table:table-cell table:style-name="ce49" office:value-type="percentage" office:value="0.086317" calcext:value-type="percentage">
            <text:p>8,63%</text:p>
          </table:table-cell>
          <table:table-cell table:style-name="ce49" office:value-type="percentage" office:value="0.015321" calcext:value-type="percentage">
            <text:p>1,53%</text:p>
          </table:table-cell>
          <table:table-cell table:style-name="ce49" office:value-type="percentage" office:value="0.04809" calcext:value-type="percentage">
            <text:p>4,81%</text:p>
          </table:table-cell>
          <table:table-cell table:style-name="ce49" office:value-type="percentage" office:value="0.003487" calcext:value-type="percentage">
            <text:p>0,35%</text:p>
          </table:table-cell>
          <table:table-cell table:style-name="ce49" office:value-type="percentage" office:value="0.016633" calcext:value-type="percentage">
            <text:p>1,66%</text:p>
          </table:table-cell>
          <table:table-cell table:style-name="ce49" office:value-type="percentage" office:value="0.000411" calcext:value-type="percentage">
            <text:p>0,04%</text:p>
          </table:table-cell>
          <table:table-cell table:style-name="ce49" office:value-type="percentage" office:value="0.017764" calcext:value-type="percentage">
            <text:p>1,78%</text:p>
          </table:table-cell>
          <table:table-cell table:style-name="ce49" office:value-type="percentage" office:value="0.050955" calcext:value-type="percentage">
            <text:p>5,10%</text:p>
          </table:table-cell>
          <table:table-cell table:style-name="ce49" office:value-type="percentage" office:value="0.065946" calcext:value-type="percentage">
            <text:p>6,59%</text:p>
          </table:table-cell>
          <table:table-cell table:style-name="ce49" office:value-type="percentage" office:value="0.043766" calcext:value-type="percentage">
            <text:p>4,38%</text:p>
          </table:table-cell>
          <table:table-cell table:style-name="ce49" office:value-type="percentage" office:value="0.004934" calcext:value-type="percentage">
            <text:p>0,49%</text:p>
          </table:table-cell>
          <table:table-cell table:style-name="ce49" office:value-type="percentage" office:value="0.037102" calcext:value-type="percentage">
            <text:p>3,71%</text:p>
          </table:table-cell>
          <table:table-cell table:style-name="ce49" office:value-type="percentage" office:value="0.037849" calcext:value-type="percentage">
            <text:p>3,78%</text:p>
          </table:table-cell>
          <table:table-cell table:style-name="ce49" office:value-type="percentage" office:value="0.032556" calcext:value-type="percentage">
            <text:p>3,26%</text:p>
          </table:table-cell>
          <table:table-cell table:style-name="ce49" office:value-type="percentage" office:value="0.018106" calcext:value-type="percentage">
            <text:p>1,81%</text:p>
          </table:table-cell>
          <table:table-cell table:style-name="ce49" office:value-type="percentage" office:value="0.018981" calcext:value-type="percentage">
            <text:p>1,90%</text:p>
          </table:table-cell>
          <table:table-cell table:style-name="ce49" office:value-type="percentage" office:value="0.013093" calcext:value-type="percentage">
            <text:p>1,31%</text:p>
          </table:table-cell>
          <table:table-cell table:style-name="ce49" office:value-type="percentage" office:value="0.007504" calcext:value-type="percentage">
            <text:p>0,75%</text:p>
          </table:table-cell>
          <table:table-cell table:style-name="ce49" office:value-type="percentage" office:value="0.0037" calcext:value-type="percentage">
            <text:p>0,37%</text:p>
          </table:table-cell>
          <table:table-cell table:style-name="ce49" office:value-type="percentage" office:value="0.001908" calcext:value-type="percentage">
            <text:p>0,19%</text:p>
          </table:table-cell>
          <table:table-cell table:style-name="ce49" office:value-type="percentage" office:value="0.001119" calcext:value-type="percentage">
            <text:p>0,11%</text:p>
          </table:table-cell>
          <table:table-cell table:style-name="ce49" office:value-type="percentage" office:value="0.001992" calcext:value-type="percentage">
            <text:p>0,20%</text:p>
          </table:table-cell>
          <table:table-cell table:style-name="ce49" office:value-type="percentage" office:value="0.173489" calcext:value-type="percentage">
            <text:p>17,35%</text:p>
          </table:table-cell>
          <table:table-cell table:style-name="ce49" office:value-type="percentage" office:value="0.002837" calcext:value-type="percentage">
            <text:p>0,28%</text:p>
          </table:table-cell>
          <table:table-cell table:style-name="ce49" office:value-type="percentage" office:value="0.000811" calcext:value-type="percentage">
            <text:p>0,08%</text:p>
          </table:table-cell>
          <table:table-cell table:style-name="ce49" office:value-type="percentage" office:value="0.001706" calcext:value-type="percentage">
            <text:p>0,17%</text:p>
          </table:table-cell>
          <table:table-cell table:style-name="ce49" office:value-type="percentage" office:value="0.000203" calcext:value-type="percentage">
            <text:p>0,02%</text:p>
          </table:table-cell>
          <table:table-cell table:style-name="ce49" office:value-type="percentage" office:value="0.119351" calcext:value-type="percentage">
            <text:p>11,94%</text:p>
          </table:table-cell>
          <table:table-cell table:style-name="ce49" office:value-type="percentage" office:value="0.051524" calcext:value-type="percentage">
            <text:p>5,15%</text:p>
          </table:table-cell>
          <table:table-cell table:style-name="ce49" office:value-type="percentage" office:value="0.006711" calcext:value-type="percentage">
            <text:p>0,67%</text:p>
          </table:table-cell>
          <table:table-cell table:style-name="ce49" office:value-type="percentage" office:value="0.001054" calcext:value-type="percentage">
            <text:p>0,11%</text:p>
          </table:table-cell>
          <table:table-cell table:style-name="ce49" office:value-type="percentage" office:value="0.000445" calcext:value-type="percentage">
            <text:p>0,04%</text:p>
          </table:table-cell>
          <table:table-cell table:style-name="ce49" office:value-type="percentage" office:value="0.009575" calcext:value-type="percentage">
            <text:p>0,96%</text:p>
          </table:table-cell>
          <table:table-cell table:style-name="ce49" office:value-type="percentage" office:value="0.097496" calcext:value-type="percentage">
            <text:p>9,75%</text:p>
          </table:table-cell>
          <table:table-cell table:style-name="ce49" office:value-type="percentage" office:value="0.064737" calcext:value-type="percentage">
            <text:p>6,47%</text:p>
          </table:table-cell>
          <table:table-cell table:style-name="ce49" office:value-type="percentage" office:value="0.00659" calcext:value-type="percentage">
            <text:p>0,66%</text:p>
          </table:table-cell>
          <table:table-cell table:style-name="ce49" office:value-type="percentage" office:value="0.072216" calcext:value-type="percentage">
            <text:p>7,22%</text:p>
          </table:table-cell>
          <table:table-cell table:style-name="ce49" office:value-type="percentage" office:value="0.096459" calcext:value-type="percentage">
            <text:p>9,65%</text:p>
          </table:table-cell>
          <table:table-cell table:style-name="ce49" office:value-type="percentage" office:value="0.009381" calcext:value-type="percentage">
            <text:p>0,94%</text:p>
          </table:table-cell>
          <table:table-cell table:style-name="ce49" office:value-type="percentage" office:value="0.000695" calcext:value-type="percentage">
            <text:p>0,07%</text:p>
          </table:table-cell>
          <table:table-cell table:style-name="ce49" office:value-type="percentage" office:value="0.000093" calcext:value-type="percentage">
            <text:p>0,01%</text:p>
          </table:table-cell>
          <table:table-cell table:style-name="ce49" office:value-type="percentage" office:value="0.132488" calcext:value-type="percentage">
            <text:p>13,25%</text:p>
          </table:table-cell>
          <table:table-cell table:style-name="ce49" office:value-type="percentage" office:value="0.041343" calcext:value-type="percentage">
            <text:p>4,13%</text:p>
          </table:table-cell>
          <table:table-cell table:style-name="ce49" office:value-type="percentage" office:value="0.004636" calcext:value-type="percentage">
            <text:p>0,46%</text:p>
          </table:table-cell>
          <table:table-cell table:style-name="ce49" office:value-type="percentage" office:value="0.00034" calcext:value-type="percentage">
            <text:p>0,03%</text:p>
          </table:table-cell>
          <table:table-cell table:style-name="ce49" office:value-type="percentage" office:value="0.000036" calcext:value-type="percentage">
            <text:p>0,00%</text:p>
          </table:table-cell>
          <table:table-cell table:style-name="ce49" office:value-type="percentage" office:value="0.000637" calcext:value-type="percentage">
            <text:p>0,06%</text:p>
          </table:table-cell>
          <table:table-cell table:style-name="ce49" office:value-type="percentage" office:value="0.172737" calcext:value-type="percentage">
            <text:p>17,27%</text:p>
          </table:table-cell>
          <table:table-cell table:style-name="ce49" office:value-type="percentage" office:value="0.005251" calcext:value-type="percentage">
            <text:p>0,53%</text:p>
          </table:table-cell>
          <table:table-cell table:style-name="ce49" office:value-type="percentage" office:value="0.000194" calcext:value-type="percentage">
            <text:p>0,02%</text:p>
          </table:table-cell>
          <table:table-cell table:style-name="ce49" office:value-type="percentage" office:value="0.000024" calcext:value-type="percentage">
            <text:p>0,00%</text:p>
          </table:table-cell>
          <table:table-cell table:style-name="ce49" office:value-type="percentage" office:value="0.0831" calcext:value-type="percentage">
            <text:p>8,31%</text:p>
          </table:table-cell>
          <table:table-cell table:style-name="ce49" office:value-type="percentage" office:value="0.09185" calcext:value-type="percentage">
            <text:p>9,19%</text:p>
          </table:table-cell>
          <table:table-cell table:style-name="ce49" office:value-type="percentage" office:value="0.003506" calcext:value-type="percentage">
            <text:p>0,35%</text:p>
          </table:table-cell>
          <table:table-cell table:style-name="ce49" office:value-type="percentage" office:value="0.000311" calcext:value-type="percentage">
            <text:p>0,03%</text:p>
          </table:table-cell>
          <table:table-cell table:style-name="ce49" office:value-type="percentage" office:value="0.000075" calcext:value-type="percentage">
            <text:p>0,01%</text:p>
          </table:table-cell>
          <table:table-cell table:style-name="ce49" office:value-type="percentage" office:value="0.040286" calcext:value-type="percentage">
            <text:p>4,03%</text:p>
          </table:table-cell>
          <table:table-cell table:style-name="ce49" office:value-type="percentage" office:value="0.137034" calcext:value-type="percentage">
            <text:p>13,70%</text:p>
          </table:table-cell>
          <table:table-cell table:style-name="ce49" office:value-type="percentage" office:value="0.001482" calcext:value-type="percentage">
            <text:p>0,15%</text:p>
          </table:table-cell>
          <table:table-cell table:style-name="ce49" office:value-type="percentage" office:value="0.000037" calcext:value-type="percentage">
            <text:p>0,00%</text:p>
          </table:table-cell>
          <table:table-cell table:style-name="ce49" office:value-type="percentage" office:value="0.000003" calcext:value-type="percentage">
            <text:p>0,00%</text:p>
          </table:table-cell>
          <table:table-cell table:style-name="ce49" office:value-type="percentage" office:value="0.154684" calcext:value-type="percentage">
            <text:p>15,47%</text:p>
          </table:table-cell>
          <table:table-cell table:style-name="ce49" office:value-type="percentage" office:value="0.023955" calcext:value-type="percentage">
            <text:p>2,40%</text:p>
          </table:table-cell>
          <table:table-cell table:style-name="ce49" office:value-type="percentage" office:value="0.000195" calcext:value-type="percentage">
            <text:p>0,02%</text:p>
          </table:table-cell>
          <table:table-cell table:style-name="ce49" office:value-type="percentage" office:value="0.000007" calcext:value-type="percentage">
            <text:p>0,00%</text:p>
          </table:table-cell>
          <table:table-cell table:style-name="ce49" office:value-type="percentage" office:value="0.000002" calcext:value-type="percentage">
            <text:p>0,00%</text:p>
          </table:table-cell>
          <table:table-cell table:style-name="ce49" office:value-type="percentage" office:value="0.068808" calcext:value-type="percentage">
            <text:p>6,88%</text:p>
          </table:table-cell>
          <table:table-cell table:style-name="ce49" office:value-type="percentage" office:value="0.10952" calcext:value-type="percentage">
            <text:p>10,95%</text:p>
          </table:table-cell>
          <table:table-cell table:style-name="ce49" office:value-type="percentage" office:value="0.000497" calcext:value-type="percentage">
            <text:p>0,05%</text:p>
          </table:table-cell>
          <table:table-cell table:style-name="ce49" office:value-type="percentage" office:value="0.000016" calcext:value-type="percentage">
            <text:p>0,00%</text:p>
          </table:table-cell>
          <table:table-cell table:style-name="ce49" office:value-type="percentage" office:value="0.000002" calcext:value-type="percentage">
            <text:p>0,00%</text:p>
          </table:table-cell>
          <table:table-cell table:style-name="ce49" office:value-type="percentage" office:value="0.17699" calcext:value-type="percentage">
            <text:p>17,70%</text:p>
          </table:table-cell>
          <table:table-cell table:style-name="ce49" office:value-type="percentage" office:value="0.001832" calcext:value-type="percentage">
            <text:p>0,18%</text:p>
          </table:table-cell>
          <table:table-cell table:style-name="ce49" office:value-type="percentage" office:value="0.000018" calcext:value-type="percentage">
            <text:p>0,00%</text:p>
          </table:table-cell>
          <table:table-cell table:style-name="ce49" office:value-type="percentage" office:value="0" calcext:value-type="percentage">
            <text:p>0,00%</text:p>
          </table:table-cell>
          <table:table-cell table:style-name="ce49" office:value-type="percentage" office:value="0.000003" calcext:value-type="percentage">
            <text:p>0,00%</text:p>
          </table:table-cell>
          <table:table-cell table:style-name="ce49" office:value-type="percentage" office:value="0.143723" calcext:value-type="percentage">
            <text:p>14,37%</text:p>
          </table:table-cell>
          <table:table-cell table:style-name="ce49" office:value-type="percentage" office:value="0.03512" calcext:value-type="percentage">
            <text:p>3,51%</text:p>
          </table:table-cell>
          <table:table-cell table:style-name="ce49" office:value-type="percentage" office:value="0.004352" calcext:value-type="percentage">
            <text:p>0,44%</text:p>
          </table:table-cell>
          <table:table-cell table:style-name="ce49" office:value-type="percentage" office:value="0.12218" calcext:value-type="percentage">
            <text:p>12,22%</text:p>
          </table:table-cell>
          <table:table-cell table:style-name="ce49" office:value-type="percentage" office:value="0.042569" calcext:value-type="percentage">
            <text:p>4,26%</text:p>
          </table:table-cell>
          <table:table-cell table:style-name="ce49" office:value-type="percentage" office:value="0.00845" calcext:value-type="percentage">
            <text:p>0,85%</text:p>
          </table:table-cell>
          <table:table-cell table:style-name="ce49" office:value-type="percentage" office:value="0.001292" calcext:value-type="percentage">
            <text:p>0,13%</text:p>
          </table:table-cell>
          <table:table-cell table:style-name="ce49" office:value-type="percentage" office:value="0.135836" calcext:value-type="percentage">
            <text:p>13,58%</text:p>
          </table:table-cell>
          <table:table-cell table:style-name="ce49" office:value-type="percentage" office:value="0.043007" calcext:value-type="percentage">
            <text:p>4,30%</text:p>
          </table:table-cell>
          <table:table-cell table:style-name="ce49" office:value-type="percentage" office:value="0.143409" calcext:value-type="percentage">
            <text:p>14,34%</text:p>
          </table:table-cell>
          <table:table-cell table:style-name="ce49" office:value-type="percentage" office:value="0.035434" calcext:value-type="percentage">
            <text:p>3,54%</text:p>
          </table:table-cell>
          <table:table-cell table:style-name="ce49" office:value-type="percentage" office:value="0.002669" calcext:value-type="percentage">
            <text:p>0,27%</text:p>
          </table:table-cell>
          <table:table-cell table:style-name="ce49" office:value-type="percentage" office:value="0.012773" calcext:value-type="percentage">
            <text:p>1,28%</text:p>
          </table:table-cell>
          <table:table-cell table:style-name="ce49" office:value-type="percentage" office:value="0.048665" calcext:value-type="percentage">
            <text:p>4,87%</text:p>
          </table:table-cell>
          <table:table-cell table:style-name="ce49" office:value-type="percentage" office:value="0.074429" calcext:value-type="percentage">
            <text:p>7,44%</text:p>
          </table:table-cell>
          <table:table-cell table:style-name="ce49" office:value-type="percentage" office:value="0.040306" calcext:value-type="percentage">
            <text:p>4,03%</text:p>
          </table:table-cell>
          <table:table-cell table:style-name="ce49" office:value-type="percentage" office:value="0.143833" calcext:value-type="percentage">
            <text:p>14,38%</text:p>
          </table:table-cell>
          <table:table-cell table:style-name="ce49" office:value-type="percentage" office:value="0.03501" calcext:value-type="percentage">
            <text:p>3,50%</text:p>
          </table:table-cell>
          <table:table-cell table:style-name="ce49" office:value-type="percentage" office:value="0.065949" calcext:value-type="percentage">
            <text:p>6,59%</text:p>
          </table:table-cell>
          <table:table-cell table:style-name="ce49" office:value-type="percentage" office:value="0.100523" calcext:value-type="percentage">
            <text:p>10,05%</text:p>
          </table:table-cell>
          <table:table-cell table:style-name="ce49" office:value-type="percentage" office:value="0.010479" calcext:value-type="percentage">
            <text:p>1,05%</text:p>
          </table:table-cell>
          <table:table-cell table:style-name="ce49" office:value-type="percentage" office:value="0.001609" calcext:value-type="percentage">
            <text:p>0,16%</text:p>
          </table:table-cell>
          <table:table-cell table:style-name="ce49" office:value-type="percentage" office:value="0.000282" calcext:value-type="percentage">
            <text:p>0,03%</text:p>
          </table:table-cell>
          <table:table-cell table:style-name="ce49" office:value-type="percentage" office:value="0.008166" calcext:value-type="percentage">
            <text:p>0,82%</text:p>
          </table:table-cell>
          <table:table-cell table:style-name="ce49" office:value-type="percentage" office:value="0.170677" calcext:value-type="percentage">
            <text:p>17,07%</text:p>
          </table:table-cell>
          <table:table-cell table:style-name="ce49" office:value-type="percentage" office:value="458071" calcext:value-type="percentage">
            <text:p>45807100,00%</text:p>
          </table:table-cell>
          <table:table-cell table:style-name="ce49" office:value-type="percentage" office:value="0.003624" calcext:value-type="percentage">
            <text:p>0,36%</text:p>
          </table:table-cell>
          <table:table-cell table:style-name="ce49" office:value-type="percentage" office:value="0.074608" calcext:value-type="percentage">
            <text:p>7,46%</text:p>
          </table:table-cell>
          <table:table-cell table:style-name="ce49" office:value-type="percentage" office:value="0.020003" calcext:value-type="percentage">
            <text:p>2,00%</text:p>
          </table:table-cell>
          <table:table-cell table:style-name="ce49" office:value-type="percentage" office:value="0.075861" calcext:value-type="percentage">
            <text:p>7,59%</text:p>
          </table:table-cell>
          <table:table-cell table:style-name="ce49" office:value-type="percentage" office:value="0.003877" calcext:value-type="percentage">
            <text:p>0,39%</text:p>
          </table:table-cell>
          <table:table-cell table:style-name="ce49" office:value-type="percentage" office:value="0.000869" calcext:value-type="percentage">
            <text:p>0,09%</text:p>
          </table:table-cell>
          <table:table-cell table:style-name="ce49" office:value-type="percentage" office:value="0" calcext:value-type="percentage">
            <text:p>0,00%</text:p>
          </table:table-cell>
          <table:table-cell table:style-name="ce49" office:value-type="percentage" office:value="0.15757" calcext:value-type="percentage">
            <text:p>15,76%</text:p>
          </table:table-cell>
          <table:table-cell table:style-name="ce49" office:value-type="percentage" office:value="0.021273" calcext:value-type="percentage">
            <text:p>2,13%</text:p>
          </table:table-cell>
          <table:table-cell table:style-name="ce49" office:value-type="percentage" office:value="0.004568" calcext:value-type="percentage">
            <text:p>0,46%</text:p>
          </table:table-cell>
          <table:table-cell table:style-name="ce49" office:value-type="percentage" office:value="0.172074" calcext:value-type="percentage">
            <text:p>17,21%</text:p>
          </table:table-cell>
          <table:table-cell table:style-name="ce49" office:value-type="percentage" office:value="0.001147" calcext:value-type="percentage">
            <text:p>0,11%</text:p>
          </table:table-cell>
          <table:table-cell table:style-name="ce49" office:value-type="percentage" office:value="0.001015" calcext:value-type="percentage">
            <text:p>0,10%</text:p>
          </table:table-cell>
          <table:table-cell table:style-name="ce49" office:value-type="percentage" office:value="0.000039" calcext:value-type="percentage">
            <text:p>0,00%</text:p>
          </table:table-cell>
          <table:table-cell table:style-name="ce49" office:value-type="percentage" office:value="0.002639" calcext:value-type="percentage">
            <text:p>0,26%</text:p>
          </table:table-cell>
          <table:table-cell table:style-name="ce49" office:value-type="percentage" office:value="0.000113" calcext:value-type="percentage">
            <text:p>0,01%</text:p>
          </table:table-cell>
          <table:table-cell table:style-name="ce49" office:value-type="percentage" office:value="0.000307" calcext:value-type="percentage">
            <text:p>0,03%</text:p>
          </table:table-cell>
          <table:table-cell table:style-name="ce49" office:value-type="percentage" office:value="0.000191" calcext:value-type="percentage">
            <text:p>0,02%</text:p>
          </table:table-cell>
          <table:table-cell table:style-name="ce49" office:value-type="percentage" office:value="0.000604" calcext:value-type="percentage">
            <text:p>0,06%</text:p>
          </table:table-cell>
          <table:table-cell table:style-name="ce49" office:value-type="percentage" office:value="0.086931" calcext:value-type="percentage">
            <text:p>8,69%</text:p>
          </table:table-cell>
          <table:table-cell table:style-name="ce49" office:value-type="percentage" office:value="0.071045" calcext:value-type="percentage">
            <text:p>7,10%</text:p>
          </table:table-cell>
          <table:table-cell table:style-name="ce49" office:value-type="percentage" office:value="0.012445" calcext:value-type="percentage">
            <text:p>1,24%</text:p>
          </table:table-cell>
          <table:table-cell table:style-name="ce49" office:value-type="percentage" office:value="0.003035" calcext:value-type="percentage">
            <text:p>0,30%</text:p>
          </table:table-cell>
          <table:table-cell table:style-name="ce49" office:value-type="percentage" office:value="0.000843" calcext:value-type="percentage">
            <text:p>0,08%</text:p>
          </table:table-cell>
          <table:table-cell table:style-name="ce49" office:value-type="percentage" office:value="0.000337" calcext:value-type="percentage">
            <text:p>0,03%</text:p>
          </table:table-cell>
          <table:table-cell table:style-name="ce49" office:value-type="percentage" office:value="0.000201" calcext:value-type="percentage">
            <text:p>0,02%</text:p>
          </table:table-cell>
          <table:table-cell table:style-name="ce49" office:value-type="percentage" office:value="0.000151" calcext:value-type="percentage">
            <text:p>0,02%</text:p>
          </table:table-cell>
          <table:table-cell table:style-name="ce49" office:value-type="percentage" office:value="0.000061" calcext:value-type="percentage">
            <text:p>0,01%</text:p>
          </table:table-cell>
          <table:table-cell table:style-name="ce49" office:value-type="percentage" office:value="0.173438" calcext:value-type="percentage">
            <text:p>17,34%</text:p>
          </table:table-cell>
          <table:table-cell table:style-name="ce49" office:value-type="percentage" office:value="0.004682" calcext:value-type="percentage">
            <text:p>0,47%</text:p>
          </table:table-cell>
          <table:table-cell table:style-name="ce49" office:value-type="percentage" office:value="0.000236" calcext:value-type="percentage">
            <text:p>0,02%</text:p>
          </table:table-cell>
          <table:table-cell table:style-name="ce49" office:value-type="percentage" office:value="0.000427" calcext:value-type="percentage">
            <text:p>0,04%</text:p>
          </table:table-cell>
          <table:table-cell table:style-name="ce49" office:value-type="percentage" office:value="0.10499" calcext:value-type="percentage">
            <text:p>10,50%</text:p>
          </table:table-cell>
          <table:table-cell table:style-name="ce49" office:value-type="percentage" office:value="0.073853" calcext:value-type="percentage">
            <text:p>7,39%</text:p>
          </table:table-cell>
          <table:table-cell table:style-name="ce49" office:value-type="percentage" office:value="0" calcext:value-type="percentage">
            <text:p>0,00%</text:p>
          </table:table-cell>
          <table:table-cell table:style-name="ce49" office:value-type="percentage" office:value="0.178843" calcext:value-type="percentage">
            <text:p>17,88%</text:p>
          </table:table-cell>
          <table:table-cell table:style-name="ce49" office:value-type="percentage" office:value="0" calcext:value-type="percentage">
            <text:p>0,00%</text:p>
          </table:table-cell>
          <table:table-cell table:style-name="ce71" office:value-type="percentage" office:value="0" calcext:value-type="percentage">
            <text:p>0,00%</text:p>
          </table:table-cell>
          <table:table-cell table:style-name="ce94" office:value-type="percentage" office:value="458601.893514" calcext:value-type="percentage">
            <text:p>45860189,35%</text:p>
          </table:table-cell>
        </table:table-row>
        <table:table-row table:style-name="ro1">
          <table:table-cell table:style-name="ce36" office:value-type="string" calcext:value-type="string">
            <text:p>4 – A</text:p>
          </table:table-cell>
          <table:table-cell table:style-name="ce43" office:value-type="percentage" office:value="0.007803" calcext:value-type="percentage">
            <text:p>0,78%</text:p>
          </table:table-cell>
          <table:table-cell table:style-name="ce51" office:value-type="percentage" office:value="0.118952" calcext:value-type="percentage">
            <text:p>11,90%</text:p>
          </table:table-cell>
          <table:table-cell table:style-name="ce51" office:value-type="percentage" office:value="0.037171" calcext:value-type="percentage">
            <text:p>3,72%</text:p>
          </table:table-cell>
          <table:table-cell table:style-name="ce51" office:value-type="percentage" office:value="0.016671" calcext:value-type="percentage">
            <text:p>1,67%</text:p>
          </table:table-cell>
          <table:table-cell table:style-name="ce51" office:value-type="percentage" office:value="0.003606" calcext:value-type="percentage">
            <text:p>0,36%</text:p>
          </table:table-cell>
          <table:table-cell table:style-name="ce67" office:value-type="float" office:value="469.9706" calcext:value-type="float">
            <text:p>469,97</text:p>
          </table:table-cell>
          <table:table-cell table:style-name="ce51" office:value-type="percentage" office:value="0.022275" calcext:value-type="percentage">
            <text:p>2,23%</text:p>
          </table:table-cell>
          <table:table-cell table:style-name="ce51" office:value-type="percentage" office:value="0.06707" calcext:value-type="percentage">
            <text:p>6,71%</text:p>
          </table:table-cell>
          <table:table-cell table:style-name="ce51" office:value-type="percentage" office:value="0.029373" calcext:value-type="percentage">
            <text:p>2,94%</text:p>
          </table:table-cell>
          <table:table-cell table:style-name="ce51" office:value-type="percentage" office:value="0.017978" calcext:value-type="percentage">
            <text:p>1,80%</text:p>
          </table:table-cell>
          <table:table-cell table:style-name="ce51" office:value-type="percentage" office:value="0.025406" calcext:value-type="percentage">
            <text:p>2,54%</text:p>
          </table:table-cell>
          <table:table-cell table:style-name="ce51" office:value-type="percentage" office:value="0.002236" calcext:value-type="percentage">
            <text:p>0,22%</text:p>
          </table:table-cell>
          <table:table-cell table:style-name="ce51" office:value-type="percentage" office:value="0.000772" calcext:value-type="percentage">
            <text:p>0,08%</text:p>
          </table:table-cell>
          <table:table-cell table:style-name="ce51" office:value-type="percentage" office:value="0.019093" calcext:value-type="percentage">
            <text:p>1,91%</text:p>
          </table:table-cell>
          <table:table-cell table:style-name="ce51" office:value-type="percentage" office:value="0.014119" calcext:value-type="percentage">
            <text:p>1,41%</text:p>
          </table:table-cell>
          <table:table-cell table:style-name="ce51" office:value-type="percentage" office:value="0.053376" calcext:value-type="percentage">
            <text:p>5,34%</text:p>
          </table:table-cell>
          <table:table-cell table:style-name="ce51" office:value-type="percentage" office:value="0.032204" calcext:value-type="percentage">
            <text:p>3,22%</text:p>
          </table:table-cell>
          <table:table-cell table:style-name="ce51" office:value-type="percentage" office:value="0.024272" calcext:value-type="percentage">
            <text:p>2,43%</text:p>
          </table:table-cell>
          <table:table-cell table:style-name="ce51" office:value-type="percentage" office:value="0.044283" calcext:value-type="percentage">
            <text:p>4,43%</text:p>
          </table:table-cell>
          <table:table-cell table:style-name="ce51" office:value-type="percentage" office:value="0.006108" calcext:value-type="percentage">
            <text:p>0,61%</text:p>
          </table:table-cell>
          <table:table-cell table:style-name="ce51" office:value-type="percentage" office:value="0.002907" calcext:value-type="percentage">
            <text:p>0,29%</text:p>
          </table:table-cell>
          <table:table-cell table:style-name="ce51" office:value-type="percentage" office:value="0.006933" calcext:value-type="percentage">
            <text:p>0,69%</text:p>
          </table:table-cell>
          <table:table-cell table:style-name="ce51" office:value-type="percentage" office:value="0.098923" calcext:value-type="percentage">
            <text:p>9,89%</text:p>
          </table:table-cell>
          <table:table-cell table:style-name="ce51" office:value-type="percentage" office:value="0.034436" calcext:value-type="percentage">
            <text:p>3,44%</text:p>
          </table:table-cell>
          <table:table-cell table:style-name="ce51" office:value-type="percentage" office:value="0.022882" calcext:value-type="percentage">
            <text:p>2,29%</text:p>
          </table:table-cell>
          <table:table-cell table:style-name="ce51" office:value-type="percentage" office:value="0.006175" calcext:value-type="percentage">
            <text:p>0,62%</text:p>
          </table:table-cell>
          <table:table-cell table:style-name="ce51" office:value-type="percentage" office:value="0.000354" calcext:value-type="percentage">
            <text:p>0,04%</text:p>
          </table:table-cell>
          <table:table-cell table:style-name="ce51" office:value-type="percentage" office:value="0.021432" calcext:value-type="percentage">
            <text:p>2,14%</text:p>
          </table:table-cell>
          <table:table-cell table:style-name="ce51" office:value-type="percentage" office:value="0.090434" calcext:value-type="percentage">
            <text:p>9,04%</text:p>
          </table:table-cell>
          <table:table-cell table:style-name="ce51" office:value-type="percentage" office:value="0.064421" calcext:value-type="percentage">
            <text:p>6,44%</text:p>
          </table:table-cell>
          <table:table-cell table:style-name="ce51" office:value-type="percentage" office:value="0.006389" calcext:value-type="percentage">
            <text:p>0,64%</text:p>
          </table:table-cell>
          <table:table-cell table:style-name="ce51" office:value-type="percentage" office:value="0.010088" calcext:value-type="percentage">
            <text:p>1,01%</text:p>
          </table:table-cell>
          <table:table-cell table:style-name="ce51" office:value-type="percentage" office:value="0.000241" calcext:value-type="percentage">
            <text:p>0,02%</text:p>
          </table:table-cell>
          <table:table-cell table:style-name="ce51" office:value-type="percentage" office:value="0.01263" calcext:value-type="percentage">
            <text:p>1,26%</text:p>
          </table:table-cell>
          <table:table-cell table:style-name="ce51" office:value-type="percentage" office:value="0.007452" calcext:value-type="percentage">
            <text:p>0,75%</text:p>
          </table:table-cell>
          <table:table-cell table:style-name="ce51" office:value-type="percentage" office:value="0.021862" calcext:value-type="percentage">
            <text:p>2,19%</text:p>
          </table:table-cell>
          <table:table-cell table:style-name="ce51" office:value-type="percentage" office:value="0.041393" calcext:value-type="percentage">
            <text:p>4,14%</text:p>
          </table:table-cell>
          <table:table-cell table:style-name="ce51" office:value-type="percentage" office:value="0.053654" calcext:value-type="percentage">
            <text:p>5,37%</text:p>
          </table:table-cell>
          <table:table-cell table:style-name="ce51" office:value-type="percentage" office:value="0.059842" calcext:value-type="percentage">
            <text:p>5,98%</text:p>
          </table:table-cell>
          <table:table-cell table:style-name="ce51" office:value-type="percentage" office:value="0.040043" calcext:value-type="percentage">
            <text:p>4,00%</text:p>
          </table:table-cell>
          <table:table-cell table:style-name="ce51" office:value-type="percentage" office:value="0.119662" calcext:value-type="percentage">
            <text:p>11,97%</text:p>
          </table:table-cell>
          <table:table-cell table:style-name="ce51" office:value-type="percentage" office:value="0.016161" calcext:value-type="percentage">
            <text:p>1,62%</text:p>
          </table:table-cell>
          <table:table-cell table:style-name="ce51" office:value-type="percentage" office:value="0.005529" calcext:value-type="percentage">
            <text:p>0,55%</text:p>
          </table:table-cell>
          <table:table-cell table:style-name="ce51" office:value-type="percentage" office:value="0.001397" calcext:value-type="percentage">
            <text:p>0,14%</text:p>
          </table:table-cell>
          <table:table-cell table:style-name="ce51" office:value-type="percentage" office:value="0.000856" calcext:value-type="percentage">
            <text:p>0,09%</text:p>
          </table:table-cell>
          <table:table-cell table:style-name="ce51" office:value-type="percentage" office:value="0.000358" calcext:value-type="percentage">
            <text:p>0,04%</text:p>
          </table:table-cell>
          <table:table-cell table:style-name="ce51" office:value-type="percentage" office:value="0.000117" calcext:value-type="percentage">
            <text:p>0,01%</text:p>
          </table:table-cell>
          <table:table-cell table:style-name="ce51" office:value-type="percentage" office:value="0.00004" calcext:value-type="percentage">
            <text:p>0,00%</text:p>
          </table:table-cell>
          <table:table-cell table:style-name="ce51" office:value-type="percentage" office:value="0.000011" calcext:value-type="percentage">
            <text:p>0,00%</text:p>
          </table:table-cell>
          <table:table-cell table:style-name="ce51" office:value-type="percentage" office:value="0.00001" calcext:value-type="percentage">
            <text:p>0,00%</text:p>
          </table:table-cell>
          <table:table-cell table:style-name="ce51" office:value-type="percentage" office:value="0.000018" calcext:value-type="percentage">
            <text:p>0,00%</text:p>
          </table:table-cell>
          <table:table-cell table:style-name="ce51" office:value-type="percentage" office:value="0.179165" calcext:value-type="percentage">
            <text:p>17,92%</text:p>
          </table:table-cell>
          <table:table-cell table:style-name="ce51" office:value-type="percentage" office:value="0.003384" calcext:value-type="percentage">
            <text:p>0,34%</text:p>
          </table:table-cell>
          <table:table-cell table:style-name="ce51" office:value-type="percentage" office:value="0.000579" calcext:value-type="percentage">
            <text:p>0,06%</text:p>
          </table:table-cell>
          <table:table-cell table:style-name="ce51" office:value-type="percentage" office:value="0.001074" calcext:value-type="percentage">
            <text:p>0,11%</text:p>
          </table:table-cell>
          <table:table-cell table:style-name="ce51" office:value-type="percentage" office:value="0.005417" calcext:value-type="percentage">
            <text:p>0,54%</text:p>
          </table:table-cell>
          <table:table-cell table:style-name="ce51" office:value-type="percentage" office:value="0.173709" calcext:value-type="percentage">
            <text:p>17,37%</text:p>
          </table:table-cell>
          <table:table-cell table:style-name="ce51" office:value-type="percentage" office:value="0.004884" calcext:value-type="percentage">
            <text:p>0,49%</text:p>
          </table:table-cell>
          <table:table-cell table:style-name="ce51" office:value-type="percentage" office:value="0.000171" calcext:value-type="percentage">
            <text:p>0,02%</text:p>
          </table:table-cell>
          <table:table-cell table:style-name="ce51" office:value-type="percentage" office:value="0.000022" calcext:value-type="percentage">
            <text:p>0,00%</text:p>
          </table:table-cell>
          <table:table-cell table:style-name="ce51" office:value-type="percentage" office:value="0.003677" calcext:value-type="percentage">
            <text:p>0,37%</text:p>
          </table:table-cell>
          <table:table-cell table:style-name="ce51" office:value-type="percentage" office:value="0.047853" calcext:value-type="percentage">
            <text:p>4,79%</text:p>
          </table:table-cell>
          <table:table-cell table:style-name="ce51" office:value-type="percentage" office:value="0.105452" calcext:value-type="percentage">
            <text:p>10,55%</text:p>
          </table:table-cell>
          <table:table-cell table:style-name="ce51" office:value-type="percentage" office:value="0.025199" calcext:value-type="percentage">
            <text:p>2,52%</text:p>
          </table:table-cell>
          <table:table-cell table:style-name="ce51" office:value-type="percentage" office:value="0.002022" calcext:value-type="percentage">
            <text:p>0,20%</text:p>
          </table:table-cell>
          <table:table-cell table:style-name="ce51" office:value-type="percentage" office:value="0.174992" calcext:value-type="percentage">
            <text:p>17,50%</text:p>
          </table:table-cell>
          <table:table-cell table:style-name="ce51" office:value-type="percentage" office:value="0.009008" calcext:value-type="percentage">
            <text:p>0,90%</text:p>
          </table:table-cell>
          <table:table-cell table:style-name="ce51" office:value-type="percentage" office:value="0.000179" calcext:value-type="percentage">
            <text:p>0,02%</text:p>
          </table:table-cell>
          <table:table-cell table:style-name="ce51" office:value-type="percentage" office:value="0.000018" calcext:value-type="percentage">
            <text:p>0,00%</text:p>
          </table:table-cell>
          <table:table-cell table:style-name="ce51" office:value-type="percentage" office:value="0.000005" calcext:value-type="percentage">
            <text:p>0,00%</text:p>
          </table:table-cell>
          <table:table-cell table:style-name="ce51" office:value-type="percentage" office:value="0.14558" calcext:value-type="percentage">
            <text:p>14,56%</text:p>
          </table:table-cell>
          <table:table-cell table:style-name="ce51" office:value-type="percentage" office:value="0.036861" calcext:value-type="percentage">
            <text:p>3,69%</text:p>
          </table:table-cell>
          <table:table-cell table:style-name="ce51" office:value-type="percentage" office:value="0.001671" calcext:value-type="percentage">
            <text:p>0,17%</text:p>
          </table:table-cell>
          <table:table-cell table:style-name="ce51" office:value-type="percentage" office:value="0.000084" calcext:value-type="percentage">
            <text:p>0,01%</text:p>
          </table:table-cell>
          <table:table-cell table:style-name="ce51" office:value-type="percentage" office:value="0.000007" calcext:value-type="percentage">
            <text:p>0,00%</text:p>
          </table:table-cell>
          <table:table-cell table:style-name="ce51" office:value-type="percentage" office:value="0.009018" calcext:value-type="percentage">
            <text:p>0,90%</text:p>
          </table:table-cell>
          <table:table-cell table:style-name="ce51" office:value-type="percentage" office:value="0.174727" calcext:value-type="percentage">
            <text:p>17,47%</text:p>
          </table:table-cell>
          <table:table-cell table:style-name="ce51" office:value-type="percentage" office:value="0.000439" calcext:value-type="percentage">
            <text:p>0,04%</text:p>
          </table:table-cell>
          <table:table-cell table:style-name="ce51" office:value-type="percentage" office:value="0.000014" calcext:value-type="percentage">
            <text:p>0,00%</text:p>
          </table:table-cell>
          <table:table-cell table:style-name="ce51" office:value-type="percentage" office:value="0.000005" calcext:value-type="percentage">
            <text:p>0,00%</text:p>
          </table:table-cell>
          <table:table-cell table:style-name="ce51" office:value-type="percentage" office:value="0.168496" calcext:value-type="percentage">
            <text:p>16,85%</text:p>
          </table:table-cell>
          <table:table-cell table:style-name="ce51" office:value-type="percentage" office:value="0.015553" calcext:value-type="percentage">
            <text:p>1,56%</text:p>
          </table:table-cell>
          <table:table-cell table:style-name="ce51" office:value-type="percentage" office:value="0.000136" calcext:value-type="percentage">
            <text:p>0,01%</text:p>
          </table:table-cell>
          <table:table-cell table:number-columns-repeated="2" table:style-name="ce51" office:value-type="percentage" office:value="0.000009" calcext:value-type="percentage">
            <text:p>0,00%</text:p>
          </table:table-cell>
          <table:table-cell table:style-name="ce51" office:value-type="percentage" office:value="0.169357" calcext:value-type="percentage">
            <text:p>16,94%</text:p>
          </table:table-cell>
          <table:table-cell table:style-name="ce51" office:value-type="percentage" office:value="0.014806" calcext:value-type="percentage">
            <text:p>1,48%</text:p>
          </table:table-cell>
          <table:table-cell table:style-name="ce51" office:value-type="percentage" office:value="0.000036" calcext:value-type="percentage">
            <text:p>0,00%</text:p>
          </table:table-cell>
          <table:table-cell table:style-name="ce51" office:value-type="percentage" office:value="0.000001" calcext:value-type="percentage">
            <text:p>0,00%</text:p>
          </table:table-cell>
          <table:table-cell table:style-name="ce51" office:value-type="percentage" office:value="0.000002" calcext:value-type="percentage">
            <text:p>0,00%</text:p>
          </table:table-cell>
          <table:table-cell table:style-name="ce51" office:value-type="percentage" office:value="0.182733" calcext:value-type="percentage">
            <text:p>18,27%</text:p>
          </table:table-cell>
          <table:table-cell table:style-name="ce51" office:value-type="percentage" office:value="0.001462" calcext:value-type="percentage">
            <text:p>0,15%</text:p>
          </table:table-cell>
          <table:table-cell table:style-name="ce51" office:value-type="percentage" office:value="0.000006" calcext:value-type="percentage">
            <text:p>0,00%</text:p>
          </table:table-cell>
          <table:table-cell table:style-name="ce51" office:value-type="percentage" office:value="0.000002" calcext:value-type="percentage">
            <text:p>0,00%</text:p>
          </table:table-cell>
          <table:table-cell table:style-name="ce51" office:value-type="percentage" office:value="0" calcext:value-type="percentage">
            <text:p>0,00%</text:p>
          </table:table-cell>
          <table:table-cell table:style-name="ce51" office:value-type="percentage" office:value="0.174914" calcext:value-type="percentage">
            <text:p>17,49%</text:p>
          </table:table-cell>
          <table:table-cell table:style-name="ce51" office:value-type="percentage" office:value="0.009279" calcext:value-type="percentage">
            <text:p>0,93%</text:p>
          </table:table-cell>
          <table:table-cell table:style-name="ce51" office:value-type="percentage" office:value="0.000008" calcext:value-type="percentage">
            <text:p>0,00%</text:p>
          </table:table-cell>
          <table:table-cell table:number-columns-repeated="2" table:style-name="ce51" office:value-type="percentage" office:value="0.000001" calcext:value-type="percentage">
            <text:p>0,00%</text:p>
          </table:table-cell>
          <table:table-cell table:style-name="ce51" office:value-type="percentage" office:value="0.183773" calcext:value-type="percentage">
            <text:p>18,38%</text:p>
          </table:table-cell>
          <table:table-cell table:style-name="ce51" office:value-type="percentage" office:value="0.000426" calcext:value-type="percentage">
            <text:p>0,04%</text:p>
          </table:table-cell>
          <table:table-cell table:style-name="ce51" office:value-type="percentage" office:value="0.000003" calcext:value-type="percentage">
            <text:p>0,00%</text:p>
          </table:table-cell>
          <table:table-cell table:number-columns-repeated="2" table:style-name="ce51" office:value-type="percentage" office:value="0.000001" calcext:value-type="percentage">
            <text:p>0,00%</text:p>
          </table:table-cell>
          <table:table-cell table:style-name="ce51" office:value-type="percentage" office:value="0.183735" calcext:value-type="percentage">
            <text:p>18,37%</text:p>
          </table:table-cell>
          <table:table-cell table:style-name="ce51" office:value-type="percentage" office:value="0.000468" calcext:value-type="percentage">
            <text:p>0,05%</text:p>
          </table:table-cell>
          <table:table-cell table:style-name="ce51" office:value-type="percentage" office:value="0.019643" calcext:value-type="percentage">
            <text:p>1,96%</text:p>
          </table:table-cell>
          <table:table-cell table:style-name="ce51" office:value-type="percentage" office:value="0.161842" calcext:value-type="percentage">
            <text:p>16,18%</text:p>
          </table:table-cell>
          <table:table-cell table:style-name="ce51" office:value-type="percentage" office:value="0.002598" calcext:value-type="percentage">
            <text:p>0,26%</text:p>
          </table:table-cell>
          <table:table-cell table:style-name="ce51" office:value-type="percentage" office:value="0.000109" calcext:value-type="percentage">
            <text:p>0,01%</text:p>
          </table:table-cell>
          <table:table-cell table:style-name="ce51" office:value-type="percentage" office:value="0.000011" calcext:value-type="percentage">
            <text:p>0,00%</text:p>
          </table:table-cell>
          <table:table-cell table:style-name="ce51" office:value-type="percentage" office:value="0.157698" calcext:value-type="percentage">
            <text:p>15,77%</text:p>
          </table:table-cell>
          <table:table-cell table:style-name="ce51" office:value-type="percentage" office:value="0.026504" calcext:value-type="percentage">
            <text:p>2,65%</text:p>
          </table:table-cell>
          <table:table-cell table:style-name="ce51" office:value-type="percentage" office:value="0.180491" calcext:value-type="percentage">
            <text:p>18,05%</text:p>
          </table:table-cell>
          <table:table-cell table:style-name="ce51" office:value-type="percentage" office:value="0.003711" calcext:value-type="percentage">
            <text:p>0,37%</text:p>
          </table:table-cell>
          <table:table-cell table:style-name="ce51" office:value-type="percentage" office:value="0.008549" calcext:value-type="percentage">
            <text:p>0,85%</text:p>
          </table:table-cell>
          <table:table-cell table:style-name="ce51" office:value-type="percentage" office:value="0.096913" calcext:value-type="percentage">
            <text:p>9,69%</text:p>
          </table:table-cell>
          <table:table-cell table:style-name="ce51" office:value-type="percentage" office:value="0.057525" calcext:value-type="percentage">
            <text:p>5,75%</text:p>
          </table:table-cell>
          <table:table-cell table:style-name="ce51" office:value-type="percentage" office:value="0.01714" calcext:value-type="percentage">
            <text:p>1,71%</text:p>
          </table:table-cell>
          <table:table-cell table:style-name="ce51" office:value-type="percentage" office:value="0.004076" calcext:value-type="percentage">
            <text:p>0,41%</text:p>
          </table:table-cell>
          <table:table-cell table:style-name="ce51" office:value-type="percentage" office:value="0.181245" calcext:value-type="percentage">
            <text:p>18,12%</text:p>
          </table:table-cell>
          <table:table-cell table:style-name="ce51" office:value-type="percentage" office:value="0.002958" calcext:value-type="percentage">
            <text:p>0,30%</text:p>
          </table:table-cell>
          <table:table-cell table:style-name="ce51" office:value-type="percentage" office:value="0.176307" calcext:value-type="percentage">
            <text:p>17,63%</text:p>
          </table:table-cell>
          <table:table-cell table:style-name="ce51" office:value-type="percentage" office:value="0.007748" calcext:value-type="percentage">
            <text:p>0,77%</text:p>
          </table:table-cell>
          <table:table-cell table:style-name="ce51" office:value-type="percentage" office:value="0.000133" calcext:value-type="percentage">
            <text:p>0,01%</text:p>
          </table:table-cell>
          <table:table-cell table:style-name="ce51" office:value-type="percentage" office:value="0.00001" calcext:value-type="percentage">
            <text:p>0,00%</text:p>
          </table:table-cell>
          <table:table-cell table:style-name="ce51" office:value-type="percentage" office:value="0.000005" calcext:value-type="percentage">
            <text:p>0,00%</text:p>
          </table:table-cell>
          <table:table-cell table:style-name="ce51" office:value-type="percentage" office:value="0.119527" calcext:value-type="percentage">
            <text:p>11,95%</text:p>
          </table:table-cell>
          <table:table-cell table:style-name="ce51" office:value-type="percentage" office:value="0.064676" calcext:value-type="percentage">
            <text:p>6,47%</text:p>
          </table:table-cell>
          <table:table-cell table:style-name="ce51" office:value-type="percentage" office:value="471799" calcext:value-type="percentage">
            <text:p>47179900,00%</text:p>
          </table:table-cell>
          <table:table-cell table:style-name="ce51" office:value-type="percentage" office:value="0.003647" calcext:value-type="percentage">
            <text:p>0,36%</text:p>
          </table:table-cell>
          <table:table-cell table:style-name="ce51" office:value-type="percentage" office:value="0.028176" calcext:value-type="percentage">
            <text:p>2,82%</text:p>
          </table:table-cell>
          <table:table-cell table:style-name="ce51" office:value-type="percentage" office:value="0.027625" calcext:value-type="percentage">
            <text:p>2,76%</text:p>
          </table:table-cell>
          <table:table-cell table:style-name="ce51" office:value-type="percentage" office:value="0.118312" calcext:value-type="percentage">
            <text:p>11,83%</text:p>
          </table:table-cell>
          <table:table-cell table:style-name="ce51" office:value-type="percentage" office:value="0.004322" calcext:value-type="percentage">
            <text:p>0,43%</text:p>
          </table:table-cell>
          <table:table-cell table:style-name="ce51" office:value-type="percentage" office:value="0.00212" calcext:value-type="percentage">
            <text:p>0,21%</text:p>
          </table:table-cell>
          <table:table-cell table:style-name="ce51" office:value-type="percentage" office:value="0.110103" calcext:value-type="percentage">
            <text:p>11,01%</text:p>
          </table:table-cell>
          <table:table-cell table:style-name="ce51" office:value-type="percentage" office:value="0.072631" calcext:value-type="percentage">
            <text:p>7,26%</text:p>
          </table:table-cell>
          <table:table-cell table:style-name="ce51" office:value-type="percentage" office:value="0.001468" calcext:value-type="percentage">
            <text:p>0,15%</text:p>
          </table:table-cell>
          <table:table-cell table:style-name="ce51" office:value-type="percentage" office:value="0.006167" calcext:value-type="percentage">
            <text:p>0,62%</text:p>
          </table:table-cell>
          <table:table-cell table:style-name="ce51" office:value-type="percentage" office:value="0.167285" calcext:value-type="percentage">
            <text:p>16,73%</text:p>
          </table:table-cell>
          <table:table-cell table:style-name="ce51" office:value-type="percentage" office:value="0.007947" calcext:value-type="percentage">
            <text:p>0,79%</text:p>
          </table:table-cell>
          <table:table-cell table:style-name="ce51" office:value-type="percentage" office:value="0.002607" calcext:value-type="percentage">
            <text:p>0,26%</text:p>
          </table:table-cell>
          <table:table-cell table:style-name="ce51" office:value-type="percentage" office:value="0.000197" calcext:value-type="percentage">
            <text:p>0,02%</text:p>
          </table:table-cell>
          <table:table-cell table:style-name="ce51" office:value-type="percentage" office:value="0.01065" calcext:value-type="percentage">
            <text:p>1,07%</text:p>
          </table:table-cell>
          <table:table-cell table:style-name="ce51" office:value-type="percentage" office:value="0.004096" calcext:value-type="percentage">
            <text:p>0,41%</text:p>
          </table:table-cell>
          <table:table-cell table:style-name="ce51" office:value-type="percentage" office:value="0.012065" calcext:value-type="percentage">
            <text:p>1,21%</text:p>
          </table:table-cell>
          <table:table-cell table:style-name="ce51" office:value-type="percentage" office:value="0.007284" calcext:value-type="percentage">
            <text:p>0,73%</text:p>
          </table:table-cell>
          <table:table-cell table:style-name="ce51" office:value-type="percentage" office:value="0.010734" calcext:value-type="percentage">
            <text:p>1,07%</text:p>
          </table:table-cell>
          <table:table-cell table:style-name="ce51" office:value-type="percentage" office:value="0.034185" calcext:value-type="percentage">
            <text:p>3,42%</text:p>
          </table:table-cell>
          <table:table-cell table:style-name="ce51" office:value-type="percentage" office:value="0.040854" calcext:value-type="percentage">
            <text:p>4,09%</text:p>
          </table:table-cell>
          <table:table-cell table:style-name="ce51" office:value-type="percentage" office:value="0.022068" calcext:value-type="percentage">
            <text:p>2,21%</text:p>
          </table:table-cell>
          <table:table-cell table:style-name="ce51" office:value-type="percentage" office:value="0.01404" calcext:value-type="percentage">
            <text:p>1,40%</text:p>
          </table:table-cell>
          <table:table-cell table:style-name="ce51" office:value-type="percentage" office:value="0.009918" calcext:value-type="percentage">
            <text:p>0,99%</text:p>
          </table:table-cell>
          <table:table-cell table:style-name="ce51" office:value-type="percentage" office:value="0.00726" calcext:value-type="percentage">
            <text:p>0,73%</text:p>
          </table:table-cell>
          <table:table-cell table:style-name="ce51" office:value-type="percentage" office:value="0.006025" calcext:value-type="percentage">
            <text:p>0,60%</text:p>
          </table:table-cell>
          <table:table-cell table:style-name="ce51" office:value-type="percentage" office:value="0.005023" calcext:value-type="percentage">
            <text:p>0,50%</text:p>
          </table:table-cell>
          <table:table-cell table:style-name="ce51" office:value-type="percentage" office:value="0.000071" calcext:value-type="percentage">
            <text:p>0,01%</text:p>
          </table:table-cell>
          <table:table-cell table:style-name="ce51" office:value-type="percentage" office:value="0.177347" calcext:value-type="percentage">
            <text:p>17,73%</text:p>
          </table:table-cell>
          <table:table-cell table:style-name="ce51" office:value-type="percentage" office:value="0.006448" calcext:value-type="percentage">
            <text:p>0,64%</text:p>
          </table:table-cell>
          <table:table-cell table:style-name="ce51" office:value-type="percentage" office:value="0.000143" calcext:value-type="percentage">
            <text:p>0,01%</text:p>
          </table:table-cell>
          <table:table-cell table:style-name="ce51" office:value-type="percentage" office:value="0.000193" calcext:value-type="percentage">
            <text:p>0,02%</text:p>
          </table:table-cell>
          <table:table-cell table:style-name="ce51" office:value-type="percentage" office:value="0.128194" calcext:value-type="percentage">
            <text:p>12,82%</text:p>
          </table:table-cell>
          <table:table-cell table:style-name="ce51" office:value-type="percentage" office:value="0.056008" calcext:value-type="percentage">
            <text:p>5,60%</text:p>
          </table:table-cell>
          <table:table-cell table:style-name="ce51" office:value-type="percentage" office:value="0.090258" calcext:value-type="percentage">
            <text:p>9,03%</text:p>
          </table:table-cell>
          <table:table-cell table:style-name="ce51" office:value-type="percentage" office:value="0.074099" calcext:value-type="percentage">
            <text:p>7,41%</text:p>
          </table:table-cell>
          <table:table-cell table:style-name="ce51" office:value-type="percentage" office:value="0.019213" calcext:value-type="percentage">
            <text:p>1,92%</text:p>
          </table:table-cell>
          <table:table-cell table:style-name="ce88" office:value-type="percentage" office:value="0.000632" calcext:value-type="percentage">
            <text:p>0,06%</text:p>
          </table:table-cell>
          <table:table-cell table:style-name="ce96" office:value-type="percentage" office:value="472275.049286" calcext:value-type="percentage">
            <text:p>47227504,93%</text:p>
          </table:table-cell>
        </table:table-row>
        <table:table-row table:style-name="ro1">
          <table:table-cell table:style-name="ce34" office:value-type="string" calcext:value-type="string">
            <text:p>All</text:p>
          </table:table-cell>
          <table:table-cell table:style-name="ce44" office:value-type="percentage" office:value="0.082676" calcext:value-type="percentage">
            <text:p>8,27%</text:p>
          </table:table-cell>
          <table:table-cell table:style-name="ce53" office:value-type="percentage" office:value="0.367372" calcext:value-type="percentage">
            <text:p>36,74%</text:p>
          </table:table-cell>
          <table:table-cell table:style-name="ce53" office:value-type="percentage" office:value="0.114599" calcext:value-type="percentage">
            <text:p>11,46%</text:p>
          </table:table-cell>
          <table:table-cell table:style-name="ce53" office:value-type="percentage" office:value="0.330868" calcext:value-type="percentage">
            <text:p>33,09%</text:p>
          </table:table-cell>
          <table:table-cell table:style-name="ce53" office:value-type="percentage" office:value="0.104484" calcext:value-type="percentage">
            <text:p>10,45%</text:p>
          </table:table-cell>
          <table:table-cell table:style-name="ce68" office:value-type="float" office:value="526.599" calcext:value-type="float">
            <text:p>526,60</text:p>
          </table:table-cell>
          <table:table-cell table:style-name="ce53" office:value-type="percentage" office:value="0.044425" calcext:value-type="percentage">
            <text:p>4,44%</text:p>
          </table:table-cell>
          <table:table-cell table:style-name="ce53" office:value-type="percentage" office:value="0.188702" calcext:value-type="percentage">
            <text:p>18,87%</text:p>
          </table:table-cell>
          <table:table-cell table:style-name="ce53" office:value-type="percentage" office:value="0.137811" calcext:value-type="percentage">
            <text:p>13,78%</text:p>
          </table:table-cell>
          <table:table-cell table:style-name="ce53" office:value-type="percentage" office:value="0.110949" calcext:value-type="percentage">
            <text:p>11,09%</text:p>
          </table:table-cell>
          <table:table-cell table:style-name="ce53" office:value-type="percentage" office:value="0.287509" calcext:value-type="percentage">
            <text:p>28,75%</text:p>
          </table:table-cell>
          <table:table-cell table:style-name="ce53" office:value-type="percentage" office:value="0.091313" calcext:value-type="percentage">
            <text:p>9,13%</text:p>
          </table:table-cell>
          <table:table-cell table:style-name="ce53" office:value-type="percentage" office:value="0.061312" calcext:value-type="percentage">
            <text:p>6,13%</text:p>
          </table:table-cell>
          <table:table-cell table:style-name="ce53" office:value-type="percentage" office:value="0.077979" calcext:value-type="percentage">
            <text:p>7,80%</text:p>
          </table:table-cell>
          <table:table-cell table:style-name="ce53" office:value-type="percentage" office:value="0.029804" calcext:value-type="percentage">
            <text:p>2,98%</text:p>
          </table:table-cell>
          <table:table-cell table:style-name="ce53" office:value-type="percentage" office:value="0.13988" calcext:value-type="percentage">
            <text:p>13,99%</text:p>
          </table:table-cell>
          <table:table-cell table:style-name="ce53" office:value-type="percentage" office:value="0.119638" calcext:value-type="percentage">
            <text:p>11,96%</text:p>
          </table:table-cell>
          <table:table-cell table:style-name="ce53" office:value-type="percentage" office:value="0.115156" calcext:value-type="percentage">
            <text:p>11,52%</text:p>
          </table:table-cell>
          <table:table-cell table:style-name="ce53" office:value-type="percentage" office:value="0.34416" calcext:value-type="percentage">
            <text:p>34,42%</text:p>
          </table:table-cell>
          <table:table-cell table:style-name="ce53" office:value-type="percentage" office:value="0.121983" calcext:value-type="percentage">
            <text:p>12,20%</text:p>
          </table:table-cell>
          <table:table-cell table:style-name="ce53" office:value-type="percentage" office:value="0.107409" calcext:value-type="percentage">
            <text:p>10,74%</text:p>
          </table:table-cell>
          <table:table-cell table:style-name="ce53" office:value-type="percentage" office:value="0.021969" calcext:value-type="percentage">
            <text:p>2,20%</text:p>
          </table:table-cell>
          <table:table-cell table:style-name="ce53" office:value-type="percentage" office:value="0.186932" calcext:value-type="percentage">
            <text:p>18,69%</text:p>
          </table:table-cell>
          <table:table-cell table:style-name="ce53" office:value-type="percentage" office:value="0.208659" calcext:value-type="percentage">
            <text:p>20,87%</text:p>
          </table:table-cell>
          <table:table-cell table:style-name="ce53" office:value-type="percentage" office:value="0.229956" calcext:value-type="percentage">
            <text:p>23,00%</text:p>
          </table:table-cell>
          <table:table-cell table:style-name="ce53" office:value-type="percentage" office:value="0.202046" calcext:value-type="percentage">
            <text:p>20,20%</text:p>
          </table:table-cell>
          <table:table-cell table:style-name="ce53" office:value-type="percentage" office:value="0.065433" calcext:value-type="percentage">
            <text:p>6,54%</text:p>
          </table:table-cell>
          <table:table-cell table:style-name="ce53" office:value-type="percentage" office:value="0.106974" calcext:value-type="percentage">
            <text:p>10,70%</text:p>
          </table:table-cell>
          <table:table-cell table:style-name="ce53" office:value-type="percentage" office:value="0.15154" calcext:value-type="percentage">
            <text:p>15,15%</text:p>
          </table:table-cell>
          <table:table-cell table:style-name="ce53" office:value-type="percentage" office:value="0.417597" calcext:value-type="percentage">
            <text:p>41,76%</text:p>
          </table:table-cell>
          <table:table-cell table:style-name="ce53" office:value-type="percentage" office:value="0.062478" calcext:value-type="percentage">
            <text:p>6,25%</text:p>
          </table:table-cell>
          <table:table-cell table:style-name="ce53" office:value-type="percentage" office:value="0.242603" calcext:value-type="percentage">
            <text:p>24,26%</text:p>
          </table:table-cell>
          <table:table-cell table:style-name="ce53" office:value-type="percentage" office:value="0.046291" calcext:value-type="percentage">
            <text:p>4,63%</text:p>
          </table:table-cell>
          <table:table-cell table:style-name="ce53" office:value-type="percentage" office:value="0.079491" calcext:value-type="percentage">
            <text:p>7,95%</text:p>
          </table:table-cell>
          <table:table-cell table:style-name="ce53" office:value-type="percentage" office:value="0.028923" calcext:value-type="percentage">
            <text:p>2,89%</text:p>
          </table:table-cell>
          <table:table-cell table:style-name="ce53" office:value-type="percentage" office:value="0.125722" calcext:value-type="percentage">
            <text:p>12,57%</text:p>
          </table:table-cell>
          <table:table-cell table:style-name="ce53" office:value-type="percentage" office:value="0.264162" calcext:value-type="percentage">
            <text:p>26,42%</text:p>
          </table:table-cell>
          <table:table-cell table:style-name="ce53" office:value-type="percentage" office:value="0.338711" calcext:value-type="percentage">
            <text:p>33,87%</text:p>
          </table:table-cell>
          <table:table-cell table:style-name="ce53" office:value-type="percentage" office:value="0.242483" calcext:value-type="percentage">
            <text:p>24,25%</text:p>
          </table:table-cell>
          <table:table-cell table:style-name="ce53" office:value-type="percentage" office:value="0.066677" calcext:value-type="percentage">
            <text:p>6,67%</text:p>
          </table:table-cell>
          <table:table-cell table:style-name="ce53" office:value-type="percentage" office:value="0.29615" calcext:value-type="percentage">
            <text:p>29,62%</text:p>
          </table:table-cell>
          <table:table-cell table:style-name="ce53" office:value-type="percentage" office:value="0.164741" calcext:value-type="percentage">
            <text:p>16,47%</text:p>
          </table:table-cell>
          <table:table-cell table:style-name="ce53" office:value-type="percentage" office:value="0.122731" calcext:value-type="percentage">
            <text:p>12,27%</text:p>
          </table:table-cell>
          <table:table-cell table:style-name="ce53" office:value-type="percentage" office:value="0.06337" calcext:value-type="percentage">
            <text:p>6,34%</text:p>
          </table:table-cell>
          <table:table-cell table:style-name="ce53" office:value-type="percentage" office:value="0.071212" calcext:value-type="percentage">
            <text:p>7,12%</text:p>
          </table:table-cell>
          <table:table-cell table:style-name="ce53" office:value-type="percentage" office:value="0.055961" calcext:value-type="percentage">
            <text:p>5,60%</text:p>
          </table:table-cell>
          <table:table-cell table:style-name="ce53" office:value-type="percentage" office:value="0.040681" calcext:value-type="percentage">
            <text:p>4,07%</text:p>
          </table:table-cell>
          <table:table-cell table:style-name="ce53" office:value-type="percentage" office:value="0.024837" calcext:value-type="percentage">
            <text:p>2,48%</text:p>
          </table:table-cell>
          <table:table-cell table:style-name="ce53" office:value-type="percentage" office:value="0.015115" calcext:value-type="percentage">
            <text:p>1,51%</text:p>
          </table:table-cell>
          <table:table-cell table:style-name="ce53" office:value-type="percentage" office:value="0.011913" calcext:value-type="percentage">
            <text:p>1,19%</text:p>
          </table:table-cell>
          <table:table-cell table:style-name="ce53" office:value-type="percentage" office:value="0.066613" calcext:value-type="percentage">
            <text:p>6,66%</text:p>
          </table:table-cell>
          <table:table-cell table:style-name="ce53" office:value-type="percentage" office:value="0.923706" calcext:value-type="percentage">
            <text:p>92,37%</text:p>
          </table:table-cell>
          <table:table-cell table:style-name="ce53" office:value-type="percentage" office:value="0.04075" calcext:value-type="percentage">
            <text:p>4,08%</text:p>
          </table:table-cell>
          <table:table-cell table:style-name="ce53" office:value-type="percentage" office:value="0.009287" calcext:value-type="percentage">
            <text:p>0,93%</text:p>
          </table:table-cell>
          <table:table-cell table:style-name="ce53" office:value-type="percentage" office:value="0.026257" calcext:value-type="percentage">
            <text:p>2,63%</text:p>
          </table:table-cell>
          <table:table-cell table:style-name="ce53" office:value-type="percentage" office:value="0.006662" calcext:value-type="percentage">
            <text:p>0,67%</text:p>
          </table:table-cell>
          <table:table-cell table:style-name="ce53" office:value-type="percentage" office:value="0.668909" calcext:value-type="percentage">
            <text:p>66,89%</text:p>
          </table:table-cell>
          <table:table-cell table:style-name="ce53" office:value-type="percentage" office:value="0.223488" calcext:value-type="percentage">
            <text:p>22,35%</text:p>
          </table:table-cell>
          <table:table-cell table:style-name="ce53" office:value-type="percentage" office:value="0.065774" calcext:value-type="percentage">
            <text:p>6,58%</text:p>
          </table:table-cell>
          <table:table-cell table:style-name="ce53" office:value-type="percentage" office:value="0.035167" calcext:value-type="percentage">
            <text:p>3,52%</text:p>
          </table:table-cell>
          <table:table-cell table:style-name="ce53" office:value-type="percentage" office:value="0.006936" calcext:value-type="percentage">
            <text:p>0,69%</text:p>
          </table:table-cell>
          <table:table-cell table:style-name="ce53" office:value-type="percentage" office:value="0.119495" calcext:value-type="percentage">
            <text:p>11,95%</text:p>
          </table:table-cell>
          <table:table-cell table:style-name="ce53" office:value-type="percentage" office:value="0.498096" calcext:value-type="percentage">
            <text:p>49,81%</text:p>
          </table:table-cell>
          <table:table-cell table:style-name="ce53" office:value-type="percentage" office:value="0.323763" calcext:value-type="percentage">
            <text:p>32,38%</text:p>
          </table:table-cell>
          <table:table-cell table:style-name="ce53" office:value-type="percentage" office:value="0.05171" calcext:value-type="percentage">
            <text:p>5,17%</text:p>
          </table:table-cell>
          <table:table-cell table:style-name="ce53" office:value-type="percentage" office:value="0.534098" calcext:value-type="percentage">
            <text:p>53,41%</text:p>
          </table:table-cell>
          <table:table-cell table:style-name="ce53" office:value-type="percentage" office:value="0.366591" calcext:value-type="percentage">
            <text:p>36,66%</text:p>
          </table:table-cell>
          <table:table-cell table:style-name="ce53" office:value-type="percentage" office:value="0.086237" calcext:value-type="percentage">
            <text:p>8,62%</text:p>
          </table:table-cell>
          <table:table-cell table:style-name="ce53" office:value-type="percentage" office:value="0.01093" calcext:value-type="percentage">
            <text:p>1,09%</text:p>
          </table:table-cell>
          <table:table-cell table:style-name="ce53" office:value-type="percentage" office:value="0.002143" calcext:value-type="percentage">
            <text:p>0,21%</text:p>
          </table:table-cell>
          <table:table-cell table:style-name="ce53" office:value-type="percentage" office:value="0.772759" calcext:value-type="percentage">
            <text:p>77,28%</text:p>
          </table:table-cell>
          <table:table-cell table:style-name="ce53" office:value-type="percentage" office:value="0.205666" calcext:value-type="percentage">
            <text:p>20,57%</text:p>
          </table:table-cell>
          <table:table-cell table:style-name="ce53" office:value-type="percentage" office:value="0.019669" calcext:value-type="percentage">
            <text:p>1,97%</text:p>
          </table:table-cell>
          <table:table-cell table:style-name="ce53" office:value-type="percentage" office:value="0.00166" calcext:value-type="percentage">
            <text:p>0,17%</text:p>
          </table:table-cell>
          <table:table-cell table:style-name="ce53" office:value-type="percentage" office:value="0.000247" calcext:value-type="percentage">
            <text:p>0,02%</text:p>
          </table:table-cell>
          <table:table-cell table:style-name="ce53" office:value-type="percentage" office:value="0.013462" calcext:value-type="percentage">
            <text:p>1,35%</text:p>
          </table:table-cell>
          <table:table-cell table:style-name="ce53" office:value-type="percentage" office:value="0.941985" calcext:value-type="percentage">
            <text:p>94,20%</text:p>
          </table:table-cell>
          <table:table-cell table:style-name="ce53" office:value-type="percentage" office:value="0.041361" calcext:value-type="percentage">
            <text:p>4,14%</text:p>
          </table:table-cell>
          <table:table-cell table:style-name="ce53" office:value-type="percentage" office:value="0.002682" calcext:value-type="percentage">
            <text:p>0,27%</text:p>
          </table:table-cell>
          <table:table-cell table:style-name="ce53" office:value-type="percentage" office:value="0.000509" calcext:value-type="percentage">
            <text:p>0,05%</text:p>
          </table:table-cell>
          <table:table-cell table:style-name="ce53" office:value-type="percentage" office:value="0.581748" calcext:value-type="percentage">
            <text:p>58,17%</text:p>
          </table:table-cell>
          <table:table-cell table:style-name="ce53" office:value-type="percentage" office:value="0.387964" calcext:value-type="percentage">
            <text:p>38,80%</text:p>
          </table:table-cell>
          <table:table-cell table:style-name="ce53" office:value-type="percentage" office:value="0.026554" calcext:value-type="percentage">
            <text:p>2,66%</text:p>
          </table:table-cell>
          <table:table-cell table:style-name="ce53" office:value-type="percentage" office:value="0.003098" calcext:value-type="percentage">
            <text:p>0,31%</text:p>
          </table:table-cell>
          <table:table-cell table:style-name="ce53" office:value-type="percentage" office:value="0.000636" calcext:value-type="percentage">
            <text:p>0,06%</text:p>
          </table:table-cell>
          <table:table-cell table:style-name="ce53" office:value-type="percentage" office:value="0.401339" calcext:value-type="percentage">
            <text:p>40,13%</text:p>
          </table:table-cell>
          <table:table-cell table:style-name="ce53" office:value-type="percentage" office:value="0.589888" calcext:value-type="percentage">
            <text:p>58,99%</text:p>
          </table:table-cell>
          <table:table-cell table:style-name="ce53" office:value-type="percentage" office:value="0.008439" calcext:value-type="percentage">
            <text:p>0,84%</text:p>
          </table:table-cell>
          <table:table-cell table:style-name="ce53" office:value-type="percentage" office:value="0.000284" calcext:value-type="percentage">
            <text:p>0,03%</text:p>
          </table:table-cell>
          <table:table-cell table:style-name="ce53" office:value-type="percentage" office:value="0.00005" calcext:value-type="percentage">
            <text:p>0,01%</text:p>
          </table:table-cell>
          <table:table-cell table:style-name="ce53" office:value-type="percentage" office:value="0.884931" calcext:value-type="percentage">
            <text:p>88,49%</text:p>
          </table:table-cell>
          <table:table-cell table:style-name="ce53" office:value-type="percentage" office:value="0.11381" calcext:value-type="percentage">
            <text:p>11,38%</text:p>
          </table:table-cell>
          <table:table-cell table:style-name="ce53" office:value-type="percentage" office:value="0.001152" calcext:value-type="percentage">
            <text:p>0,12%</text:p>
          </table:table-cell>
          <table:table-cell table:style-name="ce53" office:value-type="percentage" office:value="0.000075" calcext:value-type="percentage">
            <text:p>0,01%</text:p>
          </table:table-cell>
          <table:table-cell table:style-name="ce53" office:value-type="percentage" office:value="0.000031" calcext:value-type="percentage">
            <text:p>0,00%</text:p>
          </table:table-cell>
          <table:table-cell table:style-name="ce53" office:value-type="percentage" office:value="0.504586" calcext:value-type="percentage">
            <text:p>50,46%</text:p>
          </table:table-cell>
          <table:table-cell table:style-name="ce53" office:value-type="percentage" office:value="0.490216" calcext:value-type="percentage">
            <text:p>49,02%</text:p>
          </table:table-cell>
          <table:table-cell table:style-name="ce53" office:value-type="percentage" office:value="0.004949" calcext:value-type="percentage">
            <text:p>0,49%</text:p>
          </table:table-cell>
          <table:table-cell table:style-name="ce53" office:value-type="percentage" office:value="0.000198" calcext:value-type="percentage">
            <text:p>0,02%</text:p>
          </table:table-cell>
          <table:table-cell table:style-name="ce53" office:value-type="percentage" office:value="0.000052" calcext:value-type="percentage">
            <text:p>0,01%</text:p>
          </table:table-cell>
          <table:table-cell table:style-name="ce53" office:value-type="percentage" office:value="0.973025" calcext:value-type="percentage">
            <text:p>97,30%</text:p>
          </table:table-cell>
          <table:table-cell table:style-name="ce53" office:value-type="percentage" office:value="0.026555" calcext:value-type="percentage">
            <text:p>2,66%</text:p>
          </table:table-cell>
          <table:table-cell table:style-name="ce53" office:value-type="percentage" office:value="0.000351" calcext:value-type="percentage">
            <text:p>0,04%</text:p>
          </table:table-cell>
          <table:table-cell table:style-name="ce53" office:value-type="percentage" office:value="0.00004" calcext:value-type="percentage">
            <text:p>0,00%</text:p>
          </table:table-cell>
          <table:table-cell table:style-name="ce53" office:value-type="percentage" office:value="0.000029" calcext:value-type="percentage">
            <text:p>0,00%</text:p>
          </table:table-cell>
          <table:table-cell table:style-name="ce53" office:value-type="percentage" office:value="0.783357" calcext:value-type="percentage">
            <text:p>78,34%</text:p>
          </table:table-cell>
          <table:table-cell table:style-name="ce53" office:value-type="percentage" office:value="0.216643" calcext:value-type="percentage">
            <text:p>21,66%</text:p>
          </table:table-cell>
          <table:table-cell table:style-name="ce53" office:value-type="percentage" office:value="0.045705" calcext:value-type="percentage">
            <text:p>4,57%</text:p>
          </table:table-cell>
          <table:table-cell table:style-name="ce53" office:value-type="percentage" office:value="0.669418" calcext:value-type="percentage">
            <text:p>66,94%</text:p>
          </table:table-cell>
          <table:table-cell table:style-name="ce53" office:value-type="percentage" office:value="0.188852" calcext:value-type="percentage">
            <text:p>18,89%</text:p>
          </table:table-cell>
          <table:table-cell table:style-name="ce53" office:value-type="percentage" office:value="0.065159" calcext:value-type="percentage">
            <text:p>6,52%</text:p>
          </table:table-cell>
          <table:table-cell table:style-name="ce53" office:value-type="percentage" office:value="0.030866" calcext:value-type="percentage">
            <text:p>3,09%</text:p>
          </table:table-cell>
          <table:table-cell table:style-name="ce53" office:value-type="percentage" office:value="0.751146" calcext:value-type="percentage">
            <text:p>75,11%</text:p>
          </table:table-cell>
          <table:table-cell table:style-name="ce53" office:value-type="percentage" office:value="0.248854" calcext:value-type="percentage">
            <text:p>24,89%</text:p>
          </table:table-cell>
          <table:table-cell table:style-name="ce53" office:value-type="percentage" office:value="0.78165" calcext:value-type="percentage">
            <text:p>78,17%</text:p>
          </table:table-cell>
          <table:table-cell table:style-name="ce53" office:value-type="percentage" office:value="0.21835" calcext:value-type="percentage">
            <text:p>21,84%</text:p>
          </table:table-cell>
          <table:table-cell table:style-name="ce53" office:value-type="percentage" office:value="0.017865" calcext:value-type="percentage">
            <text:p>1,79%</text:p>
          </table:table-cell>
          <table:table-cell table:style-name="ce53" office:value-type="percentage" office:value="0.187093" calcext:value-type="percentage">
            <text:p>18,71%</text:p>
          </table:table-cell>
          <table:table-cell table:style-name="ce53" office:value-type="percentage" office:value="0.294789" calcext:value-type="percentage">
            <text:p>29,48%</text:p>
          </table:table-cell>
          <table:table-cell table:style-name="ce53" office:value-type="percentage" office:value="0.293485" calcext:value-type="percentage">
            <text:p>29,35%</text:p>
          </table:table-cell>
          <table:table-cell table:style-name="ce53" office:value-type="percentage" office:value="0.206768" calcext:value-type="percentage">
            <text:p>20,68%</text:p>
          </table:table-cell>
          <table:table-cell table:style-name="ce53" office:value-type="percentage" office:value="0.795271" calcext:value-type="percentage">
            <text:p>79,53%</text:p>
          </table:table-cell>
          <table:table-cell table:style-name="ce53" office:value-type="percentage" office:value="0.204729" calcext:value-type="percentage">
            <text:p>20,47%</text:p>
          </table:table-cell>
          <table:table-cell table:style-name="ce53" office:value-type="percentage" office:value="0.442242" calcext:value-type="percentage">
            <text:p>44,22%</text:p>
          </table:table-cell>
          <table:table-cell table:style-name="ce53" office:value-type="percentage" office:value="0.423655" calcext:value-type="percentage">
            <text:p>42,37%</text:p>
          </table:table-cell>
          <table:table-cell table:style-name="ce53" office:value-type="percentage" office:value="0.089544" calcext:value-type="percentage">
            <text:p>8,95%</text:p>
          </table:table-cell>
          <table:table-cell table:style-name="ce53" office:value-type="percentage" office:value="0.030574" calcext:value-type="percentage">
            <text:p>3,06%</text:p>
          </table:table-cell>
          <table:table-cell table:style-name="ce53" office:value-type="percentage" office:value="0.013985" calcext:value-type="percentage">
            <text:p>1,40%</text:p>
          </table:table-cell>
          <table:table-cell table:style-name="ce53" office:value-type="percentage" office:value="0.160441" calcext:value-type="percentage">
            <text:p>16,04%</text:p>
          </table:table-cell>
          <table:table-cell table:style-name="ce53" office:value-type="percentage" office:value="0.839559" calcext:value-type="percentage">
            <text:p>83,96%</text:p>
          </table:table-cell>
          <table:table-cell table:style-name="ce53" office:value-type="percentage" office:value="2561304" calcext:value-type="percentage">
            <text:p>256130400,00%</text:p>
          </table:table-cell>
          <table:table-cell table:style-name="ce53" office:value-type="percentage" office:value="0.019285" calcext:value-type="percentage">
            <text:p>1,93%</text:p>
          </table:table-cell>
          <table:table-cell table:style-name="ce53" office:value-type="percentage" office:value="0.380301" calcext:value-type="percentage">
            <text:p>38,03%</text:p>
          </table:table-cell>
          <table:table-cell table:style-name="ce53" office:value-type="percentage" office:value="0.120967" calcext:value-type="percentage">
            <text:p>12,10%</text:p>
          </table:table-cell>
          <table:table-cell table:style-name="ce53" office:value-type="percentage" office:value="0.45188" calcext:value-type="percentage">
            <text:p>45,19%</text:p>
          </table:table-cell>
          <table:table-cell table:style-name="ce53" office:value-type="percentage" office:value="0.022171" calcext:value-type="percentage">
            <text:p>2,22%</text:p>
          </table:table-cell>
          <table:table-cell table:style-name="ce53" office:value-type="percentage" office:value="0.005396" calcext:value-type="percentage">
            <text:p>0,54%</text:p>
          </table:table-cell>
          <table:table-cell table:style-name="ce53" office:value-type="percentage" office:value="0.685678" calcext:value-type="percentage">
            <text:p>68,57%</text:p>
          </table:table-cell>
          <table:table-cell table:style-name="ce53" office:value-type="percentage" office:value="0.251115" calcext:value-type="percentage">
            <text:p>25,11%</text:p>
          </table:table-cell>
          <table:table-cell table:style-name="ce53" office:value-type="percentage" office:value="0.063207" calcext:value-type="percentage">
            <text:p>6,32%</text:p>
          </table:table-cell>
          <table:table-cell table:style-name="ce53" office:value-type="percentage" office:value="0.034334" calcext:value-type="percentage">
            <text:p>3,43%</text:p>
          </table:table-cell>
          <table:table-cell table:style-name="ce53" office:value-type="percentage" office:value="0.891629" calcext:value-type="percentage">
            <text:p>89,16%</text:p>
          </table:table-cell>
          <table:table-cell table:style-name="ce53" office:value-type="percentage" office:value="0.058059" calcext:value-type="percentage">
            <text:p>5,81%</text:p>
          </table:table-cell>
          <table:table-cell table:style-name="ce53" office:value-type="percentage" office:value="0.014987" calcext:value-type="percentage">
            <text:p>1,50%</text:p>
          </table:table-cell>
          <table:table-cell table:style-name="ce53" office:value-type="percentage" office:value="0.000991" calcext:value-type="percentage">
            <text:p>0,10%</text:p>
          </table:table-cell>
          <table:table-cell table:style-name="ce53" office:value-type="percentage" office:value="0.085686" calcext:value-type="percentage">
            <text:p>8,57%</text:p>
          </table:table-cell>
          <table:table-cell table:style-name="ce53" office:value-type="percentage" office:value="0.020122" calcext:value-type="percentage">
            <text:p>2,01%</text:p>
          </table:table-cell>
          <table:table-cell table:style-name="ce53" office:value-type="percentage" office:value="0.061403" calcext:value-type="percentage">
            <text:p>6,14%</text:p>
          </table:table-cell>
          <table:table-cell table:style-name="ce53" office:value-type="percentage" office:value="0.035896" calcext:value-type="percentage">
            <text:p>3,59%</text:p>
          </table:table-cell>
          <table:table-cell table:style-name="ce53" office:value-type="percentage" office:value="0.062692" calcext:value-type="percentage">
            <text:p>6,27%</text:p>
          </table:table-cell>
          <table:table-cell table:style-name="ce53" office:value-type="percentage" office:value="0.200592" calcext:value-type="percentage">
            <text:p>20,06%</text:p>
          </table:table-cell>
          <table:table-cell table:style-name="ce53" office:value-type="percentage" office:value="0.197179" calcext:value-type="percentage">
            <text:p>19,72%</text:p>
          </table:table-cell>
          <table:table-cell table:style-name="ce53" office:value-type="percentage" office:value="0.114923" calcext:value-type="percentage">
            <text:p>11,49%</text:p>
          </table:table-cell>
          <table:table-cell table:style-name="ce53" office:value-type="percentage" office:value="0.076142" calcext:value-type="percentage">
            <text:p>7,61%</text:p>
          </table:table-cell>
          <table:table-cell table:style-name="ce53" office:value-type="percentage" office:value="0.052704" calcext:value-type="percentage">
            <text:p>5,27%</text:p>
          </table:table-cell>
          <table:table-cell table:style-name="ce53" office:value-type="percentage" office:value="0.037603" calcext:value-type="percentage">
            <text:p>3,76%</text:p>
          </table:table-cell>
          <table:table-cell table:style-name="ce53" office:value-type="percentage" office:value="0.030538" calcext:value-type="percentage">
            <text:p>3,05%</text:p>
          </table:table-cell>
          <table:table-cell table:style-name="ce53" office:value-type="percentage" office:value="0.024519" calcext:value-type="percentage">
            <text:p>2,45%</text:p>
          </table:table-cell>
          <table:table-cell table:style-name="ce53" office:value-type="percentage" office:value="0.000253" calcext:value-type="percentage">
            <text:p>0,03%</text:p>
          </table:table-cell>
          <table:table-cell table:style-name="ce53" office:value-type="percentage" office:value="0.973438" calcext:value-type="percentage">
            <text:p>97,34%</text:p>
          </table:table-cell>
          <table:table-cell table:style-name="ce53" office:value-type="percentage" office:value="0.023165" calcext:value-type="percentage">
            <text:p>2,32%</text:p>
          </table:table-cell>
          <table:table-cell table:style-name="ce53" office:value-type="percentage" office:value="0.001245" calcext:value-type="percentage">
            <text:p>0,12%</text:p>
          </table:table-cell>
          <table:table-cell table:style-name="ce53" office:value-type="percentage" office:value="0.001899" calcext:value-type="percentage">
            <text:p>0,19%</text:p>
          </table:table-cell>
          <table:table-cell table:style-name="ce53" office:value-type="percentage" office:value="0.605024" calcext:value-type="percentage">
            <text:p>60,50%</text:p>
          </table:table-cell>
          <table:table-cell table:style-name="ce53" office:value-type="percentage" office:value="0.394976" calcext:value-type="percentage">
            <text:p>39,50%</text:p>
          </table:table-cell>
          <table:table-cell table:style-name="ce53" office:value-type="percentage" office:value="0.547659" calcext:value-type="percentage">
            <text:p>54,77%</text:p>
          </table:table-cell>
          <table:table-cell table:style-name="ce53" office:value-type="percentage" office:value="0.314322" calcext:value-type="percentage">
            <text:p>31,43%</text:p>
          </table:table-cell>
          <table:table-cell table:style-name="ce53" office:value-type="percentage" office:value="0.135285" calcext:value-type="percentage">
            <text:p>13,53%</text:p>
          </table:table-cell>
          <table:table-cell table:style-name="ce89" office:value-type="percentage" office:value="0.002735" calcext:value-type="percentage">
            <text:p>0,27%</text:p>
          </table:table-cell>
          <table:table-cell table:style-name="ce97" office:value-type="percentage" office:value="2561863.598999" calcext:value-type="percentage">
            <text:p>256186359,90%</text:p>
          </table:table-cell>
        </table:table-row>
        <table:table-row table:style-name="ro1">
          <table:table-cell table:style-name="ce37" office:value-type="string" calcext:value-type="string">
            <text:p>Total Resultado</text:p>
          </table:table-cell>
          <table:table-cell table:style-name="ce45" office:value-type="percentage" office:value="0.165353" calcext:value-type="percentage">
            <text:p>16,54%</text:p>
          </table:table-cell>
          <table:table-cell table:style-name="ce54" office:value-type="percentage" office:value="0.734744" calcext:value-type="percentage">
            <text:p>73,47%</text:p>
          </table:table-cell>
          <table:table-cell table:style-name="ce54" office:value-type="percentage" office:value="0.229197" calcext:value-type="percentage">
            <text:p>22,92%</text:p>
          </table:table-cell>
          <table:table-cell table:style-name="ce54" office:value-type="percentage" office:value="0.661737" calcext:value-type="percentage">
            <text:p>66,17%</text:p>
          </table:table-cell>
          <table:table-cell table:style-name="ce54" office:value-type="percentage" office:value="0.208968" calcext:value-type="percentage">
            <text:p>20,90%</text:p>
          </table:table-cell>
          <table:table-cell table:style-name="ce69" office:value-type="float" office:value="3178.155" calcext:value-type="float">
            <text:p>3178,16</text:p>
          </table:table-cell>
          <table:table-cell table:style-name="ce54" office:value-type="percentage" office:value="0.08885" calcext:value-type="percentage">
            <text:p>8,89%</text:p>
          </table:table-cell>
          <table:table-cell table:style-name="ce54" office:value-type="percentage" office:value="0.377404" calcext:value-type="percentage">
            <text:p>37,74%</text:p>
          </table:table-cell>
          <table:table-cell table:style-name="ce54" office:value-type="percentage" office:value="0.275622" calcext:value-type="percentage">
            <text:p>27,56%</text:p>
          </table:table-cell>
          <table:table-cell table:style-name="ce54" office:value-type="percentage" office:value="0.221898" calcext:value-type="percentage">
            <text:p>22,19%</text:p>
          </table:table-cell>
          <table:table-cell table:style-name="ce54" office:value-type="percentage" office:value="0.575018" calcext:value-type="percentage">
            <text:p>57,50%</text:p>
          </table:table-cell>
          <table:table-cell table:style-name="ce54" office:value-type="percentage" office:value="0.182627" calcext:value-type="percentage">
            <text:p>18,26%</text:p>
          </table:table-cell>
          <table:table-cell table:style-name="ce54" office:value-type="percentage" office:value="0.122624" calcext:value-type="percentage">
            <text:p>12,26%</text:p>
          </table:table-cell>
          <table:table-cell table:style-name="ce54" office:value-type="percentage" office:value="0.155958" calcext:value-type="percentage">
            <text:p>15,60%</text:p>
          </table:table-cell>
          <table:table-cell table:style-name="ce54" office:value-type="percentage" office:value="0.059608" calcext:value-type="percentage">
            <text:p>5,96%</text:p>
          </table:table-cell>
          <table:table-cell table:style-name="ce54" office:value-type="percentage" office:value="0.27976" calcext:value-type="percentage">
            <text:p>27,98%</text:p>
          </table:table-cell>
          <table:table-cell table:style-name="ce54" office:value-type="percentage" office:value="0.239277" calcext:value-type="percentage">
            <text:p>23,93%</text:p>
          </table:table-cell>
          <table:table-cell table:style-name="ce54" office:value-type="percentage" office:value="0.230311" calcext:value-type="percentage">
            <text:p>23,03%</text:p>
          </table:table-cell>
          <table:table-cell table:style-name="ce54" office:value-type="percentage" office:value="0.688319" calcext:value-type="percentage">
            <text:p>68,83%</text:p>
          </table:table-cell>
          <table:table-cell table:style-name="ce54" office:value-type="percentage" office:value="0.243965" calcext:value-type="percentage">
            <text:p>24,40%</text:p>
          </table:table-cell>
          <table:table-cell table:style-name="ce54" office:value-type="percentage" office:value="0.214819" calcext:value-type="percentage">
            <text:p>21,48%</text:p>
          </table:table-cell>
          <table:table-cell table:style-name="ce54" office:value-type="percentage" office:value="0.043938" calcext:value-type="percentage">
            <text:p>4,39%</text:p>
          </table:table-cell>
          <table:table-cell table:style-name="ce54" office:value-type="percentage" office:value="0.373864" calcext:value-type="percentage">
            <text:p>37,39%</text:p>
          </table:table-cell>
          <table:table-cell table:style-name="ce54" office:value-type="percentage" office:value="0.417319" calcext:value-type="percentage">
            <text:p>41,73%</text:p>
          </table:table-cell>
          <table:table-cell table:style-name="ce54" office:value-type="percentage" office:value="0.459911" calcext:value-type="percentage">
            <text:p>45,99%</text:p>
          </table:table-cell>
          <table:table-cell table:style-name="ce54" office:value-type="percentage" office:value="0.404091" calcext:value-type="percentage">
            <text:p>40,41%</text:p>
          </table:table-cell>
          <table:table-cell table:style-name="ce54" office:value-type="percentage" office:value="0.130866" calcext:value-type="percentage">
            <text:p>13,09%</text:p>
          </table:table-cell>
          <table:table-cell table:style-name="ce54" office:value-type="percentage" office:value="0.213948" calcext:value-type="percentage">
            <text:p>21,39%</text:p>
          </table:table-cell>
          <table:table-cell table:style-name="ce54" office:value-type="percentage" office:value="0.303079" calcext:value-type="percentage">
            <text:p>30,31%</text:p>
          </table:table-cell>
          <table:table-cell table:style-name="ce54" office:value-type="percentage" office:value="0.835195" calcext:value-type="percentage">
            <text:p>83,52%</text:p>
          </table:table-cell>
          <table:table-cell table:style-name="ce54" office:value-type="percentage" office:value="0.124955" calcext:value-type="percentage">
            <text:p>12,50%</text:p>
          </table:table-cell>
          <table:table-cell table:style-name="ce54" office:value-type="percentage" office:value="0.485204" calcext:value-type="percentage">
            <text:p>48,52%</text:p>
          </table:table-cell>
          <table:table-cell table:style-name="ce54" office:value-type="percentage" office:value="0.092582" calcext:value-type="percentage">
            <text:p>9,26%</text:p>
          </table:table-cell>
          <table:table-cell table:style-name="ce54" office:value-type="percentage" office:value="0.158983" calcext:value-type="percentage">
            <text:p>15,90%</text:p>
          </table:table-cell>
          <table:table-cell table:style-name="ce54" office:value-type="percentage" office:value="0.057845" calcext:value-type="percentage">
            <text:p>5,78%</text:p>
          </table:table-cell>
          <table:table-cell table:style-name="ce54" office:value-type="percentage" office:value="0.251443" calcext:value-type="percentage">
            <text:p>25,14%</text:p>
          </table:table-cell>
          <table:table-cell table:style-name="ce54" office:value-type="percentage" office:value="0.528325" calcext:value-type="percentage">
            <text:p>52,83%</text:p>
          </table:table-cell>
          <table:table-cell table:style-name="ce54" office:value-type="percentage" office:value="0.677422" calcext:value-type="percentage">
            <text:p>67,74%</text:p>
          </table:table-cell>
          <table:table-cell table:style-name="ce54" office:value-type="percentage" office:value="0.484966" calcext:value-type="percentage">
            <text:p>48,50%</text:p>
          </table:table-cell>
          <table:table-cell table:style-name="ce54" office:value-type="percentage" office:value="0.133354" calcext:value-type="percentage">
            <text:p>13,34%</text:p>
          </table:table-cell>
          <table:table-cell table:style-name="ce54" office:value-type="percentage" office:value="0.5923" calcext:value-type="percentage">
            <text:p>59,23%</text:p>
          </table:table-cell>
          <table:table-cell table:style-name="ce54" office:value-type="percentage" office:value="0.329482" calcext:value-type="percentage">
            <text:p>32,95%</text:p>
          </table:table-cell>
          <table:table-cell table:style-name="ce54" office:value-type="percentage" office:value="0.245461" calcext:value-type="percentage">
            <text:p>24,55%</text:p>
          </table:table-cell>
          <table:table-cell table:style-name="ce54" office:value-type="percentage" office:value="0.12674" calcext:value-type="percentage">
            <text:p>12,67%</text:p>
          </table:table-cell>
          <table:table-cell table:style-name="ce54" office:value-type="percentage" office:value="0.142425" calcext:value-type="percentage">
            <text:p>14,24%</text:p>
          </table:table-cell>
          <table:table-cell table:style-name="ce54" office:value-type="percentage" office:value="0.111922" calcext:value-type="percentage">
            <text:p>11,19%</text:p>
          </table:table-cell>
          <table:table-cell table:style-name="ce54" office:value-type="percentage" office:value="0.081363" calcext:value-type="percentage">
            <text:p>8,14%</text:p>
          </table:table-cell>
          <table:table-cell table:style-name="ce54" office:value-type="percentage" office:value="0.049674" calcext:value-type="percentage">
            <text:p>4,97%</text:p>
          </table:table-cell>
          <table:table-cell table:style-name="ce54" office:value-type="percentage" office:value="0.03023" calcext:value-type="percentage">
            <text:p>3,02%</text:p>
          </table:table-cell>
          <table:table-cell table:style-name="ce54" office:value-type="percentage" office:value="0.023826" calcext:value-type="percentage">
            <text:p>2,38%</text:p>
          </table:table-cell>
          <table:table-cell table:style-name="ce54" office:value-type="percentage" office:value="0.133226" calcext:value-type="percentage">
            <text:p>13,32%</text:p>
          </table:table-cell>
          <table:table-cell table:style-name="ce54" office:value-type="percentage" office:value="1.847412" calcext:value-type="percentage">
            <text:p>184,74%</text:p>
          </table:table-cell>
          <table:table-cell table:style-name="ce54" office:value-type="percentage" office:value="0.081501" calcext:value-type="percentage">
            <text:p>8,15%</text:p>
          </table:table-cell>
          <table:table-cell table:style-name="ce54" office:value-type="percentage" office:value="0.018574" calcext:value-type="percentage">
            <text:p>1,86%</text:p>
          </table:table-cell>
          <table:table-cell table:style-name="ce54" office:value-type="percentage" office:value="0.052513" calcext:value-type="percentage">
            <text:p>5,25%</text:p>
          </table:table-cell>
          <table:table-cell table:style-name="ce54" office:value-type="percentage" office:value="0.013324" calcext:value-type="percentage">
            <text:p>1,33%</text:p>
          </table:table-cell>
          <table:table-cell table:style-name="ce54" office:value-type="percentage" office:value="1.337818" calcext:value-type="percentage">
            <text:p>133,78%</text:p>
          </table:table-cell>
          <table:table-cell table:style-name="ce54" office:value-type="percentage" office:value="0.446976" calcext:value-type="percentage">
            <text:p>44,70%</text:p>
          </table:table-cell>
          <table:table-cell table:style-name="ce54" office:value-type="percentage" office:value="0.131548" calcext:value-type="percentage">
            <text:p>13,15%</text:p>
          </table:table-cell>
          <table:table-cell table:style-name="ce54" office:value-type="percentage" office:value="0.070334" calcext:value-type="percentage">
            <text:p>7,03%</text:p>
          </table:table-cell>
          <table:table-cell table:style-name="ce54" office:value-type="percentage" office:value="0.013873" calcext:value-type="percentage">
            <text:p>1,39%</text:p>
          </table:table-cell>
          <table:table-cell table:style-name="ce54" office:value-type="percentage" office:value="0.23899" calcext:value-type="percentage">
            <text:p>23,90%</text:p>
          </table:table-cell>
          <table:table-cell table:style-name="ce54" office:value-type="percentage" office:value="0.996191" calcext:value-type="percentage">
            <text:p>99,62%</text:p>
          </table:table-cell>
          <table:table-cell table:style-name="ce54" office:value-type="percentage" office:value="0.647526" calcext:value-type="percentage">
            <text:p>64,75%</text:p>
          </table:table-cell>
          <table:table-cell table:style-name="ce54" office:value-type="percentage" office:value="0.10342" calcext:value-type="percentage">
            <text:p>10,34%</text:p>
          </table:table-cell>
          <table:table-cell table:style-name="ce54" office:value-type="percentage" office:value="1.068196" calcext:value-type="percentage">
            <text:p>106,82%</text:p>
          </table:table-cell>
          <table:table-cell table:style-name="ce54" office:value-type="percentage" office:value="0.733183" calcext:value-type="percentage">
            <text:p>73,32%</text:p>
          </table:table-cell>
          <table:table-cell table:style-name="ce54" office:value-type="percentage" office:value="0.172475" calcext:value-type="percentage">
            <text:p>17,25%</text:p>
          </table:table-cell>
          <table:table-cell table:style-name="ce54" office:value-type="percentage" office:value="0.021859" calcext:value-type="percentage">
            <text:p>2,19%</text:p>
          </table:table-cell>
          <table:table-cell table:style-name="ce54" office:value-type="percentage" office:value="0.004287" calcext:value-type="percentage">
            <text:p>0,43%</text:p>
          </table:table-cell>
          <table:table-cell table:style-name="ce54" office:value-type="percentage" office:value="1.545516" calcext:value-type="percentage">
            <text:p>154,55%</text:p>
          </table:table-cell>
          <table:table-cell table:style-name="ce54" office:value-type="percentage" office:value="0.411332" calcext:value-type="percentage">
            <text:p>41,13%</text:p>
          </table:table-cell>
          <table:table-cell table:style-name="ce54" office:value-type="percentage" office:value="0.039339" calcext:value-type="percentage">
            <text:p>3,93%</text:p>
          </table:table-cell>
          <table:table-cell table:style-name="ce54" office:value-type="percentage" office:value="0.00332" calcext:value-type="percentage">
            <text:p>0,33%</text:p>
          </table:table-cell>
          <table:table-cell table:style-name="ce54" office:value-type="percentage" office:value="0.000494" calcext:value-type="percentage">
            <text:p>0,05%</text:p>
          </table:table-cell>
          <table:table-cell table:style-name="ce54" office:value-type="percentage" office:value="0.026925" calcext:value-type="percentage">
            <text:p>2,69%</text:p>
          </table:table-cell>
          <table:table-cell table:style-name="ce54" office:value-type="percentage" office:value="1.88397" calcext:value-type="percentage">
            <text:p>188,40%</text:p>
          </table:table-cell>
          <table:table-cell table:style-name="ce54" office:value-type="percentage" office:value="0.082723" calcext:value-type="percentage">
            <text:p>8,27%</text:p>
          </table:table-cell>
          <table:table-cell table:style-name="ce54" office:value-type="percentage" office:value="0.005365" calcext:value-type="percentage">
            <text:p>0,54%</text:p>
          </table:table-cell>
          <table:table-cell table:style-name="ce54" office:value-type="percentage" office:value="0.001018" calcext:value-type="percentage">
            <text:p>0,10%</text:p>
          </table:table-cell>
          <table:table-cell table:style-name="ce54" office:value-type="percentage" office:value="1.163496" calcext:value-type="percentage">
            <text:p>116,35%</text:p>
          </table:table-cell>
          <table:table-cell table:style-name="ce54" office:value-type="percentage" office:value="0.775928" calcext:value-type="percentage">
            <text:p>77,59%</text:p>
          </table:table-cell>
          <table:table-cell table:style-name="ce54" office:value-type="percentage" office:value="0.053108" calcext:value-type="percentage">
            <text:p>5,31%</text:p>
          </table:table-cell>
          <table:table-cell table:style-name="ce54" office:value-type="percentage" office:value="0.006196" calcext:value-type="percentage">
            <text:p>0,62%</text:p>
          </table:table-cell>
          <table:table-cell table:style-name="ce54" office:value-type="percentage" office:value="0.001271" calcext:value-type="percentage">
            <text:p>0,13%</text:p>
          </table:table-cell>
          <table:table-cell table:style-name="ce54" office:value-type="percentage" office:value="0.802678" calcext:value-type="percentage">
            <text:p>80,27%</text:p>
          </table:table-cell>
          <table:table-cell table:style-name="ce54" office:value-type="percentage" office:value="1.179776" calcext:value-type="percentage">
            <text:p>117,98%</text:p>
          </table:table-cell>
          <table:table-cell table:style-name="ce54" office:value-type="percentage" office:value="0.016877" calcext:value-type="percentage">
            <text:p>1,69%</text:p>
          </table:table-cell>
          <table:table-cell table:style-name="ce54" office:value-type="percentage" office:value="0.000568" calcext:value-type="percentage">
            <text:p>0,06%</text:p>
          </table:table-cell>
          <table:table-cell table:style-name="ce54" office:value-type="percentage" office:value="0.000101" calcext:value-type="percentage">
            <text:p>0,01%</text:p>
          </table:table-cell>
          <table:table-cell table:style-name="ce54" office:value-type="percentage" office:value="1.769862" calcext:value-type="percentage">
            <text:p>176,99%</text:p>
          </table:table-cell>
          <table:table-cell table:style-name="ce54" office:value-type="percentage" office:value="0.227621" calcext:value-type="percentage">
            <text:p>22,76%</text:p>
          </table:table-cell>
          <table:table-cell table:style-name="ce54" office:value-type="percentage" office:value="0.002304" calcext:value-type="percentage">
            <text:p>0,23%</text:p>
          </table:table-cell>
          <table:table-cell table:style-name="ce54" office:value-type="percentage" office:value="0.000151" calcext:value-type="percentage">
            <text:p>0,02%</text:p>
          </table:table-cell>
          <table:table-cell table:style-name="ce54" office:value-type="percentage" office:value="0.000062" calcext:value-type="percentage">
            <text:p>0,01%</text:p>
          </table:table-cell>
          <table:table-cell table:style-name="ce54" office:value-type="percentage" office:value="1.009173" calcext:value-type="percentage">
            <text:p>100,92%</text:p>
          </table:table-cell>
          <table:table-cell table:style-name="ce54" office:value-type="percentage" office:value="0.980432" calcext:value-type="percentage">
            <text:p>98,04%</text:p>
          </table:table-cell>
          <table:table-cell table:style-name="ce54" office:value-type="percentage" office:value="0.009897" calcext:value-type="percentage">
            <text:p>0,99%</text:p>
          </table:table-cell>
          <table:table-cell table:style-name="ce54" office:value-type="percentage" office:value="0.000395" calcext:value-type="percentage">
            <text:p>0,04%</text:p>
          </table:table-cell>
          <table:table-cell table:style-name="ce54" office:value-type="percentage" office:value="0.000105" calcext:value-type="percentage">
            <text:p>0,01%</text:p>
          </table:table-cell>
          <table:table-cell table:style-name="ce54" office:value-type="percentage" office:value="1.94605" calcext:value-type="percentage">
            <text:p>194,61%</text:p>
          </table:table-cell>
          <table:table-cell table:style-name="ce54" office:value-type="percentage" office:value="0.053111" calcext:value-type="percentage">
            <text:p>5,31%</text:p>
          </table:table-cell>
          <table:table-cell table:style-name="ce54" office:value-type="percentage" office:value="0.000703" calcext:value-type="percentage">
            <text:p>0,07%</text:p>
          </table:table-cell>
          <table:table-cell table:style-name="ce54" office:value-type="percentage" office:value="0.00008" calcext:value-type="percentage">
            <text:p>0,01%</text:p>
          </table:table-cell>
          <table:table-cell table:style-name="ce54" office:value-type="percentage" office:value="0.000058" calcext:value-type="percentage">
            <text:p>0,01%</text:p>
          </table:table-cell>
          <table:table-cell table:style-name="ce54" office:value-type="percentage" office:value="1.566713" calcext:value-type="percentage">
            <text:p>156,67%</text:p>
          </table:table-cell>
          <table:table-cell table:style-name="ce54" office:value-type="percentage" office:value="0.433286" calcext:value-type="percentage">
            <text:p>43,33%</text:p>
          </table:table-cell>
          <table:table-cell table:style-name="ce54" office:value-type="percentage" office:value="0.09141" calcext:value-type="percentage">
            <text:p>9,14%</text:p>
          </table:table-cell>
          <table:table-cell table:style-name="ce54" office:value-type="percentage" office:value="1.338836" calcext:value-type="percentage">
            <text:p>133,88%</text:p>
          </table:table-cell>
          <table:table-cell table:style-name="ce54" office:value-type="percentage" office:value="0.377703" calcext:value-type="percentage">
            <text:p>37,77%</text:p>
          </table:table-cell>
          <table:table-cell table:style-name="ce54" office:value-type="percentage" office:value="0.130317" calcext:value-type="percentage">
            <text:p>13,03%</text:p>
          </table:table-cell>
          <table:table-cell table:style-name="ce54" office:value-type="percentage" office:value="0.061733" calcext:value-type="percentage">
            <text:p>6,17%</text:p>
          </table:table-cell>
          <table:table-cell table:style-name="ce54" office:value-type="percentage" office:value="1.502292" calcext:value-type="percentage">
            <text:p>150,23%</text:p>
          </table:table-cell>
          <table:table-cell table:style-name="ce54" office:value-type="percentage" office:value="0.497708" calcext:value-type="percentage">
            <text:p>49,77%</text:p>
          </table:table-cell>
          <table:table-cell table:style-name="ce54" office:value-type="percentage" office:value="1.563299" calcext:value-type="percentage">
            <text:p>156,33%</text:p>
          </table:table-cell>
          <table:table-cell table:style-name="ce54" office:value-type="percentage" office:value="0.436699" calcext:value-type="percentage">
            <text:p>43,67%</text:p>
          </table:table-cell>
          <table:table-cell table:style-name="ce54" office:value-type="percentage" office:value="0.03573" calcext:value-type="percentage">
            <text:p>3,57%</text:p>
          </table:table-cell>
          <table:table-cell table:style-name="ce54" office:value-type="percentage" office:value="0.374186" calcext:value-type="percentage">
            <text:p>37,42%</text:p>
          </table:table-cell>
          <table:table-cell table:style-name="ce54" office:value-type="percentage" office:value="0.589578" calcext:value-type="percentage">
            <text:p>58,96%</text:p>
          </table:table-cell>
          <table:table-cell table:style-name="ce54" office:value-type="percentage" office:value="0.586971" calcext:value-type="percentage">
            <text:p>58,70%</text:p>
          </table:table-cell>
          <table:table-cell table:style-name="ce54" office:value-type="percentage" office:value="0.413535" calcext:value-type="percentage">
            <text:p>41,35%</text:p>
          </table:table-cell>
          <table:table-cell table:style-name="ce54" office:value-type="percentage" office:value="1.590541" calcext:value-type="percentage">
            <text:p>159,05%</text:p>
          </table:table-cell>
          <table:table-cell table:style-name="ce54" office:value-type="percentage" office:value="0.40946" calcext:value-type="percentage">
            <text:p>40,95%</text:p>
          </table:table-cell>
          <table:table-cell table:style-name="ce54" office:value-type="percentage" office:value="0.884484" calcext:value-type="percentage">
            <text:p>88,45%</text:p>
          </table:table-cell>
          <table:table-cell table:style-name="ce54" office:value-type="percentage" office:value="0.84731" calcext:value-type="percentage">
            <text:p>84,73%</text:p>
          </table:table-cell>
          <table:table-cell table:style-name="ce54" office:value-type="percentage" office:value="0.179088" calcext:value-type="percentage">
            <text:p>17,91%</text:p>
          </table:table-cell>
          <table:table-cell table:style-name="ce54" office:value-type="percentage" office:value="0.061147" calcext:value-type="percentage">
            <text:p>6,11%</text:p>
          </table:table-cell>
          <table:table-cell table:style-name="ce54" office:value-type="percentage" office:value="0.02797" calcext:value-type="percentage">
            <text:p>2,80%</text:p>
          </table:table-cell>
          <table:table-cell table:style-name="ce54" office:value-type="percentage" office:value="0.320882" calcext:value-type="percentage">
            <text:p>32,09%</text:p>
          </table:table-cell>
          <table:table-cell table:style-name="ce54" office:value-type="percentage" office:value="1.679118" calcext:value-type="percentage">
            <text:p>167,91%</text:p>
          </table:table-cell>
          <table:table-cell table:style-name="ce54" office:value-type="percentage" office:value="5122608" calcext:value-type="percentage">
            <text:p>512260800,00%</text:p>
          </table:table-cell>
          <table:table-cell table:style-name="ce54" office:value-type="percentage" office:value="0.03857" calcext:value-type="percentage">
            <text:p>3,86%</text:p>
          </table:table-cell>
          <table:table-cell table:style-name="ce54" office:value-type="percentage" office:value="0.760602" calcext:value-type="percentage">
            <text:p>76,06%</text:p>
          </table:table-cell>
          <table:table-cell table:style-name="ce54" office:value-type="percentage" office:value="0.241932" calcext:value-type="percentage">
            <text:p>24,19%</text:p>
          </table:table-cell>
          <table:table-cell table:style-name="ce54" office:value-type="percentage" office:value="0.903762" calcext:value-type="percentage">
            <text:p>90,38%</text:p>
          </table:table-cell>
          <table:table-cell table:style-name="ce54" office:value-type="percentage" office:value="0.044342" calcext:value-type="percentage">
            <text:p>4,43%</text:p>
          </table:table-cell>
          <table:table-cell table:style-name="ce54" office:value-type="percentage" office:value="0.010791" calcext:value-type="percentage">
            <text:p>1,08%</text:p>
          </table:table-cell>
          <table:table-cell table:style-name="ce54" office:value-type="percentage" office:value="1.371356" calcext:value-type="percentage">
            <text:p>137,14%</text:p>
          </table:table-cell>
          <table:table-cell table:style-name="ce54" office:value-type="percentage" office:value="0.50223" calcext:value-type="percentage">
            <text:p>50,22%</text:p>
          </table:table-cell>
          <table:table-cell table:style-name="ce54" office:value-type="percentage" office:value="0.126413" calcext:value-type="percentage">
            <text:p>12,64%</text:p>
          </table:table-cell>
          <table:table-cell table:style-name="ce54" office:value-type="percentage" office:value="0.068669" calcext:value-type="percentage">
            <text:p>6,87%</text:p>
          </table:table-cell>
          <table:table-cell table:style-name="ce54" office:value-type="percentage" office:value="1.783258" calcext:value-type="percentage">
            <text:p>178,33%</text:p>
          </table:table-cell>
          <table:table-cell table:style-name="ce54" office:value-type="percentage" office:value="0.116118" calcext:value-type="percentage">
            <text:p>11,61%</text:p>
          </table:table-cell>
          <table:table-cell table:style-name="ce54" office:value-type="percentage" office:value="0.029974" calcext:value-type="percentage">
            <text:p>3,00%</text:p>
          </table:table-cell>
          <table:table-cell table:style-name="ce54" office:value-type="percentage" office:value="0.001982" calcext:value-type="percentage">
            <text:p>0,20%</text:p>
          </table:table-cell>
          <table:table-cell table:style-name="ce54" office:value-type="percentage" office:value="0.171372" calcext:value-type="percentage">
            <text:p>17,14%</text:p>
          </table:table-cell>
          <table:table-cell table:style-name="ce54" office:value-type="percentage" office:value="0.040244" calcext:value-type="percentage">
            <text:p>4,02%</text:p>
          </table:table-cell>
          <table:table-cell table:style-name="ce54" office:value-type="percentage" office:value="0.122806" calcext:value-type="percentage">
            <text:p>12,28%</text:p>
          </table:table-cell>
          <table:table-cell table:style-name="ce54" office:value-type="percentage" office:value="0.071792" calcext:value-type="percentage">
            <text:p>7,18%</text:p>
          </table:table-cell>
          <table:table-cell table:style-name="ce54" office:value-type="percentage" office:value="0.125383" calcext:value-type="percentage">
            <text:p>12,54%</text:p>
          </table:table-cell>
          <table:table-cell table:style-name="ce54" office:value-type="percentage" office:value="0.401184" calcext:value-type="percentage">
            <text:p>40,12%</text:p>
          </table:table-cell>
          <table:table-cell table:style-name="ce54" office:value-type="percentage" office:value="0.394358" calcext:value-type="percentage">
            <text:p>39,44%</text:p>
          </table:table-cell>
          <table:table-cell table:style-name="ce54" office:value-type="percentage" office:value="0.229848" calcext:value-type="percentage">
            <text:p>22,98%</text:p>
          </table:table-cell>
          <table:table-cell table:style-name="ce54" office:value-type="percentage" office:value="0.152284" calcext:value-type="percentage">
            <text:p>15,23%</text:p>
          </table:table-cell>
          <table:table-cell table:style-name="ce54" office:value-type="percentage" office:value="0.105407" calcext:value-type="percentage">
            <text:p>10,54%</text:p>
          </table:table-cell>
          <table:table-cell table:style-name="ce54" office:value-type="percentage" office:value="0.075206" calcext:value-type="percentage">
            <text:p>7,52%</text:p>
          </table:table-cell>
          <table:table-cell table:style-name="ce54" office:value-type="percentage" office:value="0.061076" calcext:value-type="percentage">
            <text:p>6,11%</text:p>
          </table:table-cell>
          <table:table-cell table:style-name="ce54" office:value-type="percentage" office:value="0.049038" calcext:value-type="percentage">
            <text:p>4,90%</text:p>
          </table:table-cell>
          <table:table-cell table:style-name="ce54" office:value-type="percentage" office:value="0.000506" calcext:value-type="percentage">
            <text:p>0,05%</text:p>
          </table:table-cell>
          <table:table-cell table:style-name="ce54" office:value-type="percentage" office:value="1.946876" calcext:value-type="percentage">
            <text:p>194,69%</text:p>
          </table:table-cell>
          <table:table-cell table:style-name="ce54" office:value-type="percentage" office:value="0.04633" calcext:value-type="percentage">
            <text:p>4,63%</text:p>
          </table:table-cell>
          <table:table-cell table:style-name="ce54" office:value-type="percentage" office:value="0.00249" calcext:value-type="percentage">
            <text:p>0,25%</text:p>
          </table:table-cell>
          <table:table-cell table:style-name="ce54" office:value-type="percentage" office:value="0.003799" calcext:value-type="percentage">
            <text:p>0,38%</text:p>
          </table:table-cell>
          <table:table-cell table:style-name="ce54" office:value-type="percentage" office:value="1.210048" calcext:value-type="percentage">
            <text:p>121,00%</text:p>
          </table:table-cell>
          <table:table-cell table:style-name="ce54" office:value-type="percentage" office:value="0.789952" calcext:value-type="percentage">
            <text:p>79,00%</text:p>
          </table:table-cell>
          <table:table-cell table:style-name="ce54" office:value-type="percentage" office:value="1.095317" calcext:value-type="percentage">
            <text:p>109,53%</text:p>
          </table:table-cell>
          <table:table-cell table:style-name="ce54" office:value-type="percentage" office:value="0.628644" calcext:value-type="percentage">
            <text:p>62,86%</text:p>
          </table:table-cell>
          <table:table-cell table:style-name="ce54" office:value-type="percentage" office:value="0.27057" calcext:value-type="percentage">
            <text:p>27,06%</text:p>
          </table:table-cell>
          <table:table-cell table:style-name="ce90" office:value-type="percentage" office:value="0.005469" calcext:value-type="percentage">
            <text:p>0,55%</text:p>
          </table:table-cell>
          <table:table-cell table:style-name="ce100" office:value-type="percentage" office:value="5125852.154997" calcext:value-type="percentage">
            <text:p>512585215,50%</text:p>
          </table:table-cell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/>
          <table:table-cell table:style-name="ce23" table:formula="of:=SUM([.B5:.F5])" office:value-type="percentage" office:value="0.15041" calcext:value-type="percentage">
            <text:p>15,04%</text:p>
          </table:table-cell>
          <table:table-cell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6"/>
        </table:table-row>
        <table:table-row table:style-name="ro1">
          <table:table-cell table:number-columns-repeated="3"/>
          <table:table-cell table:style-name="ce11" office:value-type="string" calcext:value-type="string">
            <text:p>MACRO_REGIAO_CENTRO_OESTE</text:p>
          </table:table-cell>
          <table:table-cell table:formula="of:=([.B5]*100)/[.B14]" office:value-type="float" office:value="9.46213682600891" calcext:value-type="float">
            <text:p>9,46213682600891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NORDESTE</text:p>
          </table:table-cell>
          <table:table-cell table:formula="of:=([.C5]*100)/[.B14]" office:value-type="float" office:value="16.5500964031647" calcext:value-type="float">
            <text:p>16,5500964031647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NORTE</text:p>
          </table:table-cell>
          <table:table-cell table:formula="of:=([.D5]*100)/[.B14]" office:value-type="float" office:value="3.90399574496377" calcext:value-type="float">
            <text:p>3,90399574496377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SUDESTE</text:p>
          </table:table-cell>
          <table:table-cell table:formula="of:=([.E5]*100)/[.B14]" office:value-type="float" office:value="52.3775014959112" calcext:value-type="float">
            <text:p>52,3775014959112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MACRO_REGIAO_SUL</text:p>
          </table:table-cell>
          <table:table-cell table:formula="of:=([.F5]*100)/[.B14]" office:value-type="float" office:value="17.7062695299515" calcext:value-type="float">
            <text:p>17,7062695299515</text:p>
          </table:table-cell>
          <table:table-cell table:number-columns-repeated="16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2" table:number-rows-spanned="1">
            <text:p>GRUPO E</text:p>
          </table:table-cell>
          <table:covered-table-cell/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0</text:p>
          </table:table-cell>
          <table:table-cell table:style-name="ce62" table:formula="of:=([.EC5]*100)/[.B14]" office:value-type="float" office:value="1.86623229838442" calcext:value-type="float">
            <text:p>1,86623229838442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1</text:p>
          </table:table-cell>
          <table:table-cell table:style-name="ce62" table:formula="of:=([.ED5]*100)/[.B14]" office:value-type="float" office:value="73.9113090884915" calcext:value-type="float">
            <text:p>73,9113090884915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2</text:p>
          </table:table-cell>
          <table:table-cell table:style-name="ce62" table:formula="of:=([.EE5]*100)/[.B14]" office:value-type="float" office:value="3.60680805797487" calcext:value-type="float">
            <text:p>3,60680805797487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3</text:p>
          </table:table-cell>
          <table:table-cell table:style-name="ce62" table:formula="of:=([.EF5]*100)/[.B14]" office:value-type="float" office:value="18.2208629745363" calcext:value-type="float">
            <text:p>18,2208629745363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4</text:p>
          </table:table-cell>
          <table:table-cell table:style-name="ce62" table:formula="of:=([.EG5]*100)/[.B14]" office:value-type="float" office:value="2.28708197593245" calcext:value-type="float">
            <text:p>2,28708197593245</text:p>
          </table:table-cell>
          <table:table-cell table:number-columns-repeated="166"/>
        </table:table-row>
        <table:table-row table:style-name="ro1">
          <table:table-cell table:number-columns-repeated="3"/>
          <table:table-cell office:value-type="string" calcext:value-type="string">
            <text:p>TP_COR_RACA_5</text:p>
          </table:table-cell>
          <table:table-cell table:style-name="ce62" table:formula="of:=([.EH5]*100)/[.B14]" office:value-type="float" office:value="0.10770560468054" calcext:value-type="float">
            <text:p>0,10770560468054</text:p>
          </table:table-cell>
          <table:table-cell table:number-columns-repeated="16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2" table:number-rows-spanned="1">
            <text:p>GRUPO A</text:p>
          </table:table-cell>
          <table:covered-table-cell/>
          <table:table-cell table:style-name="ce26" office:value-type="string" calcext:value-type="string" table:number-columns-spanned="2" table:number-rows-spanned="1">
            <text:p>GRUPO E</text:p>
          </table:table-cell>
          <table:covered-table-cell table:style-name="ce52"/>
          <table:table-cell table:number-columns-repeated="164"/>
        </table:table-row>
        <table:table-row table:style-name="ro1">
          <table:table-cell/>
          <table:table-cell table:style-name="ce23" table:formula="of:=SUM([.H7:.O7])" office:value-type="percentage" office:value="0.184203" calcext:value-type="percentage">
            <text:p>18,42%</text:p>
          </table:table-cell>
          <table:table-cell/>
          <table:table-cell office:value-type="string" calcext:value-type="string">
            <text:p>Q001_A</text:p>
          </table:table-cell>
          <table:table-cell table:style-name="ce52" table:formula="of:=([.H7]*100)/[.B35]" office:value-type="float" office:value="12.0926369277373" calcext:value-type="float">
            <text:p>12,09</text:p>
          </table:table-cell>
          <table:table-cell table:style-name="ce19" office:value-type="string" calcext:value-type="string">
            <text:p>Q001_A</text:p>
          </table:table-cell>
          <table:table-cell table:style-name="ce52" table:formula="of:=([.H5]*100)/[.B14]" office:value-type="float" office:value="0.158899009374377" calcext:value-type="float">
            <text:p>0,16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B</text:p>
          </table:table-cell>
          <table:table-cell table:style-name="ce52" table:formula="of:=([.I7]*100)/[.B35]" office:value-type="float" office:value="36.410916217434" calcext:value-type="float">
            <text:p>36,41</text:p>
          </table:table-cell>
          <table:table-cell table:style-name="ce19" office:value-type="string" calcext:value-type="string">
            <text:p>Q001_B</text:p>
          </table:table-cell>
          <table:table-cell table:style-name="ce52" table:formula="of:=([.I5]*100)/[.B14]" office:value-type="float" office:value="1.81038494780932" calcext:value-type="float">
            <text:p>1,81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C</text:p>
          </table:table-cell>
          <table:table-cell table:style-name="ce52" table:formula="of:=([.J7]*100)/[.B35]" office:value-type="float" office:value="15.9459943649126" calcext:value-type="float">
            <text:p>15,95</text:p>
          </table:table-cell>
          <table:table-cell table:style-name="ce19" office:value-type="string" calcext:value-type="string">
            <text:p>Q001_C</text:p>
          </table:table-cell>
          <table:table-cell table:style-name="ce52" table:formula="of:=([.J5]*100)/[.B14]" office:value-type="float" office:value="3.80958712851539" calcext:value-type="float">
            <text:p>3,81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D</text:p>
          </table:table-cell>
          <table:table-cell table:style-name="ce52" table:formula="of:=([.K7]*100)/[.B35]" office:value-type="float" office:value="9.75988447527999" calcext:value-type="float">
            <text:p>9,76</text:p>
          </table:table-cell>
          <table:table-cell table:style-name="ce19" office:value-type="string" calcext:value-type="string">
            <text:p>Q001_D</text:p>
          </table:table-cell>
          <table:table-cell table:style-name="ce52" table:formula="of:=([.K5]*100)/[.B14]" office:value-type="float" office:value="6.02486536799415" calcext:value-type="float">
            <text:p>6,02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E</text:p>
          </table:table-cell>
          <table:table-cell table:style-name="ce52" table:formula="of:=([.L7]*100)/[.B35]" office:value-type="float" office:value="13.7923920891625" calcext:value-type="float">
            <text:p>13,79</text:p>
          </table:table-cell>
          <table:table-cell table:style-name="ce19" office:value-type="string" calcext:value-type="string">
            <text:p>Q001_E</text:p>
          </table:table-cell>
          <table:table-cell table:style-name="ce52" table:formula="of:=([.L5]*100)/[.B14]" office:value-type="float" office:value="28.7048733461871" calcext:value-type="float">
            <text:p>28,70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F</text:p>
          </table:table-cell>
          <table:table-cell table:style-name="ce52" table:formula="of:=([.M7]*100)/[.B35]" office:value-type="float" office:value="1.21387816702225" calcext:value-type="float">
            <text:p>1,21</text:p>
          </table:table-cell>
          <table:table-cell table:style-name="ce19" office:value-type="string" calcext:value-type="string">
            <text:p>Q001_F</text:p>
          </table:table-cell>
          <table:table-cell table:style-name="ce52" table:formula="of:=([.M5]*100)/[.B14]" office:value-type="float" office:value="29.2021807060701" calcext:value-type="float">
            <text:p>29,20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G</text:p>
          </table:table-cell>
          <table:table-cell table:style-name="ce52" table:formula="of:=([.N7]*100)/[.B35]" office:value-type="float" office:value="0.419102837630223" calcext:value-type="float">
            <text:p>0,42</text:p>
          </table:table-cell>
          <table:table-cell table:style-name="ce19" office:value-type="string" calcext:value-type="string">
            <text:p>Q001_G</text:p>
          </table:table-cell>
          <table:table-cell table:style-name="ce52" table:formula="of:=([.N5]*100)/[.B14]" office:value-type="float" office:value="27.7275447111229" calcext:value-type="float">
            <text:p>27,73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1_H</text:p>
          </table:table-cell>
          <table:table-cell table:style-name="ce52" table:formula="of:=([.O7]*100)/[.B35]" office:value-type="float" office:value="10.3651949208211" calcext:value-type="float">
            <text:p>10,37</text:p>
          </table:table-cell>
          <table:table-cell table:style-name="ce19" office:value-type="string" calcext:value-type="string">
            <text:p>Q001_H</text:p>
          </table:table-cell>
          <table:table-cell table:style-name="ce52" table:formula="of:=([.O5]*100)/[.B14]" office:value-type="float" office:value="2.56232963233828" calcext:value-type="float">
            <text:p>2,56</text:p>
          </table:table-cell>
          <table:table-cell table:number-columns-repeated="1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67"/>
        </table:table-row>
        <table:table-row table:style-name="ro1">
          <table:table-cell table:number-columns-repeated="3"/>
          <table:table-cell table:style-name="ce26" office:value-type="string" calcext:value-type="string" table:number-columns-spanned="2" table:number-rows-spanned="1">
            <text:p>GRUPO A</text:p>
          </table:table-cell>
          <table:covered-table-cell/>
          <table:table-cell table:style-name="ce26" office:value-type="string" calcext:value-type="string" table:number-columns-spanned="2" table:number-rows-spanned="1">
            <text:p>GRUPO E</text:p>
          </table:table-cell>
          <table:covered-table-cell table:style-name="ce52"/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A</text:p>
          </table:table-cell>
          <table:table-cell table:style-name="ce52" table:formula="of:=([.P7]*100)/[.B35]" office:value-type="float" office:value="7.66491316645223" calcext:value-type="float">
            <text:p>7,66</text:p>
          </table:table-cell>
          <table:table-cell table:style-name="ce19" office:value-type="string" calcext:value-type="string">
            <text:p>Q002_A</text:p>
          </table:table-cell>
          <table:table-cell table:style-name="ce52" table:formula="of:=([.P5]*100)/[.B14]" office:value-type="float" office:value="0.105711056445715" calcext:value-type="float">
            <text:p>0,11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B</text:p>
          </table:table-cell>
          <table:table-cell table:style-name="ce52" table:formula="of:=([.Q7]*100)/[.B35]" office:value-type="float" office:value="28.9767267634078" calcext:value-type="float">
            <text:p>28,98</text:p>
          </table:table-cell>
          <table:table-cell table:style-name="ce19" office:value-type="string" calcext:value-type="string">
            <text:p>Q002_B</text:p>
          </table:table-cell>
          <table:table-cell table:style-name="ce52" table:formula="of:=([.Q5]*100)/[.B14]" office:value-type="float" office:value="1.01721959976065" calcext:value-type="float">
            <text:p>1,02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C</text:p>
          </table:table-cell>
          <table:table-cell table:style-name="ce52" table:formula="of:=([.R7]*100)/[.B35]" office:value-type="float" office:value="17.4828857293312" calcext:value-type="float">
            <text:p>17,48</text:p>
          </table:table-cell>
          <table:table-cell table:style-name="ce19" office:value-type="string" calcext:value-type="string">
            <text:p>Q002_C</text:p>
          </table:table-cell>
          <table:table-cell table:style-name="ce52" table:formula="of:=([.R5]*100)/[.B14]" office:value-type="float" office:value="2.20995944418589" calcext:value-type="float">
            <text:p>2,21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D</text:p>
          </table:table-cell>
          <table:table-cell table:style-name="ce52" table:formula="of:=([.S7]*100)/[.B35]" office:value-type="float" office:value="13.1767669364777" calcext:value-type="float">
            <text:p>13,18</text:p>
          </table:table-cell>
          <table:table-cell table:style-name="ce19" office:value-type="string" calcext:value-type="string">
            <text:p>Q002_D</text:p>
          </table:table-cell>
          <table:table-cell table:style-name="ce52" table:formula="of:=([.S5]*100)/[.B14]" office:value-type="float" office:value="4.07087294727744" calcext:value-type="float">
            <text:p>4,07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E</text:p>
          </table:table-cell>
          <table:table-cell table:style-name="ce52" table:formula="of:=([.T7]*100)/[.B35]" office:value-type="float" office:value="24.0403250761388" calcext:value-type="float">
            <text:p>24,04</text:p>
          </table:table-cell>
          <table:table-cell table:style-name="ce19" office:value-type="string" calcext:value-type="string">
            <text:p>Q002_E</text:p>
          </table:table-cell>
          <table:table-cell table:style-name="ce52" table:formula="of:=([.T5]*100)/[.B14]" office:value-type="float" office:value="24.903264410611" calcext:value-type="float">
            <text:p>24,90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F</text:p>
          </table:table-cell>
          <table:table-cell table:style-name="ce52" table:formula="of:=([.U7]*100)/[.B35]" office:value-type="float" office:value="3.31590690705363" calcext:value-type="float">
            <text:p>3,32</text:p>
          </table:table-cell>
          <table:table-cell table:style-name="ce19" office:value-type="string" calcext:value-type="string">
            <text:p>Q002_F</text:p>
          </table:table-cell>
          <table:table-cell table:style-name="ce52" table:formula="of:=([.U5]*100)/[.B14]" office:value-type="float" office:value="30.9041951997873" calcext:value-type="float">
            <text:p>30,90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G</text:p>
          </table:table-cell>
          <table:table-cell table:style-name="ce52" table:formula="of:=([.V7]*100)/[.B35]" office:value-type="float" office:value="1.5781501929936" calcext:value-type="float">
            <text:p>1,58</text:p>
          </table:table-cell>
          <table:table-cell table:style-name="ce19" office:value-type="string" calcext:value-type="string">
            <text:p>Q002_G</text:p>
          </table:table-cell>
          <table:table-cell table:style-name="ce52" table:formula="of:=([.V5]*100)/[.B14]" office:value-type="float" office:value="35.8892360880261" calcext:value-type="float">
            <text:p>35,89</text:p>
          </table:table-cell>
          <table:table-cell table:number-columns-repeated="164"/>
        </table:table-row>
        <table:table-row table:style-name="ro1">
          <table:table-cell table:number-columns-repeated="3"/>
          <table:table-cell office:value-type="string" calcext:value-type="string">
            <text:p>Q002_H</text:p>
          </table:table-cell>
          <table:table-cell table:style-name="ce52" table:formula="of:=([.W7]*100)/[.B35]" office:value-type="float" office:value="3.76378234882168" calcext:value-type="float">
            <text:p>3,76</text:p>
          </table:table-cell>
          <table:table-cell table:style-name="ce19" office:value-type="string" calcext:value-type="string">
            <text:p>Q002_H</text:p>
          </table:table-cell>
          <table:table-cell table:style-name="ce52" table:formula="of:=([.W5]*100)/[.B14]" office:value-type="float" office:value="0.89954125390599" calcext:value-type="float">
            <text:p>0,90</text:p>
          </table:table-cell>
          <table:table-cell table:number-columns-repeated="164"/>
        </table:table-row>
      </table:table>
      <table:named-expressions/>
      <table:data-pilot-tables>
        <table:data-pilot-table table:name="DataPilot1" table:application-data="" table:target-range-address="'Tabela dinâmica_Planilha1_1'.A1:'Tabela dinâmica_Planilha1_1'.FO9" table:buttons="'Tabela dinâmica_Planilha1_1'.A2 'Tabela dinâmica_Planilha1_1'.B1" table:show-filter-button="false" table:drill-down-on-double-click="false">
          <table:source-cell-range table:cell-range-address="Planilha1.A1:Planilha1.C1015"/>
          <table:data-pilot-field table:source-field-name="Coluna" table:orientation="column" table:used-hierarchy="0" table:function="auto">
            <table:data-pilot-level table:show-empty="false" calcext:repeat-item-labels="false">
              <table:data-pilot-members>
                <table:data-pilot-member table:name="MACRO_REGIAO_CENTRO_OESTE" table:display="true" table:show-details="true"/>
                <table:data-pilot-member table:name="MACRO_REGIAO_NORDESTE" table:display="true" table:show-details="true"/>
                <table:data-pilot-member table:name="MACRO_REGIAO_NORTE" table:display="true" table:show-details="true"/>
                <table:data-pilot-member table:name="MACRO_REGIAO_SUDESTE" table:display="true" table:show-details="true"/>
                <table:data-pilot-member table:name="MACRO_REGIAO_SUL" table:display="true" table:show-details="true"/>
                <table:data-pilot-member table:name="MEDIA_NOTAS" table:display="true" table:show-details="true"/>
                <table:data-pilot-member table:name="Q001_A" table:display="true" table:show-details="true"/>
                <table:data-pilot-member table:name="Q001_B" table:display="true" table:show-details="true"/>
                <table:data-pilot-member table:name="Q001_C" table:display="true" table:show-details="true"/>
                <table:data-pilot-member table:name="Q001_D" table:display="true" table:show-details="true"/>
                <table:data-pilot-member table:name="Q001_E" table:display="true" table:show-details="true"/>
                <table:data-pilot-member table:name="Q001_F" table:display="true" table:show-details="true"/>
                <table:data-pilot-member table:name="Q001_G" table:display="true" table:show-details="true"/>
                <table:data-pilot-member table:name="Q001_H" table:display="true" table:show-details="true"/>
                <table:data-pilot-member table:name="Q002_A" table:display="true" table:show-details="true"/>
                <table:data-pilot-member table:name="Q002_B" table:display="true" table:show-details="true"/>
                <table:data-pilot-member table:name="Q002_C" table:display="true" table:show-details="true"/>
                <table:data-pilot-member table:name="Q002_D" table:display="true" table:show-details="true"/>
                <table:data-pilot-member table:name="Q002_E" table:display="true" table:show-details="true"/>
                <table:data-pilot-member table:name="Q002_F" table:display="true" table:show-details="true"/>
                <table:data-pilot-member table:name="Q002_G" table:display="true" table:show-details="true"/>
                <table:data-pilot-member table:name="Q002_H" table:display="true" table:show-details="true"/>
                <table:data-pilot-member table:name="Q003_A" table:display="true" table:show-details="true"/>
                <table:data-pilot-member table:name="Q003_B" table:display="true" table:show-details="true"/>
                <table:data-pilot-member table:name="Q003_C" table:display="true" table:show-details="true"/>
                <table:data-pilot-member table:name="Q003_D" table:display="true" table:show-details="true"/>
                <table:data-pilot-member table:name="Q003_E" table:display="true" table:show-details="true"/>
                <table:data-pilot-member table:name="Q003_F" table:display="true" table:show-details="true"/>
                <table:data-pilot-member table:name="Q004_A" table:display="true" table:show-details="true"/>
                <table:data-pilot-member table:name="Q004_B" table:display="true" table:show-details="true"/>
                <table:data-pilot-member table:name="Q004_C" table:display="true" table:show-details="true"/>
                <table:data-pilot-member table:name="Q004_D" table:display="true" table:show-details="true"/>
                <table:data-pilot-member table:name="Q004_E" table:display="true" table:show-details="true"/>
                <table:data-pilot-member table:name="Q004_F" table:display="true" table:show-details="true"/>
                <table:data-pilot-member table:name="Q005_1,0" table:display="true" table:show-details="true"/>
                <table:data-pilot-member table:name="Q005_2,0" table:display="true" table:show-details="true"/>
                <table:data-pilot-member table:name="Q005_3,0" table:display="true" table:show-details="true"/>
                <table:data-pilot-member table:name="Q005_4,0" table:display="true" table:show-details="true"/>
                <table:data-pilot-member table:name="Q005_5,0" table:display="true" table:show-details="true"/>
                <table:data-pilot-member table:name="Q006_A" table:display="true" table:show-details="true"/>
                <table:data-pilot-member table:name="Q006_B" table:display="true" table:show-details="true"/>
                <table:data-pilot-member table:name="Q006_C" table:display="true" table:show-details="true"/>
                <table:data-pilot-member table:name="Q006_D" table:display="true" table:show-details="true"/>
                <table:data-pilot-member table:name="Q006_E" table:display="true" table:show-details="true"/>
                <table:data-pilot-member table:name="Q006_F" table:display="true" table:show-details="true"/>
                <table:data-pilot-member table:name="Q006_G" table:display="true" table:show-details="true"/>
                <table:data-pilot-member table:name="Q006_H" table:display="true" table:show-details="true"/>
                <table:data-pilot-member table:name="Q006_I" table:display="true" table:show-details="true"/>
                <table:data-pilot-member table:name="Q006_J" table:display="true" table:show-details="true"/>
                <table:data-pilot-member table:name="Q006_K" table:display="true" table:show-details="true"/>
                <table:data-pilot-member table:name="Q006_L" table:display="true" table:show-details="true"/>
                <table:data-pilot-member table:name="Q007_A" table:display="true" table:show-details="true"/>
                <table:data-pilot-member table:name="Q007_B" table:display="true" table:show-details="true"/>
                <table:data-pilot-member table:name="Q007_C" table:display="true" table:show-details="true"/>
                <table:data-pilot-member table:name="Q007_D" table:display="true" table:show-details="true"/>
                <table:data-pilot-member table:name="Q008_A" table:display="true" table:show-details="true"/>
                <table:data-pilot-member table:name="Q008_B" table:display="true" table:show-details="true"/>
                <table:data-pilot-member table:name="Q008_C" table:display="true" table:show-details="true"/>
                <table:data-pilot-member table:name="Q008_D" table:display="true" table:show-details="true"/>
                <table:data-pilot-member table:name="Q008_E" table:display="true" table:show-details="true"/>
                <table:data-pilot-member table:name="Q009_A" table:display="true" table:show-details="true"/>
                <table:data-pilot-member table:name="Q009_B" table:display="true" table:show-details="true"/>
                <table:data-pilot-member table:name="Q009_C" table:display="true" table:show-details="true"/>
                <table:data-pilot-member table:name="Q009_D" table:display="true" table:show-details="true"/>
                <table:data-pilot-member table:name="Q009_E" table:display="true" table:show-details="true"/>
                <table:data-pilot-member table:name="Q010_A" table:display="true" table:show-details="true"/>
                <table:data-pilot-member table:name="Q010_B" table:display="true" table:show-details="true"/>
                <table:data-pilot-member table:name="Q010_C" table:display="true" table:show-details="true"/>
                <table:data-pilot-member table:name="Q010_D" table:display="true" table:show-details="true"/>
                <table:data-pilot-member table:name="Q010_E" table:display="true" table:show-details="true"/>
                <table:data-pilot-member table:name="Q011_A" table:display="true" table:show-details="true"/>
                <table:data-pilot-member table:name="Q011_B" table:display="true" table:show-details="true"/>
                <table:data-pilot-member table:name="Q011_C" table:display="true" table:show-details="true"/>
                <table:data-pilot-member table:name="Q011_D" table:display="true" table:show-details="true"/>
                <table:data-pilot-member table:name="Q011_E" table:display="true" table:show-details="true"/>
                <table:data-pilot-member table:name="Q012_A" table:display="true" table:show-details="true"/>
                <table:data-pilot-member table:name="Q012_B" table:display="true" table:show-details="true"/>
                <table:data-pilot-member table:name="Q012_C" table:display="true" table:show-details="true"/>
                <table:data-pilot-member table:name="Q012_D" table:display="true" table:show-details="true"/>
                <table:data-pilot-member table:name="Q012_E" table:display="true" table:show-details="true"/>
                <table:data-pilot-member table:name="Q013_A" table:display="true" table:show-details="true"/>
                <table:data-pilot-member table:name="Q013_B" table:display="true" table:show-details="true"/>
                <table:data-pilot-member table:name="Q013_C" table:display="true" table:show-details="true"/>
                <table:data-pilot-member table:name="Q013_D" table:display="true" table:show-details="true"/>
                <table:data-pilot-member table:name="Q013_E" table:display="true" table:show-details="true"/>
                <table:data-pilot-member table:name="Q014_A" table:display="true" table:show-details="true"/>
                <table:data-pilot-member table:name="Q014_B" table:display="true" table:show-details="true"/>
                <table:data-pilot-member table:name="Q014_C" table:display="true" table:show-details="true"/>
                <table:data-pilot-member table:name="Q014_D" table:display="true" table:show-details="true"/>
                <table:data-pilot-member table:name="Q014_E" table:display="true" table:show-details="true"/>
                <table:data-pilot-member table:name="Q015_A" table:display="true" table:show-details="true"/>
                <table:data-pilot-member table:name="Q015_B" table:display="true" table:show-details="true"/>
                <table:data-pilot-member table:name="Q015_C" table:display="true" table:show-details="true"/>
                <table:data-pilot-member table:name="Q015_D" table:display="true" table:show-details="true"/>
                <table:data-pilot-member table:name="Q015_E" table:display="true" table:show-details="true"/>
                <table:data-pilot-member table:name="Q016_A" table:display="true" table:show-details="true"/>
                <table:data-pilot-member table:name="Q016_B" table:display="true" table:show-details="true"/>
                <table:data-pilot-member table:name="Q016_C" table:display="true" table:show-details="true"/>
                <table:data-pilot-member table:name="Q016_D" table:display="true" table:show-details="true"/>
                <table:data-pilot-member table:name="Q016_E" table:display="true" table:show-details="true"/>
                <table:data-pilot-member table:name="Q017_A" table:display="true" table:show-details="true"/>
                <table:data-pilot-member table:name="Q017_B" table:display="true" table:show-details="true"/>
                <table:data-pilot-member table:name="Q017_C" table:display="true" table:show-details="true"/>
                <table:data-pilot-member table:name="Q017_D" table:display="true" table:show-details="true"/>
                <table:data-pilot-member table:name="Q017_E" table:display="true" table:show-details="true"/>
                <table:data-pilot-member table:name="Q018_A" table:display="true" table:show-details="true"/>
                <table:data-pilot-member table:name="Q018_B" table:display="true" table:show-details="true"/>
                <table:data-pilot-member table:name="Q019_A" table:display="true" table:show-details="true"/>
                <table:data-pilot-member table:name="Q019_B" table:display="true" table:show-details="true"/>
                <table:data-pilot-member table:name="Q019_C" table:display="true" table:show-details="true"/>
                <table:data-pilot-member table:name="Q019_D" table:display="true" table:show-details="true"/>
                <table:data-pilot-member table:name="Q019_E" table:display="true" table:show-details="true"/>
                <table:data-pilot-member table:name="Q020_A" table:display="true" table:show-details="true"/>
                <table:data-pilot-member table:name="Q020_B" table:display="true" table:show-details="true"/>
                <table:data-pilot-member table:name="Q021_A" table:display="true" table:show-details="true"/>
                <table:data-pilot-member table:name="Q021_B" table:display="true" table:show-details="true"/>
                <table:data-pilot-member table:name="Q022_A" table:display="true" table:show-details="true"/>
                <table:data-pilot-member table:name="Q022_B" table:display="true" table:show-details="true"/>
                <table:data-pilot-member table:name="Q022_C" table:display="true" table:show-details="true"/>
                <table:data-pilot-member table:name="Q022_D" table:display="true" table:show-details="true"/>
                <table:data-pilot-member table:name="Q022_E" table:display="true" table:show-details="true"/>
                <table:data-pilot-member table:name="Q023_A" table:display="true" table:show-details="true"/>
                <table:data-pilot-member table:name="Q023_B" table:display="true" table:show-details="true"/>
                <table:data-pilot-member table:name="Q024_A" table:display="true" table:show-details="true"/>
                <table:data-pilot-member table:name="Q024_B" table:display="true" table:show-details="true"/>
                <table:data-pilot-member table:name="Q024_C" table:display="true" table:show-details="true"/>
                <table:data-pilot-member table:name="Q024_D" table:display="true" table:show-details="true"/>
                <table:data-pilot-member table:name="Q024_E" table:display="true" table:show-details="true"/>
                <table:data-pilot-member table:name="Q025_A" table:display="true" table:show-details="true"/>
                <table:data-pilot-member table:name="Q025_B" table:display="true" table:show-details="true"/>
                <table:data-pilot-member table:name="Quantidade" table:display="true" table:show-details="true"/>
                <table:data-pilot-member table:name="TP_COR_RACA_0" table:display="true" table:show-details="true"/>
                <table:data-pilot-member table:name="TP_COR_RACA_1" table:display="true" table:show-details="true"/>
                <table:data-pilot-member table:name="TP_COR_RACA_2" table:display="true" table:show-details="true"/>
                <table:data-pilot-member table:name="TP_COR_RACA_3" table:display="true" table:show-details="true"/>
                <table:data-pilot-member table:name="TP_COR_RACA_4" table:display="true" table:show-details="true"/>
                <table:data-pilot-member table:name="TP_COR_RACA_5" table:display="true" table:show-details="true"/>
                <table:data-pilot-member table:name="TP_ESCOLA_1" table:display="true" table:show-details="true"/>
                <table:data-pilot-member table:name="TP_ESCOLA_2" table:display="true" table:show-details="true"/>
                <table:data-pilot-member table:name="TP_ESCOLA_3" table:display="true" table:show-details="true"/>
                <table:data-pilot-member table:name="TP_ESTADO_CIVIL_0" table:display="true" table:show-details="true"/>
                <table:data-pilot-member table:name="TP_ESTADO_CIVIL_1" table:display="true" table:show-details="true"/>
                <table:data-pilot-member table:name="TP_ESTADO_CIVIL_2" table:display="true" table:show-details="true"/>
                <table:data-pilot-member table:name="TP_ESTADO_CIVIL_3" table:display="true" table:show-details="true"/>
                <table:data-pilot-member table:name="TP_ESTADO_CIVIL_4" table:display="true" table:show-details="true"/>
                <table:data-pilot-member table:name="TP_FAIXA_ETARIA_1" table:display="true" table:show-details="true"/>
                <table:data-pilot-member table:name="TP_FAIXA_ETARIA_10" table:display="true" table:show-details="true"/>
                <table:data-pilot-member table:name="TP_FAIXA_ETARIA_11" table:display="true" table:show-details="true"/>
                <table:data-pilot-member table:name="TP_FAIXA_ETARIA_12" table:display="true" table:show-details="true"/>
                <table:data-pilot-member table:name="TP_FAIXA_ETARIA_13" table:display="true" table:show-details="true"/>
                <table:data-pilot-member table:name="TP_FAIXA_ETARIA_2" table:display="true" table:show-details="true"/>
                <table:data-pilot-member table:name="TP_FAIXA_ETARIA_3" table:display="true" table:show-details="true"/>
                <table:data-pilot-member table:name="TP_FAIXA_ETARIA_4" table:display="true" table:show-details="true"/>
                <table:data-pilot-member table:name="TP_FAIXA_ETARIA_5" table:display="true" table:show-details="true"/>
                <table:data-pilot-member table:name="TP_FAIXA_ETARIA_6" table:display="true" table:show-details="true"/>
                <table:data-pilot-member table:name="TP_FAIXA_ETARIA_7" table:display="true" table:show-details="true"/>
                <table:data-pilot-member table:name="TP_FAIXA_ETARIA_8" table:display="true" table:show-details="true"/>
                <table:data-pilot-member table:name="TP_FAIXA_ETARIA_9" table:display="true" table:show-details="true"/>
                <table:data-pilot-member table:name="TP_NACIONALIDADE_0" table:display="true" table:show-details="true"/>
                <table:data-pilot-member table:name="TP_NACIONALIDADE_1" table:display="true" table:show-details="true"/>
                <table:data-pilot-member table:name="TP_NACIONALIDADE_2" table:display="true" table:show-details="true"/>
                <table:data-pilot-member table:name="TP_NACIONALIDADE_3" table:display="true" table:show-details="true"/>
                <table:data-pilot-member table:name="TP_NACIONALIDADE_4" table:display="true" table:show-details="true"/>
                <table:data-pilot-member table:name="TP_SEXO_F" table:display="true" table:show-details="true"/>
                <table:data-pilot-member table:name="TP_SEXO_M" table:display="true" table:show-details="true"/>
                <table:data-pilot-member table:name="TP_ST_CONCLUSAO_1" table:display="true" table:show-details="true"/>
                <table:data-pilot-member table:name="TP_ST_CONCLUSAO_2" table:display="true" table:show-details="true"/>
                <table:data-pilot-member table:name="TP_ST_CONCLUSAO_3" table:display="true" table:show-details="true"/>
                <table:data-pilot-member table:name="TP_ST_CONCLUSAO_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uster" table:orientation="row" table:used-hierarchy="0" table:function="auto">
            <table:data-pilot-level table:show-empty="false" calcext:repeat-item-labels="false">
              <table:data-pilot-members>
                <table:data-pilot-member table:name="0" tableooo:display-name="0 – B" table:display="true" table:show-details="true"/>
                <table:data-pilot-member table:name="1" tableooo:display-name="1 – D" table:display="true" table:show-details="true"/>
                <table:data-pilot-member table:name="2" tableooo:display-name="2 – E" table:display="true" table:show-details="true"/>
                <table:data-pilot-member table:name="3" tableooo:display-name="3 – C" table:display="true" table:show-details="true"/>
                <table:data-pilot-member table:name="4" tableooo:display-name="4 – A" table:display="true" table:show-details="true"/>
                <table:data-pilot-member table:name="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dos2" table:orientation="data" table:used-hierarchy="0" table:function="sum">
            <table:data-pilot-level table:show-empty="false" calcext:repeat-item-labels="false">
              <table:data-pilot-members>
                <table:data-pilot-member table:name="0,00%" table:display="true" table:show-details="true"/>
                <table:data-pilot-member table:name="0,01%" table:display="true" table:show-details="true"/>
                <table:data-pilot-member table:name="0,02%" table:display="true" table:show-details="true"/>
                <table:data-pilot-member table:name="0,03%" table:display="true" table:show-details="true"/>
                <table:data-pilot-member table:name="0,04%" table:display="true" table:show-details="true"/>
                <table:data-pilot-member table:name="0,05%" table:display="true" table:show-details="true"/>
                <table:data-pilot-member table:name="0,06%" table:display="true" table:show-details="true"/>
                <table:data-pilot-member table:name="0,07%" table:display="true" table:show-details="true"/>
                <table:data-pilot-member table:name="0,08%" table:display="true" table:show-details="true"/>
                <table:data-pilot-member table:name="0,09%" table:display="true" table:show-details="true"/>
                <table:data-pilot-member table:name="0,10%" table:display="true" table:show-details="true"/>
                <table:data-pilot-member table:name="0,11%" table:display="true" table:show-details="true"/>
                <table:data-pilot-member table:name="0,12%" table:display="true" table:show-details="true"/>
                <table:data-pilot-member table:name="0,13%" table:display="true" table:show-details="true"/>
                <table:data-pilot-member table:name="0,14%" table:display="true" table:show-details="true"/>
                <table:data-pilot-member table:name="0,15%" table:display="true" table:show-details="true"/>
                <table:data-pilot-member table:name="0,16%" table:display="true" table:show-details="true"/>
                <table:data-pilot-member table:name="0,17%" table:display="true" table:show-details="true"/>
                <table:data-pilot-member table:name="0,18%" table:display="true" table:show-details="true"/>
                <table:data-pilot-member table:name="0,19%" table:display="true" table:show-details="true"/>
                <table:data-pilot-member table:name="0,20%" table:display="true" table:show-details="true"/>
                <table:data-pilot-member table:name="0,21%" table:display="true" table:show-details="true"/>
                <table:data-pilot-member table:name="0,22%" table:display="true" table:show-details="true"/>
                <table:data-pilot-member table:name="0,23%" table:display="true" table:show-details="true"/>
                <table:data-pilot-member table:name="0,24%" table:display="true" table:show-details="true"/>
                <table:data-pilot-member table:name="0,25%" table:display="true" table:show-details="true"/>
                <table:data-pilot-member table:name="0,26%" table:display="true" table:show-details="true"/>
                <table:data-pilot-member table:name="0,27%" table:display="true" table:show-details="true"/>
                <table:data-pilot-member table:name="0,28%" table:display="true" table:show-details="true"/>
                <table:data-pilot-member table:name="0,29%" table:display="true" table:show-details="true"/>
                <table:data-pilot-member table:name="0,30%" table:display="true" table:show-details="true"/>
                <table:data-pilot-member table:name="0,31%" table:display="true" table:show-details="true"/>
                <table:data-pilot-member table:name="0,32%" table:display="true" table:show-details="true"/>
                <table:data-pilot-member table:name="0,33%" table:display="true" table:show-details="true"/>
                <table:data-pilot-member table:name="0,34%" table:display="true" table:show-details="true"/>
                <table:data-pilot-member table:name="0,35%" table:display="true" table:show-details="true"/>
                <table:data-pilot-member table:name="0,36%" table:display="true" table:show-details="true"/>
                <table:data-pilot-member table:name="0,37%" table:display="true" table:show-details="true"/>
                <table:data-pilot-member table:name="0,38%" table:display="true" table:show-details="true"/>
                <table:data-pilot-member table:name="0,39%" table:display="true" table:show-details="true"/>
                <table:data-pilot-member table:name="0,40%" table:display="true" table:show-details="true"/>
                <table:data-pilot-member table:name="0,41%" table:display="true" table:show-details="true"/>
                <table:data-pilot-member table:name="0,43%" table:display="true" table:show-details="true"/>
                <table:data-pilot-member table:name="0,44%" table:display="true" table:show-details="true"/>
                <table:data-pilot-member table:name="0,45%" table:display="true" table:show-details="true"/>
                <table:data-pilot-member table:name="0,46%" table:display="true" table:show-details="true"/>
                <table:data-pilot-member table:name="0,47%" table:display="true" table:show-details="true"/>
                <table:data-pilot-member table:name="0,48%" table:display="true" table:show-details="true"/>
                <table:data-pilot-member table:name="0,49%" table:display="true" table:show-details="true"/>
                <table:data-pilot-member table:name="0,50%" table:display="true" table:show-details="true"/>
                <table:data-pilot-member table:name="0,51%" table:display="true" table:show-details="true"/>
                <table:data-pilot-member table:name="0,53%" table:display="true" table:show-details="true"/>
                <table:data-pilot-member table:name="0,54%" table:display="true" table:show-details="true"/>
                <table:data-pilot-member table:name="0,55%" table:display="true" table:show-details="true"/>
                <table:data-pilot-member table:name="0,56%" table:display="true" table:show-details="true"/>
                <table:data-pilot-member table:name="0,57%" table:display="true" table:show-details="true"/>
                <table:data-pilot-member table:name="0,59%" table:display="true" table:show-details="true"/>
                <table:data-pilot-member table:name="0,60%" table:display="true" table:show-details="true"/>
                <table:data-pilot-member table:name="0,61%" table:display="true" table:show-details="true"/>
                <table:data-pilot-member table:name="0,62%" table:display="true" table:show-details="true"/>
                <table:data-pilot-member table:name="0,64%" table:display="true" table:show-details="true"/>
                <table:data-pilot-member table:name="0,65%" table:display="true" table:show-details="true"/>
                <table:data-pilot-member table:name="0,66%" table:display="true" table:show-details="true"/>
                <table:data-pilot-member table:name="0,67%" table:display="true" table:show-details="true"/>
                <table:data-pilot-member table:name="0,68%" table:display="true" table:show-details="true"/>
                <table:data-pilot-member table:name="0,69%" table:display="true" table:show-details="true"/>
                <table:data-pilot-member table:name="0,70%" table:display="true" table:show-details="true"/>
                <table:data-pilot-member table:name="0,71%" table:display="true" table:show-details="true"/>
                <table:data-pilot-member table:name="0,72%" table:display="true" table:show-details="true"/>
                <table:data-pilot-member table:name="0,73%" table:display="true" table:show-details="true"/>
                <table:data-pilot-member table:name="0,75%" table:display="true" table:show-details="true"/>
                <table:data-pilot-member table:name="0,77%" table:display="true" table:show-details="true"/>
                <table:data-pilot-member table:name="0,78%" table:display="true" table:show-details="true"/>
                <table:data-pilot-member table:name="0,79%" table:display="true" table:show-details="true"/>
                <table:data-pilot-member table:name="0,80%" table:display="true" table:show-details="true"/>
                <table:data-pilot-member table:name="0,81%" table:display="true" table:show-details="true"/>
                <table:data-pilot-member table:name="0,82%" table:display="true" table:show-details="true"/>
                <table:data-pilot-member table:name="0,83%" table:display="true" table:show-details="true"/>
                <table:data-pilot-member table:name="0,84%" table:display="true" table:show-details="true"/>
                <table:data-pilot-member table:name="0,85%" table:display="true" table:show-details="true"/>
                <table:data-pilot-member table:name="0,86%" table:display="true" table:show-details="true"/>
                <table:data-pilot-member table:name="0,90%" table:display="true" table:show-details="true"/>
                <table:data-pilot-member table:name="0,91%" table:display="true" table:show-details="true"/>
                <table:data-pilot-member table:name="0,92%" table:display="true" table:show-details="true"/>
                <table:data-pilot-member table:name="0,93%" table:display="true" table:show-details="true"/>
                <table:data-pilot-member table:name="0,94%" table:display="true" table:show-details="true"/>
                <table:data-pilot-member table:name="0,95%" table:display="true" table:show-details="true"/>
                <table:data-pilot-member table:name="0,96%" table:display="true" table:show-details="true"/>
                <table:data-pilot-member table:name="0,97%" table:display="true" table:show-details="true"/>
                <table:data-pilot-member table:name="0,99%" table:display="true" table:show-details="true"/>
                <table:data-pilot-member table:name="1,01%" table:display="true" table:show-details="true"/>
                <table:data-pilot-member table:name="1,03%" table:display="true" table:show-details="true"/>
                <table:data-pilot-member table:name="1,05%" table:display="true" table:show-details="true"/>
                <table:data-pilot-member table:name="1,06%" table:display="true" table:show-details="true"/>
                <table:data-pilot-member table:name="1,07%" table:display="true" table:show-details="true"/>
                <table:data-pilot-member table:name="1,08%" table:display="true" table:show-details="true"/>
                <table:data-pilot-member table:name="1,09%" table:display="true" table:show-details="true"/>
                <table:data-pilot-member table:name="1,11%" table:display="true" table:show-details="true"/>
                <table:data-pilot-member table:name="1,12%" table:display="true" table:show-details="true"/>
                <table:data-pilot-member table:name="1,14%" table:display="true" table:show-details="true"/>
                <table:data-pilot-member table:name="1,15%" table:display="true" table:show-details="true"/>
                <table:data-pilot-member table:name="1,19%" table:display="true" table:show-details="true"/>
                <table:data-pilot-member table:name="1,21%" table:display="true" table:show-details="true"/>
                <table:data-pilot-member table:name="1,24%" table:display="true" table:show-details="true"/>
                <table:data-pilot-member table:name="1,26%" table:display="true" table:show-details="true"/>
                <table:data-pilot-member table:name="1,27%" table:display="true" table:show-details="true"/>
                <table:data-pilot-member table:name="1,28%" table:display="true" table:show-details="true"/>
                <table:data-pilot-member table:name="1,31%" table:display="true" table:show-details="true"/>
                <table:data-pilot-member table:name="1,33%" table:display="true" table:show-details="true"/>
                <table:data-pilot-member table:name="1,35%" table:display="true" table:show-details="true"/>
                <table:data-pilot-member table:name="1,36%" table:display="true" table:show-details="true"/>
                <table:data-pilot-member table:name="1,38%" table:display="true" table:show-details="true"/>
                <table:data-pilot-member table:name="1,39%" table:display="true" table:show-details="true"/>
                <table:data-pilot-member table:name="1,40%" table:display="true" table:show-details="true"/>
                <table:data-pilot-member table:name="1,41%" table:display="true" table:show-details="true"/>
                <table:data-pilot-member table:name="1,42%" table:display="true" table:show-details="true"/>
                <table:data-pilot-member table:name="1,43%" table:display="true" table:show-details="true"/>
                <table:data-pilot-member table:name="1,45%" table:display="true" table:show-details="true"/>
                <table:data-pilot-member table:name="1,46%" table:display="true" table:show-details="true"/>
                <table:data-pilot-member table:name="1,47%" table:display="true" table:show-details="true"/>
                <table:data-pilot-member table:name="1,48%" table:display="true" table:show-details="true"/>
                <table:data-pilot-member table:name="1,50%" table:display="true" table:show-details="true"/>
                <table:data-pilot-member table:name="1,51%" table:display="true" table:show-details="true"/>
                <table:data-pilot-member table:name="1,52%" table:display="true" table:show-details="true"/>
                <table:data-pilot-member table:name="1,53%" table:display="true" table:show-details="true"/>
                <table:data-pilot-member table:name="1,54%" table:display="true" table:show-details="true"/>
                <table:data-pilot-member table:name="1,56%" table:display="true" table:show-details="true"/>
                <table:data-pilot-member table:name="1,60%" table:display="true" table:show-details="true"/>
                <table:data-pilot-member table:name="1,62%" table:display="true" table:show-details="true"/>
                <table:data-pilot-member table:name="1,63%" table:display="true" table:show-details="true"/>
                <table:data-pilot-member table:name="1,66%" table:display="true" table:show-details="true"/>
                <table:data-pilot-member table:name="1,67%" table:display="true" table:show-details="true"/>
                <table:data-pilot-member table:name="1,69%" table:display="true" table:show-details="true"/>
                <table:data-pilot-member table:name="1,70%" table:display="true" table:show-details="true"/>
                <table:data-pilot-member table:name="1,71%" table:display="true" table:show-details="true"/>
                <table:data-pilot-member table:name="1,75%" table:display="true" table:show-details="true"/>
                <table:data-pilot-member table:name="1,76%" table:display="true" table:show-details="true"/>
                <table:data-pilot-member table:name="1,77%" table:display="true" table:show-details="true"/>
                <table:data-pilot-member table:name="1,78%" table:display="true" table:show-details="true"/>
                <table:data-pilot-member table:name="1,79%" table:display="true" table:show-details="true"/>
                <table:data-pilot-member table:name="1,80%" table:display="true" table:show-details="true"/>
                <table:data-pilot-member table:name="1,81%" table:display="true" table:show-details="true"/>
                <table:data-pilot-member table:name="1,83%" table:display="true" table:show-details="true"/>
                <table:data-pilot-member table:name="1,86%" table:display="true" table:show-details="true"/>
                <table:data-pilot-member table:name="1,88%" table:display="true" table:show-details="true"/>
                <table:data-pilot-member table:name="1,89%" table:display="true" table:show-details="true"/>
                <table:data-pilot-member table:name="1,90%" table:display="true" table:show-details="true"/>
                <table:data-pilot-member table:name="1,91%" table:display="true" table:show-details="true"/>
                <table:data-pilot-member table:name="1,92%" table:display="true" table:show-details="true"/>
                <table:data-pilot-member table:name="1,93%" table:display="true" table:show-details="true"/>
                <table:data-pilot-member table:name="1,94%" table:display="true" table:show-details="true"/>
                <table:data-pilot-member table:name="1,96%" table:display="true" table:show-details="true"/>
                <table:data-pilot-member table:name="1,97%" table:display="true" table:show-details="true"/>
                <table:data-pilot-member table:name="1,98%" table:display="true" table:show-details="true"/>
                <table:data-pilot-member table:name="2,00%" table:display="true" table:show-details="true"/>
                <table:data-pilot-member table:name="2,01%" table:display="true" table:show-details="true"/>
                <table:data-pilot-member table:name="2,02%" table:display="true" table:show-details="true"/>
                <table:data-pilot-member table:name="2,05%" table:display="true" table:show-details="true"/>
                <table:data-pilot-member table:name="2,07%" table:display="true" table:show-details="true"/>
                <table:data-pilot-member table:name="2,12%" table:display="true" table:show-details="true"/>
                <table:data-pilot-member table:name="2,13%" table:display="true" table:show-details="true"/>
                <table:data-pilot-member table:name="2,14%" table:display="true" table:show-details="true"/>
                <table:data-pilot-member table:name="2,15%" table:display="true" table:show-details="true"/>
                <table:data-pilot-member table:name="2,17%" table:display="true" table:show-details="true"/>
                <table:data-pilot-member table:name="2,19%" table:display="true" table:show-details="true"/>
                <table:data-pilot-member table:name="2,20%" table:display="true" table:show-details="true"/>
                <table:data-pilot-member table:name="2,21%" table:display="true" table:show-details="true"/>
                <table:data-pilot-member table:name="2,22%" table:display="true" table:show-details="true"/>
                <table:data-pilot-member table:name="2,23%" table:display="true" table:show-details="true"/>
                <table:data-pilot-member table:name="2,25%" table:display="true" table:show-details="true"/>
                <table:data-pilot-member table:name="2,28%" table:display="true" table:show-details="true"/>
                <table:data-pilot-member table:name="2,29%" table:display="true" table:show-details="true"/>
                <table:data-pilot-member table:name="2,32%" table:display="true" table:show-details="true"/>
                <table:data-pilot-member table:name="2,40%" table:display="true" table:show-details="true"/>
                <table:data-pilot-member table:name="2,41%" table:display="true" table:show-details="true"/>
                <table:data-pilot-member table:name="2,43%" table:display="true" table:show-details="true"/>
                <table:data-pilot-member table:name="2,44%" table:display="true" table:show-details="true"/>
                <table:data-pilot-member table:name="2,45%" table:display="true" table:show-details="true"/>
                <table:data-pilot-member table:name="2,46%" table:display="true" table:show-details="true"/>
                <table:data-pilot-member table:name="2,48%" table:display="true" table:show-details="true"/>
                <table:data-pilot-member table:name="2,49%" table:display="true" table:show-details="true"/>
                <table:data-pilot-member table:name="2,50%" table:display="true" table:show-details="true"/>
                <table:data-pilot-member table:name="2,51%" table:display="true" table:show-details="true"/>
                <table:data-pilot-member table:name="2,52%" table:display="true" table:show-details="true"/>
                <table:data-pilot-member table:name="2,54%" table:display="true" table:show-details="true"/>
                <table:data-pilot-member table:name="2,56%" table:display="true" table:show-details="true"/>
                <table:data-pilot-member table:name="2,58%" table:display="true" table:show-details="true"/>
                <table:data-pilot-member table:name="2,59%" table:display="true" table:show-details="true"/>
                <table:data-pilot-member table:name="2,61%" table:display="true" table:show-details="true"/>
                <table:data-pilot-member table:name="2,63%" table:display="true" table:show-details="true"/>
                <table:data-pilot-member table:name="2,64%" table:display="true" table:show-details="true"/>
                <table:data-pilot-member table:name="2,65%" table:display="true" table:show-details="true"/>
                <table:data-pilot-member table:name="2,66%" table:display="true" table:show-details="true"/>
                <table:data-pilot-member table:name="2,67%" table:display="true" table:show-details="true"/>
                <table:data-pilot-member table:name="2,68%" table:display="true" table:show-details="true"/>
                <table:data-pilot-member table:name="2,70%" table:display="true" table:show-details="true"/>
                <table:data-pilot-member table:name="2,71%" table:display="true" table:show-details="true"/>
                <table:data-pilot-member table:name="2,74%" table:display="true" table:show-details="true"/>
                <table:data-pilot-member table:name="2,75%" table:display="true" table:show-details="true"/>
                <table:data-pilot-member table:name="2,76%" table:display="true" table:show-details="true"/>
                <table:data-pilot-member table:name="2,77%" table:display="true" table:show-details="true"/>
                <table:data-pilot-member table:name="2,78%" table:display="true" table:show-details="true"/>
                <table:data-pilot-member table:name="2,80%" table:display="true" table:show-details="true"/>
                <table:data-pilot-member table:name="2,82%" table:display="true" table:show-details="true"/>
                <table:data-pilot-member table:name="2,83%" table:display="true" table:show-details="true"/>
                <table:data-pilot-member table:name="2,89%" table:display="true" table:show-details="true"/>
                <table:data-pilot-member table:name="2,90%" table:display="true" table:show-details="true"/>
                <table:data-pilot-member table:name="2,91%" table:display="true" table:show-details="true"/>
                <table:data-pilot-member table:name="2,94%" table:display="true" table:show-details="true"/>
                <table:data-pilot-member table:name="2,98%" table:display="true" table:show-details="true"/>
                <table:data-pilot-member table:name="3,00%" table:display="true" table:show-details="true"/>
                <table:data-pilot-member table:name="3,02%" table:display="true" table:show-details="true"/>
                <table:data-pilot-member table:name="3,05%" table:display="true" table:show-details="true"/>
                <table:data-pilot-member table:name="3,06%" table:display="true" table:show-details="true"/>
                <table:data-pilot-member table:name="3,09%" table:display="true" table:show-details="true"/>
                <table:data-pilot-member table:name="3,11%" table:display="true" table:show-details="true"/>
                <table:data-pilot-member table:name="3,13%" table:display="true" table:show-details="true"/>
                <table:data-pilot-member table:name="3,15%" table:display="true" table:show-details="true"/>
                <table:data-pilot-member table:name="3,18%" table:display="true" table:show-details="true"/>
                <table:data-pilot-member table:name="3,20%" table:display="true" table:show-details="true"/>
                <table:data-pilot-member table:name="3,22%" table:display="true" table:show-details="true"/>
                <table:data-pilot-member table:name="3,23%" table:display="true" table:show-details="true"/>
                <table:data-pilot-member table:name="3,26%" table:display="true" table:show-details="true"/>
                <table:data-pilot-member table:name="3,29%" table:display="true" table:show-details="true"/>
                <table:data-pilot-member table:name="3,30%" table:display="true" table:show-details="true"/>
                <table:data-pilot-member table:name="3,32%" table:display="true" table:show-details="true"/>
                <table:data-pilot-member table:name="3,36%" table:display="true" table:show-details="true"/>
                <table:data-pilot-member table:name="3,40%" table:display="true" table:show-details="true"/>
                <table:data-pilot-member table:name="3,42%" table:display="true" table:show-details="true"/>
                <table:data-pilot-member table:name="3,43%" table:display="true" table:show-details="true"/>
                <table:data-pilot-member table:name="3,44%" table:display="true" table:show-details="true"/>
                <table:data-pilot-member table:name="3,50%" table:display="true" table:show-details="true"/>
                <table:data-pilot-member table:name="3,51%" table:display="true" table:show-details="true"/>
                <table:data-pilot-member table:name="3,52%" table:display="true" table:show-details="true"/>
                <table:data-pilot-member table:name="3,54%" table:display="true" table:show-details="true"/>
                <table:data-pilot-member table:name="3,59%" table:display="true" table:show-details="true"/>
                <table:data-pilot-member table:name="3,69%" table:display="true" table:show-details="true"/>
                <table:data-pilot-member table:name="3,71%" table:display="true" table:show-details="true"/>
                <table:data-pilot-member table:name="3,72%" table:display="true" table:show-details="true"/>
                <table:data-pilot-member table:name="3,73%" table:display="true" table:show-details="true"/>
                <table:data-pilot-member table:name="3,75%" table:display="true" table:show-details="true"/>
                <table:data-pilot-member table:name="3,76%" table:display="true" table:show-details="true"/>
                <table:data-pilot-member table:name="3,78%" table:display="true" table:show-details="true"/>
                <table:data-pilot-member table:name="3,85%" table:display="true" table:show-details="true"/>
                <table:data-pilot-member table:name="3,96%" table:display="true" table:show-details="true"/>
                <table:data-pilot-member table:name="3,97%" table:display="true" table:show-details="true"/>
                <table:data-pilot-member table:name="4,00%" table:display="true" table:show-details="true"/>
                <table:data-pilot-member table:name="4,01%" table:display="true" table:show-details="true"/>
                <table:data-pilot-member table:name="4,03%" table:display="true" table:show-details="true"/>
                <table:data-pilot-member table:name="4,07%" table:display="true" table:show-details="true"/>
                <table:data-pilot-member table:name="4,08%" table:display="true" table:show-details="true"/>
                <table:data-pilot-member table:name="4,09%" table:display="true" table:show-details="true"/>
                <table:data-pilot-member table:name="4,13%" table:display="true" table:show-details="true"/>
                <table:data-pilot-member table:name="4,14%" table:display="true" table:show-details="true"/>
                <table:data-pilot-member table:name="4,17%" table:display="true" table:show-details="true"/>
                <table:data-pilot-member table:name="4,19%" table:display="true" table:show-details="true"/>
                <table:data-pilot-member table:name="4,20%" table:display="true" table:show-details="true"/>
                <table:data-pilot-member table:name="4,26%" table:display="true" table:show-details="true"/>
                <table:data-pilot-member table:name="4,28%" table:display="true" table:show-details="true"/>
                <table:data-pilot-member table:name="4,30%" table:display="true" table:show-details="true"/>
                <table:data-pilot-member table:name="4,31%" table:display="true" table:show-details="true"/>
                <table:data-pilot-member table:name="4,32%" table:display="true" table:show-details="true"/>
                <table:data-pilot-member table:name="4,33%" table:display="true" table:show-details="true"/>
                <table:data-pilot-member table:name="4,38%" table:display="true" table:show-details="true"/>
                <table:data-pilot-member table:name="4,39%" table:display="true" table:show-details="true"/>
                <table:data-pilot-member table:name="4,43%" table:display="true" table:show-details="true"/>
                <table:data-pilot-member table:name="4,44%" table:display="true" table:show-details="true"/>
                <table:data-pilot-member table:name="4,48%" table:display="true" table:show-details="true"/>
                <table:data-pilot-member table:name="4,51%" table:display="true" table:show-details="true"/>
                <table:data-pilot-member table:name="4,54%" table:display="true" table:show-details="true"/>
                <table:data-pilot-member table:name="4,57%" table:display="true" table:show-details="true"/>
                <table:data-pilot-member table:name="4,58%" table:display="true" table:show-details="true"/>
                <table:data-pilot-member table:name="4,63%" table:display="true" table:show-details="true"/>
                <table:data-pilot-member table:name="4,65%" table:display="true" table:show-details="true"/>
                <table:data-pilot-member table:name="4,68%" table:display="true" table:show-details="true"/>
                <table:data-pilot-member table:name="4,78%" table:display="true" table:show-details="true"/>
                <table:data-pilot-member table:name="4,79%" table:display="true" table:show-details="true"/>
                <table:data-pilot-member table:name="4,80%" table:display="true" table:show-details="true"/>
                <table:data-pilot-member table:name="4,81%" table:display="true" table:show-details="true"/>
                <table:data-pilot-member table:name="4,82%" table:display="true" table:show-details="true"/>
                <table:data-pilot-member table:name="4,83%" table:display="true" table:show-details="true"/>
                <table:data-pilot-member table:name="4,85%" table:display="true" table:show-details="true"/>
                <table:data-pilot-member table:name="4,86%" table:display="true" table:show-details="true"/>
                <table:data-pilot-member table:name="4,87%" table:display="true" table:show-details="true"/>
                <table:data-pilot-member table:name="4,91%" table:display="true" table:show-details="true"/>
                <table:data-pilot-member table:name="4,95%" table:display="true" table:show-details="true"/>
                <table:data-pilot-member table:name="5,07%" table:display="true" table:show-details="true"/>
                <table:data-pilot-member table:name="5,10%" table:display="true" table:show-details="true"/>
                <table:data-pilot-member table:name="5,13%" table:display="true" table:show-details="true"/>
                <table:data-pilot-member table:name="5,15%" table:display="true" table:show-details="true"/>
                <table:data-pilot-member table:name="5,17%" table:display="true" table:show-details="true"/>
                <table:data-pilot-member table:name="5,22%" table:display="true" table:show-details="true"/>
                <table:data-pilot-member table:name="5,27%" table:display="true" table:show-details="true"/>
                <table:data-pilot-member table:name="5,31%" table:display="true" table:show-details="true"/>
                <table:data-pilot-member table:name="5,34%" table:display="true" table:show-details="true"/>
                <table:data-pilot-member table:name="5,35%" table:display="true" table:show-details="true"/>
                <table:data-pilot-member table:name="5,37%" table:display="true" table:show-details="true"/>
                <table:data-pilot-member table:name="5,40%" table:display="true" table:show-details="true"/>
                <table:data-pilot-member table:name="5,41%" table:display="true" table:show-details="true"/>
                <table:data-pilot-member table:name="5,60%" table:display="true" table:show-details="true"/>
                <table:data-pilot-member table:name="5,63%" table:display="true" table:show-details="true"/>
                <table:data-pilot-member table:name="5,67%" table:display="true" table:show-details="true"/>
                <table:data-pilot-member table:name="5,70%" table:display="true" table:show-details="true"/>
                <table:data-pilot-member table:name="5,74%" table:display="true" table:show-details="true"/>
                <table:data-pilot-member table:name="5,75%" table:display="true" table:show-details="true"/>
                <table:data-pilot-member table:name="5,78%" table:display="true" table:show-details="true"/>
                <table:data-pilot-member table:name="5,79%" table:display="true" table:show-details="true"/>
                <table:data-pilot-member table:name="5,81%" table:display="true" table:show-details="true"/>
                <table:data-pilot-member table:name="5,83%" table:display="true" table:show-details="true"/>
                <table:data-pilot-member table:name="5,85%" table:display="true" table:show-details="true"/>
                <table:data-pilot-member table:name="5,91%" table:display="true" table:show-details="true"/>
                <table:data-pilot-member table:name="5,92%" table:display="true" table:show-details="true"/>
                <table:data-pilot-member table:name="5,98%" table:display="true" table:show-details="true"/>
                <table:data-pilot-member table:name="6,02%" table:display="true" table:show-details="true"/>
                <table:data-pilot-member table:name="6,08%" table:display="true" table:show-details="true"/>
                <table:data-pilot-member table:name="6,10%" table:display="true" table:show-details="true"/>
                <table:data-pilot-member table:name="6,13%" table:display="true" table:show-details="true"/>
                <table:data-pilot-member table:name="6,14%" table:display="true" table:show-details="true"/>
                <table:data-pilot-member table:name="6,16%" table:display="true" table:show-details="true"/>
                <table:data-pilot-member table:name="6,22%" table:display="true" table:show-details="true"/>
                <table:data-pilot-member table:name="6,23%" table:display="true" table:show-details="true"/>
                <table:data-pilot-member table:name="6,25%" table:display="true" table:show-details="true"/>
                <table:data-pilot-member table:name="6,27%" table:display="true" table:show-details="true"/>
                <table:data-pilot-member table:name="6,32%" table:display="true" table:show-details="true"/>
                <table:data-pilot-member table:name="6,34%" table:display="true" table:show-details="true"/>
                <table:data-pilot-member table:name="6,44%" table:display="true" table:show-details="true"/>
                <table:data-pilot-member table:name="6,46%" table:display="true" table:show-details="true"/>
                <table:data-pilot-member table:name="6,47%" table:display="true" table:show-details="true"/>
                <table:data-pilot-member table:name="6,52%" table:display="true" table:show-details="true"/>
                <table:data-pilot-member table:name="6,54%" table:display="true" table:show-details="true"/>
                <table:data-pilot-member table:name="6,58%" table:display="true" table:show-details="true"/>
                <table:data-pilot-member table:name="6,59%" table:display="true" table:show-details="true"/>
                <table:data-pilot-member table:name="6,60%" table:display="true" table:show-details="true"/>
                <table:data-pilot-member table:name="6,61%" table:display="true" table:show-details="true"/>
                <table:data-pilot-member table:name="6,66%" table:display="true" table:show-details="true"/>
                <table:data-pilot-member table:name="6,67%" table:display="true" table:show-details="true"/>
                <table:data-pilot-member table:name="6,70%" table:display="true" table:show-details="true"/>
                <table:data-pilot-member table:name="6,71%" table:display="true" table:show-details="true"/>
                <table:data-pilot-member table:name="6,77%" table:display="true" table:show-details="true"/>
                <table:data-pilot-member table:name="6,79%" table:display="true" table:show-details="true"/>
                <table:data-pilot-member table:name="6,88%" table:display="true" table:show-details="true"/>
                <table:data-pilot-member table:name="6,97%" table:display="true" table:show-details="true"/>
                <table:data-pilot-member table:name="6,98%" table:display="true" table:show-details="true"/>
                <table:data-pilot-member table:name="7,01%" table:display="true" table:show-details="true"/>
                <table:data-pilot-member table:name="7,07%" table:display="true" table:show-details="true"/>
                <table:data-pilot-member table:name="7,10%" table:display="true" table:show-details="true"/>
                <table:data-pilot-member table:name="7,12%" table:display="true" table:show-details="true"/>
                <table:data-pilot-member table:name="7,15%" table:display="true" table:show-details="true"/>
                <table:data-pilot-member table:name="7,21%" table:display="true" table:show-details="true"/>
                <table:data-pilot-member table:name="7,22%" table:display="true" table:show-details="true"/>
                <table:data-pilot-member table:name="7,26%" table:display="true" table:show-details="true"/>
                <table:data-pilot-member table:name="7,29%" table:display="true" table:show-details="true"/>
                <table:data-pilot-member table:name="7,39%" table:display="true" table:show-details="true"/>
                <table:data-pilot-member table:name="7,41%" table:display="true" table:show-details="true"/>
                <table:data-pilot-member table:name="7,44%" table:display="true" table:show-details="true"/>
                <table:data-pilot-member table:name="7,46%" table:display="true" table:show-details="true"/>
                <table:data-pilot-member table:name="7,59%" table:display="true" table:show-details="true"/>
                <table:data-pilot-member table:name="7,61%" table:display="true" table:show-details="true"/>
                <table:data-pilot-member table:name="7,75%" table:display="true" table:show-details="true"/>
                <table:data-pilot-member table:name="7,80%" table:display="true" table:show-details="true"/>
                <table:data-pilot-member table:name="7,88%" table:display="true" table:show-details="true"/>
                <table:data-pilot-member table:name="7,92%" table:display="true" table:show-details="true"/>
                <table:data-pilot-member table:name="7,95%" table:display="true" table:show-details="true"/>
                <table:data-pilot-member table:name="8,01%" table:display="true" table:show-details="true"/>
                <table:data-pilot-member table:name="8,13%" table:display="true" table:show-details="true"/>
                <table:data-pilot-member table:name="8,27%" table:display="true" table:show-details="true"/>
                <table:data-pilot-member table:name="8,28%" table:display="true" table:show-details="true"/>
                <table:data-pilot-member table:name="8,31%" table:display="true" table:show-details="true"/>
                <table:data-pilot-member table:name="8,43%" table:display="true" table:show-details="true"/>
                <table:data-pilot-member table:name="8,57%" table:display="true" table:show-details="true"/>
                <table:data-pilot-member table:name="8,58%" table:display="true" table:show-details="true"/>
                <table:data-pilot-member table:name="8,62%" table:display="true" table:show-details="true"/>
                <table:data-pilot-member table:name="8,63%" table:display="true" table:show-details="true"/>
                <table:data-pilot-member table:name="8,64%" table:display="true" table:show-details="true"/>
                <table:data-pilot-member table:name="8,68%" table:display="true" table:show-details="true"/>
                <table:data-pilot-member table:name="8,69%" table:display="true" table:show-details="true"/>
                <table:data-pilot-member table:name="8,70%" table:display="true" table:show-details="true"/>
                <table:data-pilot-member table:name="8,71%" table:display="true" table:show-details="true"/>
                <table:data-pilot-member table:name="8,85%" table:display="true" table:show-details="true"/>
                <table:data-pilot-member table:name="8,95%" table:display="true" table:show-details="true"/>
                <table:data-pilot-member table:name="8,96%" table:display="true" table:show-details="true"/>
                <table:data-pilot-member table:name="9,03%" table:display="true" table:show-details="true"/>
                <table:data-pilot-member table:name="9,04%" table:display="true" table:show-details="true"/>
                <table:data-pilot-member table:name="9,13%" table:display="true" table:show-details="true"/>
                <table:data-pilot-member table:name="9,19%" table:display="true" table:show-details="true"/>
                <table:data-pilot-member table:name="9,37%" table:display="true" table:show-details="true"/>
                <table:data-pilot-member table:name="9,43%" table:display="true" table:show-details="true"/>
                <table:data-pilot-member table:name="9,55%" table:display="true" table:show-details="true"/>
                <table:data-pilot-member table:name="9,57%" table:display="true" table:show-details="true"/>
                <table:data-pilot-member table:name="9,65%" table:display="true" table:show-details="true"/>
                <table:data-pilot-member table:name="9,69%" table:display="true" table:show-details="true"/>
                <table:data-pilot-member table:name="9,70%" table:display="true" table:show-details="true"/>
                <table:data-pilot-member table:name="9,75%" table:display="true" table:show-details="true"/>
                <table:data-pilot-member table:name="9,77%" table:display="true" table:show-details="true"/>
                <table:data-pilot-member table:name="9,88%" table:display="true" table:show-details="true"/>
                <table:data-pilot-member table:name="9,89%" table:display="true" table:show-details="true"/>
                <table:data-pilot-member table:name="10,04%" table:display="true" table:show-details="true"/>
                <table:data-pilot-member table:name="10,05%" table:display="true" table:show-details="true"/>
                <table:data-pilot-member table:name="10,13%" table:display="true" table:show-details="true"/>
                <table:data-pilot-member table:name="10,18%" table:display="true" table:show-details="true"/>
                <table:data-pilot-member table:name="10,20%" table:display="true" table:show-details="true"/>
                <table:data-pilot-member table:name="10,36%" table:display="true" table:show-details="true"/>
                <table:data-pilot-member table:name="10,45%" table:display="true" table:show-details="true"/>
                <table:data-pilot-member table:name="10,50%" table:display="true" table:show-details="true"/>
                <table:data-pilot-member table:name="10,55%" table:display="true" table:show-details="true"/>
                <table:data-pilot-member table:name="10,63%" table:display="true" table:show-details="true"/>
                <table:data-pilot-member table:name="10,70%" table:display="true" table:show-details="true"/>
                <table:data-pilot-member table:name="10,74%" table:display="true" table:show-details="true"/>
                <table:data-pilot-member table:name="10,88%" table:display="true" table:show-details="true"/>
                <table:data-pilot-member table:name="10,95%" table:display="true" table:show-details="true"/>
                <table:data-pilot-member table:name="11,01%" table:display="true" table:show-details="true"/>
                <table:data-pilot-member table:name="11,03%" table:display="true" table:show-details="true"/>
                <table:data-pilot-member table:name="11,09%" table:display="true" table:show-details="true"/>
                <table:data-pilot-member table:name="11,12%" table:display="true" table:show-details="true"/>
                <table:data-pilot-member table:name="11,30%" table:display="true" table:show-details="true"/>
                <table:data-pilot-member table:name="11,38%" table:display="true" table:show-details="true"/>
                <table:data-pilot-member table:name="11,46%" table:display="true" table:show-details="true"/>
                <table:data-pilot-member table:name="11,47%" table:display="true" table:show-details="true"/>
                <table:data-pilot-member table:name="11,49%" table:display="true" table:show-details="true"/>
                <table:data-pilot-member table:name="11,52%" table:display="true" table:show-details="true"/>
                <table:data-pilot-member table:name="11,74%" table:display="true" table:show-details="true"/>
                <table:data-pilot-member table:name="11,78%" table:display="true" table:show-details="true"/>
                <table:data-pilot-member table:name="11,83%" table:display="true" table:show-details="true"/>
                <table:data-pilot-member table:name="11,90%" table:display="true" table:show-details="true"/>
                <table:data-pilot-member table:name="11,94%" table:display="true" table:show-details="true"/>
                <table:data-pilot-member table:name="11,95%" table:display="true" table:show-details="true"/>
                <table:data-pilot-member table:name="11,96%" table:display="true" table:show-details="true"/>
                <table:data-pilot-member table:name="11,97%" table:display="true" table:show-details="true"/>
                <table:data-pilot-member table:name="12,01%" table:display="true" table:show-details="true"/>
                <table:data-pilot-member table:name="12,10%" table:display="true" table:show-details="true"/>
                <table:data-pilot-member table:name="12,20%" table:display="true" table:show-details="true"/>
                <table:data-pilot-member table:name="12,22%" table:display="true" table:show-details="true"/>
                <table:data-pilot-member table:name="12,27%" table:display="true" table:show-details="true"/>
                <table:data-pilot-member table:name="12,50%" table:display="true" table:show-details="true"/>
                <table:data-pilot-member table:name="12,57%" table:display="true" table:show-details="true"/>
                <table:data-pilot-member table:name="12,82%" table:display="true" table:show-details="true"/>
                <table:data-pilot-member table:name="12,92%" table:display="true" table:show-details="true"/>
                <table:data-pilot-member table:name="12,95%" table:display="true" table:show-details="true"/>
                <table:data-pilot-member table:name="13,14%" table:display="true" table:show-details="true"/>
                <table:data-pilot-member table:name="13,25%" table:display="true" table:show-details="true"/>
                <table:data-pilot-member table:name="13,48%" table:display="true" table:show-details="true"/>
                <table:data-pilot-member table:name="13,53%" table:display="true" table:show-details="true"/>
                <table:data-pilot-member table:name="13,55%" table:display="true" table:show-details="true"/>
                <table:data-pilot-member table:name="13,58%" table:display="true" table:show-details="true"/>
                <table:data-pilot-member table:name="13,70%" table:display="true" table:show-details="true"/>
                <table:data-pilot-member table:name="13,78%" table:display="true" table:show-details="true"/>
                <table:data-pilot-member table:name="13,99%" table:display="true" table:show-details="true"/>
                <table:data-pilot-member table:name="14,18%" table:display="true" table:show-details="true"/>
                <table:data-pilot-member table:name="14,19%" table:display="true" table:show-details="true"/>
                <table:data-pilot-member table:name="14,20%" table:display="true" table:show-details="true"/>
                <table:data-pilot-member table:name="14,26%" table:display="true" table:show-details="true"/>
                <table:data-pilot-member table:name="14,34%" table:display="true" table:show-details="true"/>
                <table:data-pilot-member table:name="14,37%" table:display="true" table:show-details="true"/>
                <table:data-pilot-member table:name="14,38%" table:display="true" table:show-details="true"/>
                <table:data-pilot-member table:name="14,56%" table:display="true" table:show-details="true"/>
                <table:data-pilot-member table:name="14,65%" table:display="true" table:show-details="true"/>
                <table:data-pilot-member table:name="14,82%" table:display="true" table:show-details="true"/>
                <table:data-pilot-member table:name="14,86%" table:display="true" table:show-details="true"/>
                <table:data-pilot-member table:name="15,01%" table:display="true" table:show-details="true"/>
                <table:data-pilot-member table:name="15,06%" table:display="true" table:show-details="true"/>
                <table:data-pilot-member table:name="15,15%" table:display="true" table:show-details="true"/>
                <table:data-pilot-member table:name="15,42%" table:display="true" table:show-details="true"/>
                <table:data-pilot-member table:name="15,47%" table:display="true" table:show-details="true"/>
                <table:data-pilot-member table:name="15,65%" table:display="true" table:show-details="true"/>
                <table:data-pilot-member table:name="15,76%" table:display="true" table:show-details="true"/>
                <table:data-pilot-member table:name="15,77%" table:display="true" table:show-details="true"/>
                <table:data-pilot-member table:name="15,95%" table:display="true" table:show-details="true"/>
                <table:data-pilot-member table:name="16,04%" table:display="true" table:show-details="true"/>
                <table:data-pilot-member table:name="16,18%" table:display="true" table:show-details="true"/>
                <table:data-pilot-member table:name="16,41%" table:display="true" table:show-details="true"/>
                <table:data-pilot-member table:name="16,47%" table:display="true" table:show-details="true"/>
                <table:data-pilot-member table:name="16,73%" table:display="true" table:show-details="true"/>
                <table:data-pilot-member table:name="16,85%" table:display="true" table:show-details="true"/>
                <table:data-pilot-member table:name="16,94%" table:display="true" table:show-details="true"/>
                <table:data-pilot-member table:name="16,96%" table:display="true" table:show-details="true"/>
                <table:data-pilot-member table:name="17,07%" table:display="true" table:show-details="true"/>
                <table:data-pilot-member table:name="17,21%" table:display="true" table:show-details="true"/>
                <table:data-pilot-member table:name="17,27%" table:display="true" table:show-details="true"/>
                <table:data-pilot-member table:name="17,34%" table:display="true" table:show-details="true"/>
                <table:data-pilot-member table:name="17,35%" table:display="true" table:show-details="true"/>
                <table:data-pilot-member table:name="17,36%" table:display="true" table:show-details="true"/>
                <table:data-pilot-member table:name="17,37%" table:display="true" table:show-details="true"/>
                <table:data-pilot-member table:name="17,47%" table:display="true" table:show-details="true"/>
                <table:data-pilot-member table:name="17,49%" table:display="true" table:show-details="true"/>
                <table:data-pilot-member table:name="17,50%" table:display="true" table:show-details="true"/>
                <table:data-pilot-member table:name="17,63%" table:display="true" table:show-details="true"/>
                <table:data-pilot-member table:name="17,66%" table:display="true" table:show-details="true"/>
                <table:data-pilot-member table:name="17,70%" table:display="true" table:show-details="true"/>
                <table:data-pilot-member table:name="17,73%" table:display="true" table:show-details="true"/>
                <table:data-pilot-member table:name="17,84%" table:display="true" table:show-details="true"/>
                <table:data-pilot-member table:name="17,87%" table:display="true" table:show-details="true"/>
                <table:data-pilot-member table:name="17,88%" table:display="true" table:show-details="true"/>
                <table:data-pilot-member table:name="17,92%" table:display="true" table:show-details="true"/>
                <table:data-pilot-member table:name="18,05%" table:display="true" table:show-details="true"/>
                <table:data-pilot-member table:name="18,12%" table:display="true" table:show-details="true"/>
                <table:data-pilot-member table:name="18,27%" table:display="true" table:show-details="true"/>
                <table:data-pilot-member table:name="18,37%" table:display="true" table:show-details="true"/>
                <table:data-pilot-member table:name="18,38%" table:display="true" table:show-details="true"/>
                <table:data-pilot-member table:name="18,46%" table:display="true" table:show-details="true"/>
                <table:data-pilot-member table:name="18,69%" table:display="true" table:show-details="true"/>
                <table:data-pilot-member table:name="18,71%" table:display="true" table:show-details="true"/>
                <table:data-pilot-member table:name="18,87%" table:display="true" table:show-details="true"/>
                <table:data-pilot-member table:name="18,89%" table:display="true" table:show-details="true"/>
                <table:data-pilot-member table:name="19,21%" table:display="true" table:show-details="true"/>
                <table:data-pilot-member table:name="19,31%" table:display="true" table:show-details="true"/>
                <table:data-pilot-member table:name="19,72%" table:display="true" table:show-details="true"/>
                <table:data-pilot-member table:name="20,00%" table:display="true" table:show-details="true"/>
                <table:data-pilot-member table:name="20,01%" table:display="true" table:show-details="true"/>
                <table:data-pilot-member table:name="20,06%" table:display="true" table:show-details="true"/>
                <table:data-pilot-member table:name="20,20%" table:display="true" table:show-details="true"/>
                <table:data-pilot-member table:name="20,47%" table:display="true" table:show-details="true"/>
                <table:data-pilot-member table:name="20,56%" table:display="true" table:show-details="true"/>
                <table:data-pilot-member table:name="20,57%" table:display="true" table:show-details="true"/>
                <table:data-pilot-member table:name="20,64%" table:display="true" table:show-details="true"/>
                <table:data-pilot-member table:name="20,68%" table:display="true" table:show-details="true"/>
                <table:data-pilot-member table:name="20,87%" table:display="true" table:show-details="true"/>
                <table:data-pilot-member table:name="20,97%" table:display="true" table:show-details="true"/>
                <table:data-pilot-member table:name="21,27%" table:display="true" table:show-details="true"/>
                <table:data-pilot-member table:name="21,51%" table:display="true" table:show-details="true"/>
                <table:data-pilot-member table:name="21,66%" table:display="true" table:show-details="true"/>
                <table:data-pilot-member table:name="21,84%" table:display="true" table:show-details="true"/>
                <table:data-pilot-member table:name="22,18%" table:display="true" table:show-details="true"/>
                <table:data-pilot-member table:name="22,35%" table:display="true" table:show-details="true"/>
                <table:data-pilot-member table:name="22,45%" table:display="true" table:show-details="true"/>
                <table:data-pilot-member table:name="22,49%" table:display="true" table:show-details="true"/>
                <table:data-pilot-member table:name="22,53%" table:display="true" table:show-details="true"/>
                <table:data-pilot-member table:name="22,69%" table:display="true" table:show-details="true"/>
                <table:data-pilot-member table:name="22,80%" table:display="true" table:show-details="true"/>
                <table:data-pilot-member table:name="22,88%" table:display="true" table:show-details="true"/>
                <table:data-pilot-member table:name="22,91%" table:display="true" table:show-details="true"/>
                <table:data-pilot-member table:name="23,00%" table:display="true" table:show-details="true"/>
                <table:data-pilot-member table:name="23,11%" table:display="true" table:show-details="true"/>
                <table:data-pilot-member table:name="23,19%" table:display="true" table:show-details="true"/>
                <table:data-pilot-member table:name="23,61%" table:display="true" table:show-details="true"/>
                <table:data-pilot-member table:name="23,93%" table:display="true" table:show-details="true"/>
                <table:data-pilot-member table:name="24,25%" table:display="true" table:show-details="true"/>
                <table:data-pilot-member table:name="24,26%" table:display="true" table:show-details="true"/>
                <table:data-pilot-member table:name="24,61%" table:display="true" table:show-details="true"/>
                <table:data-pilot-member table:name="24,75%" table:display="true" table:show-details="true"/>
                <table:data-pilot-member table:name="24,84%" table:display="true" table:show-details="true"/>
                <table:data-pilot-member table:name="24,89%" table:display="true" table:show-details="true"/>
                <table:data-pilot-member table:name="24,93%" table:display="true" table:show-details="true"/>
                <table:data-pilot-member table:name="24,99%" table:display="true" table:show-details="true"/>
                <table:data-pilot-member table:name="25,11%" table:display="true" table:show-details="true"/>
                <table:data-pilot-member table:name="25,37%" table:display="true" table:show-details="true"/>
                <table:data-pilot-member table:name="25,41%" table:display="true" table:show-details="true"/>
                <table:data-pilot-member table:name="26,42%" table:display="true" table:show-details="true"/>
                <table:data-pilot-member table:name="28,75%" table:display="true" table:show-details="true"/>
                <table:data-pilot-member table:name="29,35%" table:display="true" table:show-details="true"/>
                <table:data-pilot-member table:name="29,48%" table:display="true" table:show-details="true"/>
                <table:data-pilot-member table:name="29,62%" table:display="true" table:show-details="true"/>
                <table:data-pilot-member table:name="31,43%" table:display="true" table:show-details="true"/>
                <table:data-pilot-member table:name="32,38%" table:display="true" table:show-details="true"/>
                <table:data-pilot-member table:name="33,09%" table:display="true" table:show-details="true"/>
                <table:data-pilot-member table:name="33,87%" table:display="true" table:show-details="true"/>
                <table:data-pilot-member table:name="34,42%" table:display="true" table:show-details="true"/>
                <table:data-pilot-member table:name="36,66%" table:display="true" table:show-details="true"/>
                <table:data-pilot-member table:name="36,74%" table:display="true" table:show-details="true"/>
                <table:data-pilot-member table:name="38,03%" table:display="true" table:show-details="true"/>
                <table:data-pilot-member table:name="38,80%" table:display="true" table:show-details="true"/>
                <table:data-pilot-member table:name="39,50%" table:display="true" table:show-details="true"/>
                <table:data-pilot-member table:name="40,13%" table:display="true" table:show-details="true"/>
                <table:data-pilot-member table:name="41,76%" table:display="true" table:show-details="true"/>
                <table:data-pilot-member table:name="42,37%" table:display="true" table:show-details="true"/>
                <table:data-pilot-member table:name="44,22%" table:display="true" table:show-details="true"/>
                <table:data-pilot-member table:name="45,19%" table:display="true" table:show-details="true"/>
                <table:data-pilot-member table:name="49,02%" table:display="true" table:show-details="true"/>
                <table:data-pilot-member table:name="49,81%" table:display="true" table:show-details="true"/>
                <table:data-pilot-member table:name="50,46%" table:display="true" table:show-details="true"/>
                <table:data-pilot-member table:name="53,41%" table:display="true" table:show-details="true"/>
                <table:data-pilot-member table:name="54,77%" table:display="true" table:show-details="true"/>
                <table:data-pilot-member table:name="58,17%" table:display="true" table:show-details="true"/>
                <table:data-pilot-member table:name="58,99%" table:display="true" table:show-details="true"/>
                <table:data-pilot-member table:name="60,50%" table:display="true" table:show-details="true"/>
                <table:data-pilot-member table:name="66,89%" table:display="true" table:show-details="true"/>
                <table:data-pilot-member table:name="66,94%" table:display="true" table:show-details="true"/>
                <table:data-pilot-member table:name="68,57%" table:display="true" table:show-details="true"/>
                <table:data-pilot-member table:name="75,11%" table:display="true" table:show-details="true"/>
                <table:data-pilot-member table:name="77,28%" table:display="true" table:show-details="true"/>
                <table:data-pilot-member table:name="78,17%" table:display="true" table:show-details="true"/>
                <table:data-pilot-member table:name="78,34%" table:display="true" table:show-details="true"/>
                <table:data-pilot-member table:name="79,53%" table:display="true" table:show-details="true"/>
                <table:data-pilot-member table:name="83,96%" table:display="true" table:show-details="true"/>
                <table:data-pilot-member table:name="88,49%" table:display="true" table:show-details="true"/>
                <table:data-pilot-member table:name="89,16%" table:display="true" table:show-details="true"/>
                <table:data-pilot-member table:name="92,37%" table:display="true" table:show-details="true"/>
                <table:data-pilot-member table:name="94,20%" table:display="true" table:show-details="true"/>
                <table:data-pilot-member table:name="97,30%" table:display="true" table:show-details="true"/>
                <table:data-pilot-member table:name="97,34%" table:display="true" table:show-details="true"/>
                <table:data-pilot-member table:name="46997,06%" table:display="true" table:show-details="true"/>
                <table:data-pilot-member table:name="50183,52%" table:display="true" table:show-details="true"/>
                <table:data-pilot-member table:name="52499,17%" table:display="true" table:show-details="true"/>
                <table:data-pilot-member table:name="52659,90%" table:display="true" table:show-details="true"/>
                <table:data-pilot-member table:name="54807,97%" table:display="true" table:show-details="true"/>
                <table:data-pilot-member table:name="60667,88%" table:display="true" table:show-details="true"/>
                <table:data-pilot-member table:name="38524500,00%" table:display="true" table:show-details="true"/>
                <table:data-pilot-member table:name="45807100,00%" table:display="true" table:show-details="true"/>
                <table:data-pilot-member table:name="47179900,00%" table:display="true" table:show-details="true"/>
                <table:data-pilot-member table:name="59387600,00%" table:display="true" table:show-details="true"/>
                <table:data-pilot-member table:name="65231300,00%" table:display="true" table:show-details="true"/>
                <table:data-pilot-member table:name="256130400,00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7:50:56.98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22:26:47.954000000</meta:creation-date>
    <dc:date>2025-03-02T17:55:42.673000000</dc:date>
    <meta:editing-duration>PT29M56S</meta:editing-duration>
    <meta:editing-cycles>10</meta:editing-cycles>
    <meta:generator>LibreOffice/24.2.3.2$Windows_X86_64 LibreOffice_project/433d9c2ded56988e8a90e6b2e771ee4e6a5ab2ba</meta:generator>
    <meta:document-statistic meta:table-count="2" meta:cell-count="4509" meta:object-count="0"/>
  </office:meta>
</office:document-meta>
</file>